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4.1208in" table:align="left"/>
    </style:style>
    <style:style style:name="Table1.A" style:family="table-column">
      <style:table-column-properties style:column-width="0.0861in"/>
    </style:style>
    <style:style style:name="Table1.B" style:family="table-column">
      <style:table-column-properties style:column-width="44.0347in"/>
    </style:style>
    <style:style style:name="Table1.A1" style:family="table-cell">
      <style:table-cell-properties style:vertical-align="middle" fo:padding="0.0194in" fo:border="non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top="0in" fo:margin-bottom="0.1965in" loext:contextual-spacing="false"/>
    </style:style>
    <style:style style:name="P3" style:family="paragraph">
      <style:paragraph-properties fo:text-align="start"/>
    </style: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control-implementation="ooo:com.sun.star.form.component.CheckBox" xml:id="control1" form:id="control1" form:value="on"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style-name="TableLine94907713311520">
          <table:table-cell table:style-name="Table1.A1" table:number-columns-spanned="2" office:value-type="string">
            <text:p text:style-name="P2"><draw:control text:anchor-type="as-char" draw:z-index="0" draw:name="Shape1" draw:style-name="gr1" draw:text-style-name="P3" svg:width="0.1358in" svg:height="0.1358in" draw:control="control1"/></text:p>
          </table:table-cell>
          <table:covered-table-cell/>
        </table:table-row>
        <table:table-row table:style-name="TableLine94907713311520">
          <table:table-cell table:style-name="Table1.A1" office:value-type="string">
            <text:p text:style-name="P1"/>
          </table:table-cell>
          <table:table-cell table:style-name="Table1.A1" office:value-type="string">
            <text:p text:style-name="Table_20_Contents">&lt;!DOCTYPE html&gt;&lt;html lang="en" translate="no"&gt;&lt;head&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charset="utf-8"&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http-equiv="X-UA-Compatible" content="IE=edge"&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viewport" content="width=device-width, initial-scale=1"&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google" content="notranslate"&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google-site-verification" content="t9M-lk-kbgtImg1_i_dtbW8DnGO0ZEzvRHHv7pcJoZA"&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google-site-verification" content="rXWD5CtoLkxzWzGeROWR_ZZhhrXmuUE900FSs184hF0"&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msvalidate.01" content="7B6C05B31AF1FF4EDBBBA98EA962F55E"&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twitter:card" content="summary_large_image"&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twitter:site" content="@LI_Learning"&gt;</text:p>
          </table:table-cell>
        </table:table-row>
        <table:table-row table:style-name="TableLine94907713311520">
          <table:table-cell table:style-name="Table1.A1" office:value-type="string">
            <text:p text:style-name="P1"/>
          </table:table-cell>
          <table:table-cell table:style-name="Table1.A1" office:value-type="string">
            <text:p text:style-name="P1"/>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learning-web/config/environment" content="%7B%22noTestLazyImages%22%3Atrue%2C%22modulePrefix%22%3A%22learning-web%22%2C%22environment%22%3A%22production%22%2C%22rootURL%22%3A%22%2Flearning%2F%22%2C%22locationType%22%3A%22learning-location%22%2C%22namespace%22%3A%22learning-api%22%2C%22alternativeId%22%3A%22cachingKey%22%2C%22ignoreLoginRedirectJs%22%3Atrue%2C%22enableEngines%22%3Atrue%2C%22tagManager%22%3A%7B%22profileName%22%3A%22learning-web%22%2C%22disableWhitelisting%22%3Atrue%7D%2C%22ember-a11y-testing%22%3A%7B%22componentOptions%22%3A%7B%22turnAuditOff%22%3Atrue%2C%22excludeAxeCore%22%3Atrue%7D%7D%2C%22session-record%22%3A%7B%22product%22%3A%22LEARNING_SOLUTIONS%22%2C%22lazyLoad%22%3Atrue%7D%2C%22EmberENV%22%3A%7B%22FEATURES%22%3A%7B%22ds-extended-errors%22%3Atrue%7D%2C%22EXTEND_PROTOTYPES%22%3Afalse%2C%22LOG_STACKTRACE_ON_DEPRECATION%22%3Afalse%2C%22_APPLICATION_TEMPLATE_WRAPPER%22%3Afalse%2C%22_DEFAULT_ASYNC_OBSERVERS%22%3Atrue%2C%22_JQUERY_INTEGRATION%22%3Atrue%2C%22_TEMPLATE_ONLY_GLIMMER_COMPONENTS%22%3Atrue%7D%2C%22APP%22%3A%7B%22locale%22%3A%22en_US%22%2C%22eiLocalhost%22%3A%22pemberly.www.linkedin-ei.com%22%2C%22prodLocalhost%22%3A%22pemberly.www.linkedin.com%22%2C%22localhostDomain%22%3A%22localhost%22%2C%22rumConfig%22%3A%7B%22pageKeyPrefix%22%3A%22d_%22%2C%22beacon-service%22%3A%22tracking%22%2C%22beacon-url%22%3A%22https%3A%2F%2Fwww.linkedin.com%2Fli%2Ftrack%22%2C%22event-name%22%3A%22RealUserMonitoringEvent%22%2C%22compress-timings%22%3Atrue%2C%22web-vitals-enabled%22%3Atrue%7D%2C%22videoRumConfig%22%3A%7B%22trackingEnabled%22%3Afalse%7D%2C%22optOutCookie%22%3A%22BizographicsOptOut%22%2C%22name%22%3A%22learning-web%22%2C%22version%22%3A%22learning-web_1.0.8550%2Be7e94f68%22%7D%2C%22ember-media-player%22%3A%7B%22lazyLoad%22%3Atrue%2C%22plugins%22%3A%7B%22controlTooltips%22%3Atrue%2C%22userPreferences%22%3A%7B%22namespace%22%3A%22learning%22%7D%7D%7D%2C%22lls-chart%22%3A%7B%22lazyLoad%22%3Atrue%7D%2C%22viewportConfig%22%3A%7B%22viewportTolerance%22%3A%7B%22bottom%22%3A300%7D%7D%2C%22sparkPlaceholders%22%3A%7B%22includeHashes%22%3A%5B%22assets%2Fimg%2Fbrand%2Flil-promo-default.jpg%22%2C%22assets%2Fimg%2Fpromos%2F7-day-free-promo.png%22%2C%22assets%2Flearning-logo%2Flynda-wo-circle-logo.png%22%2C%22assets%2Fimg%2Fcertificates%2Fen_US.png%22%2C%22assets%2Fimg%2Fcertificates%2Fes_ES.png%22%2C%22assets%2Fimg%2Fcertificates%2Ffr_FR.png%22%2C%22assets%2Fimg%2Fcertificates%2Fzh_CN.png%22%2C%22assets%2Fimg%2Ftextures%2Fdefensibility-hero_1200x1126.png%22%2C%22assets%2Fimg%2Ftextures%2Fdefensibility-fastest-growth_512x512.png%22%2C%22assets%2Fimg%2Ftextures%2Fdefensibility-stock-photo-1.jpg%22%2C%22assets%2Fimg%2Ftextures%2Fdefensibility-stock-photo-2.jpg%22%2C%22assets%2Ffavicon.ico%22%2C%22assets%2Ffavicon-notification.ico%22%2C%22assets%2Fmedia-player.amd.js%22%2C%22assets%2Frrweb-record.min.js%22%2C%22assets%2Fhighcharts.js%22%5D%7D%2C%22ember-cli-mirage%22%3A%7B%22directory%22%3A%22mirage%22%2C%22usingProxy%22%3Atrue%2C%22useDefaultPassthroughs%22%3Atrue%7D%2C%22ember-pem%22%3A%7B%22defaultProductName%22%3A%22Learning%22%7D%2C%22tracking%22%3A%7B%22appId%22%3A%22com.linkedin.web.learning%22%2C%22topicPrefix%22%3A%22%22%2C%22pageKeyPrefix%22%3A%22d_%22%2C%22pveTrackingInfo%22%3A%7B%7D%2C%22impression%22%3A%7B%22viewportOffset%22%3A%7B%22top%22%3A60%2C%22bottom%22%3A0%2C%22left%22%3A0%2C%22right%22%3A0%7D%2C%22timeThreshold%22%3A300%2C%22percentageThreshold%22%3A50%7D%7D%2C%22jetTracking%22%3A%7B%22fireInterval%22%3A60000%7D%2C%22enableLixFrontend%22%3Atrue%2C%22lix%22%3A%7B%22lixKeys%22%3A%5B%22learning.content_portal.curation%22%2C%22learning.web.renderMode%22%2C%22learning.pemberly.redirectUnsupportedBrowsers%22%2C%22learning.api.canAccessInactiveLyndaContent%22%2C%22pemberly.tracking.slim-rum%22%2C%22pemberly.tracking.flush-on-hidden%22%2C%22learning.web.lixV3.test%22%2C%22learning.web.weekly-goal-celebrations%22%5D%2C%22explicitUrnLixKeys%22%3A%7B%22enterpriseAccountOrMember%22%3A%5B%22learning.web.alpha%22%2C%22learning.web.remove-minimum-viewer-count%22%2C%22learning.web.video.hls%22%2C%22learning.web.survey.home%22%2C%22learning.web.survey.search%22%2C%22learning.web.survey.unbound%22%2C%22learning.web.survey.global%22%2C%22learning.web.survey.collections%22%2C%22learning.web.survey.lxp%22%2C%22learning.web.settings.learning-standard-manage%22%2C%22learning.web.video.player-v2.vvs%22%2C%22learning.web.video.client-side-completion%22%2C%22learning.web.customer-zero-feedback%22%2C%22learning.web.ccr.consumer.contextual-unlock-share%22%2C%22learning.web.ccr.qa-upsell%22%2C%22learning.web.ccr.add-to-button%22%2C%22learning.web.ccr.skillassessment%22%2C%22learning.web.ccr.custom-content.video%22%2C%22learning.web.ccr.interview-prep%22%2C%22learning.web.custom-content.download-document%22%2C%22learning.web.instructor-settings%22%2C%22learning.web.video.text-tracks%22%2C%22learning.web.watch-party%22%2C%22learning.web.watch-party.messaging%22%2C%22learning.web.watch-party.media-sidebar-state%22%2C%22learning.web.share-video-url%22%2C%22learning.web.video.vvs-update-interval%22%2C%22learning.web.search.finite-scroll%22%2C%22learning.web.onboarding.intent-selection%22%2C%22learning.web.add-to-profile.author-mention%22%2C%22learning.web.holdout.fq3-sample%22%2C%22learning.web.lxp.brand-hoverable.session-recording%22%2C%22learning.web.lxp.me-resource%22%2C%22learning.web.lxp.me-resource-bookmarked%22%2C%22learning.web.lxp.me-resource-assigned%22%2C%22learning.web.lxp.me-resource-playlists%22%2C%22learning.web.lxp.login-instruction-modal%22%2C%22learning.web.lxp.3p-chaining%22%2C%22learning.web.use-has-more-paging-elements%22%2C%22learning.web.consumer.momentum-marketing-campaign%22%2C%22learning.web.mobile-app-activation-banner%22%2C%22learning.web.ratings-and-reviews%22%2C%22learning.web.consideration-certificates%22%2C%22learning.web.transcripts.highlights%22%2C%22global-alerts.browser-deprecation-alert.ie11-deprecation-banner.variant%22%2C%22global-alerts.browser-deprecation-alert.ie11-deprecation-banner.spartan.variant%22%2C%22learning.web.ccr.consumer.v3%22%2C%22learning.web.consumer.notifications%22%2C%22learning.web.enterprise.notifications%22%2C%22learning.web.onboarding.session-recording%22%2C%22learning.web.consideration-basic-sections%22%2C%22learning.web.consideration-general%22%2C%22learning.web.consideration-recommendations%22%2C%22learning.web.settings.video-autoplay-preference%22%2C%22learning.web.consumer.consideration.session-recording%22%2C%22learning.web.consumer.feed.session-recording%22%2C%22learning.web.instructor-analytics%22%2C%22learning.web.consumer.defensibility.skills.consideration-page%22%2C%22learning.web.ratings-and-reviews.enterprise-exceptions%22%2C%22learning.api.customcontent.enable-vector-transcripts%22%2C%22learning.web.ratings-and-reviews.likes-mitigation%22%2C%22learning.web.video.captions-menu%22%2C%22learning.web.video.enable-non-auto-advance%22%2C%22learning.web.activation.flow.event.authUUID%22%2C%22learning.web.lxp.search-provider-info%22%2C%22learning.web.enable-html-parsing%22%2C%22learning.web.instructor-onboarding%22%2C%22learning.web.ratings-and-reviews.preview%22%2C%22learning.web.consumer.homepage-explorations-hero%22%2C%22learning.web.notifications.bookmark%22%2C%22learning.web.enterprise.notifications.bookmark%22%2C%22learning.web.notifications.outer-badging%22%2C%22learning.web.likes.use-reactors-resource%22%2C%22learning.web.course-consideration.show-related-path%22%2C%22learning.web.consumer.tabbed-consideration%22%2C%22learning.web.cards.action-redesign%22%2C%22learning.web.instructor-payments%22%2C%22learning.web.office-hours.all-events%22%2C%22learning.web.instructor-portal.settings%22%2C%22learning.web.consumer.defensibility.homepage-explorations%22%2C%22learning.web.search.facet-redesign%22%2C%22learning.web.binding.promo.redesign%22%2C%22learning.web.consumer.consideration-reviews%22%2C%22learning.api.enable-office-hours-headline%22%5D%2C%22browserId%22%3A%5B%22learning.web.shopping-cart%22%2C%22learning.alc-only%22%2C%22learning.web.consumer.secondary.nav.truncation%22%5D%7D%7D%2C%22googleAnalytics%22%3A%7B%22trackingId%22%3A%22UA-62256447-1%22%7D%2C%22appVersion%22%3A%221.0.8550%22%2C%22exportApplicationGlobal%22%3Afalse%2C%22logTracking%22%3Afalse%2C%22disableBatching%22%3Afalse%7D"&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 EMBER_CLI_FASTBOOT_TITLE --&gt;&lt;!-- EMBER_CLI_FASTBOOT_HEAD --&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
          </table:table-cell>
        </table:table-row>
        <table:table-row table:style-name="TableLine94907713311520">
          <table:table-cell table:style-name="Table1.A1" office:value-type="string">
            <text:p text:style-name="P1"/>
          </table:table-cell>
          <table:table-cell table:style-name="Table1.A1" office:value-type="string">
            <text:p text:style-name="Table_20_Contents">&lt;link rel="shortcut icon" id="favicon-ico" href="<text:a xlink:type="simple" xlink:href="https://static-exp1.licdn.com/sc/h/2c0s1jfqrqv9hg4v0a7zm89oa" office:target-frame-name="_blank" xlink:show="new" text:style-name="Internet_20_link" text:visited-style-name="Visited_20_Internet_20_Link">https://static-exp1.licdn.com/sc/h/2c0s1jfqrqv9hg4v0a7zm89oa</text:a>"&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link rel="apple-touch-icon" href="<text:a xlink:type="simple" xlink:href="https://static-exp1.licdn.com/sc/h/3dio89ba7ceqktt0kek3tla5w" office:target-frame-name="_blank" xlink:show="new" text:style-name="Internet_20_link" text:visited-style-name="Visited_20_Internet_20_Link">https://static-exp1.licdn.com/sc/h/3dio89ba7ceqktt0kek3tla5w</text:a>"&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link rel="apple-touch-icon-precomposed" href="<text:a xlink:type="simple" xlink:href="https://static-exp1.licdn.com/sc/h/3dio89ba7ceqktt0kek3tla5w" office:target-frame-name="_blank" xlink:show="new" text:style-name="Internet_20_link" text:visited-style-name="Visited_20_Internet_20_Link">https://static-exp1.licdn.com/sc/h/3dio89ba7ceqktt0kek3tla5w</text:a>"&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link rel="apple-touch-icon-precomposed" sizes="57x57" href="<text:a xlink:type="simple" xlink:href="https://static-exp1.licdn.com/sc/h/2476oqynzw83olvfmdh5zk9z8" office:target-frame-name="_blank" xlink:show="new" text:style-name="Internet_20_link" text:visited-style-name="Visited_20_Internet_20_Link">https://static-exp1.licdn.com/sc/h/2476oqynzw83olvfmdh5zk9z8</text:a>"&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link rel="apple-touch-icon-precomposed" sizes="144x144" href="<text:a xlink:type="simple" xlink:href="https://static-exp1.licdn.com/sc/h/4rofpzy5v6dck59m294l6nfcv" office:target-frame-name="_blank" xlink:show="new" text:style-name="Internet_20_link" text:visited-style-name="Visited_20_Internet_20_Link">https://static-exp1.licdn.com/sc/h/4rofpzy5v6dck59m294l6nfcv</text:a>"&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
          </table:table-cell>
        </table:table-row>
        <table:table-row table:style-name="TableLine94907713311520">
          <table:table-cell table:style-name="Table1.A1" office:value-type="string">
            <text:p text:style-name="P1"/>
          </table:table-cell>
          <table:table-cell table:style-name="Table1.A1" office:value-type="string">
            <text:p text:style-name="Table_20_Contents">&lt;link rel="stylesheet" href="<text:a xlink:type="simple" xlink:href="https://static-exp1.licdn.com/sc/h/dj33fknl2lcalhwi7vzqa0opa" office:target-frame-name="_blank" xlink:show="new" text:style-name="Internet_20_link" text:visited-style-name="Visited_20_Internet_20_Link">https://static-exp1.licdn.com/sc/h/dj33fknl2lcalhwi7vzqa0opa</text:a>"&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link rel="stylesheet" href="<text:a xlink:type="simple" xlink:href="https://static-exp1.licdn.com/sc/h/qdzv5il8lyrmimremt0jzw4z" office:target-frame-name="_blank" xlink:show="new" text:style-name="Internet_20_link" text:visited-style-name="Visited_20_Internet_20_Link">https://static-exp1.licdn.com/sc/h/qdzv5il8lyrmimremt0jzw4z</text:a>"&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spark/hash-includes" content="{&amp;quot;assets/img/brand/lil-promo-default.jpg&amp;quot;:&amp;quot;https://static-exp1.licdn.com/sc/h/dk0e23e90a4lzxwjo1y31eidk&amp;quot;,&amp;quot;assets/img/promos/7-day-free-promo.png&amp;quot;:&amp;quot;https://static-exp1.licdn.com/sc/h/3wy4o5upo1w6j45sfw7zv98a1&amp;quot;,&amp;quot;assets/learning-logo/lynda-wo-circle-logo.png&amp;quot;:&amp;quot;https://static-exp1.licdn.com/sc/h/54i79qleunfo8erx00uuwvyjz&amp;quot;,&amp;quot;assets/img/certificates/en_US.png&amp;quot;:&amp;quot;https://static-exp1.licdn.com/sc/h/35xqn2j8lu3c1pgwy1r6hrdoj&amp;quot;,&amp;quot;assets/img/certificates/es_ES.png&amp;quot;:&amp;quot;https://static-exp1.licdn.com/sc/h/erfe1uyvnrrhhpkt9xpxgnjp&amp;quot;,&amp;quot;assets/img/certificates/fr_FR.png&amp;quot;:&amp;quot;https://static-exp1.licdn.com/sc/h/bhjebp8pw8uzletxcxw03yoe&amp;quot;,&amp;quot;assets/img/certificates/zh_CN.png&amp;quot;:&amp;quot;https://static-exp1.licdn.com/sc/h/46cxkm40x1om1rcoepmmzu8r8&amp;quot;,&amp;quot;assets/img/textures/defensibility-hero_1200x1126.png&amp;quot;:&amp;quot;https://static-exp1.licdn.com/sc/h/cch95u9n3wpbme2zzh5n4uwg0&amp;quot;,&amp;quot;assets/img/textures/defensibility-fastest-growth_512x512.png&amp;quot;:&amp;quot;https://static-exp1.licdn.com/sc/h/481y3uauqxjpkzptlys9ijtio&amp;quot;,&amp;quot;assets/img/textures/defensibility-stock-photo-1.jpg&amp;quot;:&amp;quot;https://static-exp1.licdn.com/sc/h/8le3lme5t31ikkcrqzon06b5x&amp;quot;,&amp;quot;assets/img/textures/defensibility-stock-photo-2.jpg&amp;quot;:&amp;quot;https://static-exp1.licdn.com/sc/h/9kb0uzaajhypnqmj6ucmdlrfe&amp;quot;,&amp;quot;assets/favicon.ico&amp;quot;:&amp;quot;https://static-exp1.licdn.com/sc/h/2c0s1jfqrqv9hg4v0a7zm89oa&amp;quot;,&amp;quot;assets/favicon-notification.ico&amp;quot;:&amp;quot;https://static-exp1.licdn.com/sc/h/cqg58ckxj3gx4iyaanu4pec8&amp;quot;,&amp;quot;assets/media-player.amd.js&amp;quot;:&amp;quot;https://static-exp1.licdn.com/sc/h/308gwum2cs2fk1ffaglevb4t&amp;quot;,&amp;quot;assets/rrweb-record.min.js&amp;quot;:&amp;quot;https://static-exp1.licdn.com/sc/h/cr4jexkvb8evde94auhfygmwf&amp;quot;,&amp;quot;assets/highcharts.js&amp;quot;:&amp;quot;https://static-exp1.licdn.com/sc/h/55o3spdw9wrmo5zasplesrmt&amp;quot;}"&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__init" content="{&amp;quot;explicitUrnLixKeys&amp;quot;:{&amp;quot;enterpriseAccountOrMember&amp;quot;:[&amp;quot;learning.web.custom-content.download-document&amp;quot;,&amp;quot;learning.web.enterprise.notifications&amp;quot;,&amp;quot;learning.web.instructor-settings&amp;quot;,&amp;quot;learning.web.search.finite-scroll&amp;quot;,&amp;quot;learning.web.consideration-general&amp;quot;,&amp;quot;learning.web.alpha&amp;quot;,&amp;quot;learning.web.lxp.3p-chaining&amp;quot;,&amp;quot;learning.web.consumer.feed.session-recording&amp;quot;,&amp;quot;learning.web.survey.collections&amp;quot;,&amp;quot;learning.web.watch-party.media-sidebar-state&amp;quot;,&amp;quot;learning.web.ccr.add-to-button&amp;quot;,&amp;quot;learning.web.consideration-recommendations&amp;quot;,&amp;quot;learning.web.video.client-side-completion&amp;quot;,&amp;quot;learning.web.instructor-onboarding&amp;quot;,&amp;quot;learning.web.video.enable-non-auto-advance&amp;quot;,&amp;quot;learning.web.search.facet-redesign&amp;quot;,&amp;quot;learning.web.onboarding.intent-selection&amp;quot;,&amp;quot;learning.web.ratings-and-reviews&amp;quot;,&amp;quot;learning.web.watch-party.messaging&amp;quot;,&amp;quot;learning.api.enable-office-hours-headline&amp;quot;,&amp;quot;learning.web.ratings-and-reviews.likes-mitigation&amp;quot;,&amp;quot;learning.web.survey.search&amp;quot;,&amp;quot;learning.api.customcontent.enable-vector-transcripts&amp;quot;,&amp;quot;learning.web.enterprise.notifications.bookmark&amp;quot;,&amp;quot;learning.web.remove-minimum-viewer-count&amp;quot;,&amp;quot;learning.web.ccr.custom-content.video&amp;quot;,&amp;quot;learning.web.instructor-payments&amp;quot;,&amp;quot;learning.web.add-to-profile.author-mention&amp;quot;,&amp;quot;learning.web.settings.learning-standard-manage&amp;quot;,&amp;quot;learning.web.consumer.notifications&amp;quot;,&amp;quot;learning.web.video.hls&amp;quot;,&amp;quot;learning.web.consumer.consideration.session-recording&amp;quot;,&amp;quot;learning.web.video.captions-menu&amp;quot;,&amp;quot;learning.web.video.vvs-update-interval&amp;quot;,&amp;quot;learning.web.settings.video-autoplay-preference&amp;quot;,&amp;quot;learning.web.lxp.search-provider-info&amp;quot;,&amp;quot;learning.web.ccr.qa-upsell&amp;quot;,&amp;quot;learning.web.video.player-v2.vvs&amp;quot;,&amp;quot;learning.web.ccr.skillassessment&amp;quot;,&amp;quot;learning.web.consideration-certificates&amp;quot;,&amp;quot;learning.web.lxp.me-resource-bookmarked&amp;quot;,&amp;quot;learning.web.ccr.consumer.contextual-unlock-share&amp;quot;,&amp;quot;learning.web.office-hours.all-events&amp;quot;,&amp;quot;learning.web.lxp.me-resource&amp;quot;,&amp;quot;global-alerts.browser-deprecation-alert.ie11-deprecation-<text:soft-page-break/>banner.spartan.variant&amp;quot;,&amp;quot;learning.web.likes.use-reactors-resource&amp;quot;,&amp;quot;learning.web.video.text-tracks&amp;quot;,&amp;quot;learning.web.lxp.me-resource-playlists&amp;quot;,&amp;quot;learning.web.share-video-url&amp;quot;,&amp;quot;learning.web.use-has-more-paging-elements&amp;quot;,&amp;quot;learning.web.consumer.defensibility.skills.consideration-page&amp;quot;,&amp;quot;learning.web.cards.action-redesign&amp;quot;,&amp;quot;learning.web.mobile-app-activation-banner&amp;quot;,&amp;quot;learning.web.ccr.interview-prep&amp;quot;,&amp;quot;learning.web.survey.home&amp;quot;,&amp;quot;learning.web.consumer.defensibility.homepage-explorations&amp;quot;,&amp;quot;learning.web.onboarding.session-recording&amp;quot;,&amp;quot;global-alerts.browser-deprecation-alert.ie11-deprecation-banner.variant&amp;quot;,&amp;quot;learning.web.customer-zero-feedback&amp;quot;,&amp;quot;learning.web.consumer.homepage-explorations-hero&amp;quot;,&amp;quot;learning.web.instructor-portal.settings&amp;quot;,&amp;quot;learning.web.watch-party&amp;quot;,&amp;quot;learning.web.transcripts.highlights&amp;quot;,&amp;quot;learning.web.consideration-basic-sections&amp;quot;,&amp;quot;learning.web.ratings-and-reviews.enterprise-exceptions&amp;quot;,&amp;quot;learning.web.survey.unbound&amp;quot;,&amp;quot;learning.web.enable-html-parsing&amp;quot;,&amp;quot;learning.web.course-consideration.show-related-path&amp;quot;,&amp;quot;learning.web.binding.promo.redesign&amp;quot;,&amp;quot;learning.web.activation.flow.event.authUUID&amp;quot;,&amp;quot;learning.web.consumer.tabbed-consideration&amp;quot;,&amp;quot;learning.web.holdout.fq3-sample&amp;quot;,&amp;quot;learning.web.lxp.me-resource-assigned&amp;quot;,&amp;quot;learning.web.notifications.outer-badging&amp;quot;,&amp;quot;learning.web.consumer.consideration-reviews&amp;quot;,&amp;quot;learning.web.notifications.bookmark&amp;quot;,&amp;quot;learning.web.survey.global&amp;quot;,&amp;quot;learning.web.consumer.momentum-marketing-campaign&amp;quot;,&amp;quot;learning.web.instructor-analytics&amp;quot;,&amp;quot;learning.web.survey.lxp&amp;quot;,&amp;quot;learning.web.ccr.consumer.v3&amp;quot;,&amp;quot;learning.web.ratings-and-reviews.preview&amp;quot;,&amp;quot;learning.web.lxp.login-instruction-modal&amp;quot;,&amp;quot;learning.web.lxp.brand-hoverable.session-recording&amp;quot;],&amp;quot;browserId&amp;quot;:[&amp;quot;learning.alc-only&amp;quot;,&amp;quot;learning.web.shopping-cart&amp;quot;,&amp;quot;learning.web.consumer.secondary.nav.truncation&amp;quot;]},&amp;quot;lixV3Mode&amp;quot;:true,&amp;quot;routingLix&amp;quot;:{&amp;quot;engines&amp;quot;:{}},&amp;quot;namedUrns&amp;quot;:{&amp;quot;browserId&amp;quot;:&amp;quot;urn:li:guest:90ea6caf-b401-46d2-8676-9938aaf241db&amp;quot;,&amp;quot;enterpriseAccountOrMember&amp;quot;:&amp;quot;urn:li:enterpriseAccount:91981722&amp;quot;,&amp;quot;member&amp;quot;:&amp;quot;urn:li:member:906313315&amp;quot;,&amp;quot;enterpriseProfile&amp;quot;:&amp;quot;urn:li:enterpriseProfile:(urn:li:enterpriseAccount:91981722,129570657)&amp;quot;,&amp;quot;enterpriseAccount&amp;quot;:&amp;quot;urn:li:enterpriseAccount:91981722&amp;quot;},&amp;quot;lix&amp;quot;:{&amp;quot;learning.web.enterprise.notifications&amp;quot;:{&amp;quot;testKey&amp;quot;:&amp;quot;learning.web.enterprise.notifications&amp;quot;,&amp;quot;treatment&amp;quot;:&amp;quot;control&amp;quot;,&amp;quot;primaryEvaluationUrn&amp;quot;:null,&amp;quot;trackingInfo&amp;quot;:null},&amp;quot;learning.web.custom-content.download-document&amp;quot;:{&amp;quot;testKey&amp;quot;:&amp;quot;learning.web.custom-content.download-document&amp;quot;,&amp;quot;treatment&amp;quot;:&amp;quot;control&amp;quot;,&amp;quot;primaryEvaluationUrn&amp;quot;:null,&amp;quot;trackingInfo&amp;quot;:null},&amp;quot;learning.web.consideration-general&amp;quot;:{&amp;quot;testKey&amp;quot;:&amp;quot;learning.web.consideration-general&amp;quot;,&amp;quot;treatment&amp;quot;:&amp;quot;control&amp;quot;,&amp;quot;primaryEvaluationUrn&amp;quot;:null,&amp;quot;trackingInfo&amp;quot;:null},&amp;quot;learning.web.search.finite-scroll&amp;quot;:{&amp;quot;testKey&amp;quot;:&amp;quot;learning.web.search.finite-scroll&amp;quot;,&amp;quot;treatment&amp;quot;:&amp;quot;control&amp;quot;,&amp;quot;primaryEvaluationUrn&amp;quot;:null,&amp;quot;trackingInfo&amp;quot;:{&amp;quot;experimentId&amp;quot;:4319538,&amp;quot;segmentIndex&amp;quot;:2,&amp;quot;treatmentIndex&amp;quot;:0,&amp;quot;trackingUrns&amp;quot;:null,&amp;quot;urn&amp;quot;:&amp;quot;urn:li:enterpriseAccount:91981722&amp;quot;}},&amp;quot;learning.web.instructor-settings&amp;quot;:{&amp;quot;testKey&amp;quot;:&amp;quot;learning.web.instructor-settings&amp;quot;,&amp;quot;treatment&amp;quot;:&amp;quot;enabled&amp;quot;,&amp;quot;primaryEvaluationUrn&amp;quot;:null,&amp;quot;trackingInfo&amp;quot;:null},&amp;quot;learning.web.consumer.feed.session-recording&amp;quot;:{&amp;quot;testKey&amp;quot;:&amp;quot;learning.web.consumer.feed.session-recording&amp;quot;,&amp;quot;treatment&amp;quot;:&amp;quot;control&amp;quot;,&amp;quot;primaryEvaluationUrn&amp;quot;:null,&amp;quot;trackingInfo&amp;quot;:null},&amp;quot;learning.web.alpha&amp;quot;:{&amp;quot;testKey&amp;quot;:&amp;quot;learning.web.alpha&amp;quot;,&amp;quot;treatment&amp;quot;:&amp;quot;control&amp;quot;,&amp;quot;primaryEvaluationUrn&amp;quot;:null,&amp;quot;trackingInfo&amp;quot;:null},&amp;quot;learning.web.lxp.3p-chaining&amp;quot;:{&amp;quot;testKey&amp;quot;:&amp;quot;learning.web.lxp.3p-chaining&amp;quot;,&amp;quot;treatment&amp;quot;:&amp;quot;enabled&amp;quot;,&amp;quot;primaryEvaluationUrn&amp;quot;:null,&amp;quot;trackingInfo&amp;quot;:null},&amp;quot;learning.web.lixV3.test&amp;quot;:{&amp;quot;testKey&amp;quot;:&amp;quot;learning.web.lixV3.test&amp;quot;,&amp;quot;treatment&amp;quot;:&amp;quot;control&amp;quot;,&amp;quot;primaryEvaluationUrn&amp;quot;:&amp;quot;urn:li:empty:empty&amp;quot;,&amp;quot;trackingInfo&amp;quot;:null},&amp;quot;learning.web.survey.collections&amp;quot;:{&amp;quot;testKey&amp;quot;:&amp;quot;learning.web.survey.collections&amp;quot;,&amp;quot;treatment&amp;quot;:&amp;quot;control&amp;quot;,&amp;quot;primaryEvaluationUrn&amp;quot;:null,&amp;quot;trackingInfo&amp;quot;:null},&amp;quot;learning.web.watch-party.media-sidebar-state&amp;quot;:{&amp;quot;testKey&amp;quot;:&amp;quot;learning.web.watch-party.media-sidebar-state&amp;quot;,&amp;quot;treatment&amp;quot;:&amp;quot;control&amp;quot;,&amp;quot;primaryEvaluationUrn&amp;quot;:null,&amp;quot;trackingInfo&amp;quot;:null},&amp;quot;learning.content_portal.curation&amp;quot;:{&amp;quot;testKey&amp;quot;:&amp;quot;learning.content_portal.curation&amp;quot;,&amp;quot;treatment&amp;quot;:&amp;quot;control&amp;quot;,&amp;quot;primaryEvaluationUrn&amp;quot;:&amp;quot;urn:li:member:906313315&amp;quot;,&amp;quot;trackingInfo&amp;quot;:null},&amp;quot;pemberly.tracking.flush-on-hidden&amp;quot;:{&amp;quot;testKey&amp;quot;:&amp;quot;pemberly.tracking.flush-on-hidden&amp;quot;,&amp;quot;treatment&amp;quot;:&amp;quot;control&amp;quot;,&amp;quot;primaryEvaluationUrn&amp;quot;:&amp;quot;urn:li:member:906313315&amp;quot;,&amp;quot;trackingInfo&amp;quot;:{&amp;quot;experimentId&amp;quot;:3670996,&amp;quot;segmentIndex&amp;quot;:1,&amp;quot;treatmentIndex&amp;quot;:0,&amp;quot;trackingUrns&amp;quot;:null,&amp;quot;urn&amp;quot;:&amp;quot;urn:li:member:906313315&amp;quot;}},&amp;quot;learning.web.ccr.add-to-button&amp;quot;:{&amp;quot;testKey&amp;quot;:&amp;quot;learning.web.ccr.add-to-button&amp;quot;,&amp;quot;treatment&amp;quot;:&amp;quot;enabled&amp;quot;,&amp;quot;primaryEvaluationUrn&amp;quot;:null,&amp;quot;trackingInfo&amp;quot;:null},&amp;quot;learning.web.consideration-recommendations&amp;quot;:{&amp;quot;testKey&amp;quot;:&amp;quot;learning.web.consideration-recommendations&amp;quot;,&amp;quot;treatment&amp;quot;:&amp;quot;control&amp;quot;,&amp;quot;primaryEvaluationUrn&amp;quot;:null,&amp;quot;trackingInfo&amp;quot;:null},&amp;quot;learning.web.video.client-side-completion&amp;quot;:{&amp;quot;testKey&amp;quot;:&amp;quot;learning.web.video.client-side-completion&amp;quot;,&amp;quot;treatment&amp;quot;:&amp;quot;readonly-vvs-with-recipes&amp;quot;,&amp;quot;primaryEvaluationUrn&amp;quot;:null,&amp;quot;trackingInfo&amp;quot;:null},&amp;quot;learning.web.instructor-onboarding&amp;quot;:{&amp;quot;testKey&amp;quot;:&amp;quot;learning.web.instructor-onboarding&amp;quot;,&amp;quot;treatment&amp;quot;:&amp;quot;control&amp;quot;,&amp;quot;primaryEvaluationUrn&amp;quot;:null,&amp;quot;trackingInfo&amp;quot;:null},&amp;quot;learning.web.video.enable-non-auto-advance&amp;quot;:{&amp;quot;testKey&amp;quot;:&amp;quot;learning.web.video.enable-non-auto-advance&amp;quot;,&amp;quot;treatment&amp;quot;:&amp;quot;enabled&amp;quot;,&amp;quot;primaryEvaluationUrn&amp;quot;:null,&amp;quot;trackingInfo&amp;quot;:null},&amp;quot;learning.web.search.facet-redesign&amp;quot;:{&amp;quot;testKey&amp;quot;:&amp;quot;learning.web.search.facet-redesign&amp;quot;,&amp;quot;treatment&amp;quot;:&amp;quot;control&amp;quot;,&amp;quot;primaryEvaluationUrn&amp;quot;:null,&amp;quot;trackingInfo&amp;quot;:null},&amp;quot;learning.web.onboarding.intent-selection&amp;quot;:{&amp;quot;testKey&amp;quot;:&amp;quot;learning.web.onboarding.intent-selection&amp;quot;,&amp;quot;treatment&amp;quot;:&amp;quot;control&amp;quot;,&amp;quot;primaryEvaluationUrn&amp;quot;:null,&amp;quot;trackingInfo&amp;quot;:null},&amp;quot;learning.web.ratings-and-reviews&amp;quot;:{&amp;quot;testKey&amp;quot;:&amp;quot;learning.web.ratings-and-reviews&amp;quot;,&amp;quot;treatment&amp;quot;:&amp;quot;control&amp;quot;,&amp;quot;primaryEvaluationUrn&amp;quot;:null,&amp;quot;trackingInfo&amp;quot;:null},&amp;quot;learning.web.watch-party.messaging&amp;quot;:{&amp;quot;testKey&amp;quot;:&amp;quot;learning.web.watch-party.messaging&amp;quot;,&amp;quot;treatment&amp;quot;:&amp;quot;enabled&amp;quot;,&amp;quot;primaryEvaluationUrn&amp;quot;:null,&amp;quot;trackingInfo&amp;quot;:null},&amp;quot;learning.api.enable-office-hours-headline&amp;quot;:{&amp;quot;testKey&amp;quot;:&amp;quot;learning.api.enable-office-hours-headline&amp;quot;,&amp;quot;treatment&amp;quot;:&amp;quot;control&amp;quot;,&amp;quot;primaryEvaluationUrn&amp;quot;:null,&amp;quot;trackingInfo&amp;quot;:null},&amp;quot;learning.web.ratings-and-reviews.likes-mitigation&amp;quot;:{&amp;quot;testKey&amp;quot;:&amp;quot;learning.web.ratings-and-reviews.likes-mitigation&amp;quot;,&amp;quot;treatment&amp;quot;:&amp;quot;variantA&amp;quot;,&amp;quot;primaryEvaluationUrn&amp;quot;:null,&amp;quot;trackingInfo&amp;quot;:null},&amp;quot;learning.web.survey.search&amp;quot;:{&amp;quot;testKey&amp;quot;:&amp;quot;learning.web.survey.search&amp;quot;,&amp;quot;treatment&amp;quot;:&amp;quot;control&amp;quot;,&amp;quot;primaryEvaluationUrn&amp;quot;:null,&amp;quot;trackingInfo&amp;quot;:null},&amp;quot;learning.api.customcontent.enable-vector-transcripts&amp;quot;:{&amp;quot;testKey&amp;quot;:&amp;quot;learning.api.customcontent.enable-vector-transcripts&amp;quot;,&amp;quot;treatment&amp;quot;:&amp;quot;enabled&amp;quot;,&amp;quot;primaryEvaluationUrn&amp;quot;:null,&amp;quot;trackingInfo&amp;quot;:null},&amp;quot;learning.web.enterprise.notifications.bookmark&amp;quot;:{&amp;quot;testKey&amp;quot;:&amp;quot;learning.web.enterprise.notifications.bookmark&amp;quot;,&amp;quot;treatment&amp;quot;:&amp;quot;control&amp;quot;,&amp;quot;primaryEvaluationUrn&amp;quot;:null,&amp;quot;trackingInfo&amp;quot;:null},&amp;quot;learning.web.remove-minimum-viewer-count&amp;quot;:{&amp;quot;testKey&amp;quot;:&amp;quot;learning.web.remove-minimum-viewer-count&amp;quot;,&amp;quot;treatment&amp;quot;:&amp;quot;enabled&amp;quot;,&amp;quot;primaryEvaluationUrn&amp;quot;:null,&amp;quot;trackingInfo&amp;quot;:null},&amp;quot;learning.web.ccr.custom-content.video&amp;quot;:{&amp;quot;testKey&amp;quot;:&amp;quot;learning.web.ccr.custom-content.video&amp;quot;,&amp;quot;treatment&amp;quot;:&amp;quot;control&amp;quot;,&amp;quot;primaryEvaluationUrn&amp;quot;:null,&amp;quot;trackingInfo&amp;quot;:null},&amp;quot;learning.web.instructor-payments&amp;quot;:{&amp;quot;testKey&amp;quot;:&amp;quot;learning.web.instructor-payments&amp;quot;,&amp;quot;treatment&amp;quot;:&amp;quot;control&amp;quot;,&amp;quot;primaryEvaluationUrn&amp;quot;:null,&amp;quot;trackingInfo&amp;quot;:null},&amp;quot;learning.web.consumer.secondary.nav.truncation&amp;quot;:{&amp;quot;testKey&amp;quot;:&amp;quot;learning.web.consumer.secondary.nav.truncation&amp;quot;,&amp;quot;treatment&amp;quot;:&amp;quot;control&amp;quot;,&amp;quot;primaryEvaluationUrn&amp;quot;:null,&amp;quot;trackingInfo&amp;quot;:null},&amp;quot;learning.web.add-to-profile.author-mention&amp;quot;:{&amp;quot;testKey&amp;quot;:&amp;quot;learning.web.add-to-profile.author-mention&amp;quot;,&amp;quot;treatment&amp;quot;:&amp;quot;control&amp;quot;,&amp;quot;primaryEvaluationUrn&amp;quot;:null,&amp;quot;trackingInfo&amp;quot;:null},&amp;quot;learning.web.settings.learning-standard-manage&amp;quot;:{&amp;quot;testKey&amp;quot;:&amp;quot;learning.web.settings.learning-standard-manage&amp;quot;,&amp;quot;treatment&amp;quot;:&amp;quot;control&amp;quot;,&amp;quot;primaryEvaluationUrn&amp;quot;:null,&amp;quot;trackingInfo&amp;quot;:null},&amp;quot;learning.web.consumer.notifications&amp;quot;:{&amp;quot;testKey&amp;quot;:&amp;quot;learning.web.consumer.notifications&amp;quot;,&amp;quot;treatment&amp;quot;:&amp;quot;control&amp;quot;,&amp;quot;primaryEvaluationUrn&amp;quot;:null,&amp;quot;trackingInfo&amp;quot;:null},&amp;quot;learning.web.video.hls&amp;quot;:{&amp;quot;testKey&amp;quot;:&amp;quot;learning.web.video.hls&amp;quot;,&amp;quot;treatment&amp;quot;:&amp;quot;control&amp;quot;,&amp;quot;primaryEvaluationUrn&amp;quot;:null,&amp;quot;trackingInfo&amp;quot;:null},&amp;quot;learning.web.consumer.consideration.session-recording&amp;quot;:{&amp;quot;testKey&amp;quot;:&amp;quot;learning.web.consumer.consideration.session-recording&amp;quot;,&amp;quot;treatment&amp;quot;:&amp;quot;control&amp;quot;,&amp;quot;primaryEvaluationUrn&amp;quot;:null,&amp;quot;trackingInfo&amp;quot;:null},&amp;quot;learning.web.video.captions-menu&amp;quot;:{&amp;quot;testKey&amp;quot;:&amp;quot;learning.web.video.captions-menu&amp;quot;,&amp;quot;treatment&amp;quot;:&amp;quot;control&amp;quot;,&amp;quot;primaryEvaluationUrn&amp;quot;:null,&amp;quot;trackingInfo&amp;quot;:null},&amp;quot;learning.web.video.vvs-update-interval&amp;quot;:{&amp;quot;testKey&amp;quot;:&amp;quot;learning.web.video.vvs-update-interval&amp;quot;,&amp;quot;treatment&amp;quot;:&amp;quot;value_20000&amp;quot;,&amp;quot;primaryEvaluationUrn&amp;quot;:null,&amp;quot;trackingInfo&amp;quot;:null},&amp;quot;learning.web.settings.video-autoplay-preference&amp;quot;:{&amp;quot;testKey&amp;quot;:&amp;quot;learning.web.settings.video-autoplay-preference&amp;quot;,&amp;quot;treatment&amp;quot;:&amp;quot;control&amp;quot;,&amp;quot;primaryEvaluationUrn&amp;quot;:null,&amp;quot;trackingInfo&amp;quot;:null},&amp;quot;learning.web.lxp.search-provider-info&amp;quot;:{&amp;quot;testKey&amp;quot;:&amp;quot;learning.web.lxp.search-provider-info&amp;quot;,&amp;quot;treatment&amp;quot;:&amp;quot;enabled&amp;quot;,&amp;quot;primaryEvaluationUrn&amp;quot;:null,&amp;quot;trackingInfo&amp;quot;:null},&amp;quot;learning.web.ccr.qa-upsell&amp;quot;:{&amp;quot;testKey&amp;quot;:&amp;quot;learning.web.ccr.qa-upsell&amp;quot;,&amp;quot;treatment&amp;quot;:&amp;quot;control&amp;quot;,&amp;quot;primaryEvaluationUrn&amp;quot;:null,&amp;quot;trackingInfo&amp;quot;:null},&amp;quot;learning.web.video.player-v2.vvs&amp;quot;:{&amp;quot;testKey&amp;quot;:&amp;quot;learning.web.video.player-v2.vvs&amp;quot;,&amp;quot;treatment&amp;quot;:&amp;quot;control&amp;quot;,&amp;quot;primaryEvaluationUrn&amp;quot;:null,&amp;quot;trackingInfo&amp;quot;:null},&amp;quot;learning.web.ccr.skillassessment&amp;quot;:{&amp;quot;testKey&amp;quot;:&amp;quot;learning.web.ccr.skillassessment&amp;quot;,&amp;quot;treatment&amp;quot;:&amp;quot;control&amp;quot;,&amp;quot;primaryEvaluationUrn&amp;quot;:null,&amp;quot;trackingInfo&amp;quot;:null},&amp;quot;learning.web.consideration-certificates&amp;quot;:{&amp;quot;testKey&amp;quot;:&amp;quot;learning.web.consideration-certificates&amp;quot;,&amp;quot;treatment&amp;quot;:&amp;quot;enabled&amp;quot;,&amp;quot;primaryEvaluationUrn&amp;quot;:null,&amp;quot;trackingInfo&amp;quot;:null},&amp;quot;learning.web.lxp.me-resource-bookmarked&amp;quot;:{&amp;quot;testKey&amp;quot;:&amp;quot;learning.web.lxp.me-resource-bookmarked&amp;quot;,&amp;quot;treatment&amp;quot;:&amp;quot;enabled&amp;quot;,&amp;quot;primaryEvaluationUrn&amp;quot;:null,&amp;quot;trackingInfo&amp;quot;:null},&amp;quot;learning.web.ccr.consumer.contextual-unlock-share&amp;quot;:{&amp;quot;testKey&amp;quot;:&amp;quot;learning.web.ccr.consumer.contextual-unlock-share&amp;quot;,&amp;quot;treatment&amp;quot;:&amp;quot;control&amp;quot;,&amp;quot;primaryEvaluationUrn&amp;quot;:null,&amp;quot;trackingInfo&amp;quot;:null},&amp;quot;learning.web.office-hours.all-events&amp;quot;:{&amp;quot;testKey&amp;quot;:&amp;quot;learning.web.office-hours.all-events&amp;quot;,&amp;quot;treatment&amp;quot;:&amp;quot;control&amp;quot;,&amp;quot;primaryEvaluationUrn&amp;quot;:null,&amp;quot;trackingInfo&amp;quot;:null},&amp;quot;learning.pemberly.redirectUnsupportedBrowsers&amp;quot;:{&amp;quot;testKey&amp;quot;:&amp;quot;learning.pemberly.redirectUnsupportedBrowsers&amp;quot;,&amp;quot;treatment&amp;quot;:&amp;quot;enabled&amp;quot;,&amp;quot;primaryEvaluationUrn&amp;quot;:null,&amp;quot;trackingInfo&amp;quot;:null},&amp;quot;learning.web.lxp.me-resource&amp;quot;:{&amp;quot;testKey&amp;quot;:&amp;quot;learning.web.lxp.me-resource&amp;quot;,&amp;quot;treatment&amp;quot;:&amp;quot;enabled&amp;quot;,&amp;quot;primaryEvaluationUrn&amp;quot;:null,&amp;quot;trackingInfo&amp;quot;:null},&amp;quot;learning.web.weekly-goal-celebrations&amp;quot;:{&amp;quot;testKey&amp;quot;:&amp;quot;learning.web.weekly-goal-celebrations&amp;quot;,&amp;quot;treatment&amp;quot;:&amp;quot;control&amp;quot;,&amp;quot;primaryEvaluationUrn&amp;quot;:&amp;quot;urn:li:empty:empty&amp;quot;,&amp;quot;trackingInfo&amp;quot;:null},&amp;quot;global-alerts.browser-deprecation-alert.ie11-deprecation-banner.spartan.variant&amp;quot;:{&amp;quot;testKey&amp;quot;:&amp;quot;global-alerts.browser-deprecation-alert.ie11-deprecation-banner.spartan.variant&amp;quot;,&amp;quot;treatment&amp;quot;:&amp;quot;v1&amp;quot;,&amp;quot;primaryEvaluationUrn&amp;quot;:null,&amp;quot;trackingInfo&amp;quot;:null},&amp;quot;learning.web.likes.use-reactors-resource&amp;quot;:{&amp;quot;testKey&amp;quot;:&amp;quot;learning.web.likes.use-reactors-resource&amp;quot;,&amp;quot;treatment&amp;quot;:&amp;quot;enabled&amp;quot;,&amp;quot;primaryEvaluationUrn&amp;quot;:null,&amp;quot;trackingInfo&amp;quot;:null},&amp;quot;learning.web.shopping-cart&amp;quot;:{&amp;quot;testKey&amp;quot;:&amp;quot;learning.web.shopping-cart&amp;quot;,&amp;quot;treatment&amp;quot;:&amp;quot;control&amp;quot;,&amp;quot;primaryEvaluationUrn&amp;quot;:null,&amp;quot;trackingInfo&amp;quot;:null},&amp;quot;learning.web.video.text-tracks&amp;quot;:{&amp;quot;testKey&amp;quot;:&amp;quot;learning.web.video.text-tracks&amp;quot;,&amp;quot;treatment&amp;quot;:&amp;quot;control&amp;quot;,&amp;quot;primaryEvaluationUrn&amp;quot;:null,&amp;quot;trackingInfo&amp;quot;:null},&amp;quot;learning.web.lxp.me-resource-playlists&amp;quot;:{&amp;quot;testKey&amp;quot;:&amp;quot;learning.web.lxp.me-resource-playlists&amp;quot;,&amp;quot;treatment&amp;quot;:&amp;quot;enabled&amp;quot;,&amp;quot;primaryEvaluationUrn&amp;quot;:null,&amp;quot;trackingInfo&amp;quot;:null},&amp;quot;learning.web.share-video-url&amp;quot;:{&amp;quot;testKey&amp;quot;:&amp;quot;learning.web.share-video-url&amp;quot;,&amp;quot;treatment&amp;quot;:&amp;quot;radioBtns&amp;quot;,&amp;quot;primaryEvaluationUrn&amp;quot;:null,&amp;quot;trackingInfo&amp;quot;:null},&amp;quot;learning.web.use-has-more-paging-elements&amp;quot;:{&amp;quot;testKey&amp;quot;:&amp;quot;learning.web.use-has-more-paging-elements&amp;quot;,&amp;quot;treatment&amp;quot;:&amp;quot;control&amp;quot;,&amp;quot;primaryEvaluationUrn&amp;quot;:null,&amp;quot;trackingInfo&amp;quot;:null},&amp;quot;learning.web.consumer.defensibility.skills.consideration-page&amp;quot;:{&amp;quot;testKey&amp;quot;:&amp;quot;learning.web.consumer.defensibility.skills.consideration-page&amp;quot;,&amp;quot;treatment&amp;quot;:&amp;quot;control&amp;quot;,&amp;quot;primaryEvaluationUrn&amp;quot;:null,&amp;quot;trackingInfo&amp;quot;:null},&amp;quot;learning.web.cards.action-redesign&amp;quot;:{&amp;quot;testKey&amp;quot;:&amp;quot;learning.web.cards.action-redesign&amp;quot;,&amp;quot;treatment&amp;quot;:&amp;quot;enabled&amp;quot;,&amp;quot;primaryEvaluationUrn&amp;quot;:null,&amp;quot;trackingInfo&amp;quot;:null},&amp;quot;learning.web.mobile-app-activation-banner&amp;quot;:{&amp;quot;testKey&amp;quot;:&amp;quot;learning.web.mobile-app-activation-banner&amp;quot;,&amp;quot;treatment&amp;quot;:&amp;quot;enabled&amp;quot;,&amp;quot;primaryEvaluationUrn&amp;quot;:null,&amp;quot;trackingInfo&amp;quot;:{&amp;quot;experimentId&amp;quot;:3608426,&amp;quot;segmentIndex&amp;quot;:3,&amp;quot;treatmentIndex&amp;quot;:1,&amp;quot;trackingUrns&amp;quot;:null,&amp;quot;urn&amp;quot;:&amp;quot;urn:li:enterpriseAccount:91981722&amp;quot;}},&amp;quot;learning.web.ccr.interview-prep&amp;quot;:{&amp;quot;testKey&amp;quot;:&amp;quot;learning.web.ccr.interview-prep&amp;quot;,&amp;quot;treatment&amp;quot;:&amp;quot;control&amp;quot;,&amp;quot;primaryEvaluationUrn&amp;quot;:null,&amp;quot;trackingInfo&amp;quot;:null},&amp;quot;learning.web.survey.home&amp;quot;:{&amp;quot;testKey&amp;quot;:&amp;quot;learning.web.survey.home&amp;quot;,&amp;quot;treatment&amp;quot;:&amp;quot;control&amp;quot;,&amp;quot;primaryEvaluationUrn&amp;quot;:null,&amp;quot;trackingInfo&amp;quot;:null},&amp;quot;learning.web.consumer.defensibility.homepage-explorations&amp;quot;:{&amp;quot;testKey&amp;quot;:&amp;quot;learning.web.consumer.defensibility.homepage-explorations&amp;quot;,&amp;quot;treatment&amp;quot;:&amp;quot;enabled&amp;quot;,&amp;quot;primaryEvaluationUrn&amp;quot;:null,&amp;quot;trackingInfo&amp;quot;:{&amp;quot;experimentId&amp;quot;:4204710,&amp;quot;segmentIndex&amp;quot;:0,&amp;quot;treatmentIndex&amp;quot;:1,&amp;quot;trackingUrns&amp;quot;:null,&amp;quot;urn&amp;quot;:&amp;quot;urn:li:enterpriseAccount:91981722&amp;quot;}},&amp;quot;learning.api.canAccessInactiveLyndaContent&amp;quot;:{&amp;quot;testKey&amp;quot;:&amp;quot;learning.api.canAccessInactiveLyndaContent&amp;quot;,&amp;quot;treatment&amp;quot;:&amp;quot;control&amp;quot;,&amp;quot;primaryEvaluationUrn&amp;quot;:&amp;quot;urn:li:empty:empty&amp;quot;,&amp;quot;trackingInfo&amp;quot;:null},&amp;quot;learning.web.onboarding.session-recording&amp;quot;:{&amp;quot;testKey&amp;quot;:&amp;quot;learning.web.onboarding.session-recording&amp;quot;,&amp;quot;treatment&amp;quot;:&amp;quot;control&amp;quot;,&amp;quot;primaryEvaluationUrn&amp;quot;:null,&amp;quot;trackingInfo&amp;quot;:null},&amp;quot;global-alerts.browser-deprecation-alert.ie11-deprecation-banner.variant&amp;quot;:{&amp;quot;testKey&amp;quot;:&amp;quot;global-alerts.browser-deprecation-alert.ie11-deprecation-banner.variant&amp;quot;,&amp;quot;treatment&amp;quot;:&amp;quot;v1&amp;quot;,&amp;quot;primaryEvaluationUrn&amp;quot;:null,&amp;quot;trackingInfo&amp;quot;:null},&amp;quot;learning.web.customer-zero-feedback&amp;quot;:{&amp;quot;testKey&amp;quot;:&amp;quot;learning.web.customer-zero-feedback&amp;quot;,&amp;quot;treatment&amp;quot;:&amp;quot;control&amp;quot;,&amp;quot;primaryEvaluationUrn&amp;quot;:null,&amp;quot;trackingInfo&amp;quot;:null},&amp;quot;learning.web.consumer.homepage-explorations-hero&amp;quot;:{&amp;quot;testKey&amp;quot;:&amp;quot;learning.web.consumer.homepage-explorations-hero&amp;quot;,&amp;quot;treatment&amp;quot;:&amp;quot;control&amp;quot;,&amp;quot;primaryEvaluationUrn&amp;quot;:null,&amp;quot;trackingInfo&amp;quot;:null},&amp;quot;learning.web.instructor-portal.settings&amp;quot;:{&amp;quot;testKey&amp;quot;:&amp;quot;learning.web.instructor-portal.settings&amp;quot;,&amp;quot;treatment&amp;quot;:&amp;quot;control&amp;quot;,&amp;quot;primaryEvaluationUrn&amp;quot;:null,&amp;quot;trackingInfo&amp;quot;:null},&amp;quot;learning.web.watch-party&amp;quot;:{&amp;quot;testKey&amp;quot;:&amp;quot;learning.web.watch-party&amp;quot;,&amp;quot;treatment&amp;quot;:&amp;quot;Enabled&amp;quot;,&amp;quot;primaryEvaluationUrn&amp;quot;:null,&amp;quot;trackingInfo&amp;quot;:null},&amp;quot;learning.web.transcripts.highlights&amp;quot;:{&amp;quot;testKey&amp;quot;:&amp;quot;learning.web.transcripts.highlights&amp;quot;,&amp;quot;treatment&amp;quot;:&amp;quot;tooltip&amp;quot;,&amp;quot;primaryEvaluationUrn&amp;quot;:null,&amp;quot;trackingInfo&amp;quot;:null},&amp;quot;learning.web.consideration-basic-sections&amp;quot;:{&amp;quot;testKey&amp;quot;:&amp;quot;learning.web.consideration-basic-sections&amp;quot;,&amp;quot;treatment&amp;quot;:&amp;quot;variantC&amp;quot;,&amp;quot;primaryEvaluationUrn&amp;quot;:null,&amp;quot;trackingInfo&amp;quot;:null},&amp;quot;learning.web.ratings-and-reviews.enterprise-exceptions&amp;quot;:{&amp;quot;testKey&amp;quot;:&amp;quot;learning.web.ratings-and-reviews.enterprise-exceptions&amp;quot;,&amp;quot;treatment&amp;quot;:&amp;quot;control&amp;quot;,&amp;quot;primaryEvaluationUrn&amp;quot;:null,&amp;quot;trackingInfo&amp;quot;:null},&amp;quot;learning.alc-only&amp;quot;:{&amp;quot;testKey&amp;quot;:&amp;quot;learning.alc-only&amp;quot;,&amp;quot;treatment&amp;quot;:&amp;quot;enabled&amp;quot;,&amp;quot;primaryEvaluationUrn&amp;quot;:null,&amp;quot;trackingInfo&amp;quot;:{&amp;quot;experimentId&amp;quot;:4265094,&amp;quot;segmentIndex&amp;quot;:0,&amp;quot;treatmentIndex&amp;quot;:1,&amp;quot;trackingUrns&amp;quot;:null,&amp;quot;urn&amp;quot;:&amp;quot;urn:li:guest:90ea6caf-b401-46d2-8676-9938aaf241db&amp;quot;}},&amp;quot;learning.web.survey.unbound&amp;quot;:{&amp;quot;testKey&amp;quot;:&amp;quot;learning.web.survey.unbound&amp;quot;,&amp;quot;treatment&amp;quot;:&amp;quot;control&amp;quot;,&amp;quot;primaryEvaluationUrn&amp;quot;:null,&amp;quot;trackingInfo&amp;quot;:null},&amp;quot;learning.web.enable-html-parsing&amp;quot;:{&amp;quot;testKey&amp;quot;:&amp;quot;learning.web.enable-html-parsing&amp;quot;,&amp;quot;treatment&amp;quot;:&amp;quot;control&amp;quot;,&amp;quot;primaryEvaluationUrn&amp;quot;:null,&amp;quot;trackingInfo&amp;quot;:null},&amp;quot;learning.web.course-consideration.show-related-path&amp;quot;:{&amp;quot;testKey&amp;quot;:&amp;quot;learning.web.course-consideration.show-related-path&amp;quot;,&amp;quot;treatment&amp;quot;:&amp;quot;enabled&amp;quot;,&amp;quot;primaryEvaluationUrn&amp;quot;:null,&amp;quot;trackingInfo&amp;quot;:null},&amp;quot;learning.web.binding.promo.redesign&amp;quot;:{&amp;quot;testKey&amp;quot;:&amp;quot;learning.web.binding.promo.redesign&amp;quot;,&amp;quot;treatment&amp;quot;:&amp;quot;control&amp;quot;,&amp;quot;primaryEvaluationUrn&amp;quot;:null,&amp;quot;trackingInfo&amp;quot;:{&amp;quot;experimentId&amp;quot;:4297843,&amp;quot;segmentIndex&amp;quot;:0,&amp;quot;treatmentIndex&amp;quot;:0,&amp;quot;trackingUrns&amp;quot;:null,&amp;quot;urn&amp;quot;:&amp;quot;urn:li:enterpriseAccount:91981722&amp;quot;}},&amp;quot;pemberly.tracking.slim-rum&amp;quot;:{&amp;quot;testKey&amp;quot;:&amp;quot;pemberly.tracking.slim-rum&amp;quot;,&amp;quot;treatment&amp;quot;:&amp;quot;control&amp;quot;,&amp;quot;primaryEvaluationUrn&amp;quot;:&amp;quot;urn:li:empty:empty&amp;quot;,&amp;quot;trackingInfo&amp;quot;:null},&amp;quot;learning.web.renderMode&amp;quot;:{&amp;quot;testKey&amp;quot;:&amp;quot;learning.web.renderMode&amp;quot;,&amp;quot;treatment&amp;quot;:&amp;quot;bigpipe&amp;quot;,&amp;quot;primaryEvaluationUrn&amp;quot;:&amp;quot;urn:li:member:906313315&amp;quot;,&amp;quot;trackingInfo&amp;quot;:null},&amp;quot;learning.web.activation.flow.event.authUUID&amp;quot;:{&amp;quot;testKey&amp;quot;:&amp;quot;learning.web.activation.flow.event.authUUID&amp;quot;,&amp;quot;treatment&amp;quot;:&amp;quot;enabled&amp;quot;,&amp;quot;primaryEvaluationUrn&amp;quot;:null,&amp;quot;trackingInfo&amp;quot;:null},&amp;quot;learning.web.consumer.tabbed-consideration&amp;quot;:{&amp;quot;testKey&amp;quot;:&amp;quot;learning.web.consumer.tabbed-consideration&amp;quot;,&amp;quot;treatment&amp;quot;:&amp;quot;control&amp;quot;,&amp;quot;primaryEvaluationUrn&amp;quot;:null,&amp;quot;trackingInfo&amp;quot;:null},&amp;quot;learning.web.holdout.fq3-sample&amp;quot;:{&amp;quot;testKey&amp;quot;:&amp;quot;learning.web.holdout.fq3-sample&amp;quot;,&amp;quot;treatment&amp;quot;:&amp;quot;enabled&amp;quot;,&amp;quot;primaryEvaluationUrn&amp;quot;:null,&amp;quot;trackingInfo&amp;quot;:{&amp;quot;experimentId&amp;quot;:2814064,&amp;quot;segmentIndex&amp;quot;:1,&amp;quot;treatmentIndex&amp;quot;:1,&amp;quot;trackingUrns&amp;quot;:null,&amp;quot;urn&amp;quot;:&amp;quot;urn:li:enterpriseAccount:91981722&amp;quot;}},&amp;quot;learning.web.lxp.me-resource-assigned&amp;quot;:{&amp;quot;testKey&amp;quot;:&amp;quot;learning.web.lxp.me-resource-assigned&amp;quot;,&amp;quot;treatment&amp;quot;:&amp;quot;enabled&amp;quot;,&amp;quot;primaryEvaluationUrn&amp;quot;:null,&amp;quot;trackingInfo&amp;quot;:null},&amp;quot;learning.web.notifications.outer-badging&amp;quot;:{&amp;quot;testKey&amp;quot;:&amp;quot;learning.web.notifications.outer-badging&amp;quot;,&amp;quot;treatment&amp;quot;:&amp;quot;control&amp;quot;,&amp;quot;primaryEvaluationUrn&amp;quot;:null,&amp;quot;trackingInfo&amp;quot;:null},&amp;quot;learning.web.consumer.consideration-reviews&amp;quot;:{&amp;quot;testKey&amp;quot;:&amp;quot;learning.web.consumer.consideration-reviews&amp;quot;,&amp;quot;treatment&amp;quot;:&amp;quot;control&amp;quot;,&amp;quot;primaryEvaluationUrn&amp;quot;:null,&amp;quot;trackingInfo&amp;quot;:null},&amp;quot;learning.web.notifications.bookmark&amp;quot;:{&amp;quot;testKey&amp;quot;:&amp;quot;learning.web.notifications.bookmark&amp;quot;,&amp;quot;treatment&amp;quot;:&amp;quot;control&amp;quot;,&amp;quot;primaryEvaluationUrn&amp;quot;:null,&amp;quot;trackingInfo&amp;quot;:null},&amp;quot;learning.web.survey.global&amp;quot;:{&amp;quot;testKey&amp;quot;:&amp;quot;learning.web.survey.global&amp;quot;,&amp;quot;treatment&amp;quot;:&amp;quot;enabled&amp;quot;,&amp;quot;primaryEvaluationUrn&amp;quot;:null,&amp;quot;trackingInfo&amp;quot;:null},&amp;quot;learning.web.consumer.momentum-marketing-campaign&amp;quot;:{&amp;quot;testKey&amp;quot;:&amp;quot;learning.web.consumer.momentum-marketing-campaign&amp;quot;,&amp;quot;treatment&amp;quot;:&amp;quot;enabled&amp;quot;,&amp;quot;primaryEvaluationUrn&amp;quot;:null,&amp;quot;trackingInfo&amp;quot;:null},&amp;quot;learning.web.instructor-analytics&amp;quot;:{&amp;quot;testKey&amp;quot;:&amp;quot;learning.web.instructor-analytics&amp;quot;,&amp;quot;treatment&amp;quot;:&amp;quot;enabled&amp;quot;,&amp;quot;primaryEvaluationUrn&amp;quot;:null,&amp;quot;trackingInfo&amp;quot;:null},&amp;quot;learning.web.survey.lxp&amp;quot;:{&amp;quot;testKey&amp;quot;:&amp;quot;learning.web.survey.lxp&amp;quot;,&amp;quot;treatment&amp;quot;:&amp;quot;homepage_search_ccr&amp;quot;,&amp;quot;primaryEvaluationUrn&amp;quot;:null,&amp;quot;trackingInfo&amp;quot;:null},&amp;quot;learning.web.ccr.consumer.v3&amp;quot;:{&amp;quot;testKey&amp;quot;:&amp;quot;learning.web.ccr.consumer.v3&amp;quot;,&amp;quot;treatment&amp;quot;:&amp;quot;overview&amp;quot;,&amp;quot;primaryEvaluationUrn&amp;quot;:null,&amp;quot;trackingInfo&amp;quot;:null},&amp;quot;learning.web.ratings-and-reviews.preview&amp;quot;:{&amp;quot;testKey&amp;quot;:&amp;quot;learning.web.ratings-and-reviews.preview&amp;quot;,&amp;quot;treatment&amp;quot;:&amp;quot;control&amp;quot;,&amp;quot;primaryEvaluationUrn&amp;quot;:null,&amp;quot;trackingInfo&amp;quot;:null},&amp;quot;learning.web.lxp.login-instruction-modal&amp;quot;:{&amp;quot;testKey&amp;quot;:&amp;quot;learning.web.lxp.login-instruction-modal&amp;quot;,&amp;quot;treatment&amp;quot;:&amp;quot;control&amp;quot;,&amp;quot;primaryEvaluationUrn&amp;quot;:null,&amp;quot;trackingInfo&amp;quot;:null},&amp;quot;learning.web.lxp.brand-hoverable.session-recording&amp;quot;:{&amp;quot;testKey&amp;quot;:&amp;quot;learning.web.lxp.brand-hoverable.session-recording&amp;quot;,&amp;quot;treatment&amp;quot;:&amp;quot;control&amp;quot;,&amp;quot;primaryEvaluationUrn&amp;quot;:null,&amp;quot;trackingInfo&amp;quot;:null}}}"&gt;</text:p>
          </table:table-cell>
        </table:table-row>
        <text:soft-page-break/>
        <table:table-row table:style-name="TableLine94907713311520">
          <table:table-cell table:style-name="Table1.A1" office:value-type="string">
            <text:p text:style-name="P1"/>
          </table:table-cell>
          <table:table-cell table:style-name="Table1.A1" office:value-type="string">
            <text:p text:style-name="Table_20_Contents">&lt;meta name="isGuest" content="false"&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renderingMode" data-mode="BIGPIPE"&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SSR_HEAD*[]%--&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Fastlane" content="enabled"/&gt; </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bigpipeResponseTimeout" content="5000" /&gt; </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bigpipeJetRethrowError" content="false" /&gt; </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bigpipeBlacklistUrls" content="[&amp;quot;static&amp;#92;&amp;#92;.licdn&amp;#92;&amp;#92;.com&amp;quot;,&amp;quot;media&amp;#92;&amp;#92;.licdn&amp;#92;&amp;#92;.com&amp;quot;,&amp;quot;voyager/api/typeahead/hits&amp;quot;]" /&gt; </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isQueryTunnelRequestSupported" content="true" /&gt; </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script src="<text:a xlink:type="simple" xlink:href="https://static-exp1.licdn.com/sc/h/6jv5pyymm66u160nd3xa3thdf" office:target-frame-name="_blank" xlink:show="new" text:style-name="Internet_20_link" text:visited-style-name="Visited_20_Internet_20_Link">https://static-exp1.licdn.com/sc/h/6jv5pyymm66u160nd3xa3thdf</text:a>"&gt;&lt;/script&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bprPageInstance" content="urn:li:page:bpr;RfikKX1tSCacmhviohBPXw&amp;#61;&amp;#61;"&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applicationInstance" content="{&amp;quot;applicationUrn&amp;quot;: &amp;quot;urn:li:application:(learning-web,learning-web)&amp;quot;, &amp;quot;version&amp;quot;: &amp;quot;1.0.8550&amp;quot;, &amp;quot;trackingId&amp;quot;: [75, -108, -20, 97, 80, 36, 74, 50, -107, -74, 72, 121, 87, 101, 28, -12]}"&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clientPageInstanceId" content="dBeQRNedTX2x8MXYzP4VSA&amp;#61;&amp;#61;"&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service" content="learning-web"&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serviceInstance" content="i001"&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serviceVersion" content="1.0.8550"&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treeID" content="Xo/v9F/phhbQPSr4XisAAA&amp;#61;&amp;#61;"&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i18nDefaultLocale" content="en_US"&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i18nLocale" content="en_US"&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requestIpCountryCode" content="ke"&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liamOrLisa" content="none"&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embed-engine/config/environment" content="%7B%22modulePrefix%22%3A%22embed-engine%22%2C%22environment%22%3A%22production%22%2C%22sparkPlaceholders%22%3A%7B%22includeHashes%22%3A%5B%22assets/media-player.amd.js%22%5D%7D%7D"&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asset-url" id="artdeco-icons/static/images/icons.svg" content="https://static-exp1.licdn.com/sc/h/4upgxfhayj4r4ly3uoyyw46cp"&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
          </table:table-cell>
        </table:table-row>
        <table:table-row table:style-name="TableLine94907713311520">
          <table:table-cell table:style-name="Table1.A1" office:value-type="string">
            <text:p text:style-name="P1"/>
          </table:table-cell>
          <table:table-cell table:style-name="Table1.A1" office:value-type="string">
            <text:p text:style-name="Table_20_Contents">&lt;meta name="learning-web/config/asset-manifest" content="{&amp;quot;bundles&amp;quot;:{&amp;quot;embed-engine&amp;quot;:{&amp;quot;assets&amp;quot;:[{&amp;quot;type&amp;quot;:&amp;quot;js&amp;quot;,&amp;quot;uri&amp;quot;:&amp;quot;https://static-exp1.licdn.com/sc/h/coa7f3ykpl4n59lxspa6n42h5&amp;quot;},{&amp;quot;type&amp;quot;:&amp;quot;js&amp;quot;,&amp;quot;uri&amp;quot;:&amp;quot;https://static-exp1.licdn.com/sc/h/5yds1tx83geoua8tqt81lgxhs&amp;quot;},{&amp;quot;type&amp;quot;:&amp;quot;js&amp;quot;,&amp;quot;uri&amp;quot;:&amp;quot;https://static-exp1.licdn.com/sc/h/308gwum2cs2fk1ffaglevb4t&amp;quot;}],&amp;quot;dependencies&amp;quot;:null}}}"&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
          </table:table-cell>
        </table:table-row>
        <table:table-row table:style-name="TableLine94907713311520">
          <table:table-cell table:style-name="Table1.A1" office:value-type="string">
            <text:p text:style-name="P1"/>
          </table:table-cell>
          <table:table-cell table:style-name="Table1.A1" office:value-type="string">
            <text:p text:style-name="Table_20_Contents"/>
          </table:table-cell>
        </table:table-row>
        <table:table-row table:style-name="TableLine94907713311520">
          <table:table-cell table:style-name="Table1.A1" office:value-type="string">
            <text:p text:style-name="P1"/>
          </table:table-cell>
          <table:table-cell table:style-name="Table1.A1" office:value-type="string">
            <text:p text:style-name="Table_20_Contents">&lt;style&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initial-loading {</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align-items: center;</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bottom: 0;</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display: flex;</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justify-content: center;</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eft: 0;</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position: absolute;</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right: 0;</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top: 0;</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initial-loading__linkedin-image {</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height: 48px;</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margin: 0 auto;</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opacity: 1;</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transform: translate(0, 0);</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transition: all .5s ease-out;</text:p>
          </table:table-cell>
        </table:table-row>
        <text:soft-page-break/>
        <table:table-row table:style-name="TableLine94907713311520">
          <table:table-cell table:style-name="Table1.A1" office:value-type="string">
            <text:p text:style-name="P1"/>
          </table:table-cell>
          <table:table-cell table:style-name="Table1.A1" office:value-type="string">
            <text:p text:style-name="Table_20_Contents">width: 48px;</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initial-loading__logo {</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border-radius: 5px;</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initial-loading__animation {</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transform: scale(1);</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transition: transform .5s ease;</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width: 200px;</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initial-loading__bar {</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background-color: #CFCFCF;</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border-radius: 2px;</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height: 2px;</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margin: 20px auto;</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overflow: hidden;</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position: relative;</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transform: rotateY(0);</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transition: transform .3s ease-in;</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width: 130px;</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z-index: 1;</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initial-loading__blue-bar {</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webkit-animation: initial-loading 1.5s infinite ease;</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animation: initial-loading 1.5s infinite ease;</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background-color: #0073B1;</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border-radius: 2px;</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height: 100%;</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position: absolute;</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transform: translate(-34px, 0);</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width: 68px;</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webkit-keyframes initial-loading {</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0% {</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webkit-transform: translate(-34px, 0);</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50% {</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webkit-transform: translate(96px, 0);</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100% {</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webkit-transform: translate(-34px, 0);</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text:p>
          </table:table-cell>
        </table:table-row>
        <text:soft-page-break/>
        <table:table-row table:style-name="TableLine94907713311520">
          <table:table-cell table:style-name="Table1.A1" office:value-type="string">
            <text:p text:style-name="P1"/>
          </table:table-cell>
          <table:table-cell table:style-name="Table1.A1" office:value-type="string">
            <text:p text:style-name="Table_20_Contents">@keyframes initial-loading {</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0% {</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transform: translate(-34px, 0);</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50% {</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transform: translate(96px, 0);</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100% {</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transform: translate(-34px, 0);</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boot-complete .app-boot-bg-skeleton,</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ember-application .app-boot-bg-skeleton {</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display: none;</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style&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head&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body&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div id="app-boot-bg" class="app-boot-bg-skeleton"&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div class="top-bar"&gt;&lt;/div&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div class="content"&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div class="initial-loading"&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div class="initial-loading__animation"&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div class="initial-loading__linkedin-image"&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li-icon aria-hidden="true" type="linkedin-bug" size="48dp" color="brand"&gt;&lt;svg preserveAspectRatio="xMinYMin meet" focusable="false" xmlns="http://www.w3.org/2000/svg"&gt;&lt;g class="scaling-icon" style="fill-opacity: 1"&gt;&lt;defs&gt;&lt;/defs&gt;&lt;g class="bug-14dp" stroke="none" stroke-width="1" fill="none" fill-rule="evenodd"&gt;&lt;g class="dp-1"&gt;&lt;path d="M14,1.25 L14,12.75 C14,13.44 13.44,14 12.75,14 L1.25,14 C0.56,14 0,13.44 0,12.75 L0,1.25 C0,0.56 0.56,0 1.25,0 L12.75,0 C13.44,0 14,0.56 14,1.25" class="bug-text-color" fill="#FFFFFF"&gt;&lt;/path&gt;&lt;path d="M14,1.25 L14,12.75 C14,13.44 13.44,14 12.75,14 L1.25,14 C0.56,14 0,13.44 0,12.75 L0,1.25 C0,0.56 0.56,0 1.25,0 L12.75,0 C13.44,0 14,0.56 14,1.25 Z M5,5 L6.85,5 L6.85,6.016 L6.893,6.016 C7.259,5.541 8.018,4.938 9.25,4.938 C11.125,4.938 12,5.808 12,8 L12,12 L10,12 L10,8.75 C10,7.313 9.672,6.875 8.632,6.875 C7.5,6.875 7,7.75 7,9 L7,12 L5,12 L5,5 Z M2,12 L4,12 L4,5 L2,5 L2,12 Z M4.335,3 C4.335,3.737 3.737,4.335 3,4.335 C2.263,4.335 1.665,3.737 1.665,3 C1.665,2.263 2.263,1.665 3,1.665 C3.737,1.665 4.335,2.263 4.335,3 Z" class="background" fill="#0073B2"&gt;&lt;/path&gt;&lt;/g&gt;&lt;g class="dpi-gt1" transform="scale(0.2917)"&gt;&lt;rect class="bug-text-color" fill="#FFFFFF" x="1" y="1" width="46" height="46" rx="4"&gt;&lt;/rect&gt;&lt;path d="M0,4.00989318 C0,1.79529033 1.79405245,0 4.00989318,0 L43.9901068,0 C46.2047097,0 48,1.79405245 48,4.00989318 L48,43.9901068 C48,46.2047097 46.2059475,48 43.9901068,48 L4.00989318,48 C1.79529033,48 0,46.2059475 0,43.9901068 L0,4.00989318 Z M19,18.3 L25.5,18.3 L25.5,21.566 C26.437,19.688 28.838,18 32.445,18 C39.359,18 41,21.738 41,28.597 L41,41.3 L34,41.3 L34,30.159 C34,26.253 33.063,24.05 30.68,24.05 C27.375,24.05 26,26.425 26,30.159 L26,41.3 L19,41.3 L19,18.3 Z M7,41 L14,41 L14,18 L7,18 L7,41 Z M15,10.5 C15,12.985 12.985,15 10.5,15 C8.015,15 6,12.985 6,10.5 C6,8.015 8.015,6 10.5,6 C12.985,6 15,8.015 15,10.5 Z" class="background" fill="#0077B5"&gt;&lt;/path&gt;&lt;/g&gt;&lt;/g&gt;&lt;g class="bug-21dp" stroke="none" stroke-width="1" fill="none" fill-rule="evenodd"&gt;&lt;g class="dp-1"&gt;&lt;path d="M19.479,0 L1.583,0 C0.728,0 0,0.677 0,1.511 L0,19.488 C0,20.323 0.478,21 1.333,21 L19.229,21 C20.086,21 21,20.323 21,19.488 L21,1.511 C21,0.677 20.336,0 19.479,0" class="bug-text-color" fill="#FFFFFF"&gt;&lt;/path&gt;&lt;path d="M19.479,0 L1.583,0 C0.728,0 0,0.677 0,1.511 L0,19.488 C0,20.323 0.478,21 1.333,21 L19.229,21 C20.086,21 21,20.323 21,19.488 L21,1.511 C21,0.677 20.336,0 19.479,0 Z M8,8 L10.827,8 L10.827,9.441 L10.858,9.441 C11.289,8.664 12.562,7.875 14.136,7.875 C17.157,7.875 18,9.479 18,12.45 L18,18 L15,18 L15,12.997 C15,11.667 14.469,10.5 13.227,10.5 C11.719,10.5 11,11.521 11,13.197 L11,18 L8,18 L8,8 Z M3,18 L6,18 L6,8 L3,8 L3,18 Z M6.375,4.5 C6.375,5.536 5.536,6.375 4.5,6.375 C3.464,6.375 2.625,5.536 2.625,4.5 C2.625,3.464 3.464,2.625 4.5,2.625 C5.536,2.625 6.375,3.464 6.375,4.5 Z" class="background" fill="#0077B5"&gt;&lt;/path&gt;&lt;/g&gt;&lt;g class="dpi-gt1" transform="scale(0.4375)"&gt;&lt;rect class="bug-text-color" fill="#FFFFFF" x="1" y="1" width="46" height="46" rx="4"&gt;&lt;/rect&gt;&lt;path d="M0,4.00989318 C0,1.79529033 1.79405245,0 4.00989318,0 L43.9901068,0 C46.2047097,0 48,1.79405245 48,4.00989318 L48,43.9901068 C48,46.2047097 46.2059475,48 43.9901068,48 L4.00989318,48 C1.79529033,48 0,46.2059475 0,43.9901068 L0,4.00989318 Z M19,18.3 L25.5,18.3 L25.5,21.566 C26.437,19.688 28.838,18 32.445,18 C39.359,18 41,21.738 41,28.597 L41,41.3 L34,41.3 L34,30.159 C34,26.253 33.063,24.05 30.68,24.05 C27.375,24.05 26,26.425 26,30.159 L26,41.3 L19,41.3 L19,18.3 Z M7,41 L14,41 L14,18 L7,18 L7,41 Z M15,10.5 C15,12.985 12.985,15 10.5,15 C8.015,15 6,12.985 6,10.5 C6,8.015 8.015,6 10.5,6 C12.985,6 15,8.015 15,10.5 Z" class="background" fill="#0077B5"&gt;&lt;/path&gt;&lt;/g&gt;&lt;/g&gt;&lt;g class="bug-28dp" stroke="none" stroke-width="1" fill="none" fill-rule="evenodd"&gt;&lt;g class="dp-1"&gt;&lt;path d="M25.375,0 L2.625,0 C1.175,0 0,1.175 0,2.625 L0,25.375 C0,26.825 1.175,28 2.625,28 L25.375,28 C26.825,28 28,26.825 28,25.375 L28,2.625 C28,1.175 26.825,0 25.375,0" class="bug-text-color" fill="#FFFFFF"&gt;&lt;/path&gt;&lt;path d="M25.375,0 L2.625,0 C1.175,0 0,1.175 0,2.625 L0,25.375 C0,26.825 1.175,28 2.625,28 L25.375,28 C26.825,28 28,26.825 28,25.375 L28,2.625 C28,1.175 26.825,0 25.375,0 Z M14.8747,12.025 L14.8747,10 L10.9997,10 L10.9997,24 L14.9997,24 L14.9997,17.375 C14.9997,15.603 15.6627,13.875 17.6497,13.875 C19.4667,13.875 19.9997,14.965 19.9997,16.875 L19.9997,24 L23.9997,24 L23.9997,14.975 C23.9997,11.75 22.2917,9.875 19.0137,9.875 C16.9227,9.875 15.4487,11.025 14.8747,12.025 Z M4,24 L8,24 L8,10 L4,10 L4,24 Z M6,3.665 C4.71,3.665 3.665,4.71 3.665,6 C3.665,7.29 4.71,8.335 6,8.335 C7.29,8.335 8.335,7.29 8.335,6 C8.335,4.71 7.29,3.665 6,3.665 Z" class="background" fill="#0077B5"&gt;&lt;/path&gt;&lt;/g&gt;&lt;g class="dpi-gt1" transform="scale(0.5833)"&gt;&lt;rect class="bug-text-color" fill="#FFFFFF" x="1" y="1" width="46" height="46" rx="4"&gt;&lt;/rect&gt;&lt;path d="M0,4.00989318 C0,1.79529033 1.79405245,0 4.00989318,0 L43.9901068,0 C46.2047097,0 48,1.79405245 48,4.00989318 L48,43.9901068 C48,46.2047097 46.2059475,48 43.9901068,48 L4.00989318,48 C1.79529033,48 0,46.2059475 0,43.9901068 L0,4.00989318 Z M19,18.3 L25.5,18.3 L25.5,21.566 C26.437,19.688 28.838,18 32.445,18 C39.359,18 41,21.738 41,28.597 L41,41.3 L34,41.3 L34,30.159 C34,26.253 33.063,24.05 30.68,24.05 C27.375,24.05 26,26.425 26,30.159 L26,41.3 L19,41.3 L19,18.3 Z M7,41 L14,41 L14,18 L7,18 L7,41 Z M15,10.5 C15,12.985 12.985,15 10.5,15 C8.015,15 6,12.985 6,10.5 C6,8.015 8.015,6 10.5,6 C12.985,6 15,8.015 15,10.5 Z" class="background" fill="#0077B5"&gt;&lt;/path&gt;&lt;/g&gt;&lt;/g&gt;&lt;g class="bug-34dp" stroke="none" stroke-width="1" fill="none" fill-rule="evenodd"&gt;&lt;g class="dp-1"&gt;&lt;path d="M2.8,34 L31.2,34 C32.746,34 34,32.746 34,31.2 L34,2.8 C34,1.254 32.746,0 31.2,0 L2.8,0 C1.254,0 0,1.254 0,2.8 L0,31.2 C0,32.746 1.254,34 2.8,34" class="bug-text-color" fill="#FFFFFF"&gt;&lt;/path&gt;&lt;path d="M2.8,34 L31.2,34 C32.746,34 34,32.746 34,31.2 L34,2.8 C34,1.254 32.746,0 31.2,0 L2.8,0 C1.254,0 0,1.254 0,2.8 L0,31.2 C0,32.746 1.254,34 2.8,34 Z M13,13 L17.75,13 L17.75,15.391 C18.387,14.114 20.242,12.75 22.695,12.75 C27.397,12.75 29,14.875 29,19.922 L29,29 L24,29 L24,20.984 C24,18.328 23.481,16.875 21.542,16.875 C18.921,16.875 18,18.867 18,20.984 L18,29 L13,29 L13,13 Z M5,29 L10,29 L10,13 L5,13 L5,29 Z M10.55,7.5 C10.55,9.184 9.184,10.55 7.5,10.55 C5.816,10.55 4.45,9.184 4.45,7.5 C4.45,5.815 5.816,4.45 7.5,4.45 C9.184,4.45 10.55,5.815 10.55,7.5 Z" class="background" fill="#0077B5"&gt;&lt;/path&gt;&lt;/g&gt;&lt;g class="dpi-gt1" transform="scale(0.7083)"&gt;&lt;rect class="bug-text-color" fill="#FFFFFF" x="1" y="1" width="46" height="46" rx="4"&gt;&lt;/rect&gt;&lt;path d="M0,4.00989318 C0,1.79529033 1.79405245,0 4.00989318,0 L43.9901068,0 C46.2047097,0 48,1.79405245 48,4.00989318 L48,43.9901068 C48,46.2047097 46.2059475,48 43.9901068,48 L4.00989318,48 C1.79529033,48 0,46.2059475 0,43.9901068 L0,4.00989318 Z M19,18.3 L25.5,18.3 L25.5,21.566 C26.437,19.688 28.838,18 32.445,18 C39.359,18 41,21.738 41,28.597 L41,41.3 L34,41.3 L34,30.159 C34,26.253 33.063,24.05 30.68,24.05 C27.375,24.05 26,26.425 26,30.159 L26,41.3 L19,41.3 L19,18.3 Z M7,41 L14,41 L14,18 L7,18 L7,41 Z M15,10.5 C15,12.985 12.985,15 10.5,15 C8.015,15 6,12.985 6,10.5 C6,8.015 8.015,6 10.5,6 C12.985,6 15,8.015 15,10.5 Z" class="background" fill="#0077B5"&gt;&lt;/path&gt;&lt;/g&gt;&lt;/g&gt;&lt;g class="bug-40dp" stroke="none" stroke-width="1" fill="none" fill-rule="evenodd"&gt;&lt;g class="dp-1"&gt;&lt;path d="M40,3.5 L40,36.5 C40,38.434 38.434,40 36.5,40 L3.5,40 C1.566,40 0,38.434 0,36.5 L0,3.5 C0,1.566 1.566,0 3.5,0 L36.5,0 C38.434,0 40,1.566 40,3.5 L40,3.5 Z" class="bug-text-color" fill="#FFFFFF"&gt;&lt;/path&gt;&lt;path d="M40,3.5 L40,36.5 C40,38.434 38.434,40 36.5,40 L3.5,40 C1.566,40 0,38.434 0,36.5 L0,3.5 C0,1.566 1.566,0 3.5,0 L36.5,0 C38.434,0 40,1.566 40,3.5 Z M15,15.0000122 L20.875,15.0000122 L20.875,18.3330122 C21.542,17.1460122 23,14.7000122 26.957,14.7000122 C33.137,14.7000122 34,18.6800122 34,23.9670122 L34,34.0000122 L28,34.0000122 L28,25.0180122 C28,22.1830122 27.542,19.8750122 24.922,19.8750122 C21.75,19.8750122 21,21.9560122 21,24.5160122 L21,34.0000122 L15,34.0000122 L15,15.0000122 Z M6,34 L12,34 L12,15 L6,15 L6,34 Z M12.6509756,8.99997559 C12.6509756,11.0159756 11.0169756,12.6499756 9.00097559,12.6499756 C6.98397559,12.6499756 5.34997559,11.0159756 5.34997559,8.99997559 C5.34997559,6.98397559 6.98397559,5.34997559 9.00097559,5.34997559 C11.0169756,5.34997559 12.6509756,6.98397559 12.6509756,8.99997559 Z" class="background" fill="#0077B5"&gt;&lt;/path&gt;&lt;/g&gt;&lt;g class="dpi-gt1" transform="scale(0.8333)"&gt;&lt;rect class="bug-text-color" fill="#FFFFFF" x="1" y="1" width="46" height="46" rx="4"&gt;&lt;/rect&gt;&lt;path d="M0,4.00989318 C0,1.79529033 1.79405245,0 4.00989318,0 L43.9901068,0 C46.2047097,0 48,1.79405245 48,4.00989318 L48,43.9901068 C48,46.2047097 46.2059475,48 43.9901068,48 L4.00989318,48 C1.79529033,48 0,46.2059475 0,43.9901068 L0,4.00989318 Z M19,18.3 L25.5,18.3 L25.5,21.566 C26.437,19.688 28.838,18 32.445,18 C39.359,18 41,21.738 41,28.597 L41,41.3 L34,41.3 L34,30.159 C34,26.253 33.063,24.05 30.68,24.05 C27.375,24.05 26,26.425 26,30.159 L26,41.3 L19,41.3 L19,18.3 Z M7,41 L14,41 L14,18 L7,18 L7,41 Z M15,10.5 C15,12.985 12.985,15 10.5,15 C8.015,15 6,12.985 6,10.5 C6,8.015 8.015,6 10.5,6 C12.985,6 15,8.015 15,10.5 Z" class="background" fill="#0077B5"&gt;&lt;/path&gt;&lt;/g&gt;&lt;/g&gt;&lt;g class="bug-48dp" stroke="none" stroke-width="1" fill="none" fill-rule="evenodd"&gt;&lt;rect class="bug-text-color" fill="#FFFFFF" x="1" y="1" width="46" height="46" rx="4"&gt;&lt;/rect&gt;&lt;path d="M0,4.00989318 C0,1.79529033 1.79405245,0 4.00989318,0 L43.9901068,0 C46.2047097,0 48,1.79405245 48,4.00989318 L48,43.9901068 C48,46.2047097 46.2059475,48 43.9901068,48 L4.00989318,48 C1.79529033,48 0,46.2059475 0,43.9901068 L0,4.00989318 Z M19,18.3 L25.5,18.3 L25.5,21.566 C26.437,19.688 28.838,18 32.445,18 C39.359,18 41,21.738 41,28.597 L41,41.3 L34,41.3 L34,30.159 C34,26.253 33.063,24.05 30.68,24.05 C27.375,24.05 26,26.425 26,30.159 L26,41.3 L19,41.3 L19,18.3 Z M7,41 L14,41 L14,18 L7,18 L7,41 Z M15,10.5 C15,12.985 12.985,15 10.5,15 C8.015,15 6,12.985 6,10.5 C6,8.015 8.015,6 10.5,6 C12.985,6 15,8.015 15,10.5 Z" class="background" fill="#0077B5"&gt;&lt;/path&gt;&lt;/g&gt;&lt;/g&gt;&lt;/svg&gt;&lt;/li-icon&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div&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div class="initial-loading__bar"&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div class="initial-loading__blue-bar"&gt;&lt;/div&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div&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div&gt;</text:p>
          </table:table-cell>
        </table:table-row>
        <text:soft-page-break/>
        <table:table-row table:style-name="TableLine94907713311520">
          <table:table-cell table:style-name="Table1.A1" office:value-type="string">
            <text:p text:style-name="P1"/>
          </table:table-cell>
          <table:table-cell table:style-name="Table1.A1" office:value-type="string">
            <text:p text:style-name="Table_20_Contents">&lt;/div&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div&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div&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 EMBER_CLI_FASTBOOT_BODY --&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
          </table:table-cell>
        </table:table-row>
        <table:table-row table:style-name="TableLine94907713311520">
          <table:table-cell table:style-name="Table1.A1" office:value-type="string">
            <text:p text:style-name="P1"/>
          </table:table-cell>
          <table:table-cell table:style-name="Table1.A1" office:value-type="string">
            <text:p text:style-name="Table_20_Contents">&lt;script src="<text:a xlink:type="simple" xlink:href="https://static-exp1.licdn.com/sc/h/dmuf5jgixci2mtynjdyt3rm7w" office:target-frame-name="_blank" xlink:show="new" text:style-name="Internet_20_link" text:visited-style-name="Visited_20_Internet_20_Link">https://static-exp1.licdn.com/sc/h/dmuf5jgixci2mtynjdyt3rm7w</text:a>" data-fastboot-src="assets/polyfill-shared.js"&gt;&lt;/script&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script src="<text:a xlink:type="simple" xlink:href="https://static-exp1.licdn.com/sc/h/8r20mj69g6bjohdooqubipkov" office:target-frame-name="_blank" xlink:show="new" text:style-name="Internet_20_link" text:visited-style-name="Visited_20_Internet_20_Link">https://static-exp1.licdn.com/sc/h/8r20mj69g6bjohdooqubipkov</text:a>" nomodule="" data-fastboot-src="assets/polyfill-legacy.js"&gt;&lt;/script&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script src="<text:a xlink:type="simple" xlink:href="https://static-exp1.licdn.com/sc/h/a8q6glm6zvu7gvt3mhab9x3zv" office:target-frame-name="_blank" xlink:show="new" text:style-name="Internet_20_link" text:visited-style-name="Visited_20_Internet_20_Link">https://static-exp1.licdn.com/sc/h/a8q6glm6zvu7gvt3mhab9x3zv</text:a>" data-fastboot-src="assets/polyfill-evergreen.js"&gt;&lt;/script&gt;</text:p>
          </table:table-cell>
        </table:table-row>
        <table:table-row table:style-name="TableLine94907713311520">
          <table:table-cell table:style-name="Table1.A1" office:value-type="string">
            <text:p text:style-name="P1"/>
          </table:table-cell>
          <table:table-cell table:style-name="Table1.A1" office:value-type="string">
            <text:p text:style-name="P1"/>
          </table:table-cell>
        </table:table-row>
        <table:table-row table:style-name="TableLine94907713311520">
          <table:table-cell table:style-name="Table1.A1" office:value-type="string">
            <text:p text:style-name="P1"/>
          </table:table-cell>
          <table:table-cell table:style-name="Table1.A1" office:value-type="string">
            <text:p text:style-name="P1"/>
          </table:table-cell>
        </table:table-row>
        <table:table-row table:style-name="TableLine94907713311520">
          <table:table-cell table:style-name="Table1.A1" office:value-type="string">
            <text:p text:style-name="P1"/>
          </table:table-cell>
          <table:table-cell table:style-name="Table1.A1" office:value-type="string">
            <text:p text:style-name="Table_20_Contents">&lt;script crossorigin="" src="<text:a xlink:type="simple" xlink:href="https://static-exp1.licdn.com/sc/h/7yay5xc4f0wyt2xr93csmmyti" office:target-frame-name="_blank" xlink:show="new" text:style-name="Internet_20_link" text:visited-style-name="Visited_20_Internet_20_Link">https://static-exp1.licdn.com/sc/h/7yay5xc4f0wyt2xr93csmmyti</text:a>" %defer%="" %remove_in_ssrlite%="" data-fastboot-src="assets/vendor.js"&gt;&lt;/script&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script crossorigin="" src="<text:a xlink:type="simple" xlink:href="https://static-exp1.licdn.com/sc/h/1o88766i2gjq1ui88foxt31un" office:target-frame-name="_blank" xlink:show="new" text:style-name="Internet_20_link" text:visited-style-name="Visited_20_Internet_20_Link">https://static-exp1.licdn.com/sc/h/1o88766i2gjq1ui88foxt31un</text:a>" %defer%="" %remove_in_ssrlite%="" data-fastboot-src="assets/i18n/support_en_US.js"&gt;&lt;/script&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script crossorigin="" src="<text:a xlink:type="simple" xlink:href="https://static-exp1.licdn.com/sc/h/7yvcqcjpfpxy5kgzck8opw61k" office:target-frame-name="_blank" xlink:show="new" text:style-name="Internet_20_link" text:visited-style-name="Visited_20_Internet_20_Link">https://static-exp1.licdn.com/sc/h/7yvcqcjpfpxy5kgzck8opw61k</text:a>" %defer%="" %remove_in_ssrlite%="" data-fastboot-src="assets/learning-web.js"&gt;&lt;/script&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div id="artdeco-modal-outlet"&gt;&lt;/div&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code style="display: none" id="bpr-guid-49715"&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amp;quot;data&amp;quot;:{&amp;quot;enterpriseProfileHash&amp;quot;:&amp;quot;dXJuOmxpOmVudGVycHJpc2VQcm9maWxlOih1cm46bGk6ZW50ZXJwcmlzZUFjY291bnQ6OTE5ODE3MjIsMTI5NTcwNjU3KQ&amp;#61;&amp;#61;&amp;quot;,&amp;quot;entitlements&amp;quot;:[&amp;quot;BASIC_SUBSCRIPTION&amp;quot;],&amp;quot;requiresEnterpriseAuthentication&amp;quot;:false,&amp;quot;enterpriseLicenseStatus&amp;quot;:&amp;quot;ACTIVATED&amp;quot;,&amp;quot;emailConfirmed&amp;quot;:true,&amp;quot;enterpriseProfile&amp;quot;:&amp;quot;urn:li:enterpriseProfile:(urn:li:enterpriseAccount:91981722,129570657)&amp;quot;,&amp;quot;feedbackEmailAddress&amp;quot;:&amp;quot;lil_feedback@linkedin.com&amp;quot;,&amp;quot;subscription&amp;quot;:&amp;quot;NONE&amp;quot;,&amp;quot;widgets&amp;quot;:[{&amp;quot;name&amp;quot;:&amp;quot;learning_like_3p_legal_notice&amp;quot;,&amp;quot;trackingToken&amp;quot;:&amp;quot;3kZpnFFkTBxr71PqmgCc2UMfmlOrSdjtOoZsC5gr6litOoZp6Zdr6litOoOfmhBt7dBtn5BkCRRrypejQBkildfk3RVgD9Bp79ft6lDp6BT9ClzqnhLrBZIomtBr5ZMcRZBqSBInStKqmVOomlIfmh9t6lDp6BT9z0ZrCZFt6BPrR1QpmtAqnsCc2UMfmlOrSdjsCsCfn9xk6NBkD9D9zRArQRIpl9OpOoMfmVLqnhFsSZgs7lLsCsCejAVejAZp6lQsSlRsmlirnles7lLsCsCsThPomZQ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amp;quot;name&amp;quot;:&amp;quot;has_seen_onboarding&amp;quot;,&amp;quot;trackingToken&amp;quot;:&amp;quot;djRBuCBjum5Is7dFp2oMbz0Zpn9LoRdT9zROol1Ipl9T9zRArQRIpl9T9zAVejAVfmhBt7dBtn5BkCRRrypejQBkildfk3RVgD9Bp79ft6lDp6BT9CtKqmhOomZyrCZvrClBsRZPomwZp4BQpmtAqnsCc3RKrSBQqndLk7hBpShFtOoMbz0Zpn9LoRdOpOoZsC5gr6lisCsCfmhLjmNBkD9D9z4ZrCZFt6BPrR1MtmZOpOoVejAVejRApnhPpnlNpl9JtkVMtmZOpOpDrCBAsC5LoCVL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amp;quot;name&amp;quot;:&amp;quot;learning_continuous_onboarding&amp;quot;,&amp;quot;trackingToken&amp;quot;:&amp;quot;3kZpnFFkTBxr71PqmgCc2UMfmlOrSdjtOoZsC5gr6litOoZp6Zdr6litOoVejAVejRApnhPpnlNpl9JtmUCjAZ9l4BjjR0Zuk9OpmhOjThBpShFtOpDrCBAsC5LoCVLnTdRrTlKqnhKrSdvpSVFrD9xpmMZp4BQpmtAqnsCcjRKrSBQqndLk7hBpShFtOoMbz0Zpn9LoRdOpOoZsC5gr6lisCsCfmhLjmNBkD9D9z4ZrCZFt6BPrR1MtmZOpOoVejAVejRApnhPpnlNpl9JtkVMtmZOpOpDrCBAsC5LoCVL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amp;quot;name&amp;quot;:&amp;quot;has_seen_learning_reminders_step&amp;quot;,&amp;quot;trackingToken&amp;quot;:&amp;quot;0RfmlWqldVomNMsSBA9z0Kc3RBsCZzkTsCfn9xk6NBkDsCfmhLjmNBkDsCejAVejAZp6lQsSlRsmlirnlK9AVfilh9kQZgfnB2sClAsAZQpmtAqnsCs6lQsRZPsClArCBJpn9vpSVFrD9xpmNvrClBsRZPomwZp4BQpmtAqnsCczRKrSBQqndLk7hBpShFtOoMbz0Zpn9LoRdOpOoZsC5gr6lisCsCfmhLjmNBkD9D9z4ZrCZFt6BPrR1MtmZOpOoVejAVejRApnhPpnlNpl9JtkVMtmZOpOpDrCBAsC5LoCVL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amp;quot;name&amp;quot;:&amp;quot;continuous_onboarding_ios&amp;quot;,&amp;quot;trackingToken&amp;quot;:&amp;quot;djRBuCBjum5Is7dFp2oMbz0Zpn9LoRdT9zROol1Ipl9T9zRArQRIpl9T9zAVejAVfmhBt7dBtn5BkCRRrypejQBkildfk3RVgD9Bp79ft6lDp6BT9DdLqlZDrCBAsC5LoCVLnTdRrTlKqnhKrScZp4BQpmtAqnsCcPRKrSBQqndLk7hBpShFtOoMbz0Zpn9LoRdOpOoZsC5gr6lisCsCfmhLjmNBkD9D9z4ZrCZFt6BPrR1MtmZOpOoVejAVejRApnhPpnlNpl9JtkVMtmZOpOpDrCBAsC5LoCVL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amp;quot;name&amp;quot;:&amp;quot;learning_curator_welcome_modal&amp;quot;,&amp;quot;trackingToken&amp;quot;:&amp;quot;3kZpnFFkTBxr71PqmgCc2UMfmlOrSdjtOoZsC5gr6litOoZp6Zdr6litOoVejAVejRApnhPpnlNpl9JtmUCjAZ9l4BjjR0Zuk9OpmhOjThBpShFtOpIomhLrlZBrmZzr6lTnT9Lt65OtmdvpSVFrD9xpmMZp4BQpmtAqnsCd3RKrSBQqndLk7hBpShFtOoMbz0Zpn9LoRdOpOoZsC5gr6lisCsCfmhLjmNBkD9D9z4ZrCZFt6BPrR1MtmZOpOoVejAVejRApnhPpnlNpl9JtkVMtmZOpOpDrCBAsC5LoCVL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amp;quot;name&amp;quot;:&amp;quot;learning_i18n_banner&amp;quot;,&amp;quot;trackingToken&amp;quot;:&amp;quot;3kZpnFFkTBxr71PqmgCc2UMfmlOrSdjtOoZsC5gr6litOoZp6Zdr6litOoOfmhBt7dBtn5BkCRRrypejQBkildfk3RVgD9Bp79ft6lDp6BT9D9BrCVxoBZKe35FnStKqmVOomlIfmh9t6lDp6BT9z0ZrCZFt6BPrR1QpmtAqnsCc2UMfmlOrSdjsCsCfn9xk6NBkD9D9zRArQRIpl9OpOoOfmVLqnhFsSZgs7lLsCsCejAVejAZp6lQsSlRsmlirnles7lLsCsCsClKrC5y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amp;quot;name&amp;quot;:&amp;quot;learning_ie11_deprecation_banner&amp;quot;,&amp;quot;trackingToken&amp;quot;:&amp;quot;3kZpnFFkTBxr71PqmgCc2UMfmlOrSdjtOoZsC5gr6litOoZp6Zdr6litOoOfmhBt7dBtn5BkCRRrypejQBkildfk3RVgD9Bp79ft6lDp6BT9D9BrCVxoBZKrSBQomdBsD1Bp5YNcmlFnStKqmVOomlIfmh9t6lDp6BT9z4ZrCZFt6BPrR1QpmtAqnsCc2UMfmlOrSdjsCsCfn9xk6NBkD9D9zRArQRIpl9OpOoOfmVLqnhFsSZgs7lLsCsCejAVejAZp6lQsSlRsmlirnles7lLsCsCsClKrC5y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amp;quot;name&amp;quot;:&amp;quot;learning_like_prompt&amp;quot;,&amp;quot;trackingToken&amp;quot;:&amp;quot;djRBuCBjum5Is7dFp2oMbz0Zpn9LoRdT9zROol1Ipl9T9zRArQRIpl9T9z0NfmhBt7dBtn5BkCRRrypejQBkildfk3RVgD9Bp79ft6lDp6BT9DhMrmZOs5ZBqSBInStKqmVOomlIfmh9t6lDp6BT9z0ZrCZFt6BPrR1QpmtAqnsCc2UMfmlOrSdjsCsCfn9xk6NBkD9D9zRArQRIpl9OpOoPfmVLqnhFsSZgs7lLsCsCejAVejAZp6lQsSlRsmlirnles7lLsCsCsSZJrT9M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amp;quot;name&amp;quot;:&amp;quot;qa-video-popover&amp;quot;,&amp;quot;trackingToken&amp;quot;:&amp;quot;3kZpnFFkTBxr71PqmgCc2UMfmlOrSdjtOoZsC5gr6litOoZp6Zdr6litOoMcjRApnhPpnlNpl9JtmUCjAZ9l4BjjR0Zuk9OpmhOjThBpShFtOpOpnpLs6ZMbmZBp6BSbm5Nfmh9t6lDp6BT9z4ZrCZFt6BPrR1QpmtAqnsCc2UMfmlOrSdjsCsCfn9xk6NBkD9D9zRArQRIpl9OpOoPfmVLqnhFsSZgs7lLsCsCejAVejAZp6lQsSlRsmlirnles7lLsCsCsSZJrT9M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amp;quot;name&amp;quot;:&amp;quot;learning_trial_midpoint_modal&amp;quot;,&amp;quot;trackingToken&amp;quot;:&amp;quot;0RfmlWqldVomNMsSBA9z0Kc3RBsCZzkTsCfn9xk6NBkDsCfmhLjmNBkDsCcjRApnhPpnlNpl9JtmUCjAZ9l4BjjR0Zuk9OpmhOjThBpShFtOpIomhLrlZQrCBLs6hFrlZIomBOt5ZDrCBKsC5Br3RAinhBpShFtOoMfmVLqnhFsSZgt6lDp6BT9z0Kc3RBsCZzkT9D9zROol1Ipl9OpOoZp6Zdr6lisCsCdjRKrSBQqndLk71RrT9D9zAVejAVfmhBt7dBtn5BkCRRjD1RrT9D9DhKqmZMp6BJbmNxqn9Q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amp;quot;name&amp;quot;:&amp;quot;learning_trial_expiry_header&amp;quot;,&amp;quot;trackingToken&amp;quot;:&amp;quot;0RfmlWqldVomNMsSBA9z0Kc3RBsCZzkTsCfn9xk6NBkDsCfmhLjmNBkDsCcjRApnhPpnlNpl9JtmUCjAZ9l4BjjR0Zuk9OpmhOjThBpShFtOpOpmhxpmxvun9Fs7xBnSNxqn9QnStKqmVOomlIfmh9t6lDp6BT9z0ZrCZFt6BPrR1QpmtAqnsCc2UMfmlOrSdjsCsCfn9xk6NBkD9D9zRArQRIpl9OpOoSfmVLqnhFsSZgs7lLsCsCejAVejAZp6lQsSlRsmlirnles7lLsCsCun9Fs7xBbmNxqn9Q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amp;quot;name&amp;quot;:&amp;quot;learning_search_tooltip&amp;quot;,&amp;quot;trackingToken&amp;quot;:&amp;quot;3kZpnFFkTBxr71PqmgCc2UMfmlOrSdjtOoZsC5gr6litOoZp6Zdr6litOoVejAVejRApnhPpnlNpl9JtmUCjAZ9l4BjjR0Zuk9OpmhOjThBpShFtOpMqnhIrSZQnSxzsC5BsRZDrCBKsC5Br3RAinhBpShFtOoMfmVLqnhFsSZgt6lDp6BT9z0Kc3RBsCZzkT9D9zROol1Ipl9OpOoZp6Zdr6lisCsCdPRKrSBQqndLk71RrT9D9zAVejAVfmhBt7dBtn5BkCRRjD1RrT9D9DdMqnhIrSZQ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amp;quot;name&amp;quot;:&amp;quot;learning_share_prompt&amp;quot;,&amp;quot;trackingToken&amp;quot;:&amp;quot;djRBuCBjum5Is7dFp2oMbz0Zpn9LoRdT9zROol1Ipl9T9zRArQRIpl9T9zAVejAVfmhBt7dBtn5BkCRRrypejQBkildfk3RVgD9Bp79ft6lDp6BT9DhMrmZOs5ZBsC5EsRZDrCBKsC5Br3RAinhBpShFtOoNfmVLqnhFsSZgt6lDp6BT9z0Kc3RBsCZzkT9D9zROol1Ipl9OpOoZp6Zdr6lisCsCdPRKrSBQqndLk71RrT9D9zAVejAVfmhBt7dBtn5BkCRRjD1RrT9D9DdMqnhIrSZQ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amp;quot;name&amp;quot;:&amp;quot;learning_more_menu_prompt&amp;quot;,&amp;quot;trackingToken&amp;quot;:&amp;quot;0RfmlWqldVomNMsSBA9z0Kc3RBsCZzkTsCfn9xk6NBkDsCfmhLjmNBkDsCejAVejAZp6lQsSlRsmlirnlK9AVfilh9kQZgfnB2sClAsAZQpmtAqnsCt71JrT9MnTlKpmRvpn9LrlZDrCBKsC5Br3RAinhBpShFtOoOfmVLqnhFsSZgt6lDp6BT9z0Kc3RBsCZzkT9D9zROol1Ipl9OpOoZp6Zdr6lisCsCdPRKrSBQqndLk71RrT9D9zAVejAVfmhBt7dBtn5BkCRRjD1RrT9D9DdMqnhIrSZQ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amp;quot;name&amp;quot;:&amp;quot;social-enterprise-warning-modal&amp;quot;,&amp;quot;trackingToken&amp;quot;:&amp;quot;0RfmlWqldVomNMsSBA9z0Kc3RBsCZzkTsCfn9xk6NBkDsCfmhLjmNBkDsCejAVejAZp6lQsSlRsmlirnlK9AVfilh9kQZgfnB2sClAsAZQpmtAqnsCr65ArSQJpSVFrD9xtORBsSBOs79Bt6VBbmNxqmdLsPRAinhBpShFtOoPfmVLqnhFsSZgt6lDp6BT9z0Kc3RBsCZzkT9D9zROol1Ipl9OpOoZp6Zdr6lisCsCdPRKrSBQqndLk71RrT9D9zAVejAVfmhBt7dBtn5BkCRRjD1RrT9D9DdMqnhIrSZQ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amp;quot;name&amp;quot;:&amp;quot;adjustable_divider_tooltip&amp;quot;,&amp;quot;trackingToken&amp;quot;:&amp;quot;3kZpnFFkTBxr71PqmgCc2UMfmlOrSdjtOoZsC5gr6litOoZp6Zdr6litOoVejAVejRApnhPpnlNpl9JtmUCjAZ9l4BjjR0Zuk9OpmhOjThBpShFtOpMqnhIrSZQnT9Bp6BSqmhvpmNyonhPtmFAojRAinhBpShFtOoQfmVLqnhFsSZgt6lDp6BT9z0Kc3RBsCZzkT9D9zROol1Ipl9OpOoZp6Zdr6lisCsCdPRKrSBQqndLk71RrT9D9zAVejAVfmhBt7dBtn5BkCRRjD1RrT9D9DdMqnhIrSZQ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text:soft-page-break/>{&amp;quot;name&amp;quot;:&amp;quot;learning_collections_survey&amp;quot;,&amp;quot;trackingToken&amp;quot;:&amp;quot;3kZpnFFkTBxr71PqmgCc2UMfmlOrSdjtOoZsC5gr6litOoZp6Zdr6litOoVejAVejRApnhPpnlNpl9JtmUCjAZ9l4BjjR0Zuk9OpmhOjThBpShFtOpVpnpOtndvsSVLqnhzpmNIrSdvpSVFrD9xpmMZp4BQpmtAqnsCc3RKrSBQqndLk7hBpShFtOoMbz0Zpn9LoRdOpOoZsC5gr6lisCsCfmhLjmNBkD9D9zwZrCZFt6BPrR1MtmZOpOoVejAVejRApnhPpnlNpl9JtkVMtmZOpOpPumlSsDlP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amp;quot;name&amp;quot;:&amp;quot;learning_qa_survey&amp;quot;,&amp;quot;trackingToken&amp;quot;:&amp;quot;3kZpnFFkTBxr71PqmgCc2UMfmlOrSdjtOoZsC5gr6litOoZp6Zdr6litOoVejAVejRApnhPpnlNpl9JtmUCjAZ9l4BjjR0Zuk9OpmhOjThBpShFtOpVpnpOtndvon5vpSVFrD9xpmMZp4BQpmtAqnsCcjRKrSBQqndLk7hBpShFtOoMbz0Zpn9LoRdOpOoZsC5gr6lisCsCfmhLjmNBkD9D9zwZrCZFt6BPrR1MtmZOpOoVejAVejRApnhPpnlNpl9JtkVMtmZOpOpPumlSsDlP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amp;quot;name&amp;quot;:&amp;quot;learner_lynda_migration_feedback&amp;quot;,&amp;quot;trackingToken&amp;quot;:&amp;quot;0RfmlWqldVomNMsSBA9z0Kc3RBsCZzkTsCfn9xk6NBkDsCfmhLjmNBkDsCejAVejAZp6lQsSlRsmlirnlK9AVfilh9kQZgfnB2sClAsAZQpmtAqnsCqSdxoChBpmpvrCZFt65OpSBJnS5ArDBInT9BrD9xpmMZp4BQpmtAqnsCczRKrSBQqndLk7hBpShFtOoMbz0Zpn9LoRdOpOoZsC5gr6lisCsCfmhLjmNBkD9D9zwZrCZFt6BPrR1MtmZOpOoVejAVejRApnhPpnlNpl9JtkVMtmZOpOpPumlSsDlP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amp;quot;name&amp;quot;:&amp;quot;learning_ccr_prototype_survey&amp;quot;,&amp;quot;trackingToken&amp;quot;:&amp;quot;0RfmlWqldVomNMsSBA9z0Kc3RBsCZzkTsCfn9xk6NBkDsCfmhLjmNBkDsCejAVejAZp6lQsSlRsmlirnlK9AVfilh9kQZgfnB2sClAsAZQpmtAqnsCumlSsDlPnSlMunhLt6ZOs5ZOoSdvpSVFrD9xpmMZp4BQpmtAqnsCcPRKrSBQqndLk7hBpShFtOoMbz0Zpn9LoRdOpOoZsC5gr6lisCsCfmhLjmNBkD9D9zwZrCZFt6BPrR1MtmZOpOoVejAVejRApnhPpnlNpl9JtkVMtmZOpOpPumlSsDlP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amp;quot;name&amp;quot;:&amp;quot;learning_search_survey&amp;quot;,&amp;quot;trackingToken&amp;quot;:&amp;quot;djRBuCBjum5Is7dFp2oMbz0Zpn9LoRdT9zROol1Ipl9T9zRArQRIpl9T9zAVejAVfmhBt7dBtn5BkCRRrypejQBkildfk3RVgD9Bp79ft6lDp6BT9DBBtD9RsRZEoT9xpndvpSVFrD9xpmMZp4BQpmtAqnsCd3RKrSBQqndLk7hBpShFtOoMbz0Zpn9LoRdOpOoZsC5gr6lisCsCfmhLjmNBkD9D9zwZrCZFt6BPrR1MtmZOpOoVejAVejRApnhPpnlNpl9JtkVMtmZOpOpPumlSsDlP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amp;quot;name&amp;quot;:&amp;quot;learning_unbound_survey&amp;quot;,&amp;quot;trackingToken&amp;quot;:&amp;quot;0RfmlWqldVomNMsSBA9z0Kc3RBsCZzkTsCfn9xk6NBkDsCfmhLjmNBkDsCejAVejAZp6lQsSlRsmlirnlK9AVfilh9kQZgfnB2sClAsAZQpmtAqnsCumlSsDlPnShKtmZyrDlvpSVFrD9xpmMZp4BQpmtAqnsCdjRKrSBQqndLk7hBpShFtOoMbz0Zpn9LoRdOpOoZsC5gr6lisCsCfmhLjmNBkD9D9zwZrCZFt6BPrR1MtmZOpOoVejAVejRApnhPpnlNpl9JtkVMtmZOpOpPumlSsDlP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amp;quot;name&amp;quot;:&amp;quot;learning_home_survey_v2&amp;quot;,&amp;quot;trackingToken&amp;quot;:&amp;quot;0RfmlWqldVomNMsSBA9z0Kc3RBsCZzkTsCfn9xk6NBkDsCfmhLjmNBkDsCejAVejAZp6lQsSlRsmlirnlK9AVfilh9kQZgfnB2sClAsAZQpmtAqnsCcDpvumlSsDlPnSlJrSxvpSVFrD9xpmMZp4BQpmtAqnsCdzRKrSBQqndLk7hBpShFtOoMbz0Zpn9LoRdOpOoZsC5gr6lisCsCfmhLjmNBkD9D9zwZrCZFt6BPrR1MtmZOpOoVejAVejRApnhPpnlNpl9JtkVMtmZOpOpPumlSsDlP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amp;quot;name&amp;quot;:&amp;quot;learning_lxp_survey&amp;quot;,&amp;quot;trackingToken&amp;quot;:&amp;quot;djRBuCBjum5Is7dFp2oMbz0Zpn9LoRdT9zROol1Ipl9T9zRArQRIpl9T9zAVejAVfmhBt7dBtn5BkCRRrypejQBkildfk3RVgD9Bp79ft6lDp6BT9DBBtD9RsRZMu6NvpSVFrD9xpmMZp4BQpmtAqnsCdPRKrSBQqndLk7hBpShFtOoMbz0Zpn9LoRdOpOoZsC5gr6lisCsCfmhLjmNBkD9D9zwZrCZFt6BPrR1MtmZOpOoVejAVejRApnhPpnlNpl9JtkVMtmZOpOpPumlSsDlP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amp;quot;name&amp;quot;:&amp;quot;annual_savings_cta&amp;quot;,&amp;quot;trackingToken&amp;quot;:&amp;quot;0RfmlWqldVomNMsSBA9z0Kc3RBsCZzkTsCfn9xk6NBkDsCfmhLjmNBkDsCcjRApnhPpnlNpl9JtmUCjAZ9l4BjjR0Zuk9OpmhOjThBpShFtOpxt6dvsStKqnpxsRZIonlKrC4Zp4BQpmtAqnsCc3RKrSBQqndLk7hBpShFtOoMbz0Zpn9LoRdOpOoZsC5gr6lisCsCfmhLjmNBkD9D9zAZrCZFt6BPrR1MtmZOpOoVejAVejRApnhPpnlNpl9JtkVMtmZOpOpPr6NBsT1R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amp;quot;name&amp;quot;:&amp;quot;lxp_login_instruction_modal&amp;quot;,&amp;quot;trackingToken&amp;quot;:&amp;quot;djRBuCBjum5Is7dFp2oMbz0Zpn9LoRdT9zROol1Ipl9T9zRArQRIpl9T9z4Zp6lQsSlRsmlirnlK9AVfilh9kQZgfnB2sClAsAZQpmtAqnsCr65ArSRvrCZFt6dRsDhPrCBvrCBDrSNvs7xIfmh9t6lDp6BT9z0ZrCZFt6BPrR1QpmtAqnsCc2UMfmlOrSdjsCsCfn9xk6NBkD9D9zRArQRIpl9OpOoMcjRKrSBQqndLk71RrT9D9zAVejAVfmhBt7dBtn5BkCRRjD1RrT9D9CVLqnhMrnlPrCZz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amp;quot;name&amp;quot;:&amp;quot;learning_lfyo_card_actions_gtm_tooltip&amp;quot;,&amp;quot;trackingToken&amp;quot;:&amp;quot;3kZpnFFkTBxr71PqmgCc2UMfmlOrSdjtOoZsC5gr6litOoZp6Zdr6litOoVejAVejRApnhPpnlNpl9JtmUCjAZ9l4BjjR0Zuk9OpmhOjThBpShFtOpMqnhIrSZQnSRQpRZPrCZFt6dxnShOomdvrTBCr5ZDrCBKsC5Br3RAinhBpShFtOoMfmVLqnhFsSZgt6lDp6BT9z0Kc3RBsCZzkT9D9zROol1Ipl9OpOoZp6Zdr6lisCsCcj4ZrCZFt6BPrR1MtmZOpOoVejAVejRApnhPpnlNpl9JtkVMtmZOpOpPqT9xrmxzomZzfmh9s7lLsCsCjAZ9l4BjjR0Zuk9OpmhOrOpQr7lxpClAfmh9t6VBrmtBsOpOpmVKom9vs6ZQfmh9t6ZIsOpQr7lxpClAfmh9t7lLum5I9ClDon1BrmZEnStKqmVOomlIfmlJokVBpS5M9DlApjRAin1MoioUejoTdPRAimVLqndOpnoCdj4PcP4Pdz0Vfmh9tioNcS4NejAMczAScjoJd6oToiRyoPkQbjwSdz0Jd3tAom9Bp3gZp4BQu6lQrCZz&amp;quot;,&amp;quot;$type&amp;quot;:&amp;quot;com.linkedin.learning.api.lego.Widget&amp;quot;}],&amp;quot;accessibleLocales&amp;quot;:[{&amp;quot;country&amp;quot;:&amp;quot;US&amp;quot;,&amp;quot;language&amp;quot;:&amp;quot;en&amp;quot;,&amp;quot;$type&amp;quot;:&amp;quot;com.linkedin.common.Locale&amp;quot;},{&amp;quot;country&amp;quot;:&amp;quot;FR&amp;quot;,&amp;quot;language&amp;quot;:&amp;quot;fr&amp;quot;,&amp;quot;$type&amp;quot;:&amp;quot;com.linkedin.common.Locale&amp;quot;},{&amp;quot;country&amp;quot;:&amp;quot;DE&amp;quot;,&amp;quot;language&amp;quot;:&amp;quot;de&amp;quot;,&amp;quot;$type&amp;quot;:&amp;quot;com.linkedin.common.Locale&amp;quot;},{&amp;quot;country&amp;quot;:&amp;quot;JP&amp;quot;,&amp;quot;language&amp;quot;:&amp;quot;ja&amp;quot;,&amp;quot;$type&amp;quot;:&amp;quot;com.linkedin.common.Locale&amp;quot;},{&amp;quot;country&amp;quot;:&amp;quot;ES&amp;quot;,&amp;quot;language&amp;quot;:&amp;quot;es&amp;quot;,&amp;quot;$type&amp;quot;:&amp;quot;com.linkedin.common.Locale&amp;quot;},{&amp;quot;country&amp;quot;:&amp;quot;CN&amp;quot;,&amp;quot;language&amp;quot;:&amp;quot;zh&amp;quot;,&amp;quot;$type&amp;quot;:&amp;quot;com.linkedin.common.Locale&amp;quot;},{&amp;quot;country&amp;quot;:&amp;quot;BR&amp;quot;,&amp;quot;language&amp;quot;:&amp;quot;pt&amp;quot;,&amp;quot;$type&amp;quot;:&amp;quot;com.linkedin.common.Locale&amp;quot;}],&amp;quot;notificationCenterOn&amp;quot;:true,&amp;quot;preferredContentLocale&amp;quot;:{&amp;quot;country&amp;quot;:&amp;quot;US&amp;quot;,&amp;quot;language&amp;quot;:&amp;quot;en&amp;quot;,&amp;quot;$type&amp;quot;:&amp;quot;com.linkedin.common.Locale&amp;quot;},&amp;quot;permissions&amp;quot;:[&amp;quot;CAN_SHOW_ENTERPRISE_BRAND&amp;quot;,&amp;quot;CAN_ACCESS_EXERCISE_FILES&amp;quot;,&amp;quot;WHITELISTED&amp;quot;,&amp;quot;CAN_SHARE_ALL&amp;quot;,&amp;quot;CAN_SHARE&amp;quot;,&amp;quot;CAN_TAKE_NOTES&amp;quot;,&amp;quot;CAN_CREATE_SOCIAL_QUESTIONS&amp;quot;,&amp;quot;CAN_VIEW_SOCIAL_QUESTIONS&amp;quot;,&amp;quot;CAN_VIEW_SOURCE_CODE_LINK&amp;quot;,&amp;quot;CAN_SEE_ENTERPRISE_ORGANIZATION_TIE_INS&amp;quot;,&amp;quot;HAS_FULL_CONTENT_ACCESS&amp;quot;,&amp;quot;CAN_DOWNLOAD_CERTIFICATE&amp;quot;,&amp;quot;CAN_ACCESS_CONTINUING_EDUCATION_UNITS&amp;quot;,&amp;quot;CAN_VIEW_WATCH_PARTY&amp;quot;,&amp;quot;CAN_SHOW_MOBILE_UPSELL&amp;quot;],&amp;quot;member&amp;quot;:{&amp;quot;urn&amp;quot;:&amp;quot;urn:li:member:906313315&amp;quot;,&amp;quot;memberDistance&amp;quot;:&amp;quot;SELF&amp;quot;,&amp;quot;firstName&amp;quot;:&amp;quot;John&amp;quot;,&amp;quot;lastName&amp;quot;:&amp;quot;Metry&amp;quot;,&amp;quot;vanityName&amp;quot;:&amp;quot;john-metry-a57632213&amp;quot;,&amp;quot;pictureId&amp;quot;:&amp;quot;/gcrc/dms/image/C4D03AQF7pGZkVv-6Mg/profile-displayphoto-shrink_400_400/0/1622312765847?e&amp;#61;1628726400&amp;amp;v&amp;#61;beta&amp;amp;t&amp;#61;ubEiRXHND_FDiSG85I70D36CtZglRKVCe7uac6wZt_w&amp;quot;,&amp;quot;publicUrl&amp;quot;:&amp;quot;https://www.linkedin.com/in/john-metry-a57632213&amp;quot;,&amp;quot;profileImage&amp;quot;:{&amp;quot;source&amp;quot;:{&amp;quot;slices&amp;quot;:[{&amp;quot;dimension&amp;quot;:{&amp;quot;width&amp;quot;:100,&amp;quot;height&amp;quot;:100,&amp;quot;$type&amp;quot;:&amp;quot;com.linkedin.learning.api.common.DimensionInfo&amp;quot;},&amp;quot;url&amp;quot;:&amp;quot;https://media-exp3.licdn.com/dms/image/C4D03AQF7pGZkVv-6Mg/profile-displayphoto-shrink_100_100/0/1622312765847?e&amp;#61;1628726400&amp;amp;v&amp;#61;beta&amp;amp;t&amp;#61;_gbNqHDhmVs3xfCGEpn9t7oaRj6DAZOWOkYZl4HFdMQ&amp;quot;,&amp;quot;$type&amp;quot;:&amp;quot;com.linkedin.learning.api.common.ImageSlice&amp;quot;},{&amp;quot;dimension&amp;quot;:{&amp;quot;width&amp;quot;:200,&amp;quot;height&amp;quot;:200,&amp;quot;$type&amp;quot;:&amp;quot;com.linkedin.learning.api.common.DimensionInfo&amp;quot;},&amp;quot;url&amp;quot;:&amp;quot;https://media-exp3.licdn.com/dms/image/C4D03AQF7pGZkVv-6Mg/profile-displayphoto-shrink_200_200/0/1622312765847?e&amp;#61;1628726400&amp;amp;v&amp;#61;beta&amp;amp;t&amp;#61;TqGQLzgTpNRKHxMt4Dvy-BZiFR0syELlEfTt4oitODo&amp;quot;,&amp;quot;$type&amp;quot;:&amp;quot;com.linkedin.learning.api.common.ImageSlice&amp;quot;},{&amp;quot;dimension&amp;quot;:{&amp;quot;width&amp;quot;:400,&amp;quot;height&amp;quot;:400,&amp;quot;$type&amp;quot;:&amp;quot;com.linkedin.learning.api.common.DimensionInfo&amp;quot;},&amp;quot;url&amp;quot;:&amp;quot;https://media-exp3.licdn.com/dms/image/C4D03AQF7pGZkVv-6Mg/profile-displayphoto-shrink_400_400/0/1622312765847?e&amp;#61;1628726400&amp;amp;v&amp;#61;beta&amp;amp;t&amp;#61;ubEiRXHND_FDiSG85I70D36CtZglRKVCe7uac6wZt_w&amp;quot;,&amp;quot;$type&amp;quot;:&amp;quot;com.linkedin.learning.api.common.ImageSlice&amp;quot;},{&amp;quot;dimension&amp;quot;:{&amp;quot;width&amp;quot;:800,&amp;quot;height&amp;quot;:800,&amp;quot;$type&amp;quot;:&amp;quot;com.linkedin.learning.api.common.DimensionInfo&amp;quot;},&amp;quot;url&amp;quot;:&amp;quot;https://media-exp3.licdn.com/dms/image/C4D03AQF7pGZkVv-6Mg/profile-displayphoto-shrink_800_800/0/1622312765847?e&amp;#61;1628726400&amp;amp;v&amp;#61;beta&amp;amp;t&amp;#61;soIayaVS0tEuiWtk5GwBRaE69MSZ0Xu-Ig0D7nhxyqY&amp;quot;,&amp;quot;$type&amp;quot;:&amp;quot;com.linkedin.learning.api.common.ImageSlice&amp;quot;}],&amp;quot;$type&amp;quot;:&amp;quot;com.linkedin.learning.api.common.SizedImage&amp;quot;},&amp;quot;$type&amp;quot;:&amp;quot;com.linkedin.learning.api.common.Image&amp;quot;},&amp;quot;headline&amp;quot;:&amp;quot;Student at Moringa School&amp;quot;,&amp;quot;$type&amp;quot;:&amp;quot;com.linkedin.learning.api.BasicProfile&amp;quot;},&amp;quot;mediaProcessorConfig&amp;quot;:{&amp;quot;sizes&amp;quot;:[{&amp;quot;width&amp;quot;:60,&amp;quot;height&amp;quot;:30,&amp;quot;$type&amp;quot;:&amp;quot;com.linkedin.learning.api.common.DimensionInfo&amp;quot;},{&amp;quot;width&amp;quot;:60,&amp;quot;height&amp;quot;:36,&amp;quot;$type&amp;quot;:&amp;quot;com.linkedin.learning.api.common.DimensionInfo&amp;quot;},{&amp;quot;width&amp;quot;:90,&amp;quot;height&amp;quot;:45,&amp;quot;$type&amp;quot;:&amp;quot;com.linkedin.learning.api.common.DimensionInfo&amp;quot;},{&amp;quot;width&amp;quot;:90,&amp;quot;height&amp;quot;:54,&amp;quot;$type&amp;quot;:&amp;quot;com.linkedin.learning.api.common.DimensionInfo&amp;quot;},{&amp;quot;width&amp;quot;:100,&amp;quot;height&amp;quot;:50,&amp;quot;$type&amp;quot;:&amp;quot;com.linkedin.learning.api.common.DimensionInfo&amp;quot;},{&amp;quot;width&amp;quot;:100,&amp;quot;height&amp;quot;:60,&amp;quot;$type&amp;quot;:&amp;quot;com.linkedin.learning.api.common.DimensionInfo&amp;quot;},{&amp;quot;width&amp;quot;:100,&amp;quot;height&amp;quot;:100,&amp;quot;$type&amp;quot;:&amp;quot;com.linkedin.learning.api.common.DimensionInfo&amp;quot;},{&amp;quot;width&amp;quot;:120,&amp;quot;height&amp;quot;:60,&amp;quot;$type&amp;quot;:&amp;quot;com.linkedin.learning.api.common.DimensionInfo&amp;quot;},{&amp;quot;width&amp;quot;:120,&amp;quot;height&amp;quot;:72,&amp;quot;$type&amp;quot;:&amp;quot;com.linkedin.learning.api.common.DimensionInfo&amp;quot;},{&amp;quot;width&amp;quot;:127,&amp;quot;height&amp;quot;:30,&amp;quot;$type&amp;quot;:&amp;quot;com.linkedin.learning.api.common.DimensionInfo&amp;quot;},{&amp;quot;width&amp;quot;:127,&amp;quot;height&amp;quot;:46,&amp;quot;$type&amp;quot;:&amp;quot;com.linkedin.learning.api.common.DimensionInfo&amp;quot;},{&amp;quot;width&amp;quot;:150,&amp;quot;height&amp;quot;:75,&amp;quot;$type&amp;quot;:&amp;quot;com.linkedin.learning.api.common.DimensionInfo&amp;quot;},{&amp;quot;width&amp;quot;:150,&amp;quot;height&amp;quot;:90,&amp;quot;$type&amp;quot;:&amp;quot;com.linkedin.learning.api.common.DimensionInfo&amp;quot;},{&amp;quot;width&amp;quot;:191,&amp;quot;height&amp;quot;:45,&amp;quot;$type&amp;quot;:&amp;quot;com.linkedin.learning.api.common.DimensionInfo&amp;quot;},{&amp;quot;width&amp;quot;:191,&amp;quot;height&amp;quot;:69,&amp;quot;$type&amp;quot;:&amp;quot;com.linkedin.learning.api.common.DimensionInfo&amp;quot;},{&amp;quot;width&amp;quot;:200,&amp;quot;height&amp;quot;:100,&amp;quot;$type&amp;quot;:&amp;quot;com.linkedin.learning.api.common.DimensionInfo&amp;quot;},{&amp;quot;width&amp;quot;:200,&amp;quot;height&amp;quot;:120,&amp;quot;$type&amp;quot;:&amp;quot;com.linkedin.learning.api.common.DimensionInfo&amp;quot;},{&amp;quot;width&amp;quot;:200,&amp;quot;height&amp;quot;:200,&amp;quot;$type&amp;quot;:&amp;quot;com.linkedin.learning.api.common.DimensionInfo&amp;quot;},{&amp;quot;width&amp;quot;:254,&amp;quot;height&amp;quot;:60,&amp;quot;$type&amp;quot;:&amp;quot;com.linkedin.learning.api.common.DimensionInfo&amp;quot;},{&amp;quot;width&amp;quot;:254,&amp;quot;height&amp;quot;:92,&amp;quot;$type&amp;quot;:&amp;quot;com.linkedin.learning.api.common.DimensionInfo&amp;quot;},{&amp;quot;width&amp;quot;:337,&amp;quot;height&amp;quot;:120,&amp;quot;$type&amp;quot;:&amp;quot;com.linkedin.learning.api.common.DimensionInfo&amp;quot;},{&amp;quot;width&amp;quot;:400,&amp;quot;height&amp;quot;:400,&amp;quot;$type&amp;quot;:&amp;quot;com.linkedin.learning.api.common.DimensionInfo&amp;quot;},{&amp;quot;width&amp;quot;:506,&amp;quot;height&amp;quot;:180,&amp;quot;$type&amp;quot;:&amp;quot;com.linkedin.learning.api.common.DimensionInfo&amp;quot;},{&amp;quot;width&amp;quot;:674,&amp;quot;height&amp;quot;:240,&amp;quot;$type&amp;quot;:&amp;quot;com.linkedin.learning.api.common.DimensionInfo&amp;quot;}],&amp;quot;filters&amp;quot;:{&amp;quot;cover&amp;quot;:&amp;quot;https://media-exp1.licdn.com/mpr/mpr/shrinknp_{width}_{height}{+id}&amp;quot;,&amp;quot;contain&amp;quot;:&amp;quot;https://media-exp1.licdn.com/mpr/mpr/shrinknp_{width}_{height}{+id}&amp;quot;,&amp;quot;original&amp;quot;:&amp;quot;https://media-exp1.licdn.com/mpr/mpr{+id}&amp;quot;,&amp;quot;fill&amp;quot;:&amp;quot;https://media-exp1.licdn.com/mpr/mpr/shrink_{width}_{height}{+id}&amp;quot;,&amp;quot;$type&amp;quot;:&amp;quot;com.linkedin.learning.api.mpr.MediaProcessorFilters&amp;quot;},&amp;quot;$type&amp;quot;:&amp;quot;com.linkedin.learning.api.mpr.MediaProcessorConfig&amp;quot;},&amp;quot;authentication&amp;quot;:{&amp;quot;$type&amp;quot;:&amp;quot;com.linkedin.learning.api.Authentication&amp;quot;},&amp;quot;dailyBitesCampaignOn&amp;quot;:true,&amp;quot;holdoutLixes&amp;quot;:[{&amp;quot;holdoutLix&amp;quot;:&amp;quot;learning.holdout.fq3-sample&amp;quot;,&amp;quot;featureLix&amp;quot;:&amp;quot;learning.web.holdout.fq3-sample&amp;quot;,&amp;quot;$type&amp;quot;:&amp;quot;com.linkedin.learning.api.HoldoutLix&amp;quot;},{&amp;quot;holdoutLix&amp;quot;:&amp;quot;learning.holdout.fq3-sample&amp;quot;,&amp;quot;featureLix&amp;quot;:&amp;quot;learning.api.holdout.fq3-sample&amp;quot;,&amp;quot;$type&amp;quot;:&amp;quot;com.linkedin.learning.api.HoldoutLix&amp;quot;},{&amp;quot;holdoutLix&amp;quot;:&amp;quot;learning.holdout.fq3-sample&amp;quot;,&amp;quot;featureLix&amp;quot;:&amp;quot;learning.android.holdout.fq3-sample&amp;quot;,&amp;quot;$type&amp;quot;:&amp;quot;com.linkedin.learning.api.HoldoutLix&amp;quot;},{&amp;quot;holdoutLix&amp;quot;:&amp;quot;learning.holdout.fq3-sample&amp;quot;,&amp;quot;featureLix&amp;quot;:&amp;quot;learning.ios.holdout.fq3-sample&amp;quot;,&amp;quot;$type&amp;quot;:&amp;quot;com.linkedin.learning.api.HoldoutLix&amp;quot;}],&amp;quot;globalAlerts&amp;quot;:[],&amp;quot;boundEnterpriseIdentities&amp;quot;:[{&amp;quot;requiresEnterpriseAuthentication&amp;quot;:false,&amp;quot;identityToken&amp;quot;:&amp;quot;ABkAAAAAAAV7h5oAAAAAB7kXYQAAAXnwuM-aAYGf9ocilEFFsPjh9lgpHowdV-iH&amp;quot;,&amp;quot;accountName&amp;quot;:&amp;quot;Moringa School&amp;quot;,&amp;quot;enterpriseProfile&amp;quot;:&amp;quot;urn:li:enterpriseProfile:(urn:li:enterpriseAccount:91981722,129570657)&amp;quot;,&amp;quot;brand&amp;quot;:{&amp;quot;name&amp;quot;:&amp;quot;Moringa School&amp;quot;,&amp;quot;logo&amp;quot;:{&amp;quot;source&amp;quot;:{&amp;quot;slices&amp;quot;:[{&amp;quot;dimension&amp;quot;:{&amp;quot;width&amp;quot;:100,&amp;quot;height&amp;quot;:100,&amp;quot;$type&amp;quot;:&amp;quot;com.linkedin.learning.api.common.DimensionInfo&amp;quot;},&amp;quot;url&amp;quot;:&amp;quot;https://media-exp3.licdn.com/dms/image/C560BAQGt36eU6cBONw/company-logo_100_100/0/1519878299800?e&amp;#61;1631145600&amp;amp;v&amp;#61;beta&amp;amp;t&amp;#61;CCTNGmeJi0Mv3mMFDTUUUxRxC0huhEI_SlL-35KVdPc&amp;quot;,&amp;quot;$type&amp;quot;:&amp;quot;com.linkedin.learning.api.common.ImageSlice&amp;quot;},{&amp;quot;dimension&amp;quot;:{&amp;quot;width&amp;quot;:200,&amp;quot;height&amp;quot;:200,&amp;quot;$type&amp;quot;:&amp;quot;com.linkedin.learning.api.common.DimensionInfo&amp;quot;},&amp;quot;url&amp;quot;:&amp;quot;https://media-exp3.licdn.com/dms/image/C560BAQGt36eU6cBONw/company-logo_200_200/0/1519878299800?e&amp;#61;1631145600&amp;amp;v&amp;#61;beta&amp;amp;t&amp;#61;SypsY090Uo5yFsPoPNcMTrzb6LdigzWlsSX6ycg1yfQ&amp;quot;,&amp;quot;$type&amp;quot;:&amp;quot;com.linkedin.learning.api.common.ImageSlice&amp;quot;},{&amp;quot;dimension&amp;quot;:{&amp;quot;width&amp;quot;:400,&amp;quot;height&amp;quot;:400,&amp;quot;$type&amp;quot;:&amp;quot;com.linkedin.learning.api.common.DimensionInfo&amp;quot;},&amp;quot;url&amp;quot;:&amp;quot;https://media-exp3.licdn.com/dms/image/C560BAQGt36eU6cBONw/company-logo_400_400/0/1519878299800?e&amp;#61;1631145600&amp;amp;v&amp;#61;beta&amp;amp;t&amp;#61;j8VaV4-eao6wiqBo-p4bMzWEvd4aBgxoPQfP_GCv8V0&amp;quot;,&amp;quot;$type&amp;quot;:&amp;quot;com.linkedin.learning.api.common.ImageSlice&amp;quot;}],&amp;quot;$type&amp;quot;:&amp;quot;com.linkedin.learning.api.common.SizedImage&amp;quot;},&amp;quot;$type&amp;quot;:&amp;quot;com.linkedin.learning.api.common.Image&amp;quot;},&amp;quot;type&amp;quot;:&amp;quot;ENTERPRISE_ACCOUNT&amp;quot;,&amp;quot;$type&amp;quot;:&amp;quot;com.linkedin.learning.api.common.Brand&amp;quot;},&amp;quot;hash&amp;quot;:&amp;quot;dXJuOmxpOmVudGVycHJpc2VQcm9maWxlOih1cm46bGk6ZW50ZXJwcmlzZUFjY291bnQ6OTE5ODE3MjIsMTI5NTcwNjU3KQ&amp;#61;&amp;#61;&amp;quot;,&amp;quot;primary&amp;quot;:true,&amp;quot;$type&amp;quot;:&amp;quot;com.linkedin.learning.api.InitialContextEnterpriseIdentity&amp;quot;}],&amp;quot;restrictions&amp;quot;:[],&amp;quot;canViewLyndaMigrationSurvey&amp;quot;:false,&amp;quot;enterpriseAccountInfoV2&amp;quot;:{&amp;quot;legalName&amp;quot;:&amp;quot;Moringa School&amp;quot;,&amp;quot;aiccEnabled&amp;quot;:false,&amp;quot;focusedLearningEnabled&amp;quot;:false,&amp;quot;ssoEnforced&amp;quot;:false,&amp;quot;$type&amp;quot;:&amp;quot;com.linkedin.learning.common.EnterpriseAccountInfoV2&amp;quot;},&amp;quot;$type&amp;quot;:&amp;quot;com.linkedin.learning.api.InitialContext&amp;quot;,&amp;quot;enterpriseActivation&amp;quot;:{&amp;quot;eulaAccepted&amp;quot;:true,&amp;quot;activationTransitions&amp;quot;:[],&amp;quot;titleOnboardingRequired&amp;quot;:false,&amp;quot;skillsOnboardingRequired&amp;quot;:false,&amp;quot;showBindingPromo&amp;quot;:false,&amp;quot;memberBindingType&amp;quot;:&amp;quot;REQUIRED&amp;quot;,&amp;quot;$type&amp;quot;:&amp;quot;com.linkedin.learning.api.enterprise.EnterpriseActivation&amp;quot;,&amp;quot;ellapsedTimeSinceMemberLogin&amp;quot;:928548434,&amp;quot;memberLoginRequired&amp;quot;:false,&amp;quot;bindingRequired&amp;quot;:false,&amp;quot;b2cSignUpEnabled&amp;quot;:false,&amp;quot;memberProfileBound&amp;quot;:true,&amp;quot;bindingDismissed&amp;quot;:false,&amp;quot;eulaVersion&amp;quot;:1,&amp;quot;profileB2cBound&amp;quot;:false},&amp;quot;identityToken&amp;quot;:&amp;quot;ABkAAAAAAAV7h5oAAAAAB7kXYQAAAXnwuM-aAYGf9ocilEFFsPjh9lgpHowdV-iH&amp;quot;,&amp;quot;accessibleLanguageSelections&amp;quot;:[{&amp;quot;locale&amp;quot;:{&amp;quot;country&amp;quot;:&amp;quot;DE&amp;quot;,&amp;quot;language&amp;quot;:&amp;quot;de&amp;quot;,&amp;quot;$type&amp;quot;:&amp;quot;com.linkedin.common.Locale&amp;quot;},&amp;quot;displayText&amp;quot;:&amp;quot;Deutsch (German)&amp;quot;,&amp;quot;$type&amp;quot;:&amp;quot;com.linkedin.learning.api.common.LanguageSelection&amp;quot;},{&amp;quot;locale&amp;quot;:{&amp;quot;country&amp;quot;:&amp;quot;US&amp;quot;,&amp;quot;language&amp;quot;:&amp;quot;en&amp;quot;,&amp;quot;$type&amp;quot;:&amp;quot;com.linkedin.common.Locale&amp;quot;},&amp;quot;displayText&amp;quot;:&amp;quot;English (English)&amp;quot;,&amp;quot;$type&amp;quot;:&amp;quot;com.linkedin.learning.api.common.LanguageSelection&amp;quot;},{&amp;quot;locale&amp;quot;:{&amp;quot;country&amp;quot;:&amp;quot;ES&amp;quot;,&amp;quot;language&amp;quot;:&amp;quot;es&amp;quot;,&amp;quot;$type&amp;quot;:&amp;quot;com.linkedin.common.Locale&amp;quot;},&amp;quot;displayText&amp;quot;:&amp;quot;Español (Spanish)&amp;quot;,&amp;quot;$type&amp;quot;:&amp;quot;com.linkedin.learning.api.common.LanguageSelection&amp;quot;},{&amp;quot;locale&amp;quot;:{&amp;quot;country&amp;quot;:&amp;quot;FR&amp;quot;,&amp;quot;language&amp;quot;:&amp;quot;fr&amp;quot;,&amp;quot;$type&amp;quot;:&amp;quot;com.linkedin.common.Locale&amp;quot;},&amp;quot;displayText&amp;quot;:&amp;quot;Français (French)&amp;quot;,&amp;quot;$type&amp;quot;:&amp;quot;com.linkedin.learning.api.common.LanguageSelection&amp;quot;},{&amp;quot;locale&amp;quot;:{&amp;quot;country&amp;quot;:&amp;quot;JP&amp;quot;,&amp;quot;language&amp;quot;:&amp;quot;ja&amp;quot;,&amp;quot;$type&amp;quot;:&amp;quot;com.linkedin.common.Locale&amp;quot;},&amp;quot;displayText&amp;quot;:&amp;quot;日本語 (Japanese)&amp;quot;,&amp;quot;$type&amp;quot;:&amp;quot;com.linkedin.learning.api.common.LanguageSelection&amp;quot;},{&amp;quot;locale&amp;quot;:{&amp;quot;country&amp;quot;:&amp;quot;BR&amp;quot;,&amp;quot;language&amp;quot;:&amp;quot;pt&amp;quot;,&amp;quot;$type&amp;quot;:&amp;quot;com.linkedin.common.Locale&amp;quot;},&amp;quot;displayText&amp;quot;:&amp;quot;Português (Portuguese)&amp;quot;,&amp;quot;$type&amp;quot;:&amp;quot;com.linkedin.learning.api.common.LanguageSelection&amp;quot;},{&amp;quot;locale&amp;quot;:{&amp;quot;country&amp;quot;:&amp;quot;CN&amp;quot;,&amp;quot;language&amp;quot;:&amp;quot;zh&amp;quot;,&amp;quot;$type&amp;quot;:&amp;quot;com.linkedin.common.Locale&amp;quot;},&amp;quot;displayText&amp;quot;:&amp;quot;简体中文 (Chinese (Simplified))&amp;quot;,&amp;quot;$type&amp;quot;:&amp;quot;com.linkedin.learning.api.common.LanguageSelection&amp;quot;}],&amp;quot;premiumData&amp;quot;:{&amp;quot;$type&amp;quot;:&amp;quot;com.linkedin.learning.api.premium.PremiumData&amp;quot;}},&amp;quot;included&amp;quo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code&gt;</text:p>
          </table:table-cell>
        </table:table-row>
        <text:soft-page-break/>
        <table:table-row table:style-name="TableLine94907713311520">
          <table:table-cell table:style-name="Table1.A1" office:value-type="string">
            <text:p text:style-name="P1"/>
          </table:table-cell>
          <table:table-cell table:style-name="Table1.A1" office:value-type="string">
            <text:p text:style-name="Table_20_Contents">&lt;code style="display: none" id="datalet-bpr-guid-49715"&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request":"/learning-api/init?account\u003D91981722\u0026forceAuthentication\u003Dtrue\u0026upsellOrderOrigin\u003Dtrk_default_learning","status":200,"body":"bpr-guid-49715","method":"GE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code&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img src="<text:a xlink:type="simple" xlink:href="data:image/gif;base64,R0lGODlhAQABAIAAAAAAAP///yH5BAEAAAAALAAAAAABAAEAAAIBRAA7" office:target-frame-name="_blank" xlink:show="new" text:style-name="Internet_20_link" text:visited-style-name="Visited_20_Internet_20_Link">data:image/gif;base64,R0lGODlhAQABAIAAAAAAAP///yH5BAEAAAAALAAAAAABAAEAAAIBRAA7</text:a>" style="display: none" class="datalet-bpr-guid-49715"&gt;&lt;code style="display: none" id="bpr-guid-49716"&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amp;quot;data&amp;quot;:{&amp;quot;details&amp;quot;:{&amp;quot;userProgramSelection&amp;quot;:{&amp;quot;learnerHasSelectedCredentialingProgram&amp;quot;:false,&amp;quot;$type&amp;quot;:&amp;quot;com.linkedin.learning.api.credentialing.CredentialingProgramSelection&amp;quot;},&amp;quot;*activityTransferConsentStatus&amp;quot;:&amp;quot;urn:li:enterpriseProfile:(urn:li:enterpriseAccount:91981722,129570657)&amp;quot;,&amp;quot;*videoAutoplayStatus&amp;quot;:&amp;quot;VideoAutoplayStatus;urn:li:member:906313315&amp;quot;,&amp;quot;reactivatedFromLynda&amp;quot;:false,&amp;quot;shareWatchActivityStatus&amp;quot;:&amp;quot;PRIVATE&amp;quot;,&amp;quot;$type&amp;quot;:&amp;quot;com.linkedin.learning.api.common.DetailedLearnerSettings&amp;quot;},&amp;quot;cachingKey&amp;quot;:&amp;quot;ConsistentDetailedLearnerSettings;urn:li:learnerSettings:906313315&amp;quot;,&amp;quot;$type&amp;quot;:&amp;quot;com.linkedin.learning.api.common.ConsistentDetailedLearnerSettings&amp;quot;},&amp;quot;included&amp;quot;:[{&amp;quot;cachingKey&amp;quot;:&amp;quot;urn:li:enterpriseProfile:(urn:li:enterpriseAccount:91981722,129570657)&amp;quot;,&amp;quot;consented&amp;quot;:false,&amp;quot;$type&amp;quot;:&amp;quot;com.linkedin.learning.api.common.ActivityTransferConsentStatus&amp;quot;},{&amp;quot;autoplayVideoEnabled&amp;quot;:true,&amp;quot;cachingKey&amp;quot;:&amp;quot;VideoAutoplayStatus;urn:li:member:906313315&amp;quot;,&amp;quot;$type&amp;quot;:&amp;quot;com.linkedin.learning.api.common.VideoAutoplayStatus&amp;quo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code&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code style="display: none" id="datalet-bpr-guid-49716"&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request":"/learning-api/learnerSettings","status":200,"body":"bpr-guid-49716","method":"GE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code&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img src="<text:a xlink:type="simple" xlink:href="data:image/gif;base64,R0lGODlhAQABAIAAAAAAAP///yH5BAEAAAAALAAAAAABAAEAAAIBRAA7" office:target-frame-name="_blank" xlink:show="new" text:style-name="Internet_20_link" text:visited-style-name="Visited_20_Internet_20_Link">data:image/gif;base64,R0lGODlhAQABAIAAAAAAAP///yH5BAEAAAAALAAAAAABAAEAAAIBRAA7</text:a>" style="display: none" class="datalet-bpr-guid-49716"&gt;&lt;code style="display: none" id="bpr-guid-49717"&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amp;quot;data&amp;quot;:{&amp;quot;paging&amp;quot;:{&amp;quot;count&amp;quot;:10,&amp;quot;start&amp;quot;:0,&amp;quot;links&amp;quot;:[]},&amp;quot;*elements&amp;quot;:[&amp;quot;urn:li:learningApiVideo:169260&amp;quot;],&amp;quot;cachingKey&amp;quot;:&amp;quot;urn:li:collectionResponse:c0BsKzKMEfFpL5dlBsWPjwV4zYE4KYSLPVMlpoFBtiM&amp;#61;&amp;quot;,&amp;quot;$type&amp;quot;:&amp;quot;com.linkedin.restli.common.CollectionResponse&amp;quot;},&amp;quot;meta&amp;quot;:{&amp;quot;microSchema&amp;quot;:{&amp;quot;version&amp;quot;:&amp;quot;2&amp;quot;,&amp;quot;types&amp;quot;:{&amp;quot;com.linkedin.learning.api.deco.social.DecoratedContentReaction&amp;quot;:{&amp;quot;fields&amp;quot;:{&amp;quot;totalReactions&amp;quot;:{&amp;quot;type&amp;quot;:&amp;quot;int&amp;quot;},&amp;quot;reactors&amp;quot;:{&amp;quot;type&amp;quot;:{&amp;quot;array&amp;quot;:&amp;quot;com.linkedin.learning.api.deco.social.FacePileReactor&amp;quot;}},&amp;quot;reacted&amp;quot;:{&amp;quot;type&amp;quot;:&amp;quot;string&amp;quot;},&amp;quot;cachingKey&amp;quot;:{&amp;quot;type&amp;quot;:&amp;quot;string&amp;quot;},&amp;quot;entityUrn&amp;quot;:{&amp;quot;type&amp;quot;:&amp;quot;string&amp;quot;}},&amp;quot;baseType&amp;quot;:&amp;quot;com.linkedin.learning.api.deco.social.ContentReaction&amp;quot;},&amp;quot;com.linkedin.learning.api.deco.common.ProviderCompany&amp;quot;:{&amp;quot;fields&amp;quot;:{&amp;quot;websiteUrl&amp;quot;:{&amp;quot;type&amp;quot;:&amp;quot;string&amp;quot;},&amp;quot;entityUrn&amp;quot;:{&amp;quot;type&amp;quot;:&amp;quot;string&amp;quot;},&amp;quot;name&amp;quot;:{&amp;quot;type&amp;quot;:&amp;quot;string&amp;quot;},&amp;quot;tagline&amp;quot;:{&amp;quot;type&amp;quot;:&amp;quot;string&amp;quot;},&amp;quot;logo&amp;quot;:{&amp;quot;type&amp;quot;:&amp;quot;com.linkedin.learning.api.common.Image&amp;quot;},&amp;quot;description&amp;quot;:{&amp;quot;type&amp;quot;:&amp;quot;com.linkedin.learning.api.text.AttributedText&amp;quot;},&amp;quot;cachingKey&amp;quot;:{&amp;quot;type&amp;quot;:&amp;quot;string&amp;quot;}},&amp;quot;baseType&amp;quot;:&amp;quot;com.linkedin.learning.api.deco.common.Company&amp;quot;},&amp;quot;com.linkedin.learning.api.deco.status.DecoratedLyndaVideoViewingStatus&amp;quot;:{&amp;quot;fields&amp;quot;:{&amp;quot;cachingKey&amp;quot;:{&amp;quot;type&amp;quot;:&amp;quot;string&amp;quot;},&amp;quot;details&amp;quot;:{&amp;quot;type&amp;quot;:&amp;quot;com.linkedin.learning.api.interaction.BasicVideoViewingStatusData&amp;quot;}},&amp;quot;baseType&amp;quot;:&amp;quot;com.linkedin.learning.api.interaction.ConsistentBasicVideoViewingStatus&amp;quot;},&amp;quot;com.linkedin.learning.api.deco.follow.DecoratedFollow&amp;quot;:{&amp;quot;fields&amp;quot;:{&amp;quot;cachingKey&amp;quot;:{&amp;quot;type&amp;quot;:&amp;quot;string&amp;quot;},&amp;quot;entityUrn&amp;quot;:{&amp;quot;type&amp;quot;:&amp;quot;string&amp;quot;},&amp;quot;following&amp;quot;:{&amp;quot;type&amp;quot;:&amp;quot;boolean&amp;quot;}},&amp;quot;baseType&amp;quot;:&amp;quot;com.linkedin.learning.api.deco.social.Follow&amp;quot;},&amp;quot;com.linkedin.learning.api.deco.content.DecoratedContentAssignment&amp;quot;:{&amp;quot;fields&amp;quot;:{&amp;quot;dueAt&amp;quot;:{&amp;quot;type&amp;quot;:&amp;quot;long&amp;quot;},&amp;quot;entityUrn&amp;quot;:{&amp;quot;type&amp;quot;:&amp;quot;string&amp;quot;},&amp;quot;assignerResolutionResult&amp;quot;:{&amp;quot;type&amp;quot;:{&amp;quot;union&amp;quot;:{&amp;quot;company&amp;quot;:&amp;quot;com.linkedin.learning.api.deco.common.DecoratedCompany&amp;quot;,&amp;quot;account&amp;quot;:&amp;quot;com.linkedin.learning.api.deco.common.AssignmentProvider&amp;quot;,&amp;quot;profile&amp;quot;:&amp;quot;com.linkedin.learning.api.deco.common.DecoratedProfile&amp;quot;}},&amp;quot;resolvedFrom&amp;quot;:&amp;quot;assigner&amp;quot;},&amp;quot;assignedAt&amp;quot;:{&amp;quot;type&amp;quot;:&amp;quot;long&amp;quot;},&amp;quot;assigner&amp;quot;:{&amp;quot;type&amp;quot;:{&amp;quot;union&amp;quot;:{&amp;quot;company&amp;quot;:&amp;quot;string&amp;quot;,&amp;quot;account&amp;quot;:&amp;quot;string&amp;quot;,&amp;quot;profile&amp;quot;:&amp;quot;string&amp;quot;}}},&amp;quot;message&amp;quot;:{&amp;quot;type&amp;quot;:&amp;quot;string&amp;quot;},&amp;quot;cachingKey&amp;quot;:{&amp;quot;type&amp;quot;:&amp;quot;string&amp;quot;}},&amp;quot;baseType&amp;quot;:&amp;quot;com.linkedin.learning.api.deco.interaction.ContentAssignment&amp;quot;},&amp;quot;com.linkedin.learning.api.deco.common.FacePileProfile&amp;quot;:{&amp;quot;fields&amp;quot;:{&amp;quot;lastName&amp;quot;:{&amp;quot;type&amp;quot;:&amp;quot;string&amp;quot;},&amp;quot;firstName&amp;quot;:{&amp;quot;type&amp;quot;:&amp;quot;string&amp;quot;},&amp;quot;profileImage&amp;quot;:{&amp;quot;type&amp;quot;:&amp;quot;com.linkedin.learning.api.common.Image&amp;quot;},&amp;quot;cachingKey&amp;quot;:{&amp;quot;type&amp;quot;:&amp;quot;string&amp;quot;},&amp;quot;entityUrn&amp;quot;:{&amp;quot;type&amp;quot;:&amp;quot;string&amp;quot;}},&amp;quot;baseType&amp;quot;:&amp;quot;com.linkedin.learning.api.deco.common.Profile&amp;quot;},&amp;quot;com.linkedin.learning.api.deco.common.ContentProvider&amp;quot;:{&amp;quot;fields&amp;quot;:{&amp;quot;websiteUrl&amp;quot;:{&amp;quot;type&amp;quot;:&amp;quot;string&amp;quot;},&amp;quot;entityUrn&amp;quot;:{&amp;quot;type&amp;quot;:&amp;quot;string&amp;quot;},&amp;quot;name&amp;quot;:{&amp;quot;type&amp;quot;:&amp;quot;string&amp;quot;},&amp;quot;tagline&amp;quot;:{&amp;quot;type&amp;quot;:&amp;quot;string&amp;quot;},&amp;quot;logo&amp;quot;:{&amp;quot;type&amp;quot;:&amp;quot;com.linkedin.learning.api.common.Image&amp;quot;},&amp;quot;description&amp;quot;:{&amp;quot;type&amp;quot;:&amp;quot;com.linkedin.learning.api.text.AttributedText&amp;quot;},&amp;quot;cachingKey&amp;quot;:{&amp;quot;type&amp;quot;:&amp;quot;string&amp;quot;}},&amp;quot;baseType&amp;quot;:&amp;quot;com.linkedin.learning.api.deco.common.Provider&amp;quot;},&amp;quot;com.linkedin.learning.api.deco.content.DecoratedVideo&amp;quot;:{&amp;quot;fields&amp;quot;:{&amp;quot;parent&amp;quot;:{&amp;quot;type&amp;quot;:&amp;quot;string&amp;quot;},&amp;quot;creators&amp;quot;:{&amp;quot;type&amp;quot;:{&amp;quot;array&amp;quot;:&amp;quot;string&amp;quot;}},&amp;quot;trackingUrn&amp;quot;:{&amp;quot;type&amp;quot;:&amp;quot;string&amp;quot;},&amp;quot;activatedAt&amp;quot;:{&amp;quot;type&amp;quot;:&amp;quot;long&amp;quot;},&amp;quot;providerResolutionResult&amp;quot;:{&amp;quot;type&amp;quot;:&amp;quot;com.linkedin.learning.api.deco.common.ProviderCompany&amp;quot;,&amp;quot;resolvedFrom&amp;quot;:&amp;quot;provider&amp;quot;},&amp;quot;contentReactionInjectionResult&amp;quot;:{&amp;quot;type&amp;quot;:&amp;quot;com.linkedin.learning.api.deco.social.DecoratedContentReactionByContent&amp;quot;,&amp;quot;isInjection&amp;quot;:true},&amp;quot;description&amp;quot;:{&amp;quot;type&amp;quot;:&amp;quot;com.linkedin.learning.api.text.AttributedText&amp;quot;},&amp;quot;title&amp;quot;:{&amp;quot;type&amp;quot;:&amp;quot;string&amp;quot;},&amp;quot;progressStateThresholds&amp;quot;:{&amp;quot;type&amp;quot;:&amp;quot;com.linkedin.learning.api.deco.content.VideoProgressStateThresholds&amp;quot;},&amp;quot;authorsResolutionResults&amp;quot;:{&amp;quot;type&amp;quot;:{&amp;quot;map&amp;quot;:&amp;quot;com.linkedin.learning.api.deco.content.DecoratedAuthor&amp;quot;},&amp;quot;resolvedFrom&amp;quot;:&amp;quot;authors&amp;quot;},&amp;quot;lyndaVideoViewingStatusInjectionResult&amp;quot;:{&amp;quot;type&amp;quot;:&amp;quot;com.linkedin.learning.api.deco.status.DecoratedLyndaVideoViewingStatus&amp;quot;,&amp;quot;isInjection&amp;quot;:true},&amp;quot;duration&amp;quot;:{&amp;quot;type&amp;quot;:&amp;quot;com.linkedin.common.TimeSpan&amp;quot;},&amp;quot;lifecycle&amp;quot;:{&amp;quot;type&amp;quot;:&amp;quot;string&amp;quot;},&amp;quot;presentation&amp;quot;:{&amp;quot;type&amp;quot;:{&amp;quot;union&amp;quot;:{&amp;quot;externalUrl&amp;quot;:&amp;quot;com.linkedin.learning.api.deco.content.presentation.DecoratedLearningExternalUrlMetadata&amp;quot;,&amp;quot;videoPlay&amp;quot;:&amp;quot;com.linkedin.learning.api.deco.content.presentation.DecoratedLearningVideoPlayMetadata&amp;quot;}}},&amp;quot;skills&amp;quot;:{&amp;quot;type&amp;quot;:{&amp;quot;array&amp;quot;:&amp;quot;string&amp;quot;}},&amp;quot;entityUrn&amp;quot;:{&amp;quot;type&amp;quot;:&amp;quot;string&amp;quot;},&amp;quot;provider&amp;quot;:{&amp;quot;type&amp;quot;:&amp;quot;string&amp;quot;},&amp;quot;viewerCountsInjectionResult&amp;quot;:{&amp;quot;type&amp;quot;:&amp;quot;com.linkedin.learning.api.deco.socialproof.TotalViewerCounts&amp;quot;,&amp;quot;isInjection&amp;quot;:true},&amp;quot;creatorsResolutionResults&amp;quot;:{&amp;quot;type&amp;quot;:{&amp;quot;map&amp;quot;:&amp;quot;com.linkedin.learning.api.deco.common.ContentConsumptionProfile&amp;quot;},&amp;quot;resolvedFrom&amp;quot;:&amp;quot;creators&amp;quot;},&amp;quot;skillsResolutionResults&amp;quot;:{&amp;quot;type&amp;quot;:{&amp;quot;map&amp;quot;:&amp;quot;com.linkedin.learning.api.deco.common.VideoConsumptionSkill&amp;quot;},&amp;quot;resolvedFrom&amp;quot;:&amp;quot;skills&amp;quot;},&amp;quot;interactionStatusResolutionResult&amp;quot;:{&amp;quot;type&amp;quot;:&amp;quot;com.linkedin.learning.api.deco.status.DecoratedContentInteractionStatus&amp;quot;,&amp;quot;resolvedFrom&amp;quot;:&amp;quot;interactionStatus&amp;quot;},&amp;quot;slug&amp;quot;:{&amp;quot;type&amp;quot;:&amp;quot;string&amp;quot;},&amp;quot;interactionStatus&amp;quot;:{&amp;quot;type&amp;quot;:&amp;quot;string&amp;quot;},&amp;quot;trackingId&amp;quot;:{&amp;quot;type&amp;quot;:&amp;quot;string&amp;quot;},&amp;quot;tagsResolutionResults&amp;quot;:{&amp;quot;type&amp;quot;:{&amp;quot;map&amp;quot;:&amp;quot;com.linkedin.learning.api.deco.content.VideoConsumptionTag&amp;quot;},&amp;quot;resolvedFrom&amp;quot;:&amp;quot;tags&amp;quot;},&amp;quot;bookmarkInjectionResult&amp;quot;:{&amp;quot;type&amp;quot;:&amp;quot;com.linkedin.learning.api.deco.bookmark.DecoratedBookmark&amp;quot;,&amp;quot;isInjection&amp;quot;:true},&amp;quot;assignmentResolutionResult&amp;quot;:{&amp;quot;type&amp;quot;:&amp;quot;com.linkedin.learning.api.deco.content.DecoratedContentAssignment&amp;quot;,&amp;quot;resolvedFrom&amp;quot;:&amp;quot;assignment&amp;quot;},&amp;quot;visibility&amp;quot;:{&amp;quot;type&amp;quot;:&amp;quot;string&amp;quot;},&amp;quot;transcripts&amp;quot;:{&amp;quot;type&amp;quot;:&amp;quot;string&amp;quot;},&amp;quot;entityType&amp;quot;:{&amp;quot;type&amp;quot;:&amp;quot;string&amp;quot;},&amp;quot;providerV2ResolutionResult&amp;quot;:{&amp;quot;type&amp;quot;:&amp;quot;com.linkedin.learning.api.deco.common.ContentProvider&amp;quot;,&amp;quot;resolvedFrom&amp;quot;:&amp;quot;providerV2&amp;quot;},&amp;quot;assignment&amp;quot;:{&amp;quot;type&amp;quot;:&amp;quot;string&amp;quot;},&amp;quot;primaryThumbnail&amp;quot;:{&amp;quot;type&amp;quot;:&amp;quot;com.linkedin.learning.api.common.Image&amp;quot;},&amp;quot;tags&amp;quot;:{&amp;quot;type&amp;quot;:{&amp;quot;array&amp;quot;:&amp;quot;string&amp;quot;}},&amp;quot;deletedAt&amp;quot;:{&amp;quot;type&amp;quot;:&amp;quot;long&amp;quot;},&amp;quot;deprecatedAt&amp;quot;:{&amp;quot;type&amp;quot;:&amp;quot;long&amp;quot;},&amp;quot;providerV2&amp;quot;:{&amp;quot;type&amp;quot;:&amp;quot;string&amp;quot;},&amp;quot;subtitle&amp;quot;:{&amp;quot;type&amp;quot;:&amp;quot;string&amp;quot;},&amp;quot;cachingKey&amp;quot;:{&amp;quot;type&amp;quot;:&amp;quot;string&amp;quot;},&amp;quot;transcriptsResolutionResult&amp;quot;:{&amp;quot;type&amp;quot;:&amp;quot;com.linkedin.learning.api.deco.content.DecoratedTranscript&amp;quot;,&amp;quot;resolvedFrom&amp;quot;:&amp;quot;transcripts&amp;quot;},&amp;quot;authors&amp;quot;:{&amp;quot;type&amp;quot;:{&amp;quot;array&amp;quot;:&amp;quot;string&amp;quot;}}},&amp;quot;baseType&amp;quot;:&amp;quot;com.linkedin.learning.api.deco.content.Video&amp;quot;},&amp;quot;com.linkedin.learning.api.deco.content.presentation.DecoratedLearningVideoPlayMetadata&amp;quot;:{&amp;quot;fields&amp;quot;:{&amp;quot;videoPlayMetadata&amp;quot;:{&amp;quot;type&amp;quot;:&amp;quot;com.linkedin.videocontent.VideoPlayMetadata&amp;quot;}},&amp;quot;baseType&amp;quot;:&amp;quot;com.linkedin.learning.api.deco.content.presentation.LearningVideoPlayMetadataV2&amp;quot;},&amp;quot;com.linkedin.learning.api.deco.status.DecoratedContentInteractionStatus&amp;quot;:{&amp;quot;fields&amp;quot;:{&amp;quot;markedAsHidden&amp;quot;:{&amp;quot;type&amp;quot;:&amp;quot;boolean&amp;quot;},&amp;quot;progressState&amp;quot;:{&amp;quot;type&amp;quot;:&amp;quot;string&amp;quot;},&amp;quot;completedAt&amp;quot;:{&amp;quot;type&amp;quot;:&amp;quot;long&amp;quot;},&amp;quot;firstViewedAt&amp;quot;:{&amp;quot;type&amp;quot;:&amp;quot;long&amp;quot;},&amp;quot;entityUrn&amp;quot;:{&amp;quot;type&amp;quot;:&amp;quot;string&amp;quot;},&amp;quot;progressPercentage&amp;quot;:{&amp;quot;type&amp;quot;:&amp;quot;int&amp;quot;},&amp;quot;cachingKey&amp;quot;:{&amp;quot;type&amp;quot;:&amp;quot;string&amp;quot;},&amp;quot;lastViewedAt&amp;quot;:{&amp;quot;type&amp;quot;:&amp;quot;long&amp;quot;}},&amp;quot;baseType&amp;quot;:&amp;quot;com.linkedin.learning.api.interaction.ContentInteractionStatus&amp;quot;},&amp;quot;com.linkedin.learning.api.deco.content.DecoratedTranscript&amp;quot;:{&amp;quot;fields&amp;quot;:{&amp;quot;lines&amp;quot;:{&amp;quot;type&amp;quot;:{&amp;quot;array&amp;quot;:&amp;quot;com.linkedin.learning.api.deco.content.TranscriptLine&amp;quot;}},&amp;quot;cachingKey&amp;quot;:{&amp;quot;type&amp;quot;:&amp;quot;string&amp;quot;}},&amp;quot;baseType&amp;quot;:&amp;quot;com.linkedin.learning.api.deco.content.Transcript&amp;quot;},&amp;quot;com.linkedin.learning.api.deco.social.FacePileReactor&amp;quot;:{&amp;quot;fields&amp;quot;:{&amp;quot;profileResolutionResult&amp;quot;:{&amp;quot;type&amp;quot;:&amp;quot;com.linkedin.learning.api.deco.common.FacePileProfile&amp;quot;,&amp;quot;resolvedFrom&amp;quot;:&amp;quot;profile&amp;quot;},&amp;quot;reaction&amp;quot;:{&amp;quot;type&amp;quot;:&amp;quot;string&amp;quot;},&amp;quot;profile&amp;quot;:{&amp;quot;type&amp;quot;:&amp;quot;string&amp;quot;}},&amp;quot;baseType&amp;quot;:&amp;quot;com.linkedin.learning.api.deco.social.Reactor&amp;quot;},&amp;quot;com.linkedin.learning.api.deco.bookmark.DecoratedBookmark&amp;quot;:{&amp;quot;fields&amp;quot;:{&amp;quot;totalBookmarks&amp;quot;:{&amp;quot;type&amp;quot;:&amp;quot;int&amp;quot;},&amp;quot;createdAt&amp;quot;:{&amp;quot;type&amp;quot;:&amp;quot;long&amp;quot;},&amp;quot;cachingKey&amp;quot;:{&amp;quot;type&amp;quot;:&amp;quot;string&amp;quot;},&amp;quot;entityUrn&amp;quot;:{&amp;quot;type&amp;quot;:&amp;quot;string&amp;quot;}},&amp;quot;baseType&amp;quot;:&amp;quot;com.linkedin.learning.api.deco.content.Bookmark&amp;quot;},&amp;quot;com.linkedin.learning.api.deco.common.DecoratedProfile&amp;quot;:{&amp;quot;fields&amp;quot;:{&amp;quot;memberDistance&amp;quot;:{&amp;quot;type&amp;quot;:&amp;quot;string&amp;quot;},&amp;quot;lastName&amp;quot;:{&amp;quot;type&amp;quot;:&amp;quot;string&amp;quot;},&amp;quot;vanityName&amp;quot;:{&amp;quot;type&amp;quot;:&amp;quot;string&amp;quot;},&amp;quot;firstName&amp;quot;:{&amp;quot;type&amp;quot;:&amp;quot;string&amp;quot;},&amp;quot;entityUrn&amp;quot;:{&amp;quot;type&amp;quot;:&amp;quot;string&amp;quot;},&amp;quot;publicUrl&amp;quot;:{&amp;quot;type&amp;quot;:&amp;quot;string&amp;quot;},&amp;quot;companyResolutionResult&amp;quot;:{&amp;quot;type&amp;quot;:&amp;quot;com.linkedin.learning.api.deco.common.DecoratedCompany&amp;quot;,&amp;quot;resolvedFrom&amp;quot;:&amp;quot;company&amp;quot;},&amp;quot;currentJobTitle&amp;quot;:{&amp;quot;type&amp;quot;:&amp;quot;string&amp;quot;},&amp;quot;company&amp;quot;:{&amp;quot;type&amp;quot;:&amp;quot;string&amp;quot;},&amp;quot;profileImage&amp;quot;:{&amp;quot;type&amp;quot;:&amp;quot;com.linkedin.learning.api.common.Image&amp;quot;},&amp;quot;cachingKey&amp;quot;:{&amp;quot;type&amp;quot;:&amp;quot;string&amp;quot;},&amp;quot;headline&amp;quot;:{&amp;quot;type&amp;quot;:&amp;quot;string&amp;quot;}},&amp;quot;baseType&amp;quot;:&amp;quot;com.linkedin.learning.api.deco.common.Profile&amp;quot;},&amp;quot;com.linkedin.learning.api.deco.content.presentation.DecoratedLearningExternalUrlMetadata&amp;quot;:{&amp;quot;fields&amp;quot;:{&amp;quot;url&amp;quot;:{&amp;quot;type&amp;quot;:&amp;quot;string&amp;quot;}},&amp;quot;baseType&amp;quot;:&amp;quot;com.linkedin.learning.api.deco.content.presentation.LearningExternalUrlMetadata&amp;quot;},&amp;quot;com.linkedin.learning.api.deco.common.DecoratedCompany&amp;quot;:{&amp;quot;fields&amp;quot;:{&amp;quot;name&amp;quot;:{&amp;quot;type&amp;quot;:&amp;quot;string&amp;quot;},&amp;quot;logo&amp;quot;:{&amp;quot;type&amp;quot;:&amp;quot;com.linkedin.learning.api.common.Image&amp;quot;},&amp;quot;cachingKey&amp;quot;:{&amp;quot;type&amp;quot;:&amp;quot;string&amp;quot;},&amp;quot;entityUrn&amp;quot;:{&amp;quot;type&amp;quot;:&amp;quot;string&amp;quot;}},&amp;quot;baseType&amp;quot;:&amp;quot;com.linkedin.learning.api.deco.common.Company&amp;quot;},&amp;quot;com.linkedin.learning.api.deco.common.AuthorProfile&amp;quot;:{&amp;quot;fields&amp;quot;:{&amp;quot;lastName&amp;quot;:{&amp;quot;type&amp;quot;:&amp;quot;string&amp;quot;},&amp;quot;firstName&amp;quot;:{&amp;quot;type&amp;quot;:&amp;quot;string&amp;quot;},&amp;quot;entityUrn&amp;quot;:{&amp;quot;type&amp;quot;:&amp;quot;string&amp;quot;},&amp;quot;displayName&amp;quot;:{&amp;quot;type&amp;quot;:&amp;quot;string&amp;quot;},&amp;quot;publicUrl&amp;quot;:{&amp;quot;type&amp;quot;:&amp;quot;string&amp;quot;},&amp;quot;profileImage&amp;quot;:{&amp;quot;type&amp;quot;:&amp;quot;com.linkedin.learning.api.common.Image&amp;quot;},&amp;quot;cachingKey&amp;quot;:{&amp;quot;type&amp;quot;:&amp;quot;string&amp;quot;},&amp;quot;headline&amp;quot;:{&amp;quot;type&amp;quot;:&amp;quot;string&amp;quot;}},&amp;quot;baseType&amp;quot;:&amp;quot;com.linkedin.learning.api.deco.common.Profile&amp;quot;},&amp;quot;com.linkedin.learning.api.deco.common.ContentConsumptionProfile&amp;quot;:{&amp;quot;fields&amp;quot;:{&amp;quot;lastName&amp;quot;:{&amp;quot;type&amp;quot;:&amp;quot;string&amp;quot;},&amp;quot;firstName&amp;quot;:{&amp;quot;type&amp;quot;:&amp;quot;string&amp;quot;},&amp;quot;entityUrn&amp;quot;:{&amp;quot;type&amp;quot;:&amp;quot;string&amp;quot;},&amp;quot;companyResolutionResult&amp;quot;:{&amp;quot;type&amp;quot;:&amp;quot;com.linkedin.learning.api.deco.common.DecoratedCompany&amp;quot;,&amp;quot;resolvedFrom&amp;quot;:&amp;quot;company&amp;quot;},&amp;quot;company&amp;quot;:{&amp;quot;type&amp;quot;:&amp;quot;string&amp;quot;},&amp;quot;profileImage&amp;quot;:{&amp;quot;type&amp;quot;:&amp;quot;com.linkedin.learning.api.common.Image&amp;quot;},&amp;quot;cachingKey&amp;quot;:{&amp;quot;type&amp;quot;:&amp;quot;string&amp;quot;}},&amp;quot;baseType&amp;quot;:&amp;quot;com.linkedin.learning.api.deco.common.Profile&amp;quot;},&amp;quot;com.linkedin.learning.api.deco.common.AssignmentProvider&amp;quot;:{&amp;quot;fields&amp;quot;:{&amp;quot;name&amp;quot;:{&amp;quot;type&amp;quot;:&amp;quot;string&amp;quot;},&amp;quot;logo&amp;quot;:{&amp;quot;type&amp;quot;:&amp;quot;com.linkedin.learning.api.common.Image&amp;quot;},&amp;quot;cachingKey&amp;quot;:{&amp;quot;type&amp;quot;:&amp;quot;string&amp;quot;},&amp;quot;entityUrn&amp;quot;:{&amp;quot;type&amp;quot;:&amp;quot;string&amp;quot;}},&amp;quot;baseType&amp;quot;:&amp;quot;com.linkedin.learning.api.deco.common.Provider&amp;quot;},&amp;quot;com.linkedin.learning.api.deco.social.DecoratedContentReactionByContent&amp;quot;:{&amp;quot;fields&amp;quot;:{&amp;quot;paging&amp;quot;:{&amp;quot;type&amp;quot;:&amp;quot;com.linkedin.learning.api.deco.common.FullPaging&amp;quot;},&amp;quot;elements&amp;quot;:{&amp;quot;type&amp;quot;:{&amp;quot;array&amp;quot;:&amp;quot;com.linkedin.learning.api.deco.social.DecoratedContentReaction&amp;quot;}}},&amp;quot;baseType&amp;quot;:&amp;quot;com.linkedin.restli.common.CollectionResponse&amp;quot;},&amp;quot;com.linkedin.learning.api.deco.common.FullPaging&amp;quot;:{&amp;quot;fields&amp;quot;:{&amp;quot;start&amp;quot;:{&amp;quot;type&amp;quot;:&amp;quot;int&amp;quot;},&amp;quot;count&amp;quot;:{&amp;quot;type&amp;quot;:&amp;quot;int&amp;quot;},&amp;quot;total&amp;quot;:{&amp;quot;type&amp;quot;:&amp;quot;int&amp;quot;},&amp;quot;links&amp;quot;:{&amp;quot;type&amp;quot;:{&amp;quot;array&amp;quot;:&amp;quot;com.linkedin.restli.common.Link&amp;quot;}}},&amp;quot;baseType&amp;quot;:&amp;quot;com.linkedin.restli.common.CollectionMetadata&amp;quot;},&amp;quot;com.linkedin.learning.api.deco.content.VideoConsumptionTag&amp;quot;:{&amp;quot;fields&amp;quot;:{&amp;quot;name&amp;quot;:{&amp;quot;type&amp;quot;:&amp;quot;string&amp;quot;},&amp;quot;cachingKey&amp;quot;:{&amp;quot;type&amp;quot;:&amp;quot;string&amp;quot;},&amp;quot;entityUrn&amp;quot;:{&amp;quot;type&amp;quot;:&amp;quot;string&amp;quot;},&amp;quot;trackingUrn&amp;quot;:{&amp;quot;type&amp;quot;:&amp;quot;string&amp;quot;},&amp;quot;trackingId&amp;quot;:{&amp;quot;type&amp;quot;:&amp;quot;string&amp;quot;}},&amp;quot;baseType&amp;quot;:&amp;quot;com.linkedin.learning.api.deco.content.Classification&amp;quot;},&amp;quot;com.linkedin.learning.api.deco.common.VideoConsumptionSkill&amp;quot;:{&amp;quot;fields&amp;quot;:{&amp;quot;name&amp;quot;:{&amp;quot;type&amp;quot;:&amp;quot;string&amp;quot;},&amp;quot;cachingKey&amp;quot;:{&amp;quot;type&amp;quot;:&amp;quot;string&amp;quot;},&amp;quot;entityUrn&amp;quot;:{&amp;quot;type&amp;quot;:&amp;quot;string&amp;quot;},&amp;quot;trackingUrn&amp;quot;:{&amp;quot;type&amp;quot;:&amp;quot;string&amp;quot;},&amp;quot;trackingId&amp;quot;:{&amp;quot;type&amp;quot;:&amp;quot;string&amp;quot;}},&amp;quot;baseType&amp;quot;:&amp;quot;com.linkedin.learning.api.deco.common.Skill&amp;quot;},&amp;quot;com.linkedin.learning.api.deco.content.DecoratedAuthor&amp;quot;:{&amp;quot;fields&amp;quot;:{&amp;quot;autoPopulateMentionForCertificateShares&amp;quot;:{&amp;quot;type&amp;quot;:&amp;quot;boolean&amp;quot;},&amp;quot;trackingUrn&amp;quot;:{&amp;quot;type&amp;quot;:&amp;quot;string&amp;quot;},&amp;quot;biography&amp;quot;:{&amp;quot;type&amp;quot;:&amp;quot;com.linkedin.learning.api.text.AttributedText&amp;quot;},&amp;quot;follow&amp;quot;:{&amp;quot;type&amp;quot;:&amp;quot;string&amp;quot;},&amp;quot;identityResolutionResult&amp;quot;:{&amp;quot;type&amp;quot;:&amp;quot;com.linkedin.learning.api.deco.common.AuthorProfile&amp;quot;,&amp;quot;resolvedFrom&amp;quot;:&amp;quot;identity&amp;quot;},&amp;quot;influencer&amp;quot;:{&amp;quot;type&amp;quot;:&amp;quot;boolean&amp;quot;},&amp;quot;entityUrn&amp;quot;:{&amp;quot;type&amp;quot;:&amp;quot;string&amp;quot;},&amp;quot;identity&amp;quot;:{&amp;quot;type&amp;quot;:&amp;quot;string&amp;quot;},&amp;quot;shortBiography&amp;quot;:{&amp;quot;type&amp;quot;:&amp;quot;com.linkedin.learning.api.text.AttributedText&amp;quot;},&amp;quot;cachingKey&amp;quot;:{&amp;quot;type&amp;quot;:&amp;quot;string&amp;quot;},&amp;quot;followResolutionResult&amp;quot;:{&amp;quot;type&amp;quot;:&amp;quot;com.linkedin.learning.api.deco.follow.DecoratedFollow&amp;quot;,&amp;quot;resolvedFrom&amp;quot;:&amp;quot;follow&amp;quot;},&amp;quot;slug&amp;quot;:{&amp;quot;type&amp;quot;:&amp;quot;string&amp;quot;},&amp;quot;trackingId&amp;quot;:{&amp;quot;type&amp;quot;:&amp;quot;string&amp;quot;}},&amp;quot;baseType&amp;quot;:&amp;quot;com.linkedin.learning.api.deco.content.Author&amp;quot;},&amp;quot;com.linkedin.learning.api.deco.socialproof.TotalViewerCounts&amp;quot;:{&amp;quot;fields&amp;quot;:{&amp;quot;total&amp;quot;:{&amp;quot;type&amp;quot;:&amp;quot;int&amp;quot;}},&amp;quot;baseType&amp;quot;:&amp;quot;com.linkedin.learning.api.deco.socialproof.ViewerCounts&amp;quot;}}}},&amp;quot;included&amp;quot;:[{&amp;quot;createdAt&amp;quot;:null,&amp;quot;entityUrn&amp;quot;:&amp;quot;urn:li:learningApiBookmark:urn:li:learningApiVideo:169260&amp;quot;,&amp;quot;totalBookmarks&amp;quot;:null,&amp;quot;cachingKey&amp;quot;:&amp;quot;urn:li:learningApiBookmark:urn:li:learningApiVideo:169260&amp;quot;,&amp;quot;$recipeTypes&amp;quot;:[&amp;quot;com.linkedin.learning.api.deco.bookmark.DecoratedBookmark&amp;quot;],&amp;quot;$type&amp;quot;:&amp;quot;com.linkedin.learning.api.deco.content.Bookmark&amp;quot;},{&amp;quot;cachingKey&amp;quot;:&amp;quot;urn:li:learningApiTranscript:171170&amp;quot;,&amp;quot;lines&amp;quot;:[{&amp;quot;transcriptStartAt&amp;quot;:5000,&amp;quot;caption&amp;quot;:&amp;quot; - Hello, I&amp;#39;m Sue Revell. &amp;quot;,&amp;quot;$type&amp;quot;:&amp;quot;com.linkedin.learning.api.deco.content.TranscriptLine&amp;quot;},{&amp;quot;transcriptStartAt&amp;quot;:6009,&amp;quot;caption&amp;quot;:&amp;quot; I&amp;#39;m a personal performance and leadership coach &amp;quot;,&amp;quot;$type&amp;quot;:&amp;quot;com.linkedin.learning.api.deco.content.TranscriptLine&amp;quot;},{&amp;quot;transcriptStartAt&amp;quot;:9006,&amp;quot;caption&amp;quot;:&amp;quot; and the director of Magenta Change Limited. &amp;quot;,&amp;quot;$type&amp;quot;:&amp;quot;com.linkedin.learning.api.deco.content.TranscriptLine&amp;quot;},{&amp;quot;transcriptStartAt&amp;quot;:13001,&amp;quot;caption&amp;quot;:&amp;quot; I work with ambitious professionals &amp;quot;,&amp;quot;$type&amp;quot;:&amp;quot;com.linkedin.learning.api.deco.content.TranscriptLine&amp;quot;},{&amp;quot;transcriptStartAt&amp;quot;:15004,&amp;quot;caption&amp;quot;:&amp;quot; who want to be at the top of their game &amp;quot;,&amp;quot;$type&amp;quot;:&amp;quot;com.linkedin.learning.api.deco.content.TranscriptLine&amp;quot;},{&amp;quot;transcriptStartAt&amp;quot;:17006,&amp;quot;caption&amp;quot;:&amp;quot; in business, sport, the arts, and politics, &amp;quot;,&amp;quot;$type&amp;quot;:&amp;quot;com.linkedin.learning.api.deco.content.TranscriptLine&amp;quot;},{&amp;quot;transcriptStartAt&amp;quot;:21003,&amp;quot;caption&amp;quot;:&amp;quot; or, as some of my clients like to say, &amp;quot;,&amp;quot;<text:soft-page-break/>$type&amp;quot;:&amp;quot;com.linkedin.learning.api.deco.content.TranscriptLine&amp;quot;},{&amp;quot;transcriptStartAt&amp;quot;:24000,&amp;quot;caption&amp;quot;:&amp;quot; I help them to be unstoppable. &amp;quot;,&amp;quot;$type&amp;quot;:&amp;quot;com.linkedin.learning.api.deco.content.TranscriptLine&amp;quot;},{&amp;quot;transcriptStartAt&amp;quot;:27009,&amp;quot;caption&amp;quot;:&amp;quot; In a world that is increasingly &amp;quot;,&amp;quot;$type&amp;quot;:&amp;quot;com.linkedin.learning.api.deco.content.TranscriptLine&amp;quot;},{&amp;quot;transcriptStartAt&amp;quot;:30004,&amp;quot;caption&amp;quot;:&amp;quot; about hustling, crushing it, and smashing it, &amp;quot;,&amp;quot;$type&amp;quot;:&amp;quot;com.linkedin.learning.api.deco.content.TranscriptLine&amp;quot;},{&amp;quot;transcriptStartAt&amp;quot;:34003,&amp;quot;caption&amp;quot;:&amp;quot; it&amp;#39;s easy for our attention to be permanently focused &amp;quot;,&amp;quot;$type&amp;quot;:&amp;quot;com.linkedin.learning.api.deco.content.TranscriptLine&amp;quot;},{&amp;quot;transcriptStartAt&amp;quot;:37007,&amp;quot;caption&amp;quot;:&amp;quot; on the tasks that must be completed to achieve our targets &amp;quot;,&amp;quot;$type&amp;quot;:&amp;quot;com.linkedin.learning.api.deco.content.TranscriptLine&amp;quot;},{&amp;quot;transcriptStartAt&amp;quot;:41008,&amp;quot;caption&amp;quot;:&amp;quot; whether it&amp;#39;s our daily to-do lists or the monthly KPIs, &amp;quot;,&amp;quot;$type&amp;quot;:&amp;quot;com.linkedin.learning.api.deco.content.TranscriptLine&amp;quot;},{&amp;quot;transcriptStartAt&amp;quot;:45008,&amp;quot;caption&amp;quot;:&amp;quot; the 90-day plan or annual review, &amp;quot;,&amp;quot;$type&amp;quot;:&amp;quot;com.linkedin.learning.api.deco.content.TranscriptLine&amp;quot;},{&amp;quot;transcriptStartAt&amp;quot;:48005,&amp;quot;caption&amp;quot;:&amp;quot; or even those longer-term strategies. &amp;quot;,&amp;quot;$type&amp;quot;:&amp;quot;com.linkedin.learning.api.deco.content.TranscriptLine&amp;quot;},{&amp;quot;transcriptStartAt&amp;quot;:51008,&amp;quot;caption&amp;quot;:&amp;quot; For some of us, particularly in the early days of a job, &amp;quot;,&amp;quot;$type&amp;quot;:&amp;quot;com.linkedin.learning.api.deco.content.TranscriptLine&amp;quot;},{&amp;quot;transcriptStartAt&amp;quot;:55003,&amp;quot;caption&amp;quot;:&amp;quot; working in this way can be really motivating. &amp;quot;,&amp;quot;$type&amp;quot;:&amp;quot;com.linkedin.learning.api.deco.content.TranscriptLine&amp;quot;},{&amp;quot;transcriptStartAt&amp;quot;:58007,&amp;quot;caption&amp;quot;:&amp;quot; For others or as we get past those first few &amp;quot;,&amp;quot;$type&amp;quot;:&amp;quot;com.linkedin.learning.api.deco.content.TranscriptLine&amp;quot;},{&amp;quot;transcriptStartAt&amp;quot;:62003,&amp;quot;caption&amp;quot;:&amp;quot; adrenaline-fueled months or years, &amp;quot;,&amp;quot;$type&amp;quot;:&amp;quot;com.linkedin.learning.api.deco.content.TranscriptLine&amp;quot;},{&amp;quot;transcriptStartAt&amp;quot;:64009,&amp;quot;caption&amp;quot;:&amp;quot; it can be simply and increasingly exhausting. &amp;quot;,&amp;quot;$type&amp;quot;:&amp;quot;com.linkedin.learning.api.deco.content.TranscriptLine&amp;quot;},{&amp;quot;transcriptStartAt&amp;quot;:69007,&amp;quot;caption&amp;quot;:&amp;quot; It doesn&amp;#39;t have to be this way. &amp;quot;,&amp;quot;$type&amp;quot;:&amp;quot;com.linkedin.learning.api.deco.content.TranscriptLine&amp;quot;},{&amp;quot;transcriptStartAt&amp;quot;:73000,&amp;quot;caption&amp;quot;:&amp;quot; When we understand that to be unstoppable &amp;quot;,&amp;quot;$type&amp;quot;:&amp;quot;com.linkedin.learning.api.deco.content.TranscriptLine&amp;quot;},{&amp;quot;transcriptStartAt&amp;quot;:76001,&amp;quot;caption&amp;quot;:&amp;quot; or to be in flow is a state of being &amp;quot;,&amp;quot;$type&amp;quot;:&amp;quot;com.linkedin.learning.api.deco.content.TranscriptLine&amp;quot;},{&amp;quot;transcriptStartAt&amp;quot;:79003,&amp;quot;caption&amp;quot;:&amp;quot; and not just all about doing, &amp;quot;,&amp;quot;$type&amp;quot;:&amp;quot;com.linkedin.learning.api.deco.content.TranscriptLine&amp;quot;},{&amp;quot;transcriptStartAt&amp;quot;:81008,&amp;quot;caption&amp;quot;:&amp;quot; so much more becomes possible for us. &amp;quot;,&amp;quot;$type&amp;quot;:&amp;quot;com.linkedin.learning.api.deco.content.TranscriptLine&amp;quot;},{&amp;quot;transcriptStartAt&amp;quot;:85004,&amp;quot;caption&amp;quot;:&amp;quot; How would you like to show up &amp;quot;,&amp;quot;$type&amp;quot;:&amp;quot;com.linkedin.learning.api.deco.content.TranscriptLine&amp;quot;},{&amp;quot;transcriptStartAt&amp;quot;:87009,&amp;quot;caption&amp;quot;:&amp;quot; as the very best version of you &amp;quot;,&amp;quot;$type&amp;quot;:&amp;quot;com.linkedin.learning.api.deco.content.TranscriptLine&amp;quot;},{&amp;quot;transcriptStartAt&amp;quot;:90008,&amp;quot;caption&amp;quot;:&amp;quot; in your career and in your life? &amp;quot;,&amp;quot;$type&amp;quot;:&amp;quot;com.linkedin.learning.api.deco.content.TranscriptLine&amp;quot;},{&amp;quot;transcriptStartAt&amp;quot;:94008,&amp;quot;caption&amp;quot;:&amp;quot; During this course, &amp;quot;,&amp;quot;$type&amp;quot;:&amp;quot;com.linkedin.learning.api.deco.content.TranscriptLine&amp;quot;},{&amp;quot;transcriptStartAt&amp;quot;:95009,&amp;quot;caption&amp;quot;:&amp;quot; we&amp;#39;re going to look at how you could learn from yourself &amp;quot;,&amp;quot;$type&amp;quot;:&amp;quot;com.linkedin.learning.api.deco.content.TranscriptLine&amp;quot;},{&amp;quot;transcriptStartAt&amp;quot;:99005,&amp;quot;caption&amp;quot;:&amp;quot; and others to be the very best that you can be. &amp;quot;,&amp;quot;$type&amp;quot;:&amp;quot;com.linkedin.learning.api.deco.content.TranscriptLine&amp;quot;},{&amp;quot;transcriptStartAt&amp;quot;:103005,&amp;quot;caption&amp;quot;:&amp;quot; You will learn: &amp;quot;,&amp;quot;$type&amp;quot;:&amp;quot;com.linkedin.learning.api.deco.content.TranscriptLine&amp;quot;},{&amp;quot;transcriptStartAt&amp;quot;:104005,&amp;quot;caption&amp;quot;:&amp;quot; the three core components of being unstoppable &amp;quot;,&amp;quot;$type&amp;quot;:&amp;quot;com.linkedin.learning.api.deco.content.TranscriptLine&amp;quot;},{&amp;quot;transcriptStartAt&amp;quot;:107008,&amp;quot;caption&amp;quot;:&amp;quot; and how they can help you to create more impact, &amp;quot;,&amp;quot;$type&amp;quot;:&amp;quot;com.linkedin.learning.api.deco.content.TranscriptLine&amp;quot;},{&amp;quot;transcriptStartAt&amp;quot;:111007,&amp;quot;caption&amp;quot;:&amp;quot; how to find your flow when you need it most, &amp;quot;,&amp;quot;$type&amp;quot;:&amp;quot;com.linkedin.learning.api.deco.content.TranscriptLine&amp;quot;},{&amp;quot;transcriptStartAt&amp;quot;:114007,&amp;quot;caption&amp;quot;:&amp;quot; using a six-step process that will help you &amp;quot;,&amp;quot;$type&amp;quot;:&amp;quot;com.linkedin.learning.api.deco.content.TranscriptLine&amp;quot;},{&amp;quot;transcriptStartAt&amp;quot;:117006,&amp;quot;caption&amp;quot;:&amp;quot; to identify how you can be in flow more often, &amp;quot;,&amp;quot;$type&amp;quot;:&amp;quot;com.linkedin.learning.api.deco.content.TranscriptLine&amp;quot;},{&amp;quot;transcriptStartAt&amp;quot;:121001,&amp;quot;caption&amp;quot;:&amp;quot; and particularly in areas of your life or business &amp;quot;,&amp;quot;$type&amp;quot;:&amp;quot;com.linkedin.learning.api.deco.content.TranscriptLine&amp;quot;},{&amp;quot;transcriptStartAt&amp;quot;:124003,&amp;quot;caption&amp;quot;:&amp;quot; where you would like to improve your performance, &amp;quot;,&amp;quot;$type&amp;quot;:&amp;quot;com.linkedin.learning.api.deco.content.TranscriptLine&amp;quot;},{&amp;quot;transcriptStartAt&amp;quot;:127009,&amp;quot;caption&amp;quot;:&amp;quot; how being in flow can bring out the very best in you &amp;quot;,&amp;quot;$type&amp;quot;:&amp;quot;com.linkedin.learning.api.deco.content.TranscriptLine&amp;quot;},{&amp;quot;transcriptStartAt&amp;quot;:132002,&amp;quot;caption&amp;quot;:&amp;quot; and create a more positive and successful future, &amp;quot;,&amp;quot;$type&amp;quot;:&amp;quot;com.linkedin.learning.api.deco.content.TranscriptLine&amp;quot;},{&amp;quot;transcriptStartAt&amp;quot;:137001,&amp;quot;caption&amp;quot;:&amp;quot; and how you can use the same process &amp;quot;,&amp;quot;$type&amp;quot;:&amp;quot;com.linkedin.learning.api.deco.content.TranscriptLine&amp;quot;},{&amp;quot;transcriptStartAt&amp;quot;:139007,&amp;quot;caption&amp;quot;:&amp;quot; to model other successful people, &amp;quot;,&amp;quot;$type&amp;quot;:&amp;quot;com.linkedin.learning.api.deco.content.TranscriptLine&amp;quot;},{&amp;quot;transcriptStartAt&amp;quot;:142002,&amp;quot;caption&amp;quot;:&amp;quot; maybe your peers, your mentor, your boss, &amp;quot;,&amp;quot;$type&amp;quot;:&amp;quot;com.linkedin.learning.api.deco.content.TranscriptLine&amp;quot;},{&amp;quot;transcriptStartAt&amp;quot;:145004,&amp;quot;caption&amp;quot;:&amp;quot; even that high flying guru, &amp;quot;,&amp;quot;$type&amp;quot;:&amp;quot;com.linkedin.learning.api.deco.content.TranscriptLine&amp;quot;},{&amp;quot;transcriptStartAt&amp;quot;:147009,&amp;quot;caption&amp;quot;:&amp;quot; and learn from their success. &amp;quot;,&amp;quot;$type&amp;quot;:&amp;quot;com.linkedin.learning.api.deco.content.TranscriptLine&amp;quot;},{&amp;quot;transcriptStartAt&amp;quot;:150001,&amp;quot;caption&amp;quot;:&amp;quot; &amp;quot;,&amp;quot;$type&amp;quot;:&amp;quot;com.linkedin.learning.api.deco.content.TranscriptLine&amp;quot;}],&amp;quot;$recipeTypes&amp;quot;:[&amp;quot;com.linkedin.learning.api.deco.content.DecoratedTranscript&amp;quot;],&amp;quot;$type&amp;quot;:&amp;quot;com.linkedin.learning.api.deco.content.Transcript&amp;quot;},{&amp;quot;parent&amp;quot;:&amp;quot;urn:li:learningApiCourse:3891531&amp;quot;,&amp;quot;creators&amp;quot;:[],&amp;quot;activatedAt&amp;quot;:1568073600000,&amp;quot;trackingUrn&amp;quot;:&amp;quot;urn:li:lyndaVideo:(urn:li:lyndaCourse:2817014,2241293)&amp;quot;,&amp;quot;description&amp;quot;:{&amp;quot;text&amp;quot;:&amp;quot;Sue Revell is a personal performance and leadership coach. In this course she teaches how to become the best version of you.&amp;quot;,&amp;quot;$type&amp;quot;:&amp;quot;com.linkedin.learning.api.text.AttributedText&amp;quot;},&amp;quot;title&amp;quot;:&amp;quot;Be unstoppable&amp;quot;,&amp;quot;progressStateThresholds&amp;quot;:{&amp;quot;metric&amp;quot;:&amp;quot;MAX_OFFSET&amp;quot;,&amp;quot;completionThreshold&amp;quot;:{&amp;quot;duration&amp;quot;:50,&amp;quot;unit&amp;quot;:&amp;quot;SECOND&amp;quot;,&amp;quot;$type&amp;quot;:&amp;quot;com.linkedin.common.TimeSpan&amp;quot;},&amp;quot;inProgressThreshold&amp;quot;:{&amp;quot;duration&amp;quot;:5,&amp;quot;unit&amp;quot;:&amp;quot;SECOND&amp;quot;,&amp;quot;$type&amp;quot;:&amp;quot;com.linkedin.common.TimeSpan&amp;quot;},&amp;quot;$type&amp;quot;:&amp;quot;com.linkedin.learning.api.deco.content.VideoProgressStateThresholds&amp;quot;},&amp;quot;lifecycle&amp;quot;:&amp;quot;ACTIVATED&amp;quot;,&amp;quot;duration&amp;quot;:{&amp;quot;duration&amp;quot;:153,&amp;quot;unit&amp;quot;:&amp;quot;SECOND&amp;quot;,&amp;quot;$type&amp;quot;:&amp;quot;com.linkedin.common.TimeSpan&amp;quot;},&amp;quot;presentation&amp;quot;:{&amp;quot;videoPlay&amp;quot;:{&amp;quot;$recipeTypes&amp;quot;:[&amp;quot;com.linkedin.learning.api.deco.content.presentation.DecoratedLearningVideoPlayMetadata&amp;quot;],&amp;quot;videoPlayMetadata&amp;quot;:{&amp;quot;progressiveStreams&amp;quot;:[{&amp;quot;streamingLocations&amp;quot;:[{&amp;quot;url&amp;quot;:&amp;quot;https://dms.licdn.com/playlist/C4D0DAQGPFzhIcU6nBA/learning-original-video-iphone-360/0/1598799215994?e&amp;#61;1623330000&amp;amp;v&amp;#61;beta&amp;amp;t&amp;#61;1pVZ249wyFA9cHGDIbJDx5JOL9UBziQs1Z-bTfic3eM&amp;quot;,&amp;quot;expiresAt&amp;quot;:1623330000000,&amp;quot;$type&amp;quot;:&amp;quot;com.linkedin.videocontent.StreamingLocation&amp;quot;}],&amp;quot;size&amp;quot;:12222314,&amp;quot;bitRate&amp;quot;:524,&amp;quot;width&amp;quot;:640,&amp;quot;mediaType&amp;quot;:&amp;quot;video/mp4&amp;quot;,&amp;quot;height&amp;quot;:360,&amp;quot;$type&amp;quot;:&amp;quot;com.linkedin.videocontent.ProgressiveDownloadMetadata&amp;quot;},{&amp;quot;streamingLocations&amp;quot;:[{&amp;quot;url&amp;quot;:&amp;quot;https://dms.licdn.com/playlist/C4D0DAQGPFzhIcU6nBA/learning-original-video-vbr-720/0/1598799523517?e&amp;#61;1623330000&amp;amp;v&amp;#61;beta&amp;amp;t&amp;#61;DEXhjYVZzwkMRfIO875NfA1RbHLqTNXu-GjQAFb4PBI&amp;quot;,&amp;quot;expiresAt&amp;quot;:1623330000000,&amp;quot;$type&amp;quot;:&amp;quot;com.linkedin.videocontent.StreamingLocation&amp;quot;}],&amp;quot;size&amp;quot;:48901655,&amp;quot;bitRate&amp;quot;:524,&amp;quot;width&amp;quot;:1280,&amp;quot;mediaType&amp;quot;:&amp;quot;video/mp4&amp;quot;,&amp;quot;height&amp;quot;:720,&amp;quot;$type&amp;quot;:&amp;quot;com.linkedin.videocontent.ProgressiveDownloadMetadata&amp;quot;},{&amp;quot;streamingLocations&amp;quot;:[{&amp;quot;url&amp;quot;:&amp;quot;https://dms.licdn.com/playlist/C4D0DAQGPFzhIcU6nBA/learning-original-audio-64/0/1598799119961?e&amp;#61;1623330000&amp;amp;v&amp;#61;beta&amp;amp;t&amp;#61;Dd4_w4pXlTQiwMisAcEbGbzow-m8Ug_p7tN2YnpN3Xc&amp;quot;,&amp;quot;expiresAt&amp;quot;:1623330000000,&amp;quot;$type&amp;quot;:&amp;quot;com.linkedin.videocontent.StreamingLocation&amp;quot;}],&amp;quot;size&amp;quot;:1309078,&amp;quot;bitRate&amp;quot;:524,&amp;quot;width&amp;quot;:0,&amp;quot;mediaType&amp;quot;:&amp;quot;video/mp4&amp;quot;,&amp;quot;height&amp;quot;:0,&amp;quot;$type&amp;quot;:&amp;quot;com.linkedin.videocontent.ProgressiveDownloadMetadata&amp;quot;},{&amp;quot;streamingLocations&amp;quot;:[{&amp;quot;url&amp;quot;:&amp;quot;https://dms.licdn.com/playlist/C4D0DAQGPFzhIcU6nBA/learning-original-video-vbr-540/0/1598799348131?e&amp;#61;1623330000&amp;amp;v&amp;#61;beta&amp;amp;t&amp;#61;2y5tSkTyHva8lYaNJuOcGTH7SiOENTwPcbZSmeqxibM&amp;quot;,&amp;quot;expiresAt&amp;quot;:1623330000000,&amp;quot;$type&amp;quot;:&amp;quot;com.linkedin.videocontent.StreamingLocation&amp;quot;}],&amp;quot;size&amp;quot;:28341098,&amp;quot;bitRate&amp;quot;:524,&amp;quot;width&amp;quot;:960,&amp;quot;mediaType&amp;quot;:&amp;quot;video/mp4&amp;quot;,&amp;quot;height&amp;quot;:540,&amp;quot;$type&amp;quot;:&amp;quot;com.linkedin.videocontent.ProgressiveDownloadMetadata&amp;quot;}],&amp;quot;aspectRatio&amp;quot;:1.7777778,&amp;quot;media&amp;quot;:&amp;quot;urn:li:lyndaVideo:(urn:li:lyndaCourse:2817014,2241293)&amp;quot;,&amp;quot;adaptiveStreams&amp;quot;:[{&amp;quot;initialBitRate&amp;quot;:200,&amp;quot;protocol&amp;quot;:&amp;quot;HLS&amp;quot;,&amp;quot;mediaType&amp;quot;:&amp;quot;application/vnd.apple.mpegURL&amp;quot;,&amp;quot;masterPlaylists&amp;quot;:[{&amp;quot;url&amp;quot;:&amp;quot;https://dms.licdn.com/playlist/C4D0DAQGPFzhIcU6nBA/learning-original-video-hls_110_200_340_480_724_1200_1650/0/1598799189548?e&amp;#61;1623330000&amp;amp;v&amp;#61;beta&amp;amp;t&amp;#61;fH6mBuOWos-smRiwDXB4gX36UtoEhZrCoUvUl5AxqBc&amp;quot;,&amp;quot;expiresAt&amp;quot;:1623330000000,&amp;quot;$type&amp;quot;:&amp;quot;com.linkedin.videocontent.StreamingLocation&amp;quot;}],&amp;quot;$type&amp;quot;:&amp;quot;com.linkedin.videocontent.AdaptiveStream&amp;quot;}],&amp;quot;$type&amp;quot;:&amp;quot;com.linkedin.videocontent.VideoPlayMetadata&amp;quot;,&amp;quot;duration&amp;quot;:152995,&amp;quot;provider&amp;quot;:&amp;quot;LEARNING&amp;quot;,&amp;quot;trackingId&amp;quot;:&amp;quot;vRjGpuaHQ+uBFSdymQwFJQ&amp;#61;&amp;#61;&amp;quot;},&amp;quot;$type&amp;quot;:&amp;quot;com.linkedin.learning.api.deco.content.presentation.LearningVideoPlayMetadataV2&amp;quot;}},&amp;quot;skills&amp;quot;:[],&amp;quot;entityUrn&amp;quot;:&amp;quot;urn:li:learningApiVideo:169260&amp;quot;,&amp;quot;provider&amp;quot;:null,&amp;quot;viewerCountsInjectionResult&amp;quot;:{&amp;quot;total&amp;quot;:37614,&amp;quot;$recipeTypes&amp;quot;:[&amp;quot;com.linkedin.learning.api.deco.socialproof.TotalViewerCounts&amp;quot;],&amp;quot;$type&amp;quot;:&amp;quot;com.linkedin.learning.api.deco.socialproof.ViewerCounts&amp;quot;},&amp;quot;*lyndaVideoViewingStatusInjectionResult&amp;quot;:&amp;quot;urn:li:lyndaVideoViewingStatus:urn:li:lyndaVideo:(urn:li:lyndaCourse:2817014,2241293)&amp;quot;,&amp;quot;*transcriptsResolutionResult&amp;quot;:&amp;quot;urn:li:learningApiTranscript:171170&amp;quot;,&amp;quot;slug&amp;quot;:&amp;quot;be-unstoppable&amp;quot;,&amp;quot;trackingId&amp;quot;:&amp;quot;CuwiNV37QrKh213gisLqvw&amp;#61;&amp;#61;&amp;quot;,&amp;quot;interactionStatus&amp;quot;:null,&amp;quot;visibility&amp;quot;:&amp;quot;FREE&amp;quot;,&amp;quot;transcripts&amp;quot;:&amp;quot;urn:li:learningApiTranscript:171170&amp;quot;,&amp;quot;entityType&amp;quot;:&amp;quot;VIDEO&amp;quot;,&amp;quot;assignment&amp;quot;:&amp;quot;urn:li:learningApiAssignment:urn:li:learningApiVideo:169260&amp;quot;,&amp;quot;primaryThumbnail&amp;quot;:{&amp;quot;source&amp;quot;:{&amp;quot;digitalmediaAsset&amp;quot;:&amp;quot;urn:li:digitalmediaAsset:C4E0DAQGemLNMfLapIQ&amp;quot;,&amp;quot;artifacts&amp;quot;:[{&amp;quot;width&amp;quot;:256,&amp;quot;fileIdentifyingUrlPathSegment&amp;quot;:&amp;quot;144_256/0/1568050047922?e&amp;#61;1623330000&amp;amp;v&amp;#61;beta&amp;amp;t&amp;#61;oSktHN8wY9kE2n1XbC4gDYYKb51XBcdVgMmc8BZfQe4&amp;quot;,&amp;quot;expiresAt&amp;quot;:1623330000000,&amp;quot;height&amp;quot;:144,&amp;quot;$type&amp;quot;:&amp;quot;com.linkedin.common.VectorArtifact&amp;quot;},{&amp;quot;width&amp;quot;:512,&amp;quot;fileIdentifyingUrlPathSegment&amp;quot;:&amp;quot;288_512/0/1568050048690?e&amp;#61;1623330000&amp;amp;v&amp;#61;beta&amp;amp;t&amp;#61;KfIAIm8Q_e3F01eeNLFugGIz1WUpQ7kjjdkHHmdj5_A&amp;quot;,&amp;quot;expiresAt&amp;quot;:1623330000000,&amp;quot;height&amp;quot;:288,&amp;quot;$type&amp;quot;:&amp;quot;com.linkedin.common.VectorArtifact&amp;quot;},{&amp;quot;width&amp;quot;:100,&amp;quot;fileIdentifyingUrlPathSegment&amp;quot;:&amp;quot;60_100/0/1568050048968?e&amp;#61;1623330000&amp;amp;v&amp;#61;beta&amp;amp;t&amp;#61;DXDBUBGYXGnHxXAptFuZNGwlGxM6yG5iFZHBdkvQbdk&amp;quot;,&amp;quot;expiresAt&amp;quot;:1623330000000,&amp;quot;height&amp;quot;:60,&amp;quot;$type&amp;quot;:&amp;quot;com.linkedin.common.VectorArtifact&amp;quot;},{&amp;quot;width&amp;quot;:432,&amp;quot;fileIdentifyingUrlPathSegment&amp;quot;:&amp;quot;240_432/0/1568050047716?e&amp;#61;1623330000&amp;amp;v&amp;#61;beta&amp;amp;t&amp;#61;rVhw1TauQgMipYbrpHaURTiJcBPuUeQ4Wq8H8o0AEOw&amp;quot;,&amp;quot;expiresAt&amp;quot;:1623330000000,&amp;quot;height&amp;quot;:240,&amp;quot;$type&amp;quot;:&amp;quot;com.linkedin.common.VectorArtifact&amp;quot;},{&amp;quot;width&amp;quot;:1200,&amp;quot;fileIdentifyingUrlPathSegment&amp;quot;:&amp;quot;675_1200/0/1568050048375?e&amp;#61;1623330000&amp;amp;v&amp;#61;beta&amp;amp;t&amp;#61;IS77GjlwJ4ZsRTDcawcel5W8FInxKUJ5NcAuUlaZrUE&amp;quot;,&amp;quot;expiresAt&amp;quot;:1623330000000,&amp;quot;height&amp;quot;:675,&amp;quot;$type&amp;quot;:&amp;quot;com.linkedin.common.VectorArtifact&amp;quot;}],&amp;quot;rootUrl&amp;quot;:&amp;quot;https://media-exp3.licdn.com/dms/image/C4E0DAQGemLNMfLapIQ/learning-public-crop_&amp;quot;,&amp;quot;$type&amp;quot;:&amp;quot;com.linkedin.common.VectorImage&amp;quot;},&amp;quot;$type&amp;quot;:&amp;quot;com.linkedin.learning.api.common.Image&amp;quot;},&amp;quot;$recipeTypes&amp;quot;:[&amp;quot;com.linkedin.learning.api.deco.content.DecoratedVideo&amp;quot;],&amp;quot;tags&amp;quot;:[],&amp;quot;$type&amp;quot;:&amp;quot;com.linkedin.learning.api.deco.content.Video&amp;quot;,&amp;quot;*contentReactionInjectionResult&amp;quot;:&amp;quot;urn:li:collectionResponse:NfK/saTeun7U3H/HNs7yhTkldlV+1CeCnzCTVjnYAjc&amp;#61;&amp;quot;,&amp;quot;deletedAt&amp;quot;:null,&amp;quot;*bookmarkInjectionResult&amp;quot;:&amp;quot;urn:li:learningApiBookmark:urn:li:learningApiVideo:169260&amp;quot;,&amp;quot;subtitle&amp;quot;:null,&amp;quot;deprecatedAt&amp;quot;:null,&amp;quot;providerV2&amp;quot;:null,&amp;quot;cachingKey&amp;quot;:&amp;quot;urn:li:learningApiVideo:169260&amp;quot;,&amp;quot;authors&amp;quot;:null},{&amp;quot;totalReactions&amp;quot;:0,&amp;quot;entityUrn&amp;quot;:&amp;quot;urn:li:learningApiContentReaction:urn:li:learningApiVideo:169260&amp;quot;,&amp;quot;reactors&amp;quot;:[],&amp;quot;reacted&amp;quot;:null,&amp;quot;cachingKey&amp;quot;:&amp;quot;urn:li:learningApiContentReaction:urn:li:learningApiVideo:169260&amp;quot;,&amp;quot;$recipeTypes&amp;quot;:[&amp;quot;com.linkedin.learning.api.deco.social.DecoratedContentReaction&amp;quot;],&amp;quot;$type&amp;quot;:&amp;quot;com.linkedin.learning.api.deco.social.ContentReaction&amp;quot;},{&amp;quot;details&amp;quot;:{&amp;quot;statusType&amp;quot;:&amp;quot;COMPLETED&amp;quot;,&amp;quot;offsetInSeconds&amp;quot;:105,&amp;quot;durationInSecondsViewed&amp;quot;:123,&amp;quot;$type&amp;quot;:&amp;quot;com.linkedin.learning.api.interaction.BasicVideoViewingStatusData&amp;quot;,&amp;quot;lastViewedAt&amp;quot;:1623241305433},&amp;quot;cachingKey&amp;quot;:&amp;quot;urn:li:lyndaVideoViewingStatus:urn:li:lyndaVideo:(urn:li:lyndaCourse:2817014,2241293)&amp;quot;,&amp;quot;$recipeTypes&amp;quot;:[&amp;quot;com.linkedin.learning.api.deco.status.DecoratedLyndaVideoViewingStatus&amp;quot;],&amp;quot;$type&amp;quot;:&amp;quot;com.linkedin.learning.api.interaction.ConsistentBasicVideoViewingStatus&amp;quot;},{&amp;quot;paging&amp;quot;:{&amp;quot;start&amp;quot;:0,&amp;quot;count&amp;quot;:10,&amp;quot;links&amp;quot;:[],&amp;quot;$recipeTypes&amp;quot;:[&amp;quot;com.linkedin.learning.api.deco.common.FullPaging&amp;quot;]},&amp;quot;*elements&amp;quot;:[&amp;quot;urn:li:learningApiContentReaction:urn:li:learningApiVideo:169260&amp;quot;],&amp;quot;cachingKey&amp;quot;:&amp;quot;urn:li:collectionResponse:NfK/saTeun7U3H/HNs7yhTkldlV+1CeCnzCTVjnYAjc&amp;#61;&amp;quot;,&amp;quot;$recipeTypes&amp;quot;:[&amp;quot;com.linkedin.learning.api.deco.social.DecoratedContentReactionByContent&amp;quot;],&amp;quot;$type&amp;quot;:&amp;quot;com.linkedin.restli.common.CollectionResponse&amp;quo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code&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code style="display: none" id="datalet-bpr-guid-49717"&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request":"/learning-api/videos?decorationId\u003Dcom.linkedin.learning.api.deco.content.DecoratedVideo-25\u0026parentSlug\u003Dbeing-the-best-you-self-improvement-modeling\u0026q\u003Dslugs\u0026slug\u003Dbe-unstoppable","status":200,"body":"bpr-guid-49717","method":"GE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code&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img src="<text:a xlink:type="simple" xlink:href="data:image/gif;base64,R0lGODlhAQABAIAAAAAAAP///yH5BAEAAAAALAAAAAABAAEAAAIBRAA7" office:target-frame-name="_blank" xlink:show="new" text:style-name="Internet_20_link" text:visited-style-name="Visited_20_Internet_20_Link">data:image/gif;base64,R0lGODlhAQABAIAAAAAAAP///yH5BAEAAAAALAAAAAABAAEAAAIBRAA7</text:a>" style="display: none" class="datalet-bpr-guid-49717"&gt;&lt;code style="display: none" id="bpr-guid-49718"&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amp;quot;data&amp;quot;:{&amp;quot;parent&amp;quot;:null,&amp;quot;externalLink&amp;quot;:null,&amp;quot;difficultyLevel&amp;quot;:null,&amp;quot;trackingUrn&amp;quot;:&amp;quot;urn:li:lyndaLearningPath:1~AAAAAAV7h5o&amp;#61;468765&amp;quot;,&amp;quot;description&amp;quot;:{&amp;quot;text&amp;quot;:&amp;quot;Soft skills development is an essential component of our curriculum. You&amp;#39;ll have the opportunity to diagnose your skills for strengths and areas for growth. Based on this diagnostic assessment, you will write your learning goals You should spend 1-2 hours engaging in online learning, working towards your learning goals, and then 1-2 hours in-person engaging in collaborative work with peers. Coaching circles will take place on Wednesdays, please complete online work before Wednesday morning.&amp;quot;,&amp;quot;$type&amp;quot;:&amp;quot;com.linkedin.learning.api.common.AnnotatedText&amp;quot;},&amp;quot;childUrns&amp;quot;:null,&amp;quot;localizedEntityName&amp;quot;:&amp;quot;LEARNING PATH&amp;quot;,&amp;quot;inactive&amp;quot;:null,&amp;quot;entityUrn&amp;quot;:&amp;quot;urn:li:lyndaLearningPath:1~AAAAAAV7h5o&amp;#61;468765&amp;quot;,&amp;quot;children&amp;quot;:null,&amp;quot;price&amp;quot;:null,&amp;quot;context&amp;quot;:null,&amp;quot;contentProviderInfo&amp;quot;:null,&amp;quot;socialProof&amp;quot;:null,&amp;quot;brand&amp;quot;:{&amp;quot;name&amp;quot;:&amp;quot;gaudent akeyo at Moringa School&amp;quot;,&amp;quot;logo&amp;quot;:{&amp;quot;source&amp;quot;:{&amp;quot;slices&amp;quot;:[{&amp;quot;dimension&amp;quot;:{&amp;quot;width&amp;quot;:100,&amp;quot;height&amp;quot;:100,&amp;quot;$type&amp;quot;:&amp;quot;com.linkedin.learning.api.common.DimensionInfo&amp;quot;},&amp;quot;url&amp;quot;:&amp;quot;https://media-exp3.licdn.com/dms/image/C4D03AQEO1DTX2_5vfg/profile-displayphoto-shrink_100_100/0/1620140315686?e&amp;#61;1628726400&amp;amp;v&amp;#61;beta&amp;amp;t&amp;#61;eSHhvT4B1Li5OS77vS0GwIRSL8wJolnq27LaMu2R1U8&amp;quot;,&amp;quot;$type&amp;quot;:&amp;quot;com.linkedin.learning.api.common.ImageSlice&amp;quot;},{&amp;quot;dimension&amp;quot;:{&amp;quot;width&amp;quot;:200,&amp;quot;height&amp;quot;:200,&amp;quot;$type&amp;quot;:&amp;quot;com.linkedin.learning.api.common.DimensionInfo&amp;quot;},&amp;quot;url&amp;quot;:&amp;quot;https://media-exp3.licdn.com/dms/image/C4D03AQEO1DTX2_5vfg/profile-displayphoto-shrink_200_200/0/1620140315686?e&amp;#61;1628726400&amp;amp;v&amp;#61;beta&amp;amp;t&amp;#61;GDldNcgWmEVhd9bfk_ecSL2YRIHkuSAegv_HaGivkqw&amp;quot;,&amp;quot;$type&amp;quot;:&amp;quot;com.linkedin.learning.api.common.ImageSlice&amp;quot;},{&amp;quot;dimension&amp;quot;:{&amp;quot;width&amp;quot;:400,&amp;quot;height&amp;quot;:400,&amp;quot;$type&amp;quot;:&amp;quot;com.linkedin.learning.api.common.DimensionInfo&amp;quot;},&amp;quot;url&amp;quot;:&amp;quot;https://media-exp3.licdn.com/dms/image/C4D03AQEO1DTX2_5vfg/profile-displayphoto-shrink_400_400/0/1620140315686?e&amp;#61;1628726400&amp;amp;v&amp;#61;beta&amp;amp;t&amp;#61;-yMLBgBn0CpAWe4_m7gUU_ZKn-MRkL0mxyS26nx7MQM&amp;quot;,&amp;quot;$type&amp;quot;:&amp;quot;com.linkedin.learning.api.common.ImageSlice&amp;quot;},{&amp;quot;dimension&amp;quot;:{&amp;quot;width&amp;quot;:800,&amp;quot;height&amp;quot;:800,&amp;quot;$type&amp;quot;:&amp;quot;com.linkedin.learning.api.common.DimensionInfo&amp;quot;},&amp;quot;url&amp;quot;:&amp;quot;https://media-exp3.licdn.com/dms/image/C4D03AQEO1DTX2_5vfg/profile-displayphoto-shrink_800_800/0/1620140315686?e&amp;#61;1628726400&amp;amp;v&amp;#61;beta&amp;amp;t&amp;#61;XtUIj-CQTpDia70RQ3F5pTUmPwFWsMHdlqSwU4tBoO0&amp;quot;,&amp;quot;$type&amp;quot;:&amp;quot;com.linkedin.learning.api.common.ImageSlice&amp;quot;}],&amp;quot;$type&amp;quot;:&amp;quot;com.linkedin.learning.api.common.SizedImage&amp;quot;},&amp;quot;$type&amp;quot;:&amp;quot;com.linkedin.learning.api.common.Image&amp;quot;},&amp;quot;type&amp;quot;:&amp;quot;PROFILE&amp;quot;,&amp;quot;annotatedName&amp;quot;:{&amp;quot;attributes&amp;quot;:[],&amp;quot;text&amp;quot;:&amp;quot;gaudent akeyo at Moringa School&amp;quot;,&amp;quot;$type&amp;quot;:&amp;quot;com.linkedin.learning.api.text.AttributedText&amp;quot;},&amp;quot;$type&amp;quot;:&amp;quot;com.linkedin.learning.api.common.Brand&amp;quot;},&amp;quot;headline&amp;quot;:{&amp;quot;title&amp;quot;:{&amp;quot;text&amp;quot;:&amp;quot;[Prep] Alpha Hybrid Soft Skills Curriculum&amp;quot;,&amp;quot;$type&amp;quot;:&amp;quot;com.linkedin.learning.api.common.AnnotatedText&amp;quot;},&amp;quot;$type&amp;quot;:&amp;quot;com.linkedin.learning.api.common.Headline&amp;quot;},&amp;quot;contentCount&amp;quot;:15,&amp;quot;slug&amp;quot;:&amp;quot;moringa-school-prep-alpha-hybrid-soft-skills-curriculum&amp;quot;,&amp;quot;trackingId&amp;quot;:&amp;quot;DO2Q/0lgQZ2+k3JEINKpMA&amp;#61;&amp;#61;&amp;quot;,&amp;quot;updatedAt&amp;quot;:1623095379775,&amp;quot;annotation&amp;quot;:null,&amp;quot;*bookmark&amp;quot;:&amp;quot;urn:li:learningApiBookmark:urn:li:lyndaLearningPath:1~AAAAAAV7h5o&amp;#61;468765&amp;quot;,&amp;quot;contentInteractionStatus&amp;quot;:null,&amp;quot;visibility&amp;quot;:null,&amp;quot;entityType&amp;quot;:&amp;quot;LEARNING_PATH&amp;quot;,&amp;quot;assignment&amp;quot;:null,&amp;quot;length&amp;quot;:{&amp;quot;duration&amp;quot;:29969,&amp;quot;unit&amp;quot;:&amp;quot;SECOND&amp;quot;,&amp;quot;$type&amp;quot;:&amp;quot;com.linkedin.common.TimeSpan&amp;quot;},&amp;quot;viewerCount&amp;quot;:null,&amp;quot;formattedDescription&amp;quot;:null,&amp;quot;contentSchedule&amp;quot;:null,&amp;quot;navigationDetails&amp;quot;:null,&amp;quot;releasedOn&amp;quot;:null,&amp;quot;$type&amp;quot;:&amp;quot;com.linkedin.learning.api.common.Card&amp;quot;,&amp;quot;badges&amp;quot;:[],&amp;quot;urn&amp;quot;:&amp;quot;urn:li:lyndaLearningPath:1~AAAAAAV7h5o&amp;#61;468765&amp;quot;,&amp;quot;associatedSkills&amp;quot;:[{&amp;quot;name&amp;quot;:&amp;quot;Soft Skills&amp;quot;,&amp;quot;urn&amp;quot;:&amp;quot;urn:li:skill:2976&amp;quot;,&amp;quot;$type&amp;quot;:&amp;quot;com.linkedin.learning.api.BasicSkill&amp;quot;},{&amp;quot;name&amp;quot;:&amp;quot;Curriculum&amp;quot;,&amp;quot;urn&amp;quot;:&amp;quot;urn:li:skill:56056&amp;quot;,&amp;quot;$type&amp;quot;:&amp;quot;com.linkedin.learning.api.BasicSkill&amp;quot;},{&amp;quot;name&amp;quot;:&amp;quot;Personal Development&amp;quot;,&amp;quot;urn&amp;quot;:&amp;quot;urn:li:skill:1278&amp;quot;,&amp;quot;mappedCategory&amp;quot;:{&amp;quot;urn&amp;quot;:&amp;quot;urn:li:lyndaCategory:7327&amp;quot;,&amp;quot;lyndaUrl&amp;quot;:&amp;quot;http://www.lynda.com/Life-Skills-tutorials/7327-0.html&amp;quot;,&amp;quot;name&amp;quot;:&amp;quot;Personal Effectiveness&amp;quot;,&amp;quot;locale&amp;quot;:{&amp;quot;country&amp;quot;:&amp;quot;US&amp;quot;,&amp;quot;language&amp;quot;:&amp;quot;en&amp;quot;,&amp;quot;$type&amp;quot;:&amp;quot;com.linkedin.common.Locale&amp;quot;},&amp;quot;type&amp;quot;:&amp;quot;TOPIC&amp;quot;,&amp;quot;slug&amp;quot;:&amp;quot;personal-effectiveness&amp;quot;,&amp;quot;trackingId&amp;quot;:&amp;quot;6MJD3XJOSfWzGHDIvGhGlw&amp;#61;&amp;#61;&amp;quot;,&amp;quot;$type&amp;quot;:&amp;quot;com.linkedin.learning.api.BasicCategory&amp;quot;},&amp;quot;$type&amp;quot;:&amp;quot;com.linkedin.learning.api.BasicSkill&amp;quot;},{&amp;quot;name&amp;quot;:&amp;quot;Teamwork&amp;quot;,&amp;quot;urn&amp;quot;:&amp;quot;urn:li:skill:921&amp;quot;,&amp;quot;mappedCategory&amp;quot;:{&amp;quot;urn&amp;quot;:&amp;quot;urn:li:lyndaCategory:7429&amp;quot;,&amp;quot;lyndaUrl&amp;quot;:&amp;quot;http://www.lynda.com/Teams-Collaboration-tutorials/7429-0.html&amp;quot;,&amp;quot;name&amp;quot;:&amp;quot;Teams and Collaboration&amp;quot;,&amp;quot;locale&amp;quot;:{&amp;quot;country&amp;quot;:&amp;quot;US&amp;quot;,&amp;quot;language&amp;quot;:&amp;quot;en&amp;quot;,&amp;quot;$type&amp;quot;:&amp;quot;com.linkedin.common.Locale&amp;quot;},&amp;quot;type&amp;quot;:&amp;quot;TOPIC&amp;quot;,&amp;quot;slug&amp;quot;:&amp;quot;teams-and-collaboration&amp;quot;,&amp;quot;trackingId&amp;quot;:&amp;quot;yccZMqLFQbClTUs0M6xpdQ&amp;#61;&amp;#61;&amp;quot;,&amp;quot;$type&amp;quot;:&amp;quot;com.linkedin.learning.api.BasicCategory&amp;quot;},&amp;quot;$type&amp;quot;:&amp;quot;com.linkedin.learning.api.BasicSkill&amp;quot;},{&amp;quot;name&amp;quot;:&amp;quot;Interpersonal Communication&amp;quot;,&amp;quot;urn&amp;quot;:&amp;quot;urn:li:skill:2225&amp;quot;,&amp;quot;$type&amp;quot;:&amp;quot;com.linkedin.learning.api.BasicSkill&amp;quot;},{&amp;quot;name&amp;quot;:&amp;quot;Communication&amp;quot;,&amp;quot;urn&amp;quot;:&amp;quot;urn:li:skill:135&amp;quot;,&amp;quot;mappedCategory&amp;quot;:{&amp;quot;urn&amp;quot;:&amp;quot;urn:li:lyndaCategory:7246&amp;quot;,&amp;quot;lyndaUrl&amp;quot;:&amp;quot;http://www.lynda.com/Communication-tutorials/7246-0.html&amp;quot;,&amp;quot;name&amp;quot;:&amp;quot;Communication&amp;quot;,&amp;quot;locale&amp;quot;:{&amp;quot;country&amp;quot;:&amp;quot;US&amp;quot;,&amp;quot;language&amp;quot;:&amp;quot;en&amp;quot;,&amp;quot;<text:soft-page-break/>$type&amp;quot;:&amp;quot;com.linkedin.common.Locale&amp;quot;},&amp;quot;type&amp;quot;:&amp;quot;TOPIC&amp;quot;,&amp;quot;slug&amp;quot;:&amp;quot;communication&amp;quot;,&amp;quot;trackingId&amp;quot;:&amp;quot;xSqEa0XXRbiqEveNV8Fz4g&amp;#61;&amp;#61;&amp;quot;,&amp;quot;$type&amp;quot;:&amp;quot;com.linkedin.learning.api.BasicCategory&amp;quot;},&amp;quot;$type&amp;quot;:&amp;quot;com.linkedin.learning.api.BasicSkill&amp;quot;},{&amp;quot;name&amp;quot;:&amp;quot;Project Management&amp;quot;,&amp;quot;urn&amp;quot;:&amp;quot;urn:li:skill:2269&amp;quot;,&amp;quot;mappedCategory&amp;quot;:{&amp;quot;urn&amp;quot;:&amp;quot;urn:li:lyndaCategory:7448&amp;quot;,&amp;quot;lyndaUrl&amp;quot;:&amp;quot;http://www.lynda.com/Project-Management-Skills-tutorials/7448-0.html&amp;quot;,&amp;quot;name&amp;quot;:&amp;quot;Project Management Skills&amp;quot;,&amp;quot;locale&amp;quot;:{&amp;quot;country&amp;quot;:&amp;quot;US&amp;quot;,&amp;quot;language&amp;quot;:&amp;quot;en&amp;quot;,&amp;quot;$type&amp;quot;:&amp;quot;com.linkedin.common.Locale&amp;quot;},&amp;quot;type&amp;quot;:&amp;quot;TOPIC&amp;quot;,&amp;quot;slug&amp;quot;:&amp;quot;project-management-skills&amp;quot;,&amp;quot;trackingId&amp;quot;:&amp;quot;fkmWKvChQZy8o/KMHqMYFw&amp;#61;&amp;#61;&amp;quot;,&amp;quot;$type&amp;quot;:&amp;quot;com.linkedin.learning.api.BasicCategory&amp;quot;},&amp;quot;$type&amp;quot;:&amp;quot;com.linkedin.learning.api.BasicSkill&amp;quot;}],&amp;quot;legacyInteractionStatus&amp;quot;:{&amp;quot;*bookmarkStatus&amp;quot;:&amp;quot;ConsistentBasicBookmark;urn:li:lyndaLearningPath:1~AAAAAAV7h5o&amp;#61;468765&amp;quot;,&amp;quot;*learningPathStatus&amp;quot;:&amp;quot;ConsistentListedLearningPathStatus;urn:li:lyndaLearningPath:1~AAAAAAV7h5o&amp;#61;468765&amp;quot;,&amp;quot;$type&amp;quot;:&amp;quot;com.linkedin.learning.api.common.LegacyInteractionStatuses&amp;quot;},&amp;quot;cachingKey&amp;quot;:&amp;quot;urn:li:learningApiCard:urn:li:lyndaLearningPath:1~AAAAAAV7h5o&amp;#61;468765&amp;quot;,&amp;quot;thumbnails&amp;quot;:[{&amp;quot;source&amp;quot;:{&amp;quot;digitalmediaAsset&amp;quot;:&amp;quot;urn:li:digitalmediaAsset:D4D0DAQFK_gqP_gH_Ww&amp;quot;,&amp;quot;artifacts&amp;quot;:[{&amp;quot;width&amp;quot;:512,&amp;quot;fileIdentifyingUrlPathSegment&amp;quot;:&amp;quot;288_512/0/1622438939026?m&amp;#61;AQKZAz0HTMkj2QAAAXnwuNDd-2rqOy3NlMlhuyIss6Om3agaqPLPJwQ1Pg&amp;amp;e&amp;#61;1623327714&amp;amp;v&amp;#61;beta&amp;amp;t&amp;#61;qxYn__5hLSMTWdZQ8D2-kpC8G_nERITYfs6vOESkRG0&amp;quot;,&amp;quot;expiresAt&amp;quot;:1623327714000,&amp;quot;height&amp;quot;:288,&amp;quot;$type&amp;quot;:&amp;quot;com.linkedin.common.VectorArtifact&amp;quot;},{&amp;quot;width&amp;quot;:432,&amp;quot;fileIdentifyingUrlPathSegment&amp;quot;:&amp;quot;240_432/0/1622438939026?m&amp;#61;AQI3SQGfC_baxgAAAXnwuNDdHTBh3zMtcAixIdTwvlTljhn3NuflxbNmfQ&amp;amp;e&amp;#61;1623327714&amp;amp;v&amp;#61;beta&amp;amp;t&amp;#61;yOrX2guuEUbSWZllLmD3NhpHArUk329BO93pHV8ZyUw&amp;quot;,&amp;quot;expiresAt&amp;quot;:1623327714000,&amp;quot;height&amp;quot;:240,&amp;quot;$type&amp;quot;:&amp;quot;com.linkedin.common.VectorArtifact&amp;quot;},{&amp;quot;width&amp;quot;:256,&amp;quot;fileIdentifyingUrlPathSegment&amp;quot;:&amp;quot;144_256/0/1622438939026?m&amp;#61;AQLQ_Lb34WKONgAAAXnwuNDdtxeP1jlgAo-FxeyDfHgBp9SedRgKd8APkw&amp;amp;e&amp;#61;1623327714&amp;amp;v&amp;#61;beta&amp;amp;t&amp;#61;pgO7D-4SGaRhpUTSoNxAQU1CNhnWJjtZu7iqGdAsbmY&amp;quot;,&amp;quot;expiresAt&amp;quot;:1623327714000,&amp;quot;height&amp;quot;:144,&amp;quot;$type&amp;quot;:&amp;quot;com.linkedin.common.VectorArtifact&amp;quot;},{&amp;quot;width&amp;quot;:100,&amp;quot;fileIdentifyingUrlPathSegment&amp;quot;:&amp;quot;60_100/0/1622438939026?m&amp;#61;AQJ43_DfDwxa3wAAAXnwuNDd-pnZvXFEoeKOacT_Ek9YiHzR6z-Spy5arA&amp;amp;e&amp;#61;1623327714&amp;amp;v&amp;#61;beta&amp;amp;t&amp;#61;SgB47771tWVny9QcAe0VY-r3wDIOPxnBAmT7gZMjZcw&amp;quot;,&amp;quot;expiresAt&amp;quot;:1623327714000,&amp;quot;height&amp;quot;:60,&amp;quot;$type&amp;quot;:&amp;quot;com.linkedin.common.VectorArtifact&amp;quot;},{&amp;quot;width&amp;quot;:1200,&amp;quot;fileIdentifyingUrlPathSegment&amp;quot;:&amp;quot;675_1200/0/1622438939026?m&amp;#61;AQJQGuQfl9C4wAAAAXnwuNDdVfn93TuM-rY_gSzNJvVchI_P3c7-FxBFLQ&amp;amp;e&amp;#61;1623327714&amp;amp;v&amp;#61;beta&amp;amp;t&amp;#61;mvBY8M0iNeQJAlPkwm2KPgTOid-suv2swGnPADgBt8w&amp;quot;,&amp;quot;expiresAt&amp;quot;:1623327714000,&amp;quot;height&amp;quot;:675,&amp;quot;$type&amp;quot;:&amp;quot;com.linkedin.common.VectorArtifact&amp;quot;},{&amp;quot;width&amp;quot;:854,&amp;quot;fileIdentifyingUrlPathSegment&amp;quot;:&amp;quot;480_854/0/1622438939026?m&amp;#61;AQLxM7RjZpK5ZAAAAXnwuNDeusmZYIrBYu98Sg4SE3jfRyBwKqSBrWwtNQ&amp;amp;e&amp;#61;1623327714&amp;amp;v&amp;#61;beta&amp;amp;t&amp;#61;FHHvtAmTVFbKKfZ2yJEbeC87pebKEq3_JSfGS3yi4rI&amp;quot;,&amp;quot;expiresAt&amp;quot;:1623327714000,&amp;quot;height&amp;quot;:480,&amp;quot;$type&amp;quot;:&amp;quot;com.linkedin.common.VectorArtifact&amp;quot;},{&amp;quot;width&amp;quot;:1280,&amp;quot;fileIdentifyingUrlPathSegment&amp;quot;:&amp;quot;720_1280/0/1622438939026?m&amp;#61;AQJacYHJkLy1EAAAAXnwuNDedNvMmKg0N7gdrdTGL1YyM4lEcoUswmBPzw&amp;amp;e&amp;#61;1623327714&amp;amp;v&amp;#61;beta&amp;amp;t&amp;#61;miJEoqjmIjOS0Oyjka8ufrD0KWJE-67lD8nPCvmFeY4&amp;quot;,&amp;quot;expiresAt&amp;quot;:1623327714000,&amp;quot;height&amp;quot;:720,&amp;quot;$type&amp;quot;:&amp;quot;com.linkedin.common.VectorArtifact&amp;quot;}],&amp;quot;rootUrl&amp;quot;:&amp;quot;https://www.linkedin.com/dms/D4D0DAQFK_gqP_gH_Ww/learning-crop_&amp;quot;,&amp;quot;$type&amp;quot;:&amp;quot;com.linkedin.common.VectorImage&amp;quot;},&amp;quot;$type&amp;quot;:&amp;quot;com.linkedin.learning.api.common.Image&amp;quot;}],&amp;quot;actions&amp;quot;:[{&amp;quot;actionType&amp;quot;:&amp;quot;BOOKMARK&amp;quot;,&amp;quot;$type&amp;quot;:&amp;quot;com.linkedin.learning.api.common.CardAction&amp;quot;},{&amp;quot;actionType&amp;quot;:&amp;quot;DELETE&amp;quot;,&amp;quot;$type&amp;quot;:&amp;quot;com.linkedin.learning.api.common.CardAction&amp;quot;},{&amp;quot;actionType&amp;quot;:&amp;quot;MARK_DONE&amp;quot;,&amp;quot;$type&amp;quot;:&amp;quot;com.linkedin.learning.api.common.CardAction&amp;quot;}],&amp;quot;authors&amp;quot;:[{&amp;quot;urn&amp;quot;:&amp;quot;urn:li:enterpriseProfile:(urn:li:enterpriseAccount:91981722,123576099)&amp;quot;,&amp;quot;firstName&amp;quot;:&amp;quot;gaudent&amp;quot;,&amp;quot;lastName&amp;quot;:&amp;quot;akeyo&amp;quot;,&amp;quot;$type&amp;quot;:&amp;quot;com.linkedin.learning.api.common.CardAuthor&amp;quot;}]},&amp;quot;included&amp;quot;:[{&amp;quot;createdAt&amp;quot;:null,&amp;quot;totalBookmarks&amp;quot;:null,&amp;quot;cachingKey&amp;quot;:&amp;quot;urn:li:learningApiBookmark:urn:li:lyndaLearningPath:1~AAAAAAV7h5o&amp;#61;468765&amp;quot;,&amp;quot;entityUrn&amp;quot;:&amp;quot;urn:li:learningApiBookmark:urn:li:lyndaLearningPath:1~AAAAAAV7h5o&amp;#61;468765&amp;quot;,&amp;quot;$type&amp;quot;:&amp;quot;com.linkedin.learning.api.deco.content.Bookmark&amp;quot;},{&amp;quot;details&amp;quot;:null,&amp;quot;cachingKey&amp;quot;:&amp;quot;ConsistentBasicBookmark;urn:li:lyndaLearningPath:1~AAAAAAV7h5o&amp;#61;468765&amp;quot;,&amp;quot;$type&amp;quot;:&amp;quot;com.linkedin.learning.api.interaction.ConsistentBasicBookmark&amp;quot;},{&amp;quot;details&amp;quot;:null,&amp;quot;cachingKey&amp;quot;:&amp;quot;ConsistentBasicBookmark;urn:li:lyndaVideo:(urn:li:lyndaCourse:2817014,2241293)&amp;quot;,&amp;quot;$type&amp;quot;:&amp;quot;com.linkedin.learning.api.interaction.ConsistentBasicBookmark&amp;quot;},{&amp;quot;details&amp;quot;:null,&amp;quot;cachingKey&amp;quot;:&amp;quot;ConsistentBasicBookmark;urn:li:lyndaCourse:2817014&amp;quot;,&amp;quot;$type&amp;quot;:&amp;quot;com.linkedin.learning.api.interaction.ConsistentBasicBookmark&amp;quot;},{&amp;quot;details&amp;quot;:{&amp;quot;complCertificateAddedToProfile&amp;quot;:false,&amp;quot;totalCompletedVideoDurationInSeconds&amp;quot;:153,&amp;quot;statusType&amp;quot;:&amp;quot;IN_PROGRESS&amp;quot;,&amp;quot;canDownloadCertificate&amp;quot;:false,&amp;quot;durationInSecondsViewed&amp;quot;:123,&amp;quot;lastViewedContent&amp;quot;:{&amp;quot;urn&amp;quot;:&amp;quot;urn:li:lyndaVideo:(urn:li:lyndaCourse:2817014,2241293)&amp;quot;,&amp;quot;accessible&amp;quot;:true,&amp;quot;*bookmark&amp;quot;:&amp;quot;ConsistentBasicBookmark;urn:li:lyndaVideo:(urn:li:lyndaCourse:2817014,2241293)&amp;quot;,&amp;quot;durationInSeconds&amp;quot;:153,&amp;quot;public&amp;quot;:true,&amp;quot;androidPublic&amp;quot;:true,&amp;quot;title&amp;quot;:&amp;quot;Be unstoppable&amp;quot;,&amp;quot;progressStateThresholds&amp;quot;:{&amp;quot;metric&amp;quot;:&amp;quot;MAX_OFFSET&amp;quot;,&amp;quot;completionThreshold&amp;quot;:{&amp;quot;duration&amp;quot;:50,&amp;quot;unit&amp;quot;:&amp;quot;SECOND&amp;quot;,&amp;quot;$type&amp;quot;:&amp;quot;com.linkedin.common.TimeSpan&amp;quot;},&amp;quot;inProgressThreshold&amp;quot;:{&amp;quot;duration&amp;quot;:5,&amp;quot;unit&amp;quot;:&amp;quot;SECOND&amp;quot;,&amp;quot;$type&amp;quot;:&amp;quot;com.linkedin.common.TimeSpan&amp;quot;},&amp;quot;$type&amp;quot;:&amp;quot;com.linkedin.learning.api.VideoProgressStateThresholds&amp;quot;},&amp;quot;slug&amp;quot;:&amp;quot;be-unstoppable&amp;quot;,&amp;quot;$type&amp;quot;:&amp;quot;com.linkedin.learning.api.BasicVideo&amp;quot;,&amp;quot;*viewingStatus&amp;quot;:&amp;quot;ConsistentBasicVideoViewingStatus;urn:li:lyndaVideoViewingStatus:urn:li:lyndaVideo:(urn:li:lyndaCourse:2817014,2241293)&amp;quot;},&amp;quot;enterpriseProfileUrn&amp;quot;:&amp;quot;urn:li:enterpriseProfile:(urn:li:enterpriseAccount:91981722,129570657)&amp;quot;,&amp;quot;lastViewedAt&amp;quot;:1623241305433,&amp;quot;markedAsDone&amp;quot;:false,&amp;quot;$type&amp;quot;:&amp;quot;com.linkedin.learning.api.interaction.BasicCourseViewingStatusData&amp;quot;},&amp;quot;cachingKey&amp;quot;:&amp;quot;ConsistentBasicCourseViewingStatus;urn:li:lyndaCourseViewingStatus:urn:li:lyndaCourse:2817014&amp;quot;,&amp;quot;videosToBeCompleted&amp;quot;:[&amp;quot;urn:li:lyndaVideo:(urn:li:lyndaCourse:2817014,2242290)&amp;quot;,&amp;quot;urn:li:lyndaVideo:(urn:li:lyndaCourse:2817014,2241295)&amp;quot;,&amp;quot;urn:li:lyndaVideo:(urn:li:lyndaCourse:2817014,2241294)&amp;quot;,&amp;quot;urn:li:lyndaVideo:(urn:li:lyndaCourse:2817014,2243265)&amp;quot;,&amp;quot;urn:li:lyndaVideo:(urn:li:lyndaCourse:2817014,2243266)&amp;quot;],&amp;quot;$type&amp;quot;:&amp;quot;com.linkedin.learning.api.interaction.ConsistentBasicCourseViewingStatus&amp;quot;},{&amp;quot;details&amp;quot;:{&amp;quot;offsetInSeconds&amp;quot;:105,&amp;quot;statusType&amp;quot;:&amp;quot;COMPLETED&amp;quot;,&amp;quot;durationInSecondsViewed&amp;quot;:123,&amp;quot;lastViewedAt&amp;quot;:1623241305433,&amp;quot;$type&amp;quot;:&amp;quot;com.linkedin.learning.api.interaction.BasicVideoViewingStatusData&amp;quot;},&amp;quot;cachingKey&amp;quot;:&amp;quot;ConsistentBasicVideoViewingStatus;urn:li:lyndaVideoViewingStatus:urn:li:lyndaVideo:(urn:li:lyndaCourse:2817014,2241293)&amp;quot;,&amp;quot;$type&amp;quot;:&amp;quot;com.linkedin.learning.api.interaction.ConsistentBasicVideoViewingStatus&amp;quot;},{&amp;quot;details&amp;quot;:null,&amp;quot;cachingKey&amp;quot;:&amp;quot;ConsistentContentLike;scrubbed_like_object&amp;quot;,&amp;quot;$type&amp;quot;:&amp;quot;com.linkedin.learning.api.interaction.ConsistentContentLike&amp;quot;},{&amp;quot;details&amp;quot;:{&amp;quot;completedAssessmentCount&amp;quot;:8,&amp;quot;complCertificateAddedToProfile&amp;quot;:false,&amp;quot;completionPercentage&amp;quot;:17,&amp;quot;nextVideo&amp;quot;:true,&amp;quot;statusType&amp;quot;:&amp;quot;IN_PROGRESS&amp;quot;,&amp;quot;certificateAddedToProfile&amp;quot;:false,&amp;quot;completedCourseCount&amp;quot;:2,&amp;quot;completedContentCount&amp;quot;:4,&amp;quot;lastViewedContent&amp;quot;:{&amp;quot;*like&amp;quot;:&amp;quot;ConsistentContentLike;scrubbed_like_object&amp;quot;,&amp;quot;durationInSeconds&amp;quot;:2278,&amp;quot;difficultyLevel&amp;quot;:&amp;quot;GENERAL&amp;quot;,&amp;quot;welcomeVideo&amp;quot;:&amp;quot;urn:li:lyndaVideo:(urn:li:lyndaCourse:2817014,2241293)&amp;quot;,&amp;quot;description&amp;quot;:&amp;quot;How would you like to become the very best version of yourself? What if you could do your work with grace and ease—every day? Learn how to let go of past failure, look beyond the minutia of daily life, and discover the areas in which you truly excel. This course is a practical guide to self-improvement modeling, offering simple exercises that help you get at the heart of who you are and what you do best. Let personal leadership and mindset coach Sue Revell show you how to be unstoppable, find your flow, and create a more positive and successful future. Plus, find out how to model other successful people to learn from their careers. Each lesson provides actionable guidance to help you identify your best possible self—and bring that person to work every day.&amp;lt;br&amp;gt;&amp;lt;br&amp;gt;&amp;#92;n&amp;#92;nThis course was created by &amp;lt;a href&amp;#61;”https://www.careercake.com/” target&amp;#61;”_blank”&amp;gt;Careercake&amp;lt;/a&amp;gt;, the careers content platform. We are pleased to host this training in our library.&amp;quot;,&amp;quot;source&amp;quot;:&amp;quot;LYNDA&amp;quot;,&amp;quot;title&amp;quot;:&amp;quot;Being the Best You: Self-Improvement Modeling&amp;quot;,&amp;quot;locale&amp;quot;:{&amp;quot;country&amp;quot;:&amp;quot;US&amp;quot;,&amp;quot;language&amp;quot;:&amp;quot;en&amp;quot;,&amp;quot;$type&amp;quot;:&amp;quot;com.linkedin.common.Locale&amp;quot;},&amp;quot;lifecycle&amp;quot;:&amp;quot;ACTIVE&amp;quot;,&amp;quot;canAddToProfile&amp;quot;:true,&amp;quot;inactive&amp;quot;:false,&amp;quot;containsSummativeExam&amp;quot;:false,&amp;quot;slug&amp;quot;:&amp;quot;being-the-best-you-self-improvement-modeling&amp;quot;,&amp;quot;*bookmark&amp;quot;:&amp;quot;ConsistentBasicBookmark;urn:li:lyndaCourse:2817014&amp;quot;,&amp;quot;viewerCount&amp;quot;:15940,&amp;quot;shortDescription&amp;quot;:&amp;quot;Find out how to be the very best you. Learn how to be unstoppable, find your flow, and create a more positive and successful future.&amp;quot;,&amp;quot;releasedOn&amp;quot;:1568073600000,&amp;quot;$type&amp;quot;:&amp;quot;com.linkedin.learning.api.ListedCourse&amp;quot;,&amp;quot;*viewingStatus&amp;quot;:&amp;quot;ConsistentBasicCourseViewingStatus;urn:li:lyndaCourseViewingStatus:urn:li:lyndaCourse:2817014&amp;quot;,&amp;quot;urn&amp;quot;:&amp;quot;urn:li:lyndaCourse:2817014&amp;quot;,&amp;quot;associatedSkills&amp;quot;:[{&amp;quot;name&amp;quot;:&amp;quot;Self-discovery&amp;quot;,&amp;quot;urn&amp;quot;:&amp;quot;urn:li:skill:49881&amp;quot;,&amp;quot;$type&amp;quot;:&amp;quot;com.linkedin.learning.api.BasicSkill&amp;quot;},{&amp;quot;name&amp;quot;:&amp;quot;Personal Development&amp;quot;,&amp;quot;urn&amp;quot;:&amp;quot;urn:li:skill:1278&amp;quot;,&amp;quot;mappedCategory&amp;quot;:{&amp;quot;urn&amp;quot;:&amp;quot;urn:li:lyndaCategory:7327&amp;quot;,&amp;quot;lyndaUrl&amp;quot;:&amp;quot;http://www.lynda.com/Life-Skills-tutorials/7327-0.html&amp;quot;,&amp;quot;name&amp;quot;:&amp;quot;Personal Effectiveness&amp;quot;,&amp;quot;locale&amp;quot;:{&amp;quot;country&amp;quot;:&amp;quot;US&amp;quot;,&amp;quot;language&amp;quot;:&amp;quot;en&amp;quot;,&amp;quot;$type&amp;quot;:&amp;quot;com.linkedin.common.Locale&amp;quot;},&amp;quot;type&amp;quot;:&amp;quot;TOPIC&amp;quot;,&amp;quot;slug&amp;quot;:&amp;quot;personal-effectiveness&amp;quot;,&amp;quot;trackingId&amp;quot;:&amp;quot;QenN+9OMRd21+TusY0fZGA&amp;#61;&amp;#61;&amp;quot;,&amp;quot;$type&amp;quot;:&amp;quot;com.linkedin.learning.api.BasicCategory&amp;quot;},&amp;quot;$type&amp;quot;:&amp;quot;com.linkedin.learning.api.BasicSkill&amp;quot;}],&amp;quot;thumbnailV2&amp;quot;:{&amp;quot;source&amp;quot;:{&amp;quot;artifacts&amp;quot;:[{&amp;quot;width&amp;quot;:256,&amp;quot;fileIdentifyingUrlPathSegment&amp;quot;:&amp;quot;144_256/0/1568050047922?e&amp;#61;1623330000&amp;amp;v&amp;#61;beta&amp;amp;t&amp;#61;oSktHN8wY9kE2n1XbC4gDYYKb51XBcdVgMmc8BZfQe4&amp;quot;,&amp;quot;expiresAt&amp;quot;:1623330000000,&amp;quot;height&amp;quot;:144,&amp;quot;$type&amp;quot;:&amp;quot;com.linkedin.common.VectorArtifact&amp;quot;},{&amp;quot;width&amp;quot;:512,&amp;quot;fileIdentifyingUrlPathSegment&amp;quot;:&amp;quot;288_512/0/1568050048690?e&amp;#61;1623330000&amp;amp;v&amp;#61;beta&amp;amp;t&amp;#61;KfIAIm8Q_e3F01eeNLFugGIz1WUpQ7kjjdkHHmdj5_A&amp;quot;,&amp;quot;expiresAt&amp;quot;:1623330000000,&amp;quot;height&amp;quot;:288,&amp;quot;$type&amp;quot;:&amp;quot;com.linkedin.common.VectorArtifact&amp;quot;},{&amp;quot;width&amp;quot;:100,&amp;quot;fileIdentifyingUrlPathSegment&amp;quot;:&amp;quot;60_100/0/1568050048968?e&amp;#61;1623330000&amp;amp;v&amp;#61;beta&amp;amp;t&amp;#61;DXDBUBGYXGnHxXAptFuZNGwlGxM6yG5iFZHBdkvQbdk&amp;quot;,&amp;quot;expiresAt&amp;quot;:1623330000000,&amp;quot;height&amp;quot;:60,&amp;quot;$type&amp;quot;:&amp;quot;com.linkedin.common.VectorArtifact&amp;quot;},{&amp;quot;width&amp;quot;:432,&amp;quot;fileIdentifyingUrlPathSegment&amp;quot;:&amp;quot;240_432/0/1568050047716?e&amp;#61;1623330000&amp;amp;v&amp;#61;beta&amp;amp;t&amp;#61;rVhw1TauQgMipYbrpHaURTiJcBPuUeQ4Wq8H8o0AEOw&amp;quot;,&amp;quot;expiresAt&amp;quot;:1623330000000,&amp;quot;height&amp;quot;:240,&amp;quot;$type&amp;quot;:&amp;quot;com.linkedin.common.VectorArtifact&amp;quot;},{&amp;quot;width&amp;quot;:1200,&amp;quot;fileIdentifyingUrlPathSegment&amp;quot;:&amp;quot;675_1200/0/1568050048375?e&amp;#61;1623330000&amp;amp;v&amp;#61;beta&amp;amp;t&amp;#61;IS77GjlwJ4ZsRTDcawcel5W8FInxKUJ5NcAuUlaZrUE&amp;quot;,&amp;quot;expiresAt&amp;quot;:1623330000000,&amp;quot;height&amp;quot;:675,&amp;quot;$type&amp;quot;:&amp;quot;com.linkedin.common.VectorArtifact&amp;quot;}],&amp;quot;rootUrl&amp;quot;:&amp;quot;https://media-exp3.licdn.com/dms/image/C4E0DAQGemLNMfLapIQ/learning-public-crop_&amp;quot;,&amp;quot;$type&amp;quot;:&amp;quot;com.linkedin.common.VectorImage&amp;quot;},&amp;quot;$type&amp;quot;:&amp;quot;com.linkedin.learning.api.common.Image&amp;quot;},&amp;quot;suppressUpsell&amp;quot;:false,&amp;quot;containsPracticeExam&amp;quot;:false,&amp;quot;authors&amp;quot;:[{&amp;quot;urn&amp;quot;:&amp;quot;urn:li:lyndaAuthor:13505180&amp;quot;,&amp;quot;firstName&amp;quot;:&amp;quot;Careercake&amp;quot;,&amp;quot;lastName&amp;quot;:&amp;quot;&amp;quot;,&amp;quot;autoPopulateMentionForCertificateShares&amp;quot;:false,&amp;quot;influencer&amp;quot;:false,&amp;quot;thumbnailV2&amp;quot;:{&amp;quot;source&amp;quot;:{&amp;quot;digitalmediaAsset&amp;quot;:&amp;quot;urn:li:digitalmediaAsset:C560DAQEGoYmekWkyKA&amp;quot;,&amp;quot;artifacts&amp;quot;:[{&amp;quot;width&amp;quot;:88,&amp;quot;fileIdentifyingUrlPathSegment&amp;quot;:&amp;quot;50_88/0/1576188977675?e&amp;#61;1623330000&amp;amp;v&amp;#61;beta&amp;amp;t&amp;#61;LD-yslQbpd9gFoNe5UTBXHLQOMu2vpmRt90Eyar8MCg&amp;quot;,&amp;quot;expiresAt&amp;quot;:1623330000000,&amp;quot;height&amp;quot;:50,&amp;quot;$type&amp;quot;:&amp;quot;com.linkedin.common.VectorArtifact&amp;quot;},{&amp;quot;width&amp;quot;:200,&amp;quot;fileIdentifyingUrlPathSegment&amp;quot;:&amp;quot;200_200/0/1576188977699?e&amp;#61;1623330000&amp;amp;v&amp;#61;beta&amp;amp;t&amp;#61;_WTR3obM0bJzH71hm4bWEYLhU1C2SslAYPveLM5I2Tg&amp;quot;,&amp;quot;expiresAt&amp;quot;:1623330000000,&amp;quot;height&amp;quot;:200,&amp;quot;$type&amp;quot;:&amp;quot;com.linkedin.common.VectorArtifact&amp;quot;}],&amp;quot;rootUrl&amp;quot;:&amp;quot;https://media-exp3.licdn.com/dms/image/C560DAQEGoYmekWkyKA/learning-author-crop_&amp;quot;,&amp;quot;$type&amp;quot;:&amp;quot;com.linkedin.common.VectorImage&amp;quot;},&amp;quot;$type&amp;quot;:&amp;quot;com.linkedin.learning.api.common.Image&amp;quot;},&amp;quot;canFollow&amp;quot;:false,&amp;quot;biography&amp;quot;:&amp;quot;Careercake creates training to help you take on, rise to, and beat the challenges you&amp;#39;ll face in the workplace.&amp;lt;br&amp;gt;&amp;lt;br&amp;gt; &amp;lt;a href&amp;#61;&amp;#92;&amp;quot;https://www.careercake.com&amp;#92;&amp;quot; target&amp;#61;&amp;#92;&amp;quot;_blank&amp;#92;&amp;quot;&amp;gt;Careercake&amp;lt;/a&amp;gt; content helps power users take on the &amp;#92;&amp;quot;firsts&amp;#92;&amp;quot; in the career search as well as in the workplace, whether it&amp;#39;s writing an amazing cover letter, running your first 1-2-1 as a new manager, keeping your motivation levels up when you&amp;#39;re job hunting, or giving feedback to your boss.&amp;lt;br&amp;gt;&amp;lt;br&amp;gt;Careercake offers over 100 videos, supporting end users in the first decade of their careers—from going for a promotion, switching jobs, and developing confidence to becoming a manager for the first time. Find out more at &amp;lt;a href&amp;#61;&amp;#92;&amp;quot;https://www.careercake.com&amp;#92;&amp;quot; target&amp;#61;&amp;#92;&amp;quot;_blank&amp;#92;&amp;quot;&amp;gt;careercake.com&amp;lt;/a&amp;gt;.&amp;quot;,&amp;quot;headline&amp;quot;:&amp;quot;Careers content platform&amp;quot;,&amp;quot;slug&amp;quot;:&amp;quot;careercake&amp;quot;,&amp;quot;$type&amp;quot;:&amp;quot;com.linkedin.learning.api.BasicAuthor&amp;quot;}]},&amp;quot;durationRemainingInSeconds&amp;quot;:24596,&amp;quot;lastViewedAt&amp;quot;:1623241311702,&amp;quot;$type&amp;quot;:&amp;quot;com.linkedin.learning.api.learningpaths.ListedLearningPathStatus&amp;quot;},&amp;quot;cachingKey&amp;quot;:&amp;quot;ConsistentListedLearningPathStatus;urn:li:lyndaLearningPath:1~AAAAAAV7h5o&amp;#61;468765&amp;quot;,&amp;quot;$type&amp;quot;:&amp;quot;com.linkedin.learning.api.learningpaths.ConsistentListedLearningPathStatus&amp;quot;,&amp;quot;completedAllSections&amp;quot;:null}]}</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code&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code style="display: none" id="datalet-bpr-guid-49718"&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request":"/learning-api/cards/urn%3Ali%3AlearningApiCard%3Aurn%3Ali%3AlyndaLearningPath%3A1~AAAAAAV7h5o%3D468765","status":200,"body":"bpr-guid-49718","method":"GE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code&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img src="<text:a xlink:type="simple" xlink:href="data:image/gif;base64,R0lGODlhAQABAIAAAAAAAP///yH5BAEAAAAALAAAAAABAAEAAAIBRAA7" office:target-frame-name="_blank" xlink:show="new" text:style-name="Internet_20_link" text:visited-style-name="Visited_20_Internet_20_Link">data:image/gif;base64,R0lGODlhAQABAIAAAAAAAP///yH5BAEAAAAALAAAAAABAAEAAAIBRAA7</text:a>" style="display: none" class="datalet-bpr-guid-49718"&gt;&lt;code style="display: none" id="bpr-guid-49719"&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amp;quot;data&amp;quot;:{&amp;quot;paging&amp;quot;:{&amp;quot;count&amp;quot;:10,&amp;quot;start&amp;quot;:0,&amp;quot;links&amp;quot;:[]},&amp;quot;*elements&amp;quot;:[&amp;quot;urn:li:learningApiCourse:3891531&amp;quot;],&amp;quot;cachingKey&amp;quot;:&amp;quot;urn:li:collectionResponse:z61DD9NfhuTxq4WWgb/cGSc/wCxsr64hil65/k3Yd3k&amp;#61;&amp;quot;,&amp;quot;$type&amp;quot;:&amp;quot;com.linkedin.restli.common.CollectionResponse&amp;quot;},&amp;quot;meta&amp;quot;:{&amp;quot;microSchema&amp;quot;:{&amp;quot;version&amp;quot;:&amp;quot;2&amp;quot;,&amp;quot;types&amp;quot;:{&amp;quot;com.linkedin.learning.api.deco.social.DecoratedContentReaction&amp;quot;:{&amp;quot;fields&amp;quot;:{&amp;quot;totalReactions&amp;quot;:{&amp;quot;type&amp;quot;:&amp;quot;int&amp;quot;},&amp;quot;reactors&amp;quot;:{&amp;quot;type&amp;quot;:{&amp;quot;array&amp;quot;:&amp;quot;com.linkedin.learning.api.deco.social.FacePileReactor&amp;quot;}},&amp;quot;reacted&amp;quot;:{&amp;quot;type&amp;quot;:&amp;quot;string&amp;quot;},&amp;quot;cachingKey&amp;quot;:{&amp;quot;type&amp;quot;:&amp;quot;string&amp;quot;},&amp;quot;entityUrn&amp;quot;:{&amp;quot;type&amp;quot;:&amp;quot;string&amp;quot;}},&amp;quot;baseType&amp;quot;:&amp;quot;com.linkedin.learning.api.deco.social.ContentReaction&amp;quot;},&amp;quot;com.linkedin.learning.api.deco.common.ProviderCompany&amp;quot;:{&amp;quot;fields&amp;quot;:{&amp;quot;websiteUrl&amp;quot;:{&amp;quot;type&amp;quot;:&amp;quot;string&amp;quot;},&amp;quot;entityUrn&amp;quot;:{&amp;quot;type&amp;quot;:&amp;quot;string&amp;quot;},&amp;quot;name&amp;quot;:{&amp;quot;type&amp;quot;:&amp;quot;string&amp;quot;},&amp;quot;tagline&amp;quot;:{&amp;quot;type&amp;quot;:&amp;quot;string&amp;quot;},&amp;quot;logo&amp;quot;:{&amp;quot;type&amp;quot;:&amp;quot;com.linkedin.learning.api.common.Image&amp;quot;},&amp;quot;description&amp;quot;:{&amp;quot;type&amp;quot;:&amp;quot;com.linkedin.learning.api.text.AttributedText&amp;quot;},&amp;quot;cachingKey&amp;quot;:{&amp;quot;type&amp;quot;:&amp;quot;string&amp;quot;}},&amp;quot;baseType&amp;quot;:&amp;quot;com.linkedin.learning.api.deco.common.Company&amp;quot;},&amp;quot;com.linkedin.learning.api.deco.status.DecoratedLyndaVideoViewingStatus&amp;quot;:{&amp;quot;fields&amp;quot;:{&amp;quot;cachingKey&amp;quot;:{&amp;quot;type&amp;quot;:&amp;quot;string&amp;quot;},&amp;quot;details&amp;quot;:{&amp;quot;type&amp;quot;:&amp;quot;com.linkedin.learning.api.interaction.BasicVideoViewingStatusData&amp;quot;}},&amp;quot;baseType&amp;quot;:&amp;quot;com.linkedin.learning.api.interaction.ConsistentBasicVideoViewingStatus&amp;quot;},&amp;quot;com.linkedin.learning.api.deco.follow.DecoratedFollow&amp;quot;:{&amp;quot;fields&amp;quot;:{&amp;quot;cachingKey&amp;quot;:{&amp;quot;type&amp;quot;:&amp;quot;string&amp;quot;},&amp;quot;entityUrn&amp;quot;:{&amp;quot;type&amp;quot;:&amp;quot;string&amp;quot;},&amp;quot;following&amp;quot;:{&amp;quot;type&amp;quot;:&amp;quot;boolean&amp;quot;}},&amp;quot;baseType&amp;quot;:&amp;quot;com.linkedin.learning.api.deco.social.Follow&amp;quot;},&amp;quot;com.linkedin.learning.api.deco.content.tocAssessmentStatusByAssessmentWithoutResponse&amp;quot;:{&amp;quot;fields&amp;quot;:{&amp;quot;paging&amp;quot;:{&amp;quot;type&amp;quot;:&amp;quot;com.linkedin.learning.api.deco.common.FullPaging&amp;quot;},&amp;quot;elements&amp;quot;:{&amp;quot;type&amp;quot;:{&amp;quot;array&amp;quot;:&amp;quot;com.linkedin.learning.api.deco.content.tocAssessmentStatus&amp;quot;}}},&amp;quot;baseType&amp;quot;:&amp;quot;com.linkedin.restli.common.CollectionResponse&amp;quot;},&amp;quot;com.linkedin.learning.api.deco.content.DecoratedContentAssignment&amp;quot;:{&amp;quot;fields&amp;quot;:{&amp;quot;dueAt&amp;quot;:{&amp;quot;type&amp;quot;:&amp;quot;long&amp;quot;},&amp;quot;entityUrn&amp;quot;:{&amp;quot;type&amp;quot;:&amp;quot;string&amp;quot;},&amp;quot;assignerResolutionResult&amp;quot;:{&amp;quot;type&amp;quot;:{&amp;quot;union&amp;quot;:{&amp;quot;company&amp;quot;:&amp;quot;com.linkedin.learning.api.deco.common.DecoratedCompany&amp;quot;,&amp;quot;account&amp;quot;:&amp;quot;com.linkedin.learning.api.deco.common.AssignmentProvider&amp;quot;,&amp;quot;profile&amp;quot;:&amp;quot;com.linkedin.learning.api.deco.common.DecoratedProfile&amp;quot;}},&amp;quot;resolvedFrom&amp;quot;:&amp;quot;assigner&amp;quot;},&amp;quot;assignedAt&amp;quot;:{&amp;quot;type&amp;quot;:&amp;quot;long&amp;quot;},&amp;quot;assigner&amp;quot;:{&amp;quot;type&amp;quot;:{&amp;quot;union&amp;quot;:{&amp;quot;company&amp;quot;:&amp;quot;string&amp;quot;,&amp;quot;account&amp;quot;:&amp;quot;string&amp;quot;,&amp;quot;profile&amp;quot;:&amp;quot;string&amp;quot;}}},&amp;quot;message&amp;quot;:{&amp;quot;type&amp;quot;:&amp;quot;string&amp;quot;},&amp;quot;cachingKey&amp;quot;:{&amp;quot;type&amp;quot;:&amp;quot;string&amp;quot;}},&amp;quot;baseType&amp;quot;:&amp;quot;com.linkedin.learning.api.deco.interaction.ContentAssignment&amp;quot;},&amp;quot;com.linkedin.learning.api.deco.status.DecoratedLyndaCourseViewingStatus&amp;quot;:{&amp;quot;fields&amp;quot;:{&amp;quot;cachingKey&amp;quot;:{&amp;quot;type&amp;quot;:&amp;quot;string&amp;quot;},&amp;quot;details&amp;quot;:{&amp;quot;type&amp;quot;:&amp;quot;com.linkedin.learning.api.interaction.BasicCourseViewingStatusData&amp;quot;},&amp;quot;videosToBeCompleted&amp;quot;:{&amp;quot;type&amp;quot;:{&amp;quot;array&amp;quot;:&amp;quot;string&amp;quot;}}},&amp;quot;baseType&amp;quot;:&amp;quot;com.linkedin.learning.api.interaction.ConsistentBasicCourseViewingStatus&amp;quot;},&amp;quot;com.linkedin.learning.api.deco.common.FacePileProfile&amp;quot;:{&amp;quot;fields&amp;quot;:{&amp;quot;lastName&amp;quot;:{&amp;quot;type&amp;quot;:&amp;quot;string&amp;quot;},&amp;quot;firstName&amp;quot;:{&amp;quot;type&amp;quot;:&amp;quot;string&amp;quot;},&amp;quot;profileImage&amp;quot;:{&amp;quot;type&amp;quot;:&amp;quot;com.linkedin.learning.api.common.Image&amp;quot;},&amp;quot;cachingKey&amp;quot;:{&amp;quot;type&amp;quot;:&amp;quot;string&amp;quot;},&amp;quot;entityUrn&amp;quot;:{&amp;quot;type&amp;quot;:&amp;quot;string&amp;quot;}},&amp;quot;baseType&amp;quot;:&amp;quot;com.linkedin.learning.api.deco.common.Profile&amp;quot;},&amp;quot;com.linkedin.learning.api.deco.content.DecorateCredentialingProgram&amp;quot;:{&amp;quot;fields&amp;quot;:{&amp;quot;name&amp;quot;:{&amp;quot;type&amp;quot;:&amp;quot;string&amp;quot;},&amp;quot;description&amp;quot;:{&amp;quot;type&amp;quot;:&amp;quot;string&amp;quot;},&amp;quot;credentialingAgency&amp;quot;:{&amp;quot;type&amp;quot;:&amp;quot;com.linkedin.learning.api.deco.content.DecorateCredentialingAgency&amp;quot;},&amp;quot;metricName&amp;quot;:{&amp;quot;type&amp;quot;:&amp;quot;string&amp;quot;},&amp;quot;cachingKey&amp;quot;:{&amp;quot;type&amp;quot;:&amp;quot;string&amp;quot;},&amp;quot;entityUrn&amp;quot;:{&amp;quot;type&amp;quot;:&amp;quot;string&amp;quot;}},&amp;quot;baseType&amp;quot;:&amp;quot;com.linkedin.learning.api.deco.content.credentialing.ContentCredentialingProgram&amp;quot;},&amp;quot;com.linkedin.learning.api.deco.content.TOCItem&amp;quot;:{&amp;quot;fields&amp;quot;:{&amp;quot;cachingKey&amp;quot;:{&amp;quot;type&amp;quot;:&amp;quot;string&amp;quot;},&amp;quot;contentResolutionResult&amp;quot;:{&amp;quot;type&amp;quot;:{&amp;quot;union&amp;quot;:{&amp;quot;assessment&amp;quot;:&amp;quot;com.linkedin.learning.api.deco.content.tocAssessmentWithoutQuestions&amp;quot;,&amp;quot;video&amp;quot;:&amp;quot;com.linkedin.learning.api.deco.content.DecoratedContentVideo&amp;quot;}},&amp;quot;resolvedFrom&amp;quot;:&amp;quot;content&amp;quot;},&amp;quot;content&amp;quot;:{&amp;quot;type&amp;quot;:{&amp;quot;union&amp;quot;:{&amp;quot;assessment&amp;quot;:&amp;quot;string&amp;quot;,&amp;quot;video&amp;quot;:&amp;quot;string&amp;quot;}}}},&amp;quot;baseType&amp;quot;:&amp;quot;com.linkedin.learning.api.deco.content.toc.Item&amp;quot;},&amp;quot;com.linkedin.learning.api.deco.common.ContentProvider&amp;quot;:{&amp;quot;fields&amp;quot;:{&amp;quot;websiteUrl&amp;quot;:<text:soft-page-break/>{&amp;quot;type&amp;quot;:&amp;quot;string&amp;quot;},&amp;quot;entityUrn&amp;quot;:{&amp;quot;type&amp;quot;:&amp;quot;string&amp;quot;},&amp;quot;name&amp;quot;:{&amp;quot;type&amp;quot;:&amp;quot;string&amp;quot;},&amp;quot;tagline&amp;quot;:{&amp;quot;type&amp;quot;:&amp;quot;string&amp;quot;},&amp;quot;logo&amp;quot;:{&amp;quot;type&amp;quot;:&amp;quot;com.linkedin.learning.api.common.Image&amp;quot;},&amp;quot;description&amp;quot;:{&amp;quot;type&amp;quot;:&amp;quot;com.linkedin.learning.api.text.AttributedText&amp;quot;},&amp;quot;cachingKey&amp;quot;:{&amp;quot;type&amp;quot;:&amp;quot;string&amp;quot;}},&amp;quot;baseType&amp;quot;:&amp;quot;com.linkedin.learning.api.deco.common.Provider&amp;quot;},&amp;quot;com.linkedin.learning.api.deco.socialproof.DecoratedCompanyViewerCount&amp;quot;:{&amp;quot;fields&amp;quot;:{&amp;quot;name&amp;quot;:{&amp;quot;type&amp;quot;:&amp;quot;string&amp;quot;},&amp;quot;count&amp;quot;:{&amp;quot;type&amp;quot;:&amp;quot;int&amp;quot;},&amp;quot;pivot&amp;quot;:{&amp;quot;type&amp;quot;:&amp;quot;string&amp;quot;},&amp;quot;image&amp;quot;:{&amp;quot;type&amp;quot;:&amp;quot;com.linkedin.learning.api.common.Image&amp;quot;}},&amp;quot;baseType&amp;quot;:&amp;quot;com.linkedin.learning.api.deco.socialproof.ViewerCountsPivot&amp;quot;},&amp;quot;com.linkedin.learning.api.deco.content.DecorateCredentialingAgency&amp;quot;:{&amp;quot;fields&amp;quot;:{&amp;quot;name&amp;quot;:{&amp;quot;type&amp;quot;:&amp;quot;string&amp;quot;},&amp;quot;entityUrn&amp;quot;:{&amp;quot;type&amp;quot;:&amp;quot;string&amp;quot;}},&amp;quot;baseType&amp;quot;:&amp;quot;com.linkedin.learning.api.deco.content.credentialing.CredentialingAgency&amp;quot;},&amp;quot;com.linkedin.learning.api.deco.content.presentation.DecoratedLearningVideoPlayMetadata&amp;quot;:{&amp;quot;fields&amp;quot;:{&amp;quot;videoPlayMetadata&amp;quot;:{&amp;quot;type&amp;quot;:&amp;quot;com.linkedin.videocontent.VideoPlayMetadata&amp;quot;}},&amp;quot;baseType&amp;quot;:&amp;quot;com.linkedin.learning.api.deco.content.presentation.LearningVideoPlayMetadataV2&amp;quot;},&amp;quot;com.linkedin.learning.api.deco.content.tocAssessmentStatus&amp;quot;:{&amp;quot;fields&amp;quot;:{&amp;quot;score&amp;quot;:{&amp;quot;type&amp;quot;:&amp;quot;float&amp;quot;},&amp;quot;nextQuestion&amp;quot;:{&amp;quot;type&amp;quot;:&amp;quot;string&amp;quot;},&amp;quot;completedAt&amp;quot;:{&amp;quot;type&amp;quot;:&amp;quot;long&amp;quot;},&amp;quot;statusType&amp;quot;:{&amp;quot;type&amp;quot;:&amp;quot;string&amp;quot;},&amp;quot;cachingKey&amp;quot;:{&amp;quot;type&amp;quot;:&amp;quot;string&amp;quot;},&amp;quot;entityUrn&amp;quot;:{&amp;quot;type&amp;quot;:&amp;quot;string&amp;quot;}},&amp;quot;baseType&amp;quot;:&amp;quot;com.linkedin.learning.api.deco.content.assessments.AssessmentStatus&amp;quot;},&amp;quot;com.linkedin.learning.api.deco.content.DecoratedProgramTaxonomy&amp;quot;:{&amp;quot;fields&amp;quot;:{&amp;quot;tags&amp;quot;:{&amp;quot;type&amp;quot;:{&amp;quot;array&amp;quot;:&amp;quot;string&amp;quot;}},&amp;quot;label&amp;quot;:{&amp;quot;type&amp;quot;:&amp;quot;string&amp;quot;}},&amp;quot;baseType&amp;quot;:&amp;quot;com.linkedin.learning.api.deco.content.credentialing.ProgramTaxonomy&amp;quot;},&amp;quot;com.linkedin.learning.api.deco.content.tocAssessmentWithoutQuestions&amp;quot;:{&amp;quot;fields&amp;quot;:{&amp;quot;timeLimit&amp;quot;:{&amp;quot;type&amp;quot;:&amp;quot;com.linkedin.common.TimeSpan&amp;quot;},&amp;quot;totalQuestions&amp;quot;:{&amp;quot;type&amp;quot;:&amp;quot;int&amp;quot;},&amp;quot;assessmentStatusInjectionResult&amp;quot;:{&amp;quot;type&amp;quot;:&amp;quot;com.linkedin.learning.api.deco.content.tocAssessmentStatusByAssessmentWithoutResponse&amp;quot;,&amp;quot;isInjection&amp;quot;:true},&amp;quot;entityUrn&amp;quot;:{&amp;quot;type&amp;quot;:&amp;quot;string&amp;quot;},&amp;quot;entityType&amp;quot;:{&amp;quot;type&amp;quot;:&amp;quot;string&amp;quot;},&amp;quot;trackingUrn&amp;quot;:{&amp;quot;type&amp;quot;:&amp;quot;string&amp;quot;},&amp;quot;passingScore&amp;quot;:{&amp;quot;type&amp;quot;:&amp;quot;float&amp;quot;},&amp;quot;credentialingProgram&amp;quot;:{&amp;quot;type&amp;quot;:&amp;quot;string&amp;quot;},&amp;quot;title&amp;quot;:{&amp;quot;type&amp;quot;:&amp;quot;string&amp;quot;},&amp;quot;cachingKey&amp;quot;:{&amp;quot;type&amp;quot;:&amp;quot;string&amp;quot;},&amp;quot;trackingId&amp;quot;:{&amp;quot;type&amp;quot;:&amp;quot;string&amp;quot;}},&amp;quot;baseType&amp;quot;:&amp;quot;com.linkedin.learning.api.deco.content.assessments.Assessment&amp;quot;},&amp;quot;com.linkedin.learning.api.deco.social.DecoratedSocialWatchersSummary&amp;quot;:{&amp;quot;fields&amp;quot;:{&amp;quot;facepiles&amp;quot;:{&amp;quot;type&amp;quot;:&amp;quot;com.linkedin.learning.api.deco.social.SocialFacepiles&amp;quot;},&amp;quot;coworkersTotal&amp;quot;:{&amp;quot;type&amp;quot;:&amp;quot;int&amp;quot;},&amp;quot;entityUrn&amp;quot;:{&amp;quot;type&amp;quot;:&amp;quot;string&amp;quot;},&amp;quot;watchersTotal&amp;quot;:{&amp;quot;type&amp;quot;:&amp;quot;int&amp;quot;},&amp;quot;connectionsTotal&amp;quot;:{&amp;quot;type&amp;quot;:&amp;quot;int&amp;quot;},&amp;quot;jobTitleTotal&amp;quot;:{&amp;quot;type&amp;quot;:&amp;quot;int&amp;quot;},&amp;quot;cachingKey&amp;quot;:{&amp;quot;type&amp;quot;:&amp;quot;string&amp;quot;}},&amp;quot;baseType&amp;quot;:&amp;quot;com.linkedin.learning.api.deco.social.SocialWatchersSummary&amp;quot;},&amp;quot;com.linkedin.learning.api.deco.status.DecoratedCourseContentInteractionStatus&amp;quot;:{&amp;quot;fields&amp;quot;:{&amp;quot;markedAsHidden&amp;quot;:{&amp;quot;type&amp;quot;:&amp;quot;boolean&amp;quot;},&amp;quot;childContentToBeCompleted&amp;quot;:{&amp;quot;type&amp;quot;:{&amp;quot;array&amp;quot;:&amp;quot;string&amp;quot;}},&amp;quot;progressState&amp;quot;:{&amp;quot;type&amp;quot;:&amp;quot;string&amp;quot;},&amp;quot;completedAt&amp;quot;:{&amp;quot;type&amp;quot;:&amp;quot;long&amp;quot;},&amp;quot;firstViewedAt&amp;quot;:{&amp;quot;type&amp;quot;:&amp;quot;long&amp;quot;},&amp;quot;entityUrn&amp;quot;:{&amp;quot;type&amp;quot;:&amp;quot;string&amp;quot;},&amp;quot;progressPercentage&amp;quot;:{&amp;quot;type&amp;quot;:&amp;quot;int&amp;quot;},&amp;quot;cachingKey&amp;quot;:{&amp;quot;type&amp;quot;:&amp;quot;string&amp;quot;},&amp;quot;lastViewedAt&amp;quot;:{&amp;quot;type&amp;quot;:&amp;quot;long&amp;quot;}},&amp;quot;baseType&amp;quot;:&amp;quot;com.linkedin.learning.api.interaction.ContentInteractionStatus&amp;quot;},&amp;quot;com.linkedin.learning.api.deco.content.DecoratedCourse&amp;quot;:{&amp;quot;fields&amp;quot;:{&amp;quot;contextualUnlockErrorType&amp;quot;:{&amp;quot;type&amp;quot;:&amp;quot;string&amp;quot;},&amp;quot;examsResolutionResults&amp;quot;:{&amp;quot;type&amp;quot;:{&amp;quot;map&amp;quot;:&amp;quot;com.linkedin.learning.api.deco.content.tocAssessmentWithoutQuestions&amp;quot;},&amp;quot;resolvedFrom&amp;quot;:&amp;quot;exams&amp;quot;},&amp;quot;lyndaCourseViewingStatusInjectionResult&amp;quot;:{&amp;quot;type&amp;quot;:&amp;quot;com.linkedin.learning.api.deco.status.DecoratedLyndaCourseViewingStatus&amp;quot;,&amp;quot;isInjection&amp;quot;:true},&amp;quot;lifecycle&amp;quot;:{&amp;quot;type&amp;quot;:&amp;quot;string&amp;quot;},&amp;quot;presentation&amp;quot;:{&amp;quot;type&amp;quot;:{&amp;quot;union&amp;quot;:{&amp;quot;externalUrl&amp;quot;:&amp;quot;com.linkedin.learning.api.deco.content.presentation.DecoratedLearningExternalUrlMetadata&amp;quot;,&amp;quot;videoPlay&amp;quot;:&amp;quot;com.linkedin.learning.api.deco.content.presentation.DecoratedLearningVideoPlayMetadata&amp;quot;}}},&amp;quot;skills&amp;quot;:{&amp;quot;type&amp;quot;:{&amp;quot;array&amp;quot;:&amp;quot;string&amp;quot;}},&amp;quot;features&amp;quot;:{&amp;quot;type&amp;quot;:&amp;quot;com.linkedin.learning.api.deco.content.DecoratedFeatures&amp;quot;},&amp;quot;credentialingPrograms&amp;quot;:{&amp;quot;type&amp;quot;:{&amp;quot;array&amp;quot;:&amp;quot;com.linkedin.learning.api.deco.content.DecoratedCredentialingProgramAssociation&amp;quot;}},&amp;quot;viewerCountsInjectionResult&amp;quot;:{&amp;quot;type&amp;quot;:&amp;quot;com.linkedin.learning.api.deco.socialproof.DecoratedViewerCounts&amp;quot;,&amp;quot;isInjection&amp;quot;:true},&amp;quot;skillsResolutionResults&amp;quot;:{&amp;quot;type&amp;quot;:{&amp;quot;map&amp;quot;:&amp;quot;com.linkedin.learning.api.deco.common.DecoratedSkill&amp;quot;},&amp;quot;resolvedFrom&amp;quot;:&amp;quot;skills&amp;quot;},&amp;quot;interactionStatusResolutionResult&amp;quot;:{&amp;quot;type&amp;quot;:&amp;quot;com.linkedin.learning.api.deco.status.DecoratedCourseContentInteractionStatus&amp;quot;,&amp;quot;resolvedFrom&amp;quot;:&amp;quot;interactionStatus&amp;quot;},&amp;quot;slug&amp;quot;:{&amp;quot;type&amp;quot;:&amp;quot;string&amp;quot;},&amp;quot;trackingId&amp;quot;:{&amp;quot;type&amp;quot;:&amp;quot;string&amp;quot;},&amp;quot;updatedAt&amp;quot;:{&amp;quot;type&amp;quot;:&amp;quot;long&amp;quot;},&amp;quot;bookmarkInjectionResult&amp;quot;:{&amp;quot;type&amp;quot;:&amp;quot;com.linkedin.learning.api.deco.bookmark.DecoratedBookmark&amp;quot;,&amp;quot;isInjection&amp;quot;:true},&amp;quot;visibility&amp;quot;:{&amp;quot;type&amp;quot;:&amp;quot;string&amp;quot;},&amp;quot;entityType&amp;quot;:{&amp;quot;type&amp;quot;:&amp;quot;string&amp;quot;},&amp;quot;providerV2ResolutionResult&amp;quot;:{&amp;quot;type&amp;quot;:&amp;quot;com.linkedin.learning.api.deco.common.ContentProvider&amp;quot;,&amp;quot;resolvedFrom&amp;quot;:&amp;quot;providerV2&amp;quot;},&amp;quot;replacedBy&amp;quot;:{&amp;quot;type&amp;quot;:&amp;quot;string&amp;quot;},&amp;quot;deletedAt&amp;quot;:{&amp;quot;type&amp;quot;:&amp;quot;long&amp;quot;},&amp;quot;contents&amp;quot;:{&amp;quot;type&amp;quot;:{&amp;quot;array&amp;quot;:{&amp;quot;union&amp;quot;:{&amp;quot;section&amp;quot;:&amp;quot;com.linkedin.learning.api.deco.content.TOCSection&amp;quot;,&amp;quot;item&amp;quot;:&amp;quot;com.linkedin.learning.api.deco.content.TOCItem&amp;quot;}}}},&amp;quot;subtitle&amp;quot;:{&amp;quot;type&amp;quot;:&amp;quot;string&amp;quot;},&amp;quot;activityTransferConsentStatusInjectionResult&amp;quot;:{&amp;quot;type&amp;quot;:&amp;quot;com.linkedin.learning.api.deco.common.ActivityTransferConsent&amp;quot;,&amp;quot;isInjection&amp;quot;:true},&amp;quot;authors&amp;quot;:{&amp;quot;type&amp;quot;:{&amp;quot;array&amp;quot;:&amp;quot;string&amp;quot;}},&amp;quot;difficultyLevel&amp;quot;:{&amp;quot;type&amp;quot;:&amp;quot;string&amp;quot;},&amp;quot;trackingUrn&amp;quot;:{&amp;quot;type&amp;quot;:&amp;quot;string&amp;quot;},&amp;quot;activatedAt&amp;quot;:{&amp;quot;type&amp;quot;:&amp;quot;long&amp;quot;},&amp;quot;providerResolutionResult&amp;quot;:{&amp;quot;type&amp;quot;:&amp;quot;com.linkedin.learning.api.deco.common.ProviderCompany&amp;quot;,&amp;quot;resolvedFrom&amp;quot;:&amp;quot;provider&amp;quot;},&amp;quot;contentReactionInjectionResult&amp;quot;:{&amp;quot;type&amp;quot;:&amp;quot;com.linkedin.learning.api.deco.social.DecoratedContentReactionByContent&amp;quot;,&amp;quot;isInjection&amp;quot;:true},&amp;quot;description&amp;quot;:{&amp;quot;type&amp;quot;:&amp;quot;com.linkedin.learning.api.text.AttributedText&amp;quot;},&amp;quot;title&amp;quot;:{&amp;quot;type&amp;quot;:&amp;quot;string&amp;quot;},&amp;quot;authorsResolutionResults&amp;quot;:{&amp;quot;type&amp;quot;:{&amp;quot;map&amp;quot;:&amp;quot;com.linkedin.learning.api.deco.content.DecoratedAuthor&amp;quot;},&amp;quot;resolvedFrom&amp;quot;:&amp;quot;authors&amp;quot;},&amp;quot;duration&amp;quot;:{&amp;quot;type&amp;quot;:&amp;quot;com.linkedin.common.TimeSpan&amp;quot;},&amp;quot;entityUrn&amp;quot;:{&amp;quot;type&amp;quot;:&amp;quot;string&amp;quot;},&amp;quot;provider&amp;quot;:{&amp;quot;type&amp;quot;:&amp;quot;string&amp;quot;},&amp;quot;interactionStatus&amp;quot;:{&amp;quot;type&amp;quot;:&amp;quot;string&amp;quot;},&amp;quot;sourceCodeRepository&amp;quot;:{&amp;quot;type&amp;quot;:&amp;quot;string&amp;quot;},&amp;quot;assignmentResolutionResult&amp;quot;:{&amp;quot;type&amp;quot;:&amp;quot;com.linkedin.learning.api.deco.content.DecoratedContentAssignment&amp;quot;,&amp;quot;resolvedFrom&amp;quot;:&amp;quot;assignment&amp;quot;},&amp;quot;assignment&amp;quot;:{&amp;quot;type&amp;quot;:&amp;quot;string&amp;quot;},&amp;quot;hashedCourseId&amp;quot;:{&amp;quot;type&amp;quot;:&amp;quot;string&amp;quot;},&amp;quot;primaryThumbnail&amp;quot;:{&amp;quot;type&amp;quot;:&amp;quot;com.linkedin.learning.api.common.Image&amp;quot;},&amp;quot;replacedByResolutionResult&amp;quot;:{&amp;quot;type&amp;quot;:&amp;quot;com.linkedin.learning.api.deco.content.DecoratedReplacedByCourse&amp;quot;,&amp;quot;resolvedFrom&amp;quot;:&amp;quot;replacedBy&amp;quot;},&amp;quot;socialWatchersSummary&amp;quot;:{&amp;quot;type&amp;quot;:&amp;quot;com.linkedin.learning.api.deco.social.DecoratedSocialWatchersSummary&amp;quot;},&amp;quot;exams&amp;quot;:{&amp;quot;type&amp;quot;:{&amp;quot;array&amp;quot;:&amp;quot;string&amp;quot;}},&amp;quot;exerciseFiles&amp;quot;:{&amp;quot;type&amp;quot;:{&amp;quot;array&amp;quot;:&amp;quot;com.linkedin.learning.api.deco.content.DecoratedExerciseFile&amp;quot;}},&amp;quot;deprecatedAt&amp;quot;:{&amp;quot;type&amp;quot;:&amp;quot;long&amp;quot;},&amp;quot;providerV2&amp;quot;:{&amp;quot;type&amp;quot;:&amp;quot;string&amp;quot;},&amp;quot;contextualUnlockExtensionEligible&amp;quot;:{&amp;quot;type&amp;quot;:&amp;quot;boolean&amp;quot;},&amp;quot;objectives&amp;quot;:{&amp;quot;type&amp;quot;:{&amp;quot;array&amp;quot;:&amp;quot;com.linkedin.learning.api.deco.content.DecoratedCourseObjective&amp;quot;}},&amp;quot;cachingKey&amp;quot;:{&amp;quot;type&amp;quot;:&amp;quot;string&amp;quot;}},&amp;quot;baseType&amp;quot;:&amp;quot;com.linkedin.learning.api.deco.content.Course&amp;quot;},&amp;quot;com.linkedin.learning.api.deco.social.FacePileReactor&amp;quot;:{&amp;quot;fields&amp;quot;:{&amp;quot;profileResolutionResult&amp;quot;:{&amp;quot;type&amp;quot;:&amp;quot;com.linkedin.learning.api.deco.common.FacePileProfile&amp;quot;,&amp;quot;resolvedFrom&amp;quot;:&amp;quot;profile&amp;quot;},&amp;quot;reaction&amp;quot;:{&amp;quot;type&amp;quot;:&amp;quot;string&amp;quot;},&amp;quot;profile&amp;quot;:{&amp;quot;type&amp;quot;:&amp;quot;string&amp;quot;}},&amp;quot;baseType&amp;quot;:&amp;quot;com.linkedin.learning.api.deco.social.Reactor&amp;quot;},&amp;quot;com.linkedin.learning.api.deco.bookmark.DecoratedBookmark&amp;quot;:{&amp;quot;fields&amp;quot;:{&amp;quot;totalBookmarks&amp;quot;:{&amp;quot;type&amp;quot;:&amp;quot;int&amp;quot;},&amp;quot;createdAt&amp;quot;:{&amp;quot;type&amp;quot;:&amp;quot;long&amp;quot;},&amp;quot;cachingKey&amp;quot;:{&amp;quot;type&amp;quot;:&amp;quot;string&amp;quot;},&amp;quot;entityUrn&amp;quot;:{&amp;quot;type&amp;quot;:&amp;quot;string&amp;quot;}},&amp;quot;baseType&amp;quot;:&amp;quot;com.linkedin.learning.api.deco.content.Bookmark&amp;quot;},&amp;quot;com.linkedin.learning.api.deco.content.TOCSection&amp;quot;:{&amp;quot;fields&amp;quot;:{&amp;quot;title&amp;quot;:{&amp;quot;type&amp;quot;:&amp;quot;string&amp;quot;},&amp;quot;cachingKey&amp;quot;:{&amp;quot;type&amp;quot;:&amp;quot;string&amp;quot;},&amp;quot;items&amp;quot;:{&amp;quot;type&amp;quot;:{&amp;quot;array&amp;quot;:&amp;quot;com.linkedin.learning.api.deco.content.TOCItem&amp;quot;}}},&amp;quot;baseType&amp;quot;:&amp;quot;com.linkedin.learning.api.deco.content.toc.Section&amp;quot;},&amp;quot;com.linkedin.learning.api.deco.content.DecoratedCredentialingProgramAssociation&amp;quot;:{&amp;quot;fields&amp;quot;:{&amp;quot;metricValue&amp;quot;:{&amp;quot;type&amp;quot;:&amp;quot;float&amp;quot;},&amp;quot;description&amp;quot;:{&amp;quot;type&amp;quot;:&amp;quot;string&amp;quot;},&amp;quot;programTaxonomy&amp;quot;:{&amp;quot;type&amp;quot;:&amp;quot;com.linkedin.learning.api.deco.content.DecoratedProgramTaxonomy&amp;quot;},&amp;quot;credentialingProgram&amp;quot;:{&amp;quot;type&amp;quot;:&amp;quot;string&amp;quot;},&amp;quot;credentialingProgramResolutionResult&amp;quot;:{&amp;quot;type&amp;quot;:&amp;quot;com.linkedin.learning.api.deco.content.DecorateCredentialingProgram&amp;quot;,&amp;quot;resolvedFrom&amp;quot;:&amp;quot;credentialingProgram&amp;quot;}},&amp;quot;baseType&amp;quot;:&amp;quot;com.linkedin.learning.api.deco.content.credentialing.CredentialingProgramAssociation&amp;quot;},&amp;quot;com.linkedin.learning.api.deco.common.DecoratedProfile&amp;quot;:{&amp;quot;fields&amp;quot;:{&amp;quot;memberDistance&amp;quot;:{&amp;quot;type&amp;quot;:&amp;quot;string&amp;quot;},&amp;quot;lastName&amp;quot;:{&amp;quot;type&amp;quot;:&amp;quot;string&amp;quot;},&amp;quot;vanityName&amp;quot;:{&amp;quot;type&amp;quot;:&amp;quot;string&amp;quot;},&amp;quot;firstName&amp;quot;:{&amp;quot;type&amp;quot;:&amp;quot;string&amp;quot;},&amp;quot;entityUrn&amp;quot;:{&amp;quot;type&amp;quot;:&amp;quot;string&amp;quot;},&amp;quot;publicUrl&amp;quot;:{&amp;quot;type&amp;quot;:&amp;quot;string&amp;quot;},&amp;quot;companyResolutionResult&amp;quot;:{&amp;quot;type&amp;quot;:&amp;quot;com.linkedin.learning.api.deco.common.DecoratedCompany&amp;quot;,&amp;quot;resolvedFrom&amp;quot;:&amp;quot;company&amp;quot;},&amp;quot;currentJobTitle&amp;quot;:{&amp;quot;type&amp;quot;:&amp;quot;string&amp;quot;},&amp;quot;company&amp;quot;:{&amp;quot;type&amp;quot;:&amp;quot;string&amp;quot;},&amp;quot;profileImage&amp;quot;:{&amp;quot;type&amp;quot;:&amp;quot;com.linkedin.learning.api.common.Image&amp;quot;},&amp;quot;cachingKey&amp;quot;:{&amp;quot;type&amp;quot;:&amp;quot;string&amp;quot;},&amp;quot;headline&amp;quot;:{&amp;quot;type&amp;quot;:&amp;quot;string&amp;quot;}},&amp;quot;baseType&amp;quot;:&amp;quot;com.linkedin.learning.api.deco.common.Profile&amp;quot;},&amp;quot;com.linkedin.learning.api.deco.content.presentation.DecoratedLearningExternalUrlMetadata&amp;quot;:{&amp;quot;fields&amp;quot;:{&amp;quot;url&amp;quot;:{&amp;quot;type&amp;quot;:&amp;quot;string&amp;quot;}},&amp;quot;baseType&amp;quot;:&amp;quot;com.linkedin.learning.api.deco.content.presentation.LearningExternalUrlMetadata&amp;quot;},&amp;quot;com.linkedin.learning.api.deco.content.DecoratedFeatures&amp;quot;:{&amp;quot;fields&amp;quot;:{&amp;quot;socialQuestionCount&amp;quot;:{&amp;quot;type&amp;quot;:&amp;quot;int&amp;quot;},&amp;quot;contentPrice&amp;quot;:{&amp;quot;type&amp;quot;:&amp;quot;com.linkedin.learning.api.ContentPrice&amp;quot;},&amp;quot;studyGroupAccessible&amp;quot;:{&amp;quot;type&amp;quot;:&amp;quot;boolean&amp;quot;},&amp;quot;contentRating&amp;quot;:{&amp;quot;type&amp;quot;:&amp;quot;com.linkedin.learning.api.deco.content.Ratings&amp;quot;},&amp;quot;suppressUpsell&amp;quot;:{&amp;quot;type&amp;quot;:&amp;quot;boolean&amp;quot;},&amp;quot;socialQuestions&amp;quot;:{&amp;quot;type&amp;quot;:&amp;quot;boolean&amp;quot;},&amp;quot;contentWatchActivityVisibility&amp;quot;:{&amp;quot;type&amp;quot;:&amp;quot;com.linkedin.learning.api.deco.social.ContentWatchActivityVisibility&amp;quot;}},&amp;quot;baseType&amp;quot;:&amp;quot;com.linkedin.learning.api.deco.content.Features&amp;quot;},&amp;quot;com.linkedin.learning.api.deco.common.DecoratedCompany&amp;quot;:{&amp;quot;fields&amp;quot;:{&amp;quot;name&amp;quot;:{&amp;quot;type&amp;quot;:&amp;quot;string&amp;quot;},&amp;quot;logo&amp;quot;:{&amp;quot;type&amp;quot;:&amp;quot;com.linkedin.learning.api.common.Image&amp;quot;},&amp;quot;cachingKey&amp;quot;:{&amp;quot;type&amp;quot;:&amp;quot;string&amp;quot;},&amp;quot;entityUrn&amp;quot;:{&amp;quot;type&amp;quot;:&amp;quot;string&amp;quot;}},&amp;quot;baseType&amp;quot;:&amp;quot;com.linkedin.learning.api.deco.common.Company&amp;quot;},&amp;quot;com.linkedin.learning.api.deco.common.ActivityTransferConsent&amp;quot;:{&amp;quot;fields&amp;quot;:{&amp;quot;cachingKey&amp;quot;:{&amp;quot;type&amp;quot;:&amp;quot;string&amp;quot;},&amp;quot;consented&amp;quot;:{&amp;quot;type&amp;quot;:&amp;quot;boolean&amp;quot;}},&amp;quot;baseType&amp;quot;:&amp;quot;com.linkedin.learning.api.common.ActivityTransferConsentStatus&amp;quot;},&amp;quot;com.linkedin.learning.api.deco.common.DecoratedSkillAssessment&amp;quot;:{&amp;quot;fields&amp;quot;:{&amp;quot;url&amp;quot;:{&amp;quot;type&amp;quot;:&amp;quot;string&amp;quot;}},&amp;quot;baseType&amp;quot;:&amp;quot;com.linkedin.learning.api.deco.common.SkillAssessment&amp;quot;},&amp;quot;com.linkedin.learning.api.deco.content.DecoratedCourseObjective&amp;quot;:{&amp;quot;fields&amp;quot;:{&amp;quot;description&amp;quot;:{&amp;quot;type&amp;quot;:&amp;quot;string&amp;quot;}},&amp;quot;baseType&amp;quot;:&amp;quot;com.linkedin.learning.api.deco.content.CourseObjective&amp;quot;},&amp;quot;com.linkedin.learning.api.deco.common.AuthorProfile&amp;quot;:{&amp;quot;fields&amp;quot;:{&amp;quot;lastName&amp;quot;:{&amp;quot;type&amp;quot;:&amp;quot;string&amp;quot;},&amp;quot;firstName&amp;quot;:{&amp;quot;type&amp;quot;:&amp;quot;string&amp;quot;},&amp;quot;entityUrn&amp;quot;:{&amp;quot;type&amp;quot;:&amp;quot;string&amp;quot;},&amp;quot;displayName&amp;quot;:{&amp;quot;type&amp;quot;:&amp;quot;string&amp;quot;},&amp;quot;publicUrl&amp;quot;:{&amp;quot;type&amp;quot;:&amp;quot;string&amp;quot;},&amp;quot;profileImage&amp;quot;:{&amp;quot;type&amp;quot;:&amp;quot;com.linkedin.learning.api.common.Image&amp;quot;},&amp;quot;cachingKey&amp;quot;:{&amp;quot;type&amp;quot;:&amp;quot;string&amp;quot;},&amp;quot;headline&amp;quot;:{&amp;quot;type&amp;quot;:&amp;quot;string&amp;quot;}},&amp;quot;baseType&amp;quot;:&amp;quot;com.linkedin.learning.api.deco.common.Profile&amp;quot;},&amp;quot;com.linkedin.learning.api.deco.common.DecoratedSkill&amp;quot;:{&amp;quot;fields&amp;quot;:{&amp;quot;assessment&amp;quot;:{&amp;quot;type&amp;quot;:&amp;quot;com.linkedin.learning.api.deco.common.DecoratedSkillAssessment&amp;quot;},&amp;quot;entityUrn&amp;quot;:{&amp;quot;type&amp;quot;:&amp;quot;string&amp;quot;},&amp;quot;trackingUrn&amp;quot;:{&amp;quot;type&amp;quot;:&amp;quot;string&amp;quot;},&amp;quot;name&amp;quot;:{&amp;quot;type&amp;quot;:&amp;quot;string&amp;quot;},&amp;quot;growth&amp;quot;:{&amp;quot;type&amp;quot;:&amp;quot;int&amp;quot;},&amp;quot;cachingKey&amp;quot;:{&amp;quot;type&amp;quot;:&amp;quot;string&amp;quot;},&amp;quot;trackingId&amp;quot;:{&amp;quot;type&amp;quot;:&amp;quot;string&amp;quot;}},&amp;quot;baseType&amp;quot;:&amp;quot;com.linkedin.learning.api.deco.common.Skill&amp;quot;},&amp;quot;com.linkedin.learning.api.deco.common.AssignmentProvider&amp;quot;:{&amp;quot;fields&amp;quot;:{&amp;quot;name&amp;quot;:{&amp;quot;type&amp;quot;:&amp;quot;string&amp;quot;},&amp;quot;logo&amp;quot;:{&amp;quot;type&amp;quot;:&amp;quot;com.linkedin.learning.api.common.Image&amp;quot;},&amp;quot;cachingKey&amp;quot;:{&amp;quot;type&amp;quot;:&amp;quot;string&amp;quot;},&amp;quot;entityUrn&amp;quot;:{&amp;quot;type&amp;quot;:&amp;quot;string&amp;quot;}},&amp;quot;baseType&amp;quot;:&amp;quot;com.linkedin.learning.api.deco.common.Provider&amp;quot;},&amp;quot;com.linkedin.learning.api.deco.socialproof.DecoratedViewerCounts&amp;quot;:{&amp;quot;fields&amp;quot;:{&amp;quot;total&amp;quot;:{&amp;quot;type&amp;quot;:&amp;quot;int&amp;quot;},&amp;quot;byCompany&amp;quot;:{&amp;quot;type&amp;quot;:{&amp;quot;array&amp;quot;:&amp;quot;com.linkedin.learning.api.deco.socialproof.DecoratedCompanyViewerCount&amp;quot;}},&amp;quot;byTitle&amp;quot;:{&amp;quot;type&amp;quot;:{&amp;quot;array&amp;quot;:&amp;quot;com.linkedin.learning.api.deco.socialproof.DecoratedTitleViewerCount&amp;quot;}}},&amp;quot;baseType&amp;quot;:&amp;quot;com.linkedin.learning.api.deco.socialproof.ViewerCounts&amp;quot;},&amp;quot;com.linkedin.learning.api.deco.content.DecoratedExerciseFile&amp;quot;:{&amp;quot;fields&amp;quot;:{&amp;quot;name&amp;quot;:{&amp;quot;type&amp;quot;:&amp;quot;string&amp;quot;},&amp;quot;url&amp;quot;:{&amp;quot;type&amp;quot;:&amp;quot;string&amp;quot;},&amp;quot;sizeInBytes&amp;quot;:{&amp;quot;type&amp;quot;:&amp;quot;long&amp;quot;}},&amp;quot;baseType&amp;quot;:&amp;quot;com.linkedin.learning.api.deco.content.ExerciseFile&amp;quot;},&amp;quot;com.linkedin.learning.api.deco.social.DecoratedContentReactionByContent&amp;quot;:{&amp;quot;fields&amp;quot;:{&amp;quot;paging&amp;quot;:{&amp;quot;type&amp;quot;:&amp;quot;com.linkedin.learning.api.deco.common.FullPaging&amp;quot;},&amp;quot;elements&amp;quot;:{&amp;quot;type&amp;quot;:{&amp;quot;array&amp;quot;:&amp;quot;com.linkedin.learning.api.deco.social.DecoratedContentReaction&amp;quot;}}},&amp;quot;baseType&amp;quot;:&amp;quot;com.linkedin.restli.common.CollectionResponse&amp;quot;},&amp;quot;com.linkedin.learning.api.deco.common.FullPaging&amp;quot;:{&amp;quot;fields&amp;quot;:{&amp;quot;start&amp;quot;:{&amp;quot;type&amp;quot;:&amp;quot;int&amp;quot;},&amp;quot;count&amp;quot;:{&amp;quot;type&amp;quot;:&amp;quot;int&amp;quot;},&amp;quot;total&amp;quot;:{&amp;quot;type&amp;quot;:&amp;quot;int&amp;quot;},&amp;quot;links&amp;quot;:{&amp;quot;type&amp;quot;:{&amp;quot;array&amp;quot;:&amp;quot;com.linkedin.restli.common.Link&amp;quot;}}},&amp;quot;baseType&amp;quot;:&amp;quot;com.linkedin.restli.common.CollectionMetadata&amp;quot;},&amp;quot;com.linkedin.learning.api.deco.content.DecoratedContentVideo&amp;quot;:{&amp;quot;fields&amp;quot;:{&amp;quot;bookmarkInjectionResult&amp;quot;:{&amp;quot;type&amp;quot;:&amp;quot;com.linkedin.learning.api.deco.bookmark.DecoratedBookmark&amp;quot;,&amp;quot;isInjection&amp;quot;:true},&amp;quot;visibility&amp;quot;:{&amp;quot;type&amp;quot;:&amp;quot;string&amp;quot;},&amp;quot;entityType&amp;quot;:{&amp;quot;type&amp;quot;:&amp;quot;string&amp;quot;},&amp;quot;trackingUrn&amp;quot;:{&amp;quot;type&amp;quot;:&amp;quot;string&amp;quot;},&amp;quot;primaryThumbnail&amp;quot;:{&amp;quot;type&amp;quot;:&amp;quot;com.linkedin.learning.api.common.Image&amp;quot;},&amp;quot;title&amp;quot;:{&amp;quot;type&amp;quot;:&amp;quot;string&amp;quot;},&amp;quot;progressStateThresholds&amp;quot;:{&amp;quot;type&amp;quot;:&amp;quot;com.linkedin.learning.api.deco.content.VideoProgressStateThresholds&amp;quot;},&amp;quot;lyndaVideoViewingStatusInjectionResult&amp;quot;:{&amp;quot;type&amp;quot;:&amp;quot;com.linkedin.learning.api.deco.status.DecoratedLyndaVideoViewingStatus&amp;quot;,&amp;quot;isInjection&amp;quot;:true},&amp;quot;duration&amp;quot;:{&amp;quot;type&amp;quot;:&amp;quot;com.linkedin.common.TimeSpan&amp;quot;},&amp;quot;entityUrn&amp;quot;:{&amp;quot;type&amp;quot;:&amp;quot;string&amp;quot;},&amp;quot;thumbnails&amp;quot;:{&amp;quot;type&amp;quot;:{&amp;quot;array&amp;quot;:&amp;quot;com.linkedin.learning.api.common.Image&amp;quot;}},&amp;quot;cachingKey&amp;quot;:{&amp;quot;type&amp;quot;:&amp;quot;string&amp;quot;},&amp;quot;slug&amp;quot;:{&amp;quot;type&amp;quot;:&amp;quot;string&amp;quot;},&amp;quot;trackingId&amp;quot;:{&amp;quot;type&amp;quot;:&amp;quot;string&amp;quot;}},&amp;quot;baseType&amp;quot;:&amp;quot;com.linkedin.learning.api.deco.content.Video&amp;quot;},&amp;quot;com.linkedin.learning.api.deco.content.DecoratedReplacedByCourse&amp;quot;:{&amp;quot;fields&amp;quot;:{&amp;quot;description&amp;quot;:{&amp;quot;type&amp;quot;:&amp;quot;com.linkedin.learning.api.text.AttributedText&amp;quot;},&amp;quot;title&amp;quot;:{&amp;quot;type&amp;quot;:&amp;quot;string&amp;quot;},&amp;quot;primaryThumbnail&amp;quot;:{&amp;quot;type&amp;quot;:&amp;quot;com.linkedin.learning.api.common.Image&amp;quot;},&amp;quot;cachingKey&amp;quot;:{&amp;quot;type&amp;quot;:&amp;quot;string&amp;quot;},&amp;quot;slug&amp;quot;:{&amp;quot;type&amp;quot;:&amp;quot;string&amp;quot;},&amp;quot;entityType&amp;quot;:{&amp;quot;type&amp;quot;:&amp;quot;string&amp;quot;}},&amp;quot;baseType&amp;quot;:&amp;quot;com.linkedin.learning.api.deco.content.Course&amp;quot;},&amp;quot;com.linkedin.learning.api.deco.content.DecoratedAuthor&amp;quot;:{&amp;quot;fields&amp;quot;:{&amp;quot;autoPopulateMentionForCertificateShares&amp;quot;:{&amp;quot;type&amp;quot;:&amp;quot;boolean&amp;quot;},&amp;quot;trackingUrn&amp;quot;:{&amp;quot;type&amp;quot;:&amp;quot;string&amp;quot;},&amp;quot;biography&amp;quot;:{&amp;quot;type&amp;quot;:&amp;quot;com.linkedin.learning.api.text.AttributedText&amp;quot;},&amp;quot;follow&amp;quot;:{&amp;quot;type&amp;quot;:&amp;quot;string&amp;quot;},&amp;quot;identityResolutionResult&amp;quot;:{&amp;quot;type&amp;quot;:&amp;quot;com.linkedin.learning.api.deco.common.AuthorProfile&amp;quot;,&amp;quot;resolvedFrom&amp;quot;:&amp;quot;identity&amp;quot;},&amp;quot;influencer&amp;quot;:{&amp;quot;type&amp;quot;:&amp;quot;boolean&amp;quot;},&amp;quot;entityUrn&amp;quot;:{&amp;quot;type&amp;quot;:&amp;quot;string&amp;quot;},&amp;quot;identity&amp;quot;:{&amp;quot;type&amp;quot;:&amp;quot;string&amp;quot;},&amp;quot;shortBiography&amp;quot;:{&amp;quot;type&amp;quot;:&amp;quot;com.linkedin.learning.api.text.AttributedText&amp;quot;},&amp;quot;cachingKey&amp;quot;:{&amp;quot;type&amp;quot;:&amp;quot;string&amp;quot;},&amp;quot;followResolutionResult&amp;quot;:{&amp;quot;type&amp;quot;:&amp;quot;com.linkedin.learning.api.deco.follow.DecoratedFollow&amp;quot;,&amp;quot;resolvedFrom&amp;quot;:&amp;quot;follow&amp;quot;},&amp;quot;slug&amp;quot;:{&amp;quot;type&amp;quot;:&amp;quot;string&amp;quot;},&amp;quot;trackingId&amp;quot;:{&amp;quot;type&amp;quot;:&amp;quot;string&amp;quot;}},&amp;quot;baseType&amp;quot;:&amp;quot;com.linkedin.learning.api.deco.content.Author&amp;quot;},&amp;quot;com.linkedin.learning.api.deco.socialproof.DecoratedTitleViewerCount&amp;quot;:{&amp;quot;fields&amp;quot;:{&amp;quot;name&amp;quot;:{&amp;quot;type&amp;quot;:&amp;quot;string&amp;quot;},&amp;quot;count&amp;quot;:{&amp;quot;type&amp;quot;:&amp;quot;int&amp;quot;},&amp;quot;pivot&amp;quot;:{&amp;quot;type&amp;quot;:&amp;quot;string&amp;quot;},&amp;quot;image&amp;quot;:{&amp;quot;type&amp;quot;:&amp;quot;com.linkedin.learning.api.common.Image&amp;quot;}},&amp;quot;baseType&amp;quot;:&amp;quot;com.linkedin.learning.api.deco.socialproof.ViewerCountsPivot&amp;quot;}}}},&amp;quot;included&amp;quot;:[{&amp;quot;cachingKey&amp;quot;:&amp;quot;urn:li:enterpriseProfile:(urn:li:enterpriseAccount:91981722,129570657)&amp;quot;,&amp;quot;$recipeTypes&amp;quot;:[&amp;quot;com.linkedin.learning.api.deco.common.ActivityTransferConsent&amp;quot;],&amp;quot;consented&amp;quot;:false,&amp;quot;$type&amp;quot;:&amp;quot;com.linkedin.learning.api.common.ActivityTransferConsentStatus&amp;quot;},{&amp;quot;lastName&amp;quot;:&amp;quot;Debnath&amp;quot;,&amp;quot;profileImage&amp;quot;:{&amp;quot;source&amp;quot;:{&amp;quot;slices&amp;quot;:[{&amp;quot;dimension&amp;quot;:{&amp;quot;width&amp;quot;:100,&amp;quot;$type&amp;quot;:&amp;quot;com.linkedin.learning.api.common.DimensionInfo&amp;quot;,&amp;quot;height&amp;quot;:100},&amp;quot;url&amp;quot;:&amp;quot;https://media-exp3.licdn.com/dms/image/C4E03AQFf27Q61SQsaA/profile-displayphoto-shrink_100_100/0/1616513168179?e&amp;#61;1628726400&amp;amp;v&amp;#61;beta&amp;amp;t&amp;#61;jO2IBTgH_bgPtqELdFDfdA5W57a79KV85Vx_5ShmvOQ&amp;quot;,&amp;quot;$type&amp;quot;:&amp;quot;com.linkedin.learning.api.common.ImageSlice&amp;quot;},{&amp;quot;dimension&amp;quot;:{&amp;quot;width&amp;quot;:200,&amp;quot;$type&amp;quot;:&amp;quot;com.linkedin.learning.api.common.DimensionInfo&amp;quot;,&amp;quot;height&amp;quot;:200},&amp;quot;url&amp;quot;:&amp;quot;https://media-exp3.licdn.com/dms/image/C4E03AQFf27Q61SQsaA/profile-displayphoto-shrink_200_200/0/1616513168179?e&amp;#61;1628726400&amp;amp;v&amp;#61;beta&amp;amp;t&amp;#61;utDQJCXt53hnB-P7t16HRKneZSrxL7yt2L7w-kvGA6w&amp;quot;,&amp;quot;$type&amp;quot;:&amp;quot;com.linkedin.learning.api.common.ImageSlice&amp;quot;},{&amp;quot;dimension&amp;quot;:{&amp;quot;width&amp;quot;:400,&amp;quot;$type&amp;quot;:&amp;quot;com.linkedin.learning.api.common.DimensionInfo&amp;quot;,&amp;quot;height&amp;quot;:400},&amp;quot;url&amp;quot;:&amp;quot;https://media-exp3.licdn.com/dms/image/C4E03AQFf27Q61SQsaA/profile-displayphoto-shrink_400_400/0/1616513168179?e&amp;#61;1628726400&amp;amp;v&amp;#61;beta&amp;amp;t&amp;#61;VoveufB6vqTn6ZBW1BRVzpUUZJZjK3py8CSOFAoad0g&amp;quot;,&amp;quot;$type&amp;quot;:&amp;quot;com.linkedin.learning.api.common.ImageSlice&amp;quot;},{&amp;quot;dimension&amp;quot;:{&amp;quot;width&amp;quot;:800,&amp;quot;$type&amp;quot;:&amp;quot;com.linkedin.learning.api.common.DimensionInfo&amp;quot;,&amp;quot;height&amp;quot;:800},&amp;quot;url&amp;quot;:&amp;quot;https://media-exp3.licdn.com/dms/image/C4E03AQFf27Q61SQsaA/profile-displayphoto-shrink_800_800/0/1616513168179?e&amp;#61;1628726400&amp;amp;v&amp;#61;beta&amp;amp;t&amp;#61;1d1aaHawn8ffiheJ_nbCOvP0nSIM0xQkhYJsXrs6exI&amp;quot;,&amp;quot;$type&amp;quot;:&amp;quot;com.linkedin.learning.api.common.ImageSlice&amp;quot;}],&amp;quot;$type&amp;quot;:&amp;quot;com.linkedin.learning.api.common.SizedImage&amp;quot;},&amp;quot;$type&amp;quot;:&amp;quot;com.linkedin.learning.api.common.Image&amp;quot;},&amp;quot;$recipeTypes&amp;quot;:[&amp;quot;com.linkedin.learning.api.deco.common.FacePileProfile&amp;quot;],&amp;quot;$type&amp;quot;:&amp;quot;com.linkedin.learning.api.deco.common.Profile&amp;quot;,&amp;quot;firstName&amp;quot;:&amp;quot;Ratul&amp;quot;,&amp;quot;entityUrn&amp;quot;:&amp;quot;urn:li:learningApiProfile:urn:li:learningApiMember:AEQAADA5uKgBW5n2V8BPFIRNxa-8YKY-v2uaUXo&amp;quot;,&amp;quot;cachingKey&amp;quot;:&amp;quot;urn:li:learningApiProfile:urn:li:learningApiMember:AEQAADA5uKgBW5n2V8BPFIRNxa-8YKY-v2uaUXo&amp;quot;},{&amp;quot;lastName&amp;quot;:&amp;quot;Dalida&amp;quot;,&amp;quot;profileImage&amp;quot;:{&amp;quot;source&amp;quot;:{&amp;quot;slices&amp;quot;:[{&amp;quot;dimension&amp;quot;:{&amp;quot;width&amp;quot;:100,&amp;quot;$type&amp;quot;:&amp;quot;com.linkedin.learning.api.common.DimensionInfo&amp;quot;,&amp;quot;height&amp;quot;:100},&amp;quot;url&amp;quot;:&amp;quot;https://media-exp3.licdn.com/dms/image/C4D03AQFdny8cy1zrPQ/profile-displayphoto-shrink_100_100/0/1622823737304?e&amp;#61;1628726400&amp;amp;v&amp;#61;beta&amp;amp;t&amp;#61;7D60gKv1v5f9woxB7a2V_-b2L32_sF3k7S8nrevVv7w&amp;quot;,&amp;quot;$type&amp;quot;:&amp;quot;com.linkedin.learning.api.common.ImageSlice&amp;quot;},{&amp;quot;dimension&amp;quot;:{&amp;quot;width&amp;quot;:200,&amp;quot;$type&amp;quot;:&amp;quot;com.linkedin.learning.api.common.DimensionInfo&amp;quot;,&amp;quot;height&amp;quot;:200},&amp;quot;url&amp;quot;:&amp;quot;https://media-exp3.licdn.com/dms/image/C4D03AQFdny8cy1zrPQ/profile-displayphoto-shrink_200_200/0/1622823737304?e&amp;#61;1628726400&amp;amp;v&amp;#61;beta&amp;amp;t&amp;#61;-951rCJJApQ5F1KVuyt6ySzR7kSDN-B1_489aqhz_ps&amp;quot;,&amp;quot;<text:soft-page-break/>$type&amp;quot;:&amp;quot;com.linkedin.learning.api.common.ImageSlice&amp;quot;},{&amp;quot;dimension&amp;quot;:{&amp;quot;width&amp;quot;:400,&amp;quot;$type&amp;quot;:&amp;quot;com.linkedin.learning.api.common.DimensionInfo&amp;quot;,&amp;quot;height&amp;quot;:400},&amp;quot;url&amp;quot;:&amp;quot;https://media-exp3.licdn.com/dms/image/C4D03AQFdny8cy1zrPQ/profile-displayphoto-shrink_400_400/0/1622823737304?e&amp;#61;1628726400&amp;amp;v&amp;#61;beta&amp;amp;t&amp;#61;LFAxT38GdGnIiHa9fdCA9WaaOgS5gaaVGhRh3LA4GO4&amp;quot;,&amp;quot;$type&amp;quot;:&amp;quot;com.linkedin.learning.api.common.ImageSlice&amp;quot;},{&amp;quot;dimension&amp;quot;:{&amp;quot;width&amp;quot;:800,&amp;quot;$type&amp;quot;:&amp;quot;com.linkedin.learning.api.common.DimensionInfo&amp;quot;,&amp;quot;height&amp;quot;:800},&amp;quot;url&amp;quot;:&amp;quot;https://media-exp3.licdn.com/dms/image/C4D03AQFdny8cy1zrPQ/profile-displayphoto-shrink_800_800/0/1622823737304?e&amp;#61;1628726400&amp;amp;v&amp;#61;beta&amp;amp;t&amp;#61;5MU8Yj7NguRl00eQTI-42qEoFM6zIgSN4fgLpcEaBDw&amp;quot;,&amp;quot;$type&amp;quot;:&amp;quot;com.linkedin.learning.api.common.ImageSlice&amp;quot;}],&amp;quot;$type&amp;quot;:&amp;quot;com.linkedin.learning.api.common.SizedImage&amp;quot;},&amp;quot;$type&amp;quot;:&amp;quot;com.linkedin.learning.api.common.Image&amp;quot;},&amp;quot;$recipeTypes&amp;quot;:[&amp;quot;com.linkedin.learning.api.deco.common.FacePileProfile&amp;quot;],&amp;quot;$type&amp;quot;:&amp;quot;com.linkedin.learning.api.deco.common.Profile&amp;quot;,&amp;quot;firstName&amp;quot;:&amp;quot;Marianne&amp;quot;,&amp;quot;entityUrn&amp;quot;:&amp;quot;urn:li:learningApiProfile:urn:li:learningApiMember:AEQAADXTDBIBtJTvfvSDlecqwPJxZXbRY22tdK4&amp;quot;,&amp;quot;cachingKey&amp;quot;:&amp;quot;urn:li:learningApiProfile:urn:li:learningApiMember:AEQAADXTDBIBtJTvfvSDlecqwPJxZXbRY22tdK4&amp;quot;},{&amp;quot;firstName&amp;quot;:&amp;quot;Bryan&amp;quot;,&amp;quot;lastName&amp;quot;:&amp;quot;Pascua&amp;quot;,&amp;quot;entityUrn&amp;quot;:&amp;quot;urn:li:learningApiProfile:urn:li:learningApiMember:AEQAABnrXWMBtJg8HCzzLaid2onUxS-LqbrUe0A&amp;quot;,&amp;quot;profileImage&amp;quot;:null,&amp;quot;cachingKey&amp;quot;:&amp;quot;urn:li:learningApiProfile:urn:li:learningApiMember:AEQAABnrXWMBtJg8HCzzLaid2onUxS-LqbrUe0A&amp;quot;,&amp;quot;$recipeTypes&amp;quot;:[&amp;quot;com.linkedin.learning.api.deco.common.FacePileProfile&amp;quot;],&amp;quot;$type&amp;quot;:&amp;quot;com.linkedin.learning.api.deco.common.Profile&amp;quot;},{&amp;quot;firstName&amp;quot;:null,&amp;quot;lastName&amp;quot;:null,&amp;quot;entityUrn&amp;quot;:&amp;quot;urn:li:learningApiProfile:urn:li:learningApiExternalIdentity:537225&amp;quot;,&amp;quot;displayName&amp;quot;:&amp;quot;Careercake&amp;quot;,&amp;quot;publicUrl&amp;quot;:null,&amp;quot;profileImage&amp;quot;:{&amp;quot;source&amp;quot;:{&amp;quot;slices&amp;quot;:[{&amp;quot;dimension&amp;quot;:{&amp;quot;width&amp;quot;:88,&amp;quot;$type&amp;quot;:&amp;quot;com.linkedin.learning.api.common.DimensionInfo&amp;quot;,&amp;quot;height&amp;quot;:50},&amp;quot;url&amp;quot;:&amp;quot;https://media-exp3.licdn.com/dms/image/C560DAQEGoYmekWkyKA/learning-author-crop_50_88/0/1576188977675?e&amp;#61;1623330000&amp;amp;v&amp;#61;beta&amp;amp;t&amp;#61;LD-yslQbpd9gFoNe5UTBXHLQOMu2vpmRt90Eyar8MCg&amp;quot;,&amp;quot;$type&amp;quot;:&amp;quot;com.linkedin.learning.api.common.ImageSlice&amp;quot;},{&amp;quot;dimension&amp;quot;:{&amp;quot;width&amp;quot;:200,&amp;quot;$type&amp;quot;:&amp;quot;com.linkedin.learning.api.common.DimensionInfo&amp;quot;,&amp;quot;height&amp;quot;:200},&amp;quot;url&amp;quot;:&amp;quot;https://media-exp3.licdn.com/dms/image/C560DAQEGoYmekWkyKA/learning-author-crop_200_200/0/1576188977699?e&amp;#61;1623330000&amp;amp;v&amp;#61;beta&amp;amp;t&amp;#61;_WTR3obM0bJzH71hm4bWEYLhU1C2SslAYPveLM5I2Tg&amp;quot;,&amp;quot;$type&amp;quot;:&amp;quot;com.linkedin.learning.api.common.ImageSlice&amp;quot;}],&amp;quot;$type&amp;quot;:&amp;quot;com.linkedin.learning.api.common.SizedImage&amp;quot;},&amp;quot;$type&amp;quot;:&amp;quot;com.linkedin.learning.api.common.Image&amp;quot;},&amp;quot;cachingKey&amp;quot;:&amp;quot;urn:li:learningApiProfile:urn:li:learningApiExternalIdentity:537225&amp;quot;,&amp;quot;$recipeTypes&amp;quot;:[&amp;quot;com.linkedin.learning.api.deco.common.AuthorProfile&amp;quot;],&amp;quot;headline&amp;quot;:null,&amp;quot;$type&amp;quot;:&amp;quot;com.linkedin.learning.api.deco.common.Profile&amp;quot;},{&amp;quot;lastName&amp;quot;:&amp;quot;Ango SPHRi, ACIPM&amp;quot;,&amp;quot;profileImage&amp;quot;:{&amp;quot;source&amp;quot;:{&amp;quot;slices&amp;quot;:[{&amp;quot;dimension&amp;quot;:{&amp;quot;width&amp;quot;:100,&amp;quot;$type&amp;quot;:&amp;quot;com.linkedin.learning.api.common.DimensionInfo&amp;quot;,&amp;quot;height&amp;quot;:100},&amp;quot;url&amp;quot;:&amp;quot;https://media-exp3.licdn.com/dms/image/C4E03AQHoCJbMNusnig/profile-displayphoto-shrink_100_100/0/1604935770154?e&amp;#61;1628726400&amp;amp;v&amp;#61;beta&amp;amp;t&amp;#61;-TZhR-bvq78vT4TLidedLimus30URybsXn41Eb6dB8Q&amp;quot;,&amp;quot;$type&amp;quot;:&amp;quot;com.linkedin.learning.api.common.ImageSlice&amp;quot;},{&amp;quot;dimension&amp;quot;:{&amp;quot;width&amp;quot;:200,&amp;quot;$type&amp;quot;:&amp;quot;com.linkedin.learning.api.common.DimensionInfo&amp;quot;,&amp;quot;height&amp;quot;:200},&amp;quot;url&amp;quot;:&amp;quot;https://media-exp3.licdn.com/dms/image/C4E03AQHoCJbMNusnig/profile-displayphoto-shrink_200_200/0/1604935770154?e&amp;#61;1628726400&amp;amp;v&amp;#61;beta&amp;amp;t&amp;#61;i7L61THC6t--Z0AX9ndnaqnjgqc-9SditwBl0L06mv0&amp;quot;,&amp;quot;$type&amp;quot;:&amp;quot;com.linkedin.learning.api.common.ImageSlice&amp;quot;},{&amp;quot;dimension&amp;quot;:{&amp;quot;width&amp;quot;:400,&amp;quot;$type&amp;quot;:&amp;quot;com.linkedin.learning.api.common.DimensionInfo&amp;quot;,&amp;quot;height&amp;quot;:400},&amp;quot;url&amp;quot;:&amp;quot;https://media-exp3.licdn.com/dms/image/C4E03AQHoCJbMNusnig/profile-displayphoto-shrink_400_400/0/1604935770154?e&amp;#61;1628726400&amp;amp;v&amp;#61;beta&amp;amp;t&amp;#61;3N5jq0Cpeb9I8gbHLB0YF-kf2Kbx496_ShVEagp4WOg&amp;quot;,&amp;quot;$type&amp;quot;:&amp;quot;com.linkedin.learning.api.common.ImageSlice&amp;quot;},{&amp;quot;dimension&amp;quot;:{&amp;quot;width&amp;quot;:800,&amp;quot;$type&amp;quot;:&amp;quot;com.linkedin.learning.api.common.DimensionInfo&amp;quot;,&amp;quot;height&amp;quot;:800},&amp;quot;url&amp;quot;:&amp;quot;https://media-exp3.licdn.com/dms/image/C4E03AQHoCJbMNusnig/profile-displayphoto-shrink_800_800/0/1604935770154?e&amp;#61;1628726400&amp;amp;v&amp;#61;beta&amp;amp;t&amp;#61;6FFirLjkmvFRojPdIB5cMedIBgIhbgPwpGf8__f_Kgk&amp;quot;,&amp;quot;$type&amp;quot;:&amp;quot;com.linkedin.learning.api.common.ImageSlice&amp;quot;}],&amp;quot;$type&amp;quot;:&amp;quot;com.linkedin.learning.api.common.SizedImage&amp;quot;},&amp;quot;$type&amp;quot;:&amp;quot;com.linkedin.learning.api.common.Image&amp;quot;},&amp;quot;$recipeTypes&amp;quot;:[&amp;quot;com.linkedin.learning.api.deco.common.FacePileProfile&amp;quot;],&amp;quot;$type&amp;quot;:&amp;quot;com.linkedin.learning.api.deco.common.Profile&amp;quot;,&amp;quot;firstName&amp;quot;:&amp;quot;Fatima&amp;quot;,&amp;quot;entityUrn&amp;quot;:&amp;quot;urn:li:learningApiProfile:urn:li:learningApiMember:AEQAAAoUAVkB8_SukB5Si17sW8mFxkOoaZVkFOM&amp;quot;,&amp;quot;cachingKey&amp;quot;:&amp;quot;urn:li:learningApiProfile:urn:li:learningApiMember:AEQAAAoUAVkB8_SukB5Si17sW8mFxkOoaZVkFOM&amp;quot;},{&amp;quot;lastName&amp;quot;:&amp;quot;Chaudhary&amp;quot;,&amp;quot;profileImage&amp;quot;:{&amp;quot;source&amp;quot;:{&amp;quot;slices&amp;quot;:[{&amp;quot;dimension&amp;quot;:{&amp;quot;width&amp;quot;:100,&amp;quot;$type&amp;quot;:&amp;quot;com.linkedin.learning.api.common.DimensionInfo&amp;quot;,&amp;quot;height&amp;quot;:100},&amp;quot;url&amp;quot;:&amp;quot;https://media-exp3.licdn.com/dms/image/C4E03AQFEnrPB7ZHaMQ/profile-displayphoto-shrink_100_100/0/1580194868296?e&amp;#61;1628726400&amp;amp;v&amp;#61;beta&amp;amp;t&amp;#61;19qcCvQojJmCEQzNKzs5xlH24RUlsuZa2yzjiVMN3zk&amp;quot;,&amp;quot;$type&amp;quot;:&amp;quot;com.linkedin.learning.api.common.ImageSlice&amp;quot;},{&amp;quot;dimension&amp;quot;:{&amp;quot;width&amp;quot;:200,&amp;quot;$type&amp;quot;:&amp;quot;com.linkedin.learning.api.common.DimensionInfo&amp;quot;,&amp;quot;height&amp;quot;:200},&amp;quot;url&amp;quot;:&amp;quot;https://media-exp3.licdn.com/dms/image/C4E03AQFEnrPB7ZHaMQ/profile-displayphoto-shrink_200_200/0/1580194868296?e&amp;#61;1628726400&amp;amp;v&amp;#61;beta&amp;amp;t&amp;#61;U9vjXinLSAkfphvNsQnRxMj8Oi1Gcol6WQ51Zfp1428&amp;quot;,&amp;quot;$type&amp;quot;:&amp;quot;com.linkedin.learning.api.common.ImageSlice&amp;quot;},{&amp;quot;dimension&amp;quot;:{&amp;quot;width&amp;quot;:400,&amp;quot;$type&amp;quot;:&amp;quot;com.linkedin.learning.api.common.DimensionInfo&amp;quot;,&amp;quot;height&amp;quot;:400},&amp;quot;url&amp;quot;:&amp;quot;https://media-exp3.licdn.com/dms/image/C4E03AQFEnrPB7ZHaMQ/profile-displayphoto-shrink_400_400/0/1580194868296?e&amp;#61;1628726400&amp;amp;v&amp;#61;beta&amp;amp;t&amp;#61;RTtHJKGY58IGrIdiY7Kt9gdOhqK7NK5f4YnUfIb_O_g&amp;quot;,&amp;quot;$type&amp;quot;:&amp;quot;com.linkedin.learning.api.common.ImageSlice&amp;quot;},{&amp;quot;dimension&amp;quot;:{&amp;quot;width&amp;quot;:800,&amp;quot;$type&amp;quot;:&amp;quot;com.linkedin.learning.api.common.DimensionInfo&amp;quot;,&amp;quot;height&amp;quot;:800},&amp;quot;url&amp;quot;:&amp;quot;https://media-exp3.licdn.com/dms/image/C4E03AQFEnrPB7ZHaMQ/profile-displayphoto-shrink_800_800/0/1580194868296?e&amp;#61;1628726400&amp;amp;v&amp;#61;beta&amp;amp;t&amp;#61;xIjO_En6-DvJLp-86sGktkaP7jbt5ZNCfIVQ1_CWf7s&amp;quot;,&amp;quot;$type&amp;quot;:&amp;quot;com.linkedin.learning.api.common.ImageSlice&amp;quot;}],&amp;quot;$type&amp;quot;:&amp;quot;com.linkedin.learning.api.common.SizedImage&amp;quot;},&amp;quot;$type&amp;quot;:&amp;quot;com.linkedin.learning.api.common.Image&amp;quot;},&amp;quot;$recipeTypes&amp;quot;:[&amp;quot;com.linkedin.learning.api.deco.common.FacePileProfile&amp;quot;],&amp;quot;$type&amp;quot;:&amp;quot;com.linkedin.learning.api.deco.common.Profile&amp;quot;,&amp;quot;firstName&amp;quot;:&amp;quot;Nimisha&amp;quot;,&amp;quot;entityUrn&amp;quot;:&amp;quot;urn:li:learningApiProfile:urn:li:learningApiMember:AEQAACDi2wsBTSw7-sy84qUp6Bkjd2SGEyXe3O0&amp;quot;,&amp;quot;cachingKey&amp;quot;:&amp;quot;urn:li:learningApiProfile:urn:li:learningApiMember:AEQAACDi2wsBTSw7-sy84qUp6Bkjd2SGEyXe3O0&amp;quot;},{&amp;quot;lastName&amp;quot;:&amp;quot;Zeddini&amp;quot;,&amp;quot;profileImage&amp;quot;:{&amp;quot;source&amp;quot;:{&amp;quot;slices&amp;quot;:[{&amp;quot;dimension&amp;quot;:{&amp;quot;width&amp;quot;:100,&amp;quot;$type&amp;quot;:&amp;quot;com.linkedin.learning.api.common.DimensionInfo&amp;quot;,&amp;quot;height&amp;quot;:100},&amp;quot;url&amp;quot;:&amp;quot;https://media-exp3.licdn.com/dms/image/C4D03AQFKhBq_zOhx-g/profile-displayphoto-shrink_100_100/0/1606457511085?e&amp;#61;1628726400&amp;amp;v&amp;#61;beta&amp;amp;t&amp;#61;aEnYphM_jA-yq4FKpoZ8ykQDaEHPRP1urupQIJrwLBw&amp;quot;,&amp;quot;$type&amp;quot;:&amp;quot;com.linkedin.learning.api.common.ImageSlice&amp;quot;},{&amp;quot;dimension&amp;quot;:{&amp;quot;width&amp;quot;:200,&amp;quot;$type&amp;quot;:&amp;quot;com.linkedin.learning.api.common.DimensionInfo&amp;quot;,&amp;quot;height&amp;quot;:200},&amp;quot;url&amp;quot;:&amp;quot;https://media-exp3.licdn.com/dms/image/C4D03AQFKhBq_zOhx-g/profile-displayphoto-shrink_200_200/0/1606457511085?e&amp;#61;1628726400&amp;amp;v&amp;#61;beta&amp;amp;t&amp;#61;H8HXVn7E5FZe4WMuMG-A0dGFO4STyuh2nuPka49jE_I&amp;quot;,&amp;quot;$type&amp;quot;:&amp;quot;com.linkedin.learning.api.common.ImageSlice&amp;quot;},{&amp;quot;dimension&amp;quot;:{&amp;quot;width&amp;quot;:400,&amp;quot;$type&amp;quot;:&amp;quot;com.linkedin.learning.api.common.DimensionInfo&amp;quot;,&amp;quot;height&amp;quot;:400},&amp;quot;url&amp;quot;:&amp;quot;https://media-exp3.licdn.com/dms/image/C4D03AQFKhBq_zOhx-g/profile-displayphoto-shrink_400_400/0/1606457511085?e&amp;#61;1628726400&amp;amp;v&amp;#61;beta&amp;amp;t&amp;#61;MyWirhG1VWtc-VM7kxXE3ikdB4LK1qDXNs6iDb7glTo&amp;quot;,&amp;quot;$type&amp;quot;:&amp;quot;com.linkedin.learning.api.common.ImageSlice&amp;quot;},{&amp;quot;dimension&amp;quot;:{&amp;quot;width&amp;quot;:800,&amp;quot;$type&amp;quot;:&amp;quot;com.linkedin.learning.api.common.DimensionInfo&amp;quot;,&amp;quot;height&amp;quot;:800},&amp;quot;url&amp;quot;:&amp;quot;https://media-exp3.licdn.com/dms/image/C4D03AQFKhBq_zOhx-g/profile-displayphoto-shrink_800_800/0/1606457511085?e&amp;#61;1628726400&amp;amp;v&amp;#61;beta&amp;amp;t&amp;#61;8e7hBZiScluFuYogGKVTodxm8n2L3CGBlbGHNpC8Qus&amp;quot;,&amp;quot;$type&amp;quot;:&amp;quot;com.linkedin.learning.api.common.ImageSlice&amp;quot;}],&amp;quot;$type&amp;quot;:&amp;quot;com.linkedin.learning.api.common.SizedImage&amp;quot;},&amp;quot;$type&amp;quot;:&amp;quot;com.linkedin.learning.api.common.Image&amp;quot;},&amp;quot;$recipeTypes&amp;quot;:[&amp;quot;com.linkedin.learning.api.deco.common.FacePileProfile&amp;quot;],&amp;quot;$type&amp;quot;:&amp;quot;com.linkedin.learning.api.deco.common.Profile&amp;quot;,&amp;quot;firstName&amp;quot;:&amp;quot;Mohamed&amp;quot;,&amp;quot;entityUrn&amp;quot;:&amp;quot;urn:li:learningApiProfile:urn:li:learningApiMember:AEQAACroWfoB0WEviGMUARUYb_YFEJpwAw6EtkI&amp;quot;,&amp;quot;cachingKey&amp;quot;:&amp;quot;urn:li:learningApiProfile:urn:li:learningApiMember:AEQAACroWfoB0WEviGMUARUYb_YFEJpwAw6EtkI&amp;quot;},{&amp;quot;trackingUrn&amp;quot;:&amp;quot;urn:li:skill:49881&amp;quot;,&amp;quot;$recipeTypes&amp;quot;:[&amp;quot;com.linkedin.learning.api.deco.common.DecoratedSkill&amp;quot;],&amp;quot;$type&amp;quot;:&amp;quot;com.linkedin.learning.api.deco.common.Skill&amp;quot;,&amp;quot;assessment&amp;quot;:null,&amp;quot;entityUrn&amp;quot;:&amp;quot;urn:li:learningApiSkill:49881&amp;quot;,&amp;quot;name&amp;quot;:&amp;quot;Self-discovery&amp;quot;,&amp;quot;growth&amp;quot;:65,&amp;quot;cachingKey&amp;quot;:&amp;quot;urn:li:learningApiSkill:49881&amp;quot;,&amp;quot;trackingId&amp;quot;:&amp;quot;TalJLzdmSv67CyFacCBNQQ&amp;#61;&amp;#61;&amp;quot;},{&amp;quot;trackingUrn&amp;quot;:&amp;quot;urn:li:skill:1278&amp;quot;,&amp;quot;$recipeTypes&amp;quot;:[&amp;quot;com.linkedin.learning.api.deco.common.DecoratedSkill&amp;quot;],&amp;quot;$type&amp;quot;:&amp;quot;com.linkedin.learning.api.deco.common.Skill&amp;quot;,&amp;quot;assessment&amp;quot;:null,&amp;quot;entityUrn&amp;quot;:&amp;quot;urn:li:learningApiSkill:1278&amp;quot;,&amp;quot;name&amp;quot;:&amp;quot;Personal Development&amp;quot;,&amp;quot;growth&amp;quot;:40,&amp;quot;cachingKey&amp;quot;:&amp;quot;urn:li:learningApiSkill:1278&amp;quot;,&amp;quot;trackingId&amp;quot;:&amp;quot;b61z0S8dTZur+BC9+jvnww&amp;#61;&amp;#61;&amp;quot;},{&amp;quot;autoPopulateMentionForCertificateShares&amp;quot;:false,&amp;quot;trackingUrn&amp;quot;:&amp;quot;urn:li:lyndaAuthor:13505180&amp;quot;,&amp;quot;*identityResolutionResult&amp;quot;:&amp;quot;urn:li:learningApiProfile:urn:li:learningApiExternalIdentity:537225&amp;quot;,&amp;quot;biography&amp;quot;:{&amp;quot;attributes&amp;quot;:[{&amp;quot;length&amp;quot;:10,&amp;quot;start&amp;quot;:114,&amp;quot;type&amp;quot;:{&amp;quot;url&amp;quot;:&amp;quot;https://www.careercake.com&amp;quot;,&amp;quot;$type&amp;quot;:&amp;quot;com.linkedin.learning.api.text.Hyperlink&amp;quot;},&amp;quot;$type&amp;quot;:&amp;quot;com.linkedin.learning.api.text.TextAttribute&amp;quot;},{&amp;quot;length&amp;quot;:14,&amp;quot;start&amp;quot;:626,&amp;quot;type&amp;quot;:{&amp;quot;url&amp;quot;:&amp;quot;https://www.careercake.com&amp;quot;,&amp;quot;$type&amp;quot;:&amp;quot;com.linkedin.learning.api.text.Hyperlink&amp;quot;},&amp;quot;$type&amp;quot;:&amp;quot;com.linkedin.learning.api.text.TextAttribute&amp;quot;}],&amp;quot;text&amp;quot;:&amp;quot;Careercake creates training to help you take on, rise to, and beat the challenges you&amp;#39;ll face in the workplace.&amp;#92;n&amp;#92;n Careercake content helps power users take on the &amp;#92;&amp;quot;firsts&amp;#92;&amp;quot; in the career search as well as in the workplace, whether it&amp;#39;s writing an amazing cover letter, running your first 1-2-1 as a new manager, keeping your motivation levels up when you&amp;#39;re job hunting, or giving feedback to your boss.&amp;#92;n&amp;#92;nCareercake offers over 100 videos, supporting end users in the first decade of their careers—from going for a promotion, switching jobs, and developing confidence to becoming a manager for the first time. Find out more at careercake.com.&amp;quot;,&amp;quot;$type&amp;quot;:&amp;quot;com.linkedin.learning.api.text.AttributedText&amp;quot;},&amp;quot;follow&amp;quot;:null,&amp;quot;$recipeTypes&amp;quot;:[&amp;quot;com.linkedin.learning.api.deco.content.DecoratedAuthor&amp;quot;],&amp;quot;$type&amp;quot;:&amp;quot;com.linkedin.learning.api.deco.content.Author&amp;quot;,&amp;quot;influencer&amp;quot;:false,&amp;quot;entityUrn&amp;quot;:&amp;quot;urn:li:learningApiAuthor:537225&amp;quot;,&amp;quot;identity&amp;quot;:&amp;quot;urn:li:learningApiProfile:urn:li:learningApiExternalIdentity:537225&amp;quot;,&amp;quot;shortBiography&amp;quot;:{&amp;quot;text&amp;quot;:&amp;quot;Careers content platform&amp;quot;,&amp;quot;$type&amp;quot;:&amp;quot;com.linkedin.learning.api.text.AttributedText&amp;quot;},&amp;quot;cachingKey&amp;quot;:&amp;quot;urn:li:learningApiAuthor:537225&amp;quot;,&amp;quot;slug&amp;quot;:&amp;quot;careercake&amp;quot;,&amp;quot;trackingId&amp;quot;:&amp;quot;pI2KwJNfT4GCRzjsxYnPYQ&amp;#61;&amp;#61;&amp;quot;},{&amp;quot;createdAt&amp;quot;:null,&amp;quot;entityUrn&amp;quot;:&amp;quot;urn:li:learningApiBookmark:urn:li:learningApiVideo:170695&amp;quot;,&amp;quot;totalBookmarks&amp;quot;:null,&amp;quot;cachingKey&amp;quot;:&amp;quot;urn:li:learningApiBookmark:urn:li:learningApiVideo:170695&amp;quot;,&amp;quot;$recipeTypes&amp;quot;:[&amp;quot;com.linkedin.learning.api.deco.bookmark.DecoratedBookmark&amp;quot;],&amp;quot;$type&amp;quot;:&amp;quot;com.linkedin.learning.api.deco.content.Bookmark&amp;quot;},{&amp;quot;createdAt&amp;quot;:null,&amp;quot;entityUrn&amp;quot;:&amp;quot;urn:li:learningApiBookmark:urn:li:learningApiVideo:169223&amp;quot;,&amp;quot;totalBookmarks&amp;quot;:null,&amp;quot;cachingKey&amp;quot;:&amp;quot;urn:li:learningApiBookmark:urn:li:learningApiVideo:169223&amp;quot;,&amp;quot;$recipeTypes&amp;quot;:[&amp;quot;com.linkedin.learning.api.deco.bookmark.DecoratedBookmark&amp;quot;],&amp;quot;$type&amp;quot;:&amp;quot;com.linkedin.learning.api.deco.content.Bookmark&amp;quot;},{&amp;quot;createdAt&amp;quot;:null,&amp;quot;entityUrn&amp;quot;:&amp;quot;urn:li:learningApiBookmark:urn:li:learningApiCourse:3891531&amp;quot;,&amp;quot;totalBookmarks&amp;quot;:15341,&amp;quot;cachingKey&amp;quot;:&amp;quot;urn:li:learningApiBookmark:urn:li:learningApiCourse:3891531&amp;quot;,&amp;quot;$recipeTypes&amp;quot;:[&amp;quot;com.linkedin.learning.api.deco.bookmark.DecoratedBookmark&amp;quot;],&amp;quot;$type&amp;quot;:&amp;quot;com.linkedin.learning.api.deco.content.Bookmark&amp;quot;},{&amp;quot;createdAt&amp;quot;:null,&amp;quot;entityUrn&amp;quot;:&amp;quot;urn:li:learningApiBookmark:urn:li:learningApiVideo:169653&amp;quot;,&amp;quot;totalBookmarks&amp;quot;:null,&amp;quot;cachingKey&amp;quot;:&amp;quot;urn:li:learningApiBookmark:urn:li:learningApiVideo:169653&amp;quot;,&amp;quot;$recipeTypes&amp;quot;:[&amp;quot;com.linkedin.learning.api.deco.bookmark.DecoratedBookmark&amp;quot;],&amp;quot;$type&amp;quot;:&amp;quot;com.linkedin.learning.api.deco.content.Bookmark&amp;quot;},{&amp;quot;createdAt&amp;quot;:null,&amp;quot;entityUrn&amp;quot;:&amp;quot;urn:li:learningApiBookmark:urn:li:learningApiVideo:169260&amp;quot;,&amp;quot;totalBookmarks&amp;quot;:null,&amp;quot;cachingKey&amp;quot;:&amp;quot;urn:li:learningApiBookmark:urn:li:learningApiVideo:169260&amp;quot;,&amp;quot;$recipeTypes&amp;quot;:[&amp;quot;com.linkedin.learning.api.deco.bookmark.DecoratedBookmark&amp;quot;],&amp;quot;$type&amp;quot;:&amp;quot;com.linkedin.learning.api.deco.content.Bookmark&amp;quot;},{&amp;quot;createdAt&amp;quot;:null,&amp;quot;entityUrn&amp;quot;:&amp;quot;urn:li:learningApiBookmark:urn:li:learningApiVideo:169929&amp;quot;,&amp;quot;totalBookmarks&amp;quot;:null,&amp;quot;cachingKey&amp;quot;:&amp;quot;urn:li:learningApiBookmark:urn:li:learningApiVideo:169929&amp;quot;,&amp;quot;$recipeTypes&amp;quot;:[&amp;quot;com.linkedin.learning.api.deco.bookmark.DecoratedBookmark&amp;quot;],&amp;quot;$type&amp;quot;:&amp;quot;com.linkedin.learning.api.deco.content.Bookmark&amp;quot;},{&amp;quot;createdAt&amp;quot;:null,&amp;quot;entityUrn&amp;quot;:&amp;quot;urn:li:learningApiBookmark:urn:li:learningApiVideo:172292&amp;quot;,&amp;quot;totalBookmarks&amp;quot;:null,&amp;quot;cachingKey&amp;quot;:&amp;quot;urn:li:learningApiBookmark:urn:li:learningApiVideo:172292&amp;quot;,&amp;quot;$recipeTypes&amp;quot;:[&amp;quot;com.linkedin.learning.api.deco.bookmark.DecoratedBookmark&amp;quot;],&amp;quot;$type&amp;quot;:&amp;quot;com.linkedin.learning.api.deco.content.Bookmark&amp;quot;},{&amp;quot;createdAt&amp;quot;:null,&amp;quot;entityUrn&amp;quot;:&amp;quot;urn:li:learningApiBookmark:urn:li:learningApiVideo:169132&amp;quot;,&amp;quot;totalBookmarks&amp;quot;:null,&amp;quot;cachingKey&amp;quot;:&amp;quot;urn:li:learningApiBookmark:urn:li:learningApiVideo:169132&amp;quot;,&amp;quot;$recipeTypes&amp;quot;:[&amp;quot;com.linkedin.learning.api.deco.bookmark.DecoratedBookmark&amp;quot;],&amp;quot;$type&amp;quot;:&amp;quot;com.linkedin.learning.api.deco.content.Bookmark&amp;quot;},{&amp;quot;contextualUnlockErrorType&amp;quot;:null,&amp;quot;lifecycle&amp;quot;:&amp;quot;ACTIVATED&amp;quot;,&amp;quot;skills&amp;quot;:[&amp;quot;urn:li:learningApiSkill:49881&amp;quot;,&amp;quot;urn:li:learningApiSkill:1278&amp;quot;],&amp;quot;presentation&amp;quot;:null,&amp;quot;features&amp;quot;:{&amp;quot;*contentWatchActivityVisibility&amp;quot;:&amp;quot;urn:li:learningApiContentWatchActivityVisibility:urn:li:learningApiCourse:3891531&amp;quot;,&amp;quot;$recipeTypes&amp;quot;:[&amp;quot;com.linkedin.learning.api.deco.content.DecoratedFeatures&amp;quot;],&amp;quot;$type&amp;quot;:&amp;quot;com.linkedin.learning.api.deco.content.Features&amp;quot;,&amp;quot;socialQuestionCount&amp;quot;:15,&amp;quot;contentPrice&amp;quot;:{&amp;quot;taxInclusive&amp;quot;:true,&amp;quot;totalPrice&amp;quot;:{&amp;quot;currencyCode&amp;quot;:&amp;quot;KES&amp;quot;,&amp;quot;amount&amp;quot;:&amp;quot;2139&amp;quot;,&amp;quot;$type&amp;quot;:&amp;quot;com.linkedin.common.MoneyAmount&amp;quot;},&amp;quot;$type&amp;quot;:&amp;quot;com.linkedin.learning.api.ContentPrice&amp;quot;},&amp;quot;studyGroupAccessible&amp;quot;:true,&amp;quot;contentRating&amp;quot;:{&amp;quot;ratingCount&amp;quot;:287,&amp;quot;averageRating&amp;quot;:4.522648083623693,&amp;quot;$type&amp;quot;:&amp;quot;com.linkedin.learning.api.deco.content.Ratings&amp;quot;},&amp;quot;suppressUpsell&amp;quot;:false,&amp;quot;socialQuestions&amp;quot;:true},&amp;quot;viewerCountsInjectionResult&amp;quot;:{&amp;quot;total&amp;quot;:42486,&amp;quot;byCompany&amp;quot;:[{&amp;quot;image&amp;quot;:{&amp;quot;source&amp;quot;:{&amp;quot;slices&amp;quot;:[{&amp;quot;dimension&amp;quot;:{&amp;quot;width&amp;quot;:100,&amp;quot;$type&amp;quot;:&amp;quot;com.linkedin.learning.api.common.DimensionInfo&amp;quot;,&amp;quot;height&amp;quot;:100},&amp;quot;url&amp;quot;:&amp;quot;https://media-exp3.licdn.com/dms/image/C4D0BAQEjqi8YNMCCUw/company-logo_100_100/0/1622553093286?e&amp;#61;1631145600&amp;amp;v&amp;#61;beta&amp;amp;t&amp;#61;Cm3wME6GVmG6sI95lO2dzs1glzNbYoZX27BE01lGCsg&amp;quot;,&amp;quot;$type&amp;quot;:&amp;quot;com.linkedin.learning.api.common.ImageSlice&amp;quot;},{&amp;quot;dimension&amp;quot;:{&amp;quot;width&amp;quot;:200,&amp;quot;$type&amp;quot;:&amp;quot;com.linkedin.learning.api.common.DimensionInfo&amp;quot;,&amp;quot;height&amp;quot;:200},&amp;quot;url&amp;quot;:&amp;quot;https://media-exp3.licdn.com/dms/image/C4D0BAQEjqi8YNMCCUw/company-logo_200_200/0/1622553093286?e&amp;#61;1631145600&amp;amp;v&amp;#61;beta&amp;amp;t&amp;#61;iIPmA_wtwz2KhrDgr12WC7ZqtqDrcDF5Fc1qB9fCFG8&amp;quot;,&amp;quot;$type&amp;quot;:&amp;quot;com.linkedin.learning.api.common.ImageSlice&amp;quot;},{&amp;quot;dimension&amp;quot;:{&amp;quot;width&amp;quot;:400,&amp;quot;$type&amp;quot;:&amp;quot;com.linkedin.learning.api.common.DimensionInfo&amp;quot;,&amp;quot;height&amp;quot;:400},&amp;quot;url&amp;quot;:&amp;quot;https://media-exp3.licdn.com/dms/image/C4D0BAQEjqi8YNMCCUw/company-logo_400_400/0/1622553093286?e&amp;#61;1631145600&amp;amp;v&amp;#61;beta&amp;amp;t&amp;#61;LTD32zm5XyMTHBijdj8OFoRc61ie3E46QDaVtwlZUvQ&amp;quot;,&amp;quot;$type&amp;quot;:&amp;quot;com.linkedin.learning.api.common.ImageSlice&amp;quot;}],&amp;quot;$type&amp;quot;:&amp;quot;com.linkedin.learning.api.common.SizedImage&amp;quot;},&amp;quot;$type&amp;quot;:&amp;quot;com.linkedin.learning.api.common.Image&amp;quot;},&amp;quot;name&amp;quot;:&amp;quot;IBM&amp;quot;,&amp;quot;count&amp;quot;:1,&amp;quot;pivot&amp;quot;:&amp;quot;urn:li:company:1009&amp;quot;,&amp;quot;$recipeTypes&amp;quot;:[&amp;quot;com.linkedin.learning.api.deco.socialproof.DecoratedCompanyViewerCount&amp;quot;],&amp;quot;$type&amp;quot;:&amp;quot;com.linkedin.learning.api.deco.socialproof.ViewerCountsPivot&amp;quot;},{&amp;quot;image&amp;quot;:{&amp;quot;source&amp;quot;:{&amp;quot;slices&amp;quot;:[{&amp;quot;dimension&amp;quot;:{&amp;quot;width&amp;quot;:100,&amp;quot;$type&amp;quot;:&amp;quot;com.linkedin.learning.api.common.DimensionInfo&amp;quot;,&amp;quot;height&amp;quot;:100},&amp;quot;url&amp;quot;:&amp;quot;https://media-exp3.licdn.com/dms/image/C4D0BAQHVUNXj7f6oUA/company-logo_100_100/0/1622574717223?e&amp;#61;1631145600&amp;amp;v&amp;#61;beta&amp;amp;t&amp;#61;JfD_B-fnxp5GOlyhZFA2T7sFrnHNt4LzMiPM0c8mtk4&amp;quot;,&amp;quot;$type&amp;quot;:&amp;quot;com.linkedin.learning.api.common.ImageSlice&amp;quot;},{&amp;quot;dimension&amp;quot;:{&amp;quot;width&amp;quot;:200,&amp;quot;$type&amp;quot;:&amp;quot;com.linkedin.learning.api.common.DimensionInfo&amp;quot;,&amp;quot;height&amp;quot;:200},&amp;quot;url&amp;quot;:&amp;quot;https://media-exp3.licdn.com/dms/image/C4D0BAQHVUNXj7f6oUA/company-logo_200_200/0/1622574717223?e&amp;#61;1631145600&amp;amp;v&amp;#61;beta&amp;amp;t&amp;#61;4tSohAK9Z7MknkxN_Uq3Z9FG9ZNlYbtywbbbiX1YoYQ&amp;quot;,&amp;quot;$type&amp;quot;:&amp;quot;com.linkedin.learning.api.common.ImageSlice&amp;quot;},{&amp;quot;dimension&amp;quot;:{&amp;quot;width&amp;quot;:400,&amp;quot;$type&amp;quot;:&amp;quot;com.linkedin.learning.api.common.DimensionInfo&amp;quot;,&amp;quot;height&amp;quot;:400},&amp;quot;url&amp;quot;:&amp;quot;https://media-exp3.licdn.com/dms/image/C4D0BAQHVUNXj7f6oUA/company-logo_400_400/0/1622574717223?e&amp;#61;1631145600&amp;amp;v&amp;#61;beta&amp;amp;t&amp;#61;S5PgmM2fVP2u2plM9w4bgbl71sUhiXqVA21H3lD3A7o&amp;quot;,&amp;quot;$type&amp;quot;:&amp;quot;com.linkedin.learning.api.common.ImageSlice&amp;quot;}],&amp;quot;$type&amp;quot;:&amp;quot;com.linkedin.learning.api.common.SizedImage&amp;quot;},&amp;quot;$type&amp;quot;:&amp;quot;com.linkedin.learning.api.common.Image&amp;quot;},&amp;quot;name&amp;quot;:&amp;quot;Cognizant&amp;quot;,&amp;quot;count&amp;quot;:1,&amp;quot;pivot&amp;quot;:&amp;quot;urn:li:company:1680&amp;quot;,&amp;quot;$recipeTypes&amp;quot;:[&amp;quot;com.linkedin.learning.api.deco.socialproof.DecoratedCompanyViewerCount&amp;quot;],&amp;quot;$type&amp;quot;:&amp;quot;com.linkedin.learning.api.deco.socialproof.ViewerCountsPivot&amp;quot;},{&amp;quot;image&amp;quot;:{&amp;quot;source&amp;quot;:{&amp;quot;slices&amp;quot;:[{&amp;quot;dimension&amp;quot;:{&amp;quot;width&amp;quot;:100,&amp;quot;$type&amp;quot;:&amp;quot;com.linkedin.learning.api.common.DimensionInfo&amp;quot;,&amp;quot;height&amp;quot;:100},&amp;quot;url&amp;quot;:&amp;quot;https://media-exp3.licdn.com/dms/image/C4D0BAQFxuEHpY6lZ6Q/company-logo_100_100/0/1622538325178?e&amp;#61;1631145600&amp;amp;v&amp;#61;beta&amp;amp;t&amp;#61;4GTQrdmHe054_Qm5L42_jQr9XEKC1B7TAfqREw3VRls&amp;quot;,&amp;quot;$type&amp;quot;:&amp;quot;com.linkedin.learning.api.common.ImageSlice&amp;quot;},{&amp;quot;dimension&amp;quot;:{&amp;quot;width&amp;quot;:200,&amp;quot;$type&amp;quot;:&amp;quot;com.linkedin.learning.api.common.DimensionInfo&amp;quot;,&amp;quot;height&amp;quot;:200},&amp;quot;url&amp;quot;:&amp;quot;https://media-exp3.licdn.com/dms/image/C4D0BAQFxuEHpY6lZ6Q/company-logo_200_200/0/1622538325178?e&amp;#61;1631145600&amp;amp;v&amp;#61;beta&amp;amp;t&amp;#61;a_P2NnzoBeSfC0Ab2VKMR2XdgJ6033qcY8HlIT9-z98&amp;quot;,&amp;quot;$type&amp;quot;:&amp;quot;com.linkedin.learning.api.common.ImageSlice&amp;quot;},{&amp;quot;dimension&amp;quot;:{&amp;quot;width&amp;quot;:400,&amp;quot;$type&amp;quot;:&amp;quot;com.linkedin.learning.api.common.DimensionInfo&amp;quot;,&amp;quot;height&amp;quot;:400},&amp;quot;url&amp;quot;:&amp;quot;https://media-exp3.licdn.com/dms/image/C4D0BAQFxuEHpY6lZ6Q/company-logo_400_400/0/1622538325178?e&amp;#61;1631145600&amp;amp;v&amp;#61;beta&amp;amp;t&amp;#61;ReCc4gXxVRyi7vpu5g5SeEltPwmEf2SGKhZraS2emPM&amp;quot;,&amp;quot;$type&amp;quot;:&amp;quot;com.linkedin.learning.api.common.ImageSlice&amp;quot;}],&amp;quot;$type&amp;quot;:&amp;quot;com.linkedin.learning.api.common.SizedImage&amp;quot;},&amp;quot;$type&amp;quot;:&amp;quot;com.linkedin.learning.api.common.Image&amp;quot;},&amp;quot;name&amp;quot;:&amp;quot;Capgemini&amp;quot;,&amp;quot;count&amp;quot;:1,&amp;quot;pivot&amp;quot;:&amp;quot;urn:li:company:157240&amp;quot;,&amp;quot;$recipeTypes&amp;quot;:[&amp;quot;com.linkedin.learning.api.deco.socialproof.DecoratedCompanyViewerCount&amp;quot;],&amp;quot;$type&amp;quot;:&amp;quot;com.linkedin.learning.api.deco.socialproof.ViewerCountsPivot&amp;quot;},{&amp;quot;image&amp;quot;:{&amp;quot;source&amp;quot;:{&amp;quot;slices&amp;quot;:[{&amp;quot;dimension&amp;quot;:{&amp;quot;width&amp;quot;:100,&amp;quot;$type&amp;quot;:&amp;quot;com.linkedin.learning.api.common.DimensionInfo&amp;quot;,&amp;quot;height&amp;quot;:100},&amp;quot;url&amp;quot;:&amp;quot;https://media-exp3.licdn.com/dms/image/C4D0BAQEpUEE71YCfbA/company-logo_100_100/0/1622520535975?e&amp;#61;1631145600&amp;amp;v&amp;#61;beta&amp;amp;t&amp;#61;kTDLe8eGTdH5hH6YkQpIpvmZr6EeTyLUrKVpOZHIniM&amp;quot;,&amp;quot;$type&amp;quot;:&amp;quot;com.linkedin.learning.api.common.ImageSlice&amp;quot;},{&amp;quot;dimension&amp;quot;:{&amp;quot;width&amp;quot;:200,&amp;quot;$type&amp;quot;:&amp;quot;com.linkedin.learning.api.common.DimensionInfo&amp;quot;,&amp;quot;height&amp;quot;:200},&amp;quot;url&amp;quot;:&amp;quot;https://media-exp3.licdn.com/dms/image/C4D0BAQEpUEE71YCfbA/company-logo_200_200/0/1622520535975?e&amp;#61;1631145600&amp;amp;v&amp;#61;beta&amp;amp;t&amp;#61;3WPTHrGv7imLRYN6wDlr10mE7gp8_ZEX08qzgdkHoQk&amp;quot;,&amp;quot;$type&amp;quot;:&amp;quot;com.linkedin.learning.api.common.ImageSlice&amp;quot;},{&amp;quot;dimension&amp;quot;:{&amp;quot;width&amp;quot;:400,&amp;quot;$type&amp;quot;:&amp;quot;com.linkedin.learning.api.common.DimensionInfo&amp;quot;,&amp;quot;height&amp;quot;:400},&amp;quot;url&amp;quot;:&amp;quot;https://media-exp3.licdn.com/dms/image/C4D0BAQEpUEE71YCfbA/company-logo_400_400/0/1622520535975?e&amp;#61;1631145600&amp;amp;v&amp;#61;beta&amp;amp;t&amp;#61;zO1W77rBL9rzykQJavojJUpVrUxezvR4rl898uo39z0&amp;quot;,&amp;quot;$type&amp;quot;:&amp;quot;com.linkedin.learning.api.common.ImageSlice&amp;quot;}],&amp;quot;$type&amp;quot;:&amp;quot;com.linkedin.learning.api.common.SizedImage&amp;quot;},&amp;quot;$type&amp;quot;:&amp;quot;com.linkedin.learning.api.common.Image&amp;quot;},&amp;quot;name&amp;quot;:&amp;quot;Pfizer&amp;quot;,&amp;quot;count&amp;quot;:1,&amp;quot;pivot&amp;quot;:&amp;quot;urn:li:company:1185&amp;quot;,&amp;quot;$recipeTypes&amp;quot;:[&amp;quot;com.linkedin.learning.api.deco.socialproof.DecoratedCompanyViewerCount&amp;quot;],&amp;quot;$type&amp;quot;:&amp;quot;com.linkedin.learning.api.deco.socialproof.ViewerCountsPivot&amp;quot;},{&amp;quot;image&amp;quot;:{&amp;quot;source&amp;quot;:{&amp;quot;slices&amp;quot;:[{&amp;quot;dimension&amp;quot;:{&amp;quot;width&amp;quot;:100,&amp;quot;$type&amp;quot;:&amp;quot;com.linkedin.learning.api.common.DimensionInfo&amp;quot;,&amp;quot;height&amp;quot;:100},&amp;quot;url&amp;quot;:&amp;quot;https://media-exp3.licdn.com/dms/image/C560BAQFIzPIYfEdWdw/company-logo_100_100/0/1552093005578?e&amp;#61;1631145600&amp;amp;v&amp;#61;beta&amp;amp;t&amp;#61;515VIMS12xzVNDjr8ot1zLKI4QW30z-8LeLM1Ds_pv4&amp;quot;,&amp;quot;$type&amp;quot;:&amp;quot;com.linkedin.learning.api.common.ImageSlice&amp;quot;},{&amp;quot;dimension&amp;quot;:{&amp;quot;width&amp;quot;:200,&amp;quot;$type&amp;quot;:&amp;quot;com.linkedin.learning.api.common.DimensionInfo&amp;quot;,&amp;quot;height&amp;quot;:200},&amp;quot;url&amp;quot;:&amp;quot;https://media-<text:soft-page-break/>exp3.licdn.com/dms/image/C560BAQFIzPIYfEdWdw/company-logo_200_200/0/1552093005578?e&amp;#61;1631145600&amp;amp;v&amp;#61;beta&amp;amp;t&amp;#61;qJqUK9HCpzdcqsllj2ulcxhm99YNTNMWpIMRFKBK-_8&amp;quot;,&amp;quot;$type&amp;quot;:&amp;quot;com.linkedin.learning.api.common.ImageSlice&amp;quot;},{&amp;quot;dimension&amp;quot;:{&amp;quot;width&amp;quot;:400,&amp;quot;$type&amp;quot;:&amp;quot;com.linkedin.learning.api.common.DimensionInfo&amp;quot;,&amp;quot;height&amp;quot;:400},&amp;quot;url&amp;quot;:&amp;quot;https://media-exp3.licdn.com/dms/image/C560BAQFIzPIYfEdWdw/company-logo_400_400/0/1552093005578?e&amp;#61;1631145600&amp;amp;v&amp;#61;beta&amp;amp;t&amp;#61;lw88I5t3vtO3BGYnv0lqbJCdI_Hh-2GJI_1UYeOrr2Y&amp;quot;,&amp;quot;$type&amp;quot;:&amp;quot;com.linkedin.learning.api.common.ImageSlice&amp;quot;}],&amp;quot;$type&amp;quot;:&amp;quot;com.linkedin.learning.api.common.SizedImage&amp;quot;},&amp;quot;$type&amp;quot;:&amp;quot;com.linkedin.learning.api.common.Image&amp;quot;},&amp;quot;name&amp;quot;:&amp;quot;Chevron&amp;quot;,&amp;quot;count&amp;quot;:1,&amp;quot;pivot&amp;quot;:&amp;quot;urn:li:company:2192&amp;quot;,&amp;quot;$recipeTypes&amp;quot;:[&amp;quot;com.linkedin.learning.api.deco.socialproof.DecoratedCompanyViewerCount&amp;quot;],&amp;quot;$type&amp;quot;:&amp;quot;com.linkedin.learning.api.deco.socialproof.ViewerCountsPivot&amp;quot;}],&amp;quot;$recipeTypes&amp;quot;:[&amp;quot;com.linkedin.learning.api.deco.socialproof.DecoratedViewerCounts&amp;quot;],&amp;quot;byTitle&amp;quot;:[{&amp;quot;name&amp;quot;:&amp;quot;Process Specialist&amp;quot;,&amp;quot;count&amp;quot;:2,&amp;quot;pivot&amp;quot;:&amp;quot;urn:li:superTitle:473&amp;quot;,&amp;quot;$recipeTypes&amp;quot;:[&amp;quot;com.linkedin.learning.api.deco.socialproof.DecoratedTitleViewerCount&amp;quot;],&amp;quot;$type&amp;quot;:&amp;quot;com.linkedin.learning.api.deco.socialproof.ViewerCountsPivot&amp;quot;},{&amp;quot;name&amp;quot;:&amp;quot;Customer Service Specialist&amp;quot;,&amp;quot;count&amp;quot;:4,&amp;quot;pivot&amp;quot;:&amp;quot;urn:li:superTitle:298&amp;quot;,&amp;quot;$recipeTypes&amp;quot;:[&amp;quot;com.linkedin.learning.api.deco.socialproof.DecoratedTitleViewerCount&amp;quot;],&amp;quot;$type&amp;quot;:&amp;quot;com.linkedin.learning.api.deco.socialproof.ViewerCountsPivot&amp;quot;},{&amp;quot;name&amp;quot;:&amp;quot;Corporate Finance Specialist&amp;quot;,&amp;quot;count&amp;quot;:2,&amp;quot;pivot&amp;quot;:&amp;quot;urn:li:superTitle:244&amp;quot;,&amp;quot;$recipeTypes&amp;quot;:[&amp;quot;com.linkedin.learning.api.deco.socialproof.DecoratedTitleViewerCount&amp;quot;],&amp;quot;$type&amp;quot;:&amp;quot;com.linkedin.learning.api.deco.socialproof.ViewerCountsPivot&amp;quot;},{&amp;quot;name&amp;quot;:&amp;quot;Salesperson&amp;quot;,&amp;quot;count&amp;quot;:8,&amp;quot;pivot&amp;quot;:&amp;quot;urn:li:superTitle:469&amp;quot;,&amp;quot;$recipeTypes&amp;quot;:[&amp;quot;com.linkedin.learning.api.deco.socialproof.DecoratedTitleViewerCount&amp;quot;],&amp;quot;$type&amp;quot;:&amp;quot;com.linkedin.learning.api.deco.socialproof.ViewerCountsPivot&amp;quot;},{&amp;quot;name&amp;quot;:&amp;quot;Medical Assistant&amp;quot;,&amp;quot;count&amp;quot;:2,&amp;quot;pivot&amp;quot;:&amp;quot;urn:li:superTitle:228&amp;quot;,&amp;quot;$recipeTypes&amp;quot;:[&amp;quot;com.linkedin.learning.api.deco.socialproof.DecoratedTitleViewerCount&amp;quot;],&amp;quot;$type&amp;quot;:&amp;quot;com.linkedin.learning.api.deco.socialproof.ViewerCountsPivot&amp;quot;}],&amp;quot;$type&amp;quot;:&amp;quot;com.linkedin.learning.api.deco.socialproof.ViewerCounts&amp;quot;},&amp;quot;credentialingPrograms&amp;quot;:null,&amp;quot;skillsResolutionResults&amp;quot;:{&amp;quot;*urn:li:learningApiSkill:1278&amp;quot;:&amp;quot;urn:li:learningApiSkill:1278&amp;quot;,&amp;quot;*urn:li:learningApiSkill:49881&amp;quot;:&amp;quot;urn:li:learningApiSkill:49881&amp;quot;},&amp;quot;slug&amp;quot;:&amp;quot;being-the-best-you-self-improvement-modeling&amp;quot;,&amp;quot;trackingId&amp;quot;:&amp;quot;QXRTLbMjSD+mo8rAtWO95g&amp;#61;&amp;#61;&amp;quot;,&amp;quot;updatedAt&amp;quot;:null,&amp;quot;visibility&amp;quot;:&amp;quot;SUBSCRIBED&amp;quot;,&amp;quot;entityType&amp;quot;:&amp;quot;COURSE&amp;quot;,&amp;quot;replacedBy&amp;quot;:null,&amp;quot;deletedAt&amp;quot;:null,&amp;quot;contents&amp;quot;:[{&amp;quot;*section&amp;quot;:&amp;quot;urn:li:learningApiTocSection:XMD48d2YiwtqKUKo2HXBxn1/ce4yXim97HWWcTFEZsI&amp;#61;&amp;quot;},{&amp;quot;*section&amp;quot;:&amp;quot;urn:li:learningApiTocSection:F7lCyYUy73AfBu0uDszlcLibWNDEDEvcbe7EanAPUKM&amp;#61;&amp;quot;},{&amp;quot;*section&amp;quot;:&amp;quot;urn:li:learningApiTocSection:M1HKS31LYGShR1t2JKf0B5toFGmnYPVh9FPTHMPAhLk&amp;#61;&amp;quot;}],&amp;quot;*bookmarkInjectionResult&amp;quot;:&amp;quot;urn:li:learningApiBookmark:urn:li:learningApiCourse:3891531&amp;quot;,&amp;quot;*activityTransferConsentStatusInjectionResult&amp;quot;:&amp;quot;urn:li:enterpriseProfile:(urn:li:enterpriseAccount:91981722,129570657)&amp;quot;,&amp;quot;subtitle&amp;quot;:null,&amp;quot;authors&amp;quot;:[&amp;quot;urn:li:learningApiAuthor:537225&amp;quot;],&amp;quot;difficultyLevel&amp;quot;:&amp;quot;General&amp;quot;,&amp;quot;activatedAt&amp;quot;:1568073600000,&amp;quot;trackingUrn&amp;quot;:&amp;quot;urn:li:lyndaCourse:2817014&amp;quot;,&amp;quot;description&amp;quot;:{&amp;quot;text&amp;quot;:&amp;quot;How would you like to become the very best version of yourself? What if you could do your work with grace and ease—every day? Learn how to let go of past failure, look beyond the minutia of daily life, and discover the areas in which you truly excel. This course is a practical guide to self-improvement modeling, offering simple exercises that help you get at the heart of who you are and what you do best. Let personal leadership and mindset coach Sue Revell show you how to be unstoppable, find your flow, and create a more positive and successful future. Plus, find out how to model other successful people to learn from their careers. Each lesson provides actionable guidance to help you identify your best possible self—and bring that person to work every day.&amp;lt;br&amp;gt;&amp;lt;br&amp;gt;&amp;#92;n&amp;#92;nThis course was created by &amp;lt;a href&amp;#61;”https://www.careercake.com/” target&amp;#61;”_blank”&amp;gt;Careercake&amp;lt;/a&amp;gt;, the careers content platform. We are pleased to host this training in our library.&amp;quot;,&amp;quot;$type&amp;quot;:&amp;quot;com.linkedin.learning.api.text.AttributedText&amp;quot;},&amp;quot;title&amp;quot;:&amp;quot;Being the Best You: Self-Improvement Modeling&amp;quot;,&amp;quot;authorsResolutionResults&amp;quot;:{&amp;quot;*urn:li:learningApiAuthor:537225&amp;quot;:&amp;quot;urn:li:learningApiAuthor:537225&amp;quot;},&amp;quot;duration&amp;quot;:{&amp;quot;duration&amp;quot;:2278,&amp;quot;unit&amp;quot;:&amp;quot;SECOND&amp;quot;,&amp;quot;$type&amp;quot;:&amp;quot;com.linkedin.common.TimeSpan&amp;quot;},&amp;quot;entityUrn&amp;quot;:&amp;quot;urn:li:learningApiCourse:3891531&amp;quot;,&amp;quot;provider&amp;quot;:null,&amp;quot;interactionStatus&amp;quot;:null,&amp;quot;sourceCodeRepository&amp;quot;:null,&amp;quot;assignment&amp;quot;:&amp;quot;urn:li:learningApiAssignment:urn:li:learningApiCourse:3891531&amp;quot;,&amp;quot;primaryThumbnail&amp;quot;:{&amp;quot;source&amp;quot;:{&amp;quot;digitalmediaAsset&amp;quot;:&amp;quot;urn:li:digitalmediaAsset:C4E0DAQGemLNMfLapIQ&amp;quot;,&amp;quot;artifacts&amp;quot;:[{&amp;quot;width&amp;quot;:256,&amp;quot;fileIdentifyingUrlPathSegment&amp;quot;:&amp;quot;144_256/0/1568050047922?e&amp;#61;1623330000&amp;amp;v&amp;#61;beta&amp;amp;t&amp;#61;oSktHN8wY9kE2n1XbC4gDYYKb51XBcdVgMmc8BZfQe4&amp;quot;,&amp;quot;expiresAt&amp;quot;:1623330000000,&amp;quot;height&amp;quot;:144,&amp;quot;$type&amp;quot;:&amp;quot;com.linkedin.common.VectorArtifact&amp;quot;},{&amp;quot;width&amp;quot;:512,&amp;quot;fileIdentifyingUrlPathSegment&amp;quot;:&amp;quot;288_512/0/1568050048690?e&amp;#61;1623330000&amp;amp;v&amp;#61;beta&amp;amp;t&amp;#61;KfIAIm8Q_e3F01eeNLFugGIz1WUpQ7kjjdkHHmdj5_A&amp;quot;,&amp;quot;expiresAt&amp;quot;:1623330000000,&amp;quot;height&amp;quot;:288,&amp;quot;$type&amp;quot;:&amp;quot;com.linkedin.common.VectorArtifact&amp;quot;},{&amp;quot;width&amp;quot;:100,&amp;quot;fileIdentifyingUrlPathSegment&amp;quot;:&amp;quot;60_100/0/1568050048968?e&amp;#61;1623330000&amp;amp;v&amp;#61;beta&amp;amp;t&amp;#61;DXDBUBGYXGnHxXAptFuZNGwlGxM6yG5iFZHBdkvQbdk&amp;quot;,&amp;quot;expiresAt&amp;quot;:1623330000000,&amp;quot;height&amp;quot;:60,&amp;quot;$type&amp;quot;:&amp;quot;com.linkedin.common.VectorArtifact&amp;quot;},{&amp;quot;width&amp;quot;:432,&amp;quot;fileIdentifyingUrlPathSegment&amp;quot;:&amp;quot;240_432/0/1568050047716?e&amp;#61;1623330000&amp;amp;v&amp;#61;beta&amp;amp;t&amp;#61;rVhw1TauQgMipYbrpHaURTiJcBPuUeQ4Wq8H8o0AEOw&amp;quot;,&amp;quot;expiresAt&amp;quot;:1623330000000,&amp;quot;height&amp;quot;:240,&amp;quot;$type&amp;quot;:&amp;quot;com.linkedin.common.VectorArtifact&amp;quot;},{&amp;quot;width&amp;quot;:1200,&amp;quot;fileIdentifyingUrlPathSegment&amp;quot;:&amp;quot;675_1200/0/1568050048375?e&amp;#61;1623330000&amp;amp;v&amp;#61;beta&amp;amp;t&amp;#61;IS77GjlwJ4ZsRTDcawcel5W8FInxKUJ5NcAuUlaZrUE&amp;quot;,&amp;quot;expiresAt&amp;quot;:1623330000000,&amp;quot;height&amp;quot;:675,&amp;quot;$type&amp;quot;:&amp;quot;com.linkedin.common.VectorArtifact&amp;quot;}],&amp;quot;rootUrl&amp;quot;:&amp;quot;https://media-exp3.licdn.com/dms/image/C4E0DAQGemLNMfLapIQ/learning-public-crop_&amp;quot;,&amp;quot;$type&amp;quot;:&amp;quot;com.linkedin.common.VectorImage&amp;quot;},&amp;quot;$type&amp;quot;:&amp;quot;com.linkedin.learning.api.common.Image&amp;quot;},&amp;quot;hashedCourseId&amp;quot;:&amp;quot;LK52gfJDAyyFs28LtqwXXVb/XEkr/x3gziuJcATDH04&amp;#61;&amp;quot;,&amp;quot;$recipeTypes&amp;quot;:[&amp;quot;com.linkedin.learning.api.deco.content.DecoratedCourse&amp;quot;],&amp;quot;$type&amp;quot;:&amp;quot;com.linkedin.learning.api.deco.content.Course&amp;quot;,&amp;quot;*contentReactionInjectionResult&amp;quot;:&amp;quot;urn:li:collectionResponse:9fUuinPCdbR2MV4cWopiE46xEqHMkytJpxho4BVnktk&amp;#61;&amp;quot;,&amp;quot;exams&amp;quot;:[],&amp;quot;exerciseFiles&amp;quot;:[],&amp;quot;*lyndaCourseViewingStatusInjectionResult&amp;quot;:&amp;quot;ConsistentBasicCourseViewingStatus;urn:li:lyndaCourseViewingStatus:urn:li:lyndaCourse:2817014&amp;quot;,&amp;quot;deprecatedAt&amp;quot;:null,&amp;quot;providerV2&amp;quot;:null,&amp;quot;contextualUnlockExtensionEligible&amp;quot;:false,&amp;quot;*socialWatchersSummary&amp;quot;:&amp;quot;urn:li:learningApiSocialWatchersSummary:urn:li:learningApiCourse:3891531&amp;quot;,&amp;quot;objectives&amp;quot;:[],&amp;quot;cachingKey&amp;quot;:&amp;quot;urn:li:learningApiCourse:3891531&amp;quot;},{&amp;quot;trackingUrn&amp;quot;:&amp;quot;urn:li:lyndaVideo:(urn:li:lyndaCourse:2817014,2242290)&amp;quot;,&amp;quot;title&amp;quot;:&amp;quot;How can we be unstoppable?&amp;quot;,&amp;quot;progressStateThresholds&amp;quot;:{&amp;quot;metric&amp;quot;:&amp;quot;MAX_OFFSET&amp;quot;,&amp;quot;completionThreshold&amp;quot;:{&amp;quot;duration&amp;quot;:50,&amp;quot;unit&amp;quot;:&amp;quot;SECOND&amp;quot;,&amp;quot;$type&amp;quot;:&amp;quot;com.linkedin.common.TimeSpan&amp;quot;},&amp;quot;inProgressThreshold&amp;quot;:{&amp;quot;duration&amp;quot;:5,&amp;quot;unit&amp;quot;:&amp;quot;SECOND&amp;quot;,&amp;quot;$type&amp;quot;:&amp;quot;com.linkedin.common.TimeSpan&amp;quot;},&amp;quot;$type&amp;quot;:&amp;quot;com.linkedin.learning.api.deco.content.VideoProgressStateThresholds&amp;quot;},&amp;quot;duration&amp;quot;:{&amp;quot;duration&amp;quot;:347,&amp;quot;unit&amp;quot;:&amp;quot;SECOND&amp;quot;,&amp;quot;$type&amp;quot;:&amp;quot;com.linkedin.common.TimeSpan&amp;quot;},&amp;quot;entityUrn&amp;quot;:&amp;quot;urn:li:learningApiVideo:169223&amp;quot;,&amp;quot;*lyndaVideoViewingStatusInjectionResult&amp;quot;:&amp;quot;urn:li:lyndaVideoViewingStatus:urn:li:lyndaVideo:(urn:li:lyndaCourse:2817014,2242290)&amp;quot;,&amp;quot;slug&amp;quot;:&amp;quot;how-can-we-be-unstoppable&amp;quot;,&amp;quot;trackingId&amp;quot;:&amp;quot;jbfdhPHSQmimsmA3tn3FZQ&amp;#61;&amp;#61;&amp;quot;,&amp;quot;visibility&amp;quot;:&amp;quot;FREE&amp;quot;,&amp;quot;entityType&amp;quot;:&amp;quot;VIDEO&amp;quot;,&amp;quot;primaryThumbnail&amp;quot;:{&amp;quot;source&amp;quot;:{&amp;quot;digitalmediaAsset&amp;quot;:&amp;quot;urn:li:digitalmediaAsset:C4E0DAQGemLNMfLapIQ&amp;quot;,&amp;quot;$type&amp;quot;:&amp;quot;com.linkedin.common.VectorImage&amp;quot;,&amp;quot;rootUrl&amp;quot;:&amp;quot;https://media-exp3.licdn.com/dms/image/C4E0DAQGemLNMfLapIQ/learning-public-crop_&amp;quot;,&amp;quot;artifacts&amp;quot;:[{&amp;quot;width&amp;quot;:256,&amp;quot;expiresAt&amp;quot;:1623330000000,&amp;quot;fileIdentifyingUrlPathSegment&amp;quot;:&amp;quot;144_256/0/1568050047922?e&amp;#61;1623330000&amp;amp;v&amp;#61;beta&amp;amp;t&amp;#61;oSktHN8wY9kE2n1XbC4gDYYKb51XBcdVgMmc8BZfQe4&amp;quot;,&amp;quot;$type&amp;quot;:&amp;quot;com.linkedin.common.VectorArtifact&amp;quot;,&amp;quot;height&amp;quot;:144},{&amp;quot;width&amp;quot;:512,&amp;quot;expiresAt&amp;quot;:1623330000000,&amp;quot;fileIdentifyingUrlPathSegment&amp;quot;:&amp;quot;288_512/0/1568050048690?e&amp;#61;1623330000&amp;amp;v&amp;#61;beta&amp;amp;t&amp;#61;KfIAIm8Q_e3F01eeNLFugGIz1WUpQ7kjjdkHHmdj5_A&amp;quot;,&amp;quot;$type&amp;quot;:&amp;quot;com.linkedin.common.VectorArtifact&amp;quot;,&amp;quot;height&amp;quot;:288},{&amp;quot;width&amp;quot;:100,&amp;quot;expiresAt&amp;quot;:1623330000000,&amp;quot;fileIdentifyingUrlPathSegment&amp;quot;:&amp;quot;60_100/0/1568050048968?e&amp;#61;1623330000&amp;amp;v&amp;#61;beta&amp;amp;t&amp;#61;DXDBUBGYXGnHxXAptFuZNGwlGxM6yG5iFZHBdkvQbdk&amp;quot;,&amp;quot;$type&amp;quot;:&amp;quot;com.linkedin.common.VectorArtifact&amp;quot;,&amp;quot;height&amp;quot;:60},{&amp;quot;width&amp;quot;:432,&amp;quot;expiresAt&amp;quot;:1623330000000,&amp;quot;fileIdentifyingUrlPathSegment&amp;quot;:&amp;quot;240_432/0/1568050047716?e&amp;#61;1623330000&amp;amp;v&amp;#61;beta&amp;amp;t&amp;#61;rVhw1TauQgMipYbrpHaURTiJcBPuUeQ4Wq8H8o0AEOw&amp;quot;,&amp;quot;$type&amp;quot;:&amp;quot;com.linkedin.common.VectorArtifact&amp;quot;,&amp;quot;height&amp;quot;:240},{&amp;quot;width&amp;quot;:1200,&amp;quot;expiresAt&amp;quot;:1623330000000,&amp;quot;fileIdentifyingUrlPathSegment&amp;quot;:&amp;quot;675_1200/0/1568050048375?e&amp;#61;1623330000&amp;amp;v&amp;#61;beta&amp;amp;t&amp;#61;IS77GjlwJ4ZsRTDcawcel5W8FInxKUJ5NcAuUlaZrUE&amp;quot;,&amp;quot;$type&amp;quot;:&amp;quot;com.linkedin.common.VectorArtifact&amp;quot;,&amp;quot;height&amp;quot;:675}]},&amp;quot;$type&amp;quot;:&amp;quot;com.linkedin.learning.api.common.Image&amp;quot;},&amp;quot;$recipeTypes&amp;quot;:[&amp;quot;com.linkedin.learning.api.deco.content.DecoratedContentVideo&amp;quot;],&amp;quot;$type&amp;quot;:&amp;quot;com.linkedin.learning.api.deco.content.Video&amp;quot;,&amp;quot;*bookmarkInjectionResult&amp;quot;:&amp;quot;urn:li:learningApiBookmark:urn:li:learningApiVideo:169223&amp;quot;,&amp;quot;cachingKey&amp;quot;:&amp;quot;urn:li:learningApiVideo:169223&amp;quot;,&amp;quot;thumbnails&amp;quot;:null},{&amp;quot;trackingUrn&amp;quot;:&amp;quot;urn:li:lyndaVideo:(urn:li:lyndaCourse:2817014,2243267)&amp;quot;,&amp;quot;title&amp;quot;:&amp;quot;Summary&amp;quot;,&amp;quot;progressStateThresholds&amp;quot;:{&amp;quot;metric&amp;quot;:&amp;quot;MAX_OFFSET&amp;quot;,&amp;quot;completionThreshold&amp;quot;:{&amp;quot;duration&amp;quot;:50,&amp;quot;unit&amp;quot;:&amp;quot;SECOND&amp;quot;,&amp;quot;$type&amp;quot;:&amp;quot;com.linkedin.common.TimeSpan&amp;quot;},&amp;quot;inProgressThreshold&amp;quot;:{&amp;quot;duration&amp;quot;:5,&amp;quot;unit&amp;quot;:&amp;quot;SECOND&amp;quot;,&amp;quot;$type&amp;quot;:&amp;quot;com.linkedin.common.TimeSpan&amp;quot;},&amp;quot;$type&amp;quot;:&amp;quot;com.linkedin.learning.api.deco.content.VideoProgressStateThresholds&amp;quot;},&amp;quot;duration&amp;quot;:{&amp;quot;duration&amp;quot;:161,&amp;quot;unit&amp;quot;:&amp;quot;SECOND&amp;quot;,&amp;quot;$type&amp;quot;:&amp;quot;com.linkedin.common.TimeSpan&amp;quot;},&amp;quot;entityUrn&amp;quot;:&amp;quot;urn:li:learningApiVideo:170695&amp;quot;,&amp;quot;*lyndaVideoViewingStatusInjectionResult&amp;quot;:&amp;quot;urn:li:lyndaVideoViewingStatus:urn:li:lyndaVideo:(urn:li:lyndaCourse:2817014,2243267)&amp;quot;,&amp;quot;slug&amp;quot;:&amp;quot;summary&amp;quot;,&amp;quot;trackingId&amp;quot;:&amp;quot;MndLOqcmT5C77wifdTflwA&amp;#61;&amp;#61;&amp;quot;,&amp;quot;visibility&amp;quot;:&amp;quot;SUBSCRIBED&amp;quot;,&amp;quot;entityType&amp;quot;:&amp;quot;VIDEO&amp;quot;,&amp;quot;primaryThumbnail&amp;quot;:{&amp;quot;source&amp;quot;:{&amp;quot;digitalmediaAsset&amp;quot;:&amp;quot;urn:li:digitalmediaAsset:C4E0DAQGemLNMfLapIQ&amp;quot;,&amp;quot;$type&amp;quot;:&amp;quot;com.linkedin.common.VectorImage&amp;quot;,&amp;quot;rootUrl&amp;quot;:&amp;quot;https://media-exp3.licdn.com/dms/image/C4E0DAQGemLNMfLapIQ/learning-public-crop_&amp;quot;,&amp;quot;artifacts&amp;quot;:[{&amp;quot;width&amp;quot;:256,&amp;quot;expiresAt&amp;quot;:1623330000000,&amp;quot;fileIdentifyingUrlPathSegment&amp;quot;:&amp;quot;144_256/0/1568050047922?e&amp;#61;1623330000&amp;amp;v&amp;#61;beta&amp;amp;t&amp;#61;oSktHN8wY9kE2n1XbC4gDYYKb51XBcdVgMmc8BZfQe4&amp;quot;,&amp;quot;$type&amp;quot;:&amp;quot;com.linkedin.common.VectorArtifact&amp;quot;,&amp;quot;height&amp;quot;:144},{&amp;quot;width&amp;quot;:512,&amp;quot;expiresAt&amp;quot;:1623330000000,&amp;quot;fileIdentifyingUrlPathSegment&amp;quot;:&amp;quot;288_512/0/1568050048690?e&amp;#61;1623330000&amp;amp;v&amp;#61;beta&amp;amp;t&amp;#61;KfIAIm8Q_e3F01eeNLFugGIz1WUpQ7kjjdkHHmdj5_A&amp;quot;,&amp;quot;$type&amp;quot;:&amp;quot;com.linkedin.common.VectorArtifact&amp;quot;,&amp;quot;height&amp;quot;:288},{&amp;quot;width&amp;quot;:100,&amp;quot;expiresAt&amp;quot;:1623330000000,&amp;quot;fileIdentifyingUrlPathSegment&amp;quot;:&amp;quot;60_100/0/1568050048968?e&amp;#61;1623330000&amp;amp;v&amp;#61;beta&amp;amp;t&amp;#61;DXDBUBGYXGnHxXAptFuZNGwlGxM6yG5iFZHBdkvQbdk&amp;quot;,&amp;quot;$type&amp;quot;:&amp;quot;com.linkedin.common.VectorArtifact&amp;quot;,&amp;quot;height&amp;quot;:60},{&amp;quot;width&amp;quot;:432,&amp;quot;expiresAt&amp;quot;:1623330000000,&amp;quot;fileIdentifyingUrlPathSegment&amp;quot;:&amp;quot;240_432/0/1568050047716?e&amp;#61;1623330000&amp;amp;v&amp;#61;beta&amp;amp;t&amp;#61;rVhw1TauQgMipYbrpHaURTiJcBPuUeQ4Wq8H8o0AEOw&amp;quot;,&amp;quot;$type&amp;quot;:&amp;quot;com.linkedin.common.VectorArtifact&amp;quot;,&amp;quot;height&amp;quot;:240},{&amp;quot;width&amp;quot;:1200,&amp;quot;expiresAt&amp;quot;:1623330000000,&amp;quot;fileIdentifyingUrlPathSegment&amp;quot;:&amp;quot;675_1200/0/1568050048375?e&amp;#61;1623330000&amp;amp;v&amp;#61;beta&amp;amp;t&amp;#61;IS77GjlwJ4ZsRTDcawcel5W8FInxKUJ5NcAuUlaZrUE&amp;quot;,&amp;quot;$type&amp;quot;:&amp;quot;com.linkedin.common.VectorArtifact&amp;quot;,&amp;quot;height&amp;quot;:675}]},&amp;quot;$type&amp;quot;:&amp;quot;com.linkedin.learning.api.common.Image&amp;quot;},&amp;quot;$recipeTypes&amp;quot;:[&amp;quot;com.linkedin.learning.api.deco.content.DecoratedContentVideo&amp;quot;],&amp;quot;$type&amp;quot;:&amp;quot;com.linkedin.learning.api.deco.content.Video&amp;quot;,&amp;quot;*bookmarkInjectionResult&amp;quot;:&amp;quot;urn:li:learningApiBookmark:urn:li:learningApiVideo:170695&amp;quot;,&amp;quot;cachingKey&amp;quot;:&amp;quot;urn:li:learningApiVideo:170695&amp;quot;,&amp;quot;thumbnails&amp;quot;:null},{&amp;quot;trackingUrn&amp;quot;:&amp;quot;urn:li:lyndaVideo:(urn:li:lyndaCourse:2817014,2243265)&amp;quot;,&amp;quot;title&amp;quot;:&amp;quot;Flow: What you do and how you do it&amp;quot;,&amp;quot;progressStateThresholds&amp;quot;:{&amp;quot;metric&amp;quot;:&amp;quot;MAX_OFFSET&amp;quot;,&amp;quot;completionThreshold&amp;quot;:{&amp;quot;duration&amp;quot;:50,&amp;quot;unit&amp;quot;:&amp;quot;SECOND&amp;quot;,&amp;quot;$type&amp;quot;:&amp;quot;com.linkedin.common.TimeSpan&amp;quot;},&amp;quot;inProgressThreshold&amp;quot;:{&amp;quot;duration&amp;quot;:5,&amp;quot;unit&amp;quot;:&amp;quot;SECOND&amp;quot;,&amp;quot;$type&amp;quot;:&amp;quot;com.linkedin.common.TimeSpan&amp;quot;},&amp;quot;$type&amp;quot;:&amp;quot;com.linkedin.learning.api.deco.content.VideoProgressStateThresholds&amp;quot;},&amp;quot;duration&amp;quot;:{&amp;quot;duration&amp;quot;:462,&amp;quot;unit&amp;quot;:&amp;quot;SECOND&amp;quot;,&amp;quot;$type&amp;quot;:&amp;quot;com.linkedin.common.TimeSpan&amp;quot;},&amp;quot;entityUrn&amp;quot;:&amp;quot;urn:li:learningApiVideo:169929&amp;quot;,&amp;quot;*lyndaVideoViewingStatusInjectionResult&amp;quot;:&amp;quot;urn:li:lyndaVideoViewingStatus:urn:li:lyndaVideo:(urn:li:lyndaCourse:2817014,2243265)&amp;quot;,&amp;quot;slug&amp;quot;:&amp;quot;flow-what-you-do-and-how-you-do-it&amp;quot;,&amp;quot;trackingId&amp;quot;:&amp;quot;x08aYhliRLiU93bOTaukXg&amp;#61;&amp;#61;&amp;quot;,&amp;quot;visibility&amp;quot;:&amp;quot;SUBSCRIBED&amp;quot;,&amp;quot;entityType&amp;quot;:&amp;quot;VIDEO&amp;quot;,&amp;quot;primaryThumbnail&amp;quot;:{&amp;quot;source&amp;quot;:{&amp;quot;digitalmediaAsset&amp;quot;:&amp;quot;urn:li:digitalmediaAsset:C4E0DAQGemLNMfLapIQ&amp;quot;,&amp;quot;$type&amp;quot;:&amp;quot;com.linkedin.common.VectorImage&amp;quot;,&amp;quot;rootUrl&amp;quot;:&amp;quot;https://media-exp3.licdn.com/dms/image/C4E0DAQGemLNMfLapIQ/learning-public-crop_&amp;quot;,&amp;quot;artifacts&amp;quot;:[{&amp;quot;width&amp;quot;:256,&amp;quot;expiresAt&amp;quot;:1623330000000,&amp;quot;fileIdentifyingUrlPathSegment&amp;quot;:&amp;quot;144_256/0/1568050047922?e&amp;#61;1623330000&amp;amp;v&amp;#61;beta&amp;amp;t&amp;#61;oSktHN8wY9kE2n1XbC4gDYYKb51XBcdVgMmc8BZfQe4&amp;quot;,&amp;quot;$type&amp;quot;:&amp;quot;com.linkedin.common.VectorArtifact&amp;quot;,&amp;quot;height&amp;quot;:144},{&amp;quot;width&amp;quot;:512,&amp;quot;expiresAt&amp;quot;:1623330000000,&amp;quot;fileIdentifyingUrlPathSegment&amp;quot;:&amp;quot;288_512/0/1568050048690?e&amp;#61;1623330000&amp;amp;v&amp;#61;beta&amp;amp;t&amp;#61;KfIAIm8Q_e3F01eeNLFugGIz1WUpQ7kjjdkHHmdj5_A&amp;quot;,&amp;quot;$type&amp;quot;:&amp;quot;com.linkedin.common.VectorArtifact&amp;quot;,&amp;quot;height&amp;quot;:288},{&amp;quot;width&amp;quot;:100,&amp;quot;expiresAt&amp;quot;:1623330000000,&amp;quot;fileIdentifyingUrlPathSegment&amp;quot;:&amp;quot;60_100/0/1568050048968?e&amp;#61;1623330000&amp;amp;v&amp;#61;beta&amp;amp;t&amp;#61;DXDBUBGYXGnHxXAptFuZNGwlGxM6yG5iFZHBdkvQbdk&amp;quot;,&amp;quot;$type&amp;quot;:&amp;quot;com.linkedin.common.VectorArtifact&amp;quot;,&amp;quot;height&amp;quot;:60},{&amp;quot;width&amp;quot;:432,&amp;quot;expiresAt&amp;quot;:1623330000000,&amp;quot;fileIdentifyingUrlPathSegment&amp;quot;:&amp;quot;240_432/0/1568050047716?e&amp;#61;1623330000&amp;amp;v&amp;#61;beta&amp;amp;t&amp;#61;rVhw1TauQgMipYbrpHaURTiJcBPuUeQ4Wq8H8o0AEOw&amp;quot;,&amp;quot;$type&amp;quot;:&amp;quot;com.linkedin.common.VectorArtifact&amp;quot;,&amp;quot;height&amp;quot;:240},{&amp;quot;width&amp;quot;:1200,&amp;quot;expiresAt&amp;quot;:1623330000000,&amp;quot;fileIdentifyingUrlPathSegment&amp;quot;:&amp;quot;675_1200/0/1568050048375?e&amp;#61;1623330000&amp;amp;v&amp;#61;beta&amp;amp;t&amp;#61;IS77GjlwJ4ZsRTDcawcel5W8FInxKUJ5NcAuUlaZrUE&amp;quot;,&amp;quot;$type&amp;quot;:&amp;quot;com.linkedin.common.VectorArtifact&amp;quot;,&amp;quot;height&amp;quot;:675}]},&amp;quot;$type&amp;quot;:&amp;quot;com.linkedin.learning.api.common.Image&amp;quot;},&amp;quot;$recipeTypes&amp;quot;:[&amp;quot;com.linkedin.learning.api.deco.content.DecoratedContentVideo&amp;quot;],&amp;quot;$type&amp;quot;:&amp;quot;com.linkedin.learning.api.deco.content.Video&amp;quot;,&amp;quot;*bookmarkInjectionResult&amp;quot;:&amp;quot;urn:li:learningApiBookmark:urn:li:learningApiVideo:169929&amp;quot;,&amp;quot;cachingKey&amp;quot;:&amp;quot;urn:li:learningApiVideo:169929&amp;quot;,&amp;quot;thumbnails&amp;quot;:null},{&amp;quot;trackingUrn&amp;quot;:&amp;quot;urn:li:lyndaVideo:(urn:li:lyndaCourse:2817014,2241294)&amp;quot;,&amp;quot;title&amp;quot;:&amp;quot;What does &amp;#92;&amp;quot;being unstoppable&amp;#92;&amp;quot; mean?&amp;quot;,&amp;quot;progressStateThresholds&amp;quot;:{&amp;quot;metric&amp;quot;:&amp;quot;MAX_OFFSET&amp;quot;,&amp;quot;completionThreshold&amp;quot;:{&amp;quot;duration&amp;quot;:50,&amp;quot;unit&amp;quot;:&amp;quot;SECOND&amp;quot;,&amp;quot;$type&amp;quot;:&amp;quot;com.linkedin.common.TimeSpan&amp;quot;},&amp;quot;inProgressThreshold&amp;quot;:{&amp;quot;duration&amp;quot;:5,&amp;quot;unit&amp;quot;:&amp;quot;SECOND&amp;quot;,&amp;quot;$type&amp;quot;:&amp;quot;com.linkedin.common.TimeSpan&amp;quot;},&amp;quot;$type&amp;quot;:&amp;quot;com.linkedin.learning.api.deco.content.VideoProgressStateThresholds&amp;quot;},&amp;quot;duration&amp;quot;:{&amp;quot;duration&amp;quot;:657,&amp;quot;unit&amp;quot;:&amp;quot;SECOND&amp;quot;,&amp;quot;$type&amp;quot;:&amp;quot;com.linkedin.common.TimeSpan&amp;quot;},&amp;quot;entityUrn&amp;quot;:&amp;quot;urn:li:learningApiVideo:172292&amp;quot;,&amp;quot;*lyndaVideoViewingStatusInjectionResult&amp;quot;:&amp;quot;urn:li:lyndaVideoViewingStatus:urn:li:lyndaVideo:(urn:li:lyndaCourse:2817014,2241294)&amp;quot;,&amp;quot;slug&amp;quot;:&amp;quot;what-does-being-unstoppable-mean&amp;quot;,&amp;quot;trackingId&amp;quot;:&amp;quot;3ZHyTml1Rg+1YYAKi1gYig&amp;#61;&amp;#61;&amp;quot;,&amp;quot;visibility&amp;quot;:&amp;quot;SUBSCRIBED&amp;quot;,&amp;quot;entityType&amp;quot;:&amp;quot;VIDEO&amp;quot;,&amp;quot;primaryThumbnail&amp;quot;:{&amp;quot;source&amp;quot;:{&amp;quot;digitalmediaAsset&amp;quot;:&amp;quot;urn:li:digitalmediaAsset:C4E0DAQGemLNMfLapIQ&amp;quot;,&amp;quot;$type&amp;quot;:&amp;quot;com.linkedin.common.VectorImage&amp;quot;,&amp;quot;rootUrl&amp;quot;:&amp;quot;https://media-exp3.licdn.com/dms/image/C4E0DAQGemLNMfLapIQ/learning-public-crop_&amp;quot;,&amp;quot;artifacts&amp;quot;:[{&amp;quot;width&amp;quot;:256,&amp;quot;expiresAt&amp;quot;:1623330000000,&amp;quot;fileIdentifyingUrlPathSegment&amp;quot;:&amp;quot;144_256/0/1568050047922?e&amp;#61;1623330000&amp;amp;v&amp;#61;beta&amp;amp;t&amp;#61;oSktHN8wY9kE2n1XbC4gDYYKb51XBcdVgMmc8BZfQe4&amp;quot;,&amp;quot;$type&amp;quot;:&amp;quot;com.linkedin.common.VectorArtifact&amp;quot;,&amp;quot;height&amp;quot;:144},{&amp;quot;width&amp;quot;:512,&amp;quot;expiresAt&amp;quot;:1623330000000,&amp;quot;fileIdentifyingUrlPathSegment&amp;quot;:&amp;quot;288_512/0/1568050048690?e&amp;#61;1623330000&amp;amp;v&amp;#61;beta&amp;amp;t&amp;#61;KfIAIm8Q_e3F01eeNLFugGIz1WUpQ7kjjdkHHmdj5_A&amp;quot;,&amp;quot;$type&amp;quot;:&amp;quot;com.linkedin.common.VectorArtifact&amp;quot;,&amp;quot;height&amp;quot;:288},{&amp;quot;width&amp;quot;:100,&amp;quot;expiresAt&amp;quot;:1623330000000,&amp;quot;fileIdentifyingUrlPathSegment&amp;quot;:&amp;quot;60_100/0/1568050048968?e&amp;#61;1623330000&amp;amp;v&amp;#61;beta&amp;amp;t&amp;#61;DXDBUBGYXGnHxXAptFuZNGwlGxM6yG5iFZHBdkvQbdk&amp;quot;,&amp;quot;$type&amp;quot;:&amp;quot;com.linkedin.common.VectorArtifact&amp;quot;,&amp;quot;height&amp;quot;:60},{&amp;quot;width&amp;quot;:432,&amp;quot;expiresAt&amp;quot;:1623330000000,&amp;quot;fileIdentifyingUrlPathSegment&amp;quot;:&amp;quot;240_432/0/1568050047716?e&amp;#61;1623330000&amp;amp;v&amp;#61;beta&amp;amp;t&amp;#61;rVhw1TauQgMipYbrpHaURTiJcBPuUeQ4Wq8H8o0AEOw&amp;quot;,&amp;quot;$type&amp;quot;:&amp;quot;com.linkedin.common.VectorArtifact&amp;quot;,&amp;quot;height&amp;quot;:240},{&amp;quot;width&amp;quot;:1200,&amp;quot;expiresAt&amp;quot;:1623330000000,&amp;quot;fileIdentifyingUrlPathSegment&amp;quot;:&amp;quot;675_1200/0/1568050048375?e&amp;#61;1623330000&amp;amp;v&amp;#61;beta&amp;amp;t&amp;#61;IS77GjlwJ4ZsRTDcawcel5W8FInxKUJ5NcAuUlaZrUE&amp;quot;,&amp;quot;$type&amp;quot;:&amp;quot;com.linkedin.common.VectorArtifact&amp;quot;,&amp;quot;height&amp;quot;:675}]},&amp;quot;$type&amp;quot;:&amp;quot;com.linkedin.learning.api.common.Image&amp;quot;},&amp;quot;$recipeTypes&amp;quot;:[&amp;quot;com.linkedin.learning.api.deco.content.DecoratedContentVideo&amp;quot;],&amp;quot;$type&amp;quot;:&amp;quot;com.linkedin.learning.api.deco.content.Video&amp;quot;,&amp;quot;*bookmarkInjectionResult&amp;quot;:&amp;quot;urn:li:learningApiBookmark:urn:li:learningApiVideo:172292&amp;quot;,&amp;quot;cachingKey&amp;quot;:&amp;quot;urn:li:learningApiVideo:172292&amp;quot;,&amp;quot;thumbnails&amp;quot;:null},{&amp;quot;trackingUrn&amp;quot;:&amp;quot;urn:li:lyndaVideo:(urn:li:lyndaCourse:2817014,2241293)&amp;quot;,&amp;quot;title&amp;quot;:&amp;quot;Be unstoppable&amp;quot;,&amp;quot;progressStateThresholds&amp;quot;:{&amp;quot;metric&amp;quot;:&amp;quot;MAX_OFFSET&amp;quot;,&amp;quot;completionThreshold&amp;quot;:{&amp;quot;duration&amp;quot;:50,&amp;quot;unit&amp;quot;:&amp;quot;SECOND&amp;quot;,&amp;quot;$type&amp;quot;:&amp;quot;com.linkedin.common.TimeSpan&amp;quot;},&amp;quot;inProgressThreshold&amp;quot;:{&amp;quot;duration&amp;quot;:5,&amp;quot;unit&amp;quot;:&amp;quot;SECOND&amp;quot;,&amp;quot;$type&amp;quot;:&amp;quot;com.linkedin.common.TimeSpan&amp;quot;},&amp;quot;$type&amp;quot;:&amp;quot;com.linkedin.learning.api.deco.content.VideoProgressStateThresholds&amp;quot;},&amp;quot;duration&amp;quot;:{&amp;quot;duration&amp;quot;:153,&amp;quot;unit&amp;quot;:&amp;quot;SECOND&amp;quot;,&amp;quot;$type&amp;quot;:&amp;quot;com.linkedin.common.TimeSpan&amp;quot;},&amp;quot;entityUrn&amp;quot;:&amp;quot;urn:li:learningApiVideo:169260&amp;quot;,&amp;quot;*lyndaVideoViewingStatusInjectionResult&amp;quot;:&amp;quot;urn:li:lyndaVideoViewingStatus:urn:li:lyndaVideo:(urn:li:lyndaCourse:2817014,2241293)&amp;quot;,&amp;quot;slug&amp;quot;:&amp;quot;be-unstoppable&amp;quot;,&amp;quot;trackingId&amp;quot;:&amp;quot;i2BA7kGIQ5Kh2OuUcqtf0A&amp;#61;&amp;#61;&amp;quot;,&amp;quot;visibility&amp;quot;:&amp;quot;FREE&amp;quot;,&amp;quot;entityType&amp;quot;:&amp;quot;VIDEO&amp;quot;,&amp;quot;primaryThumbnail&amp;quot;:{&amp;quot;source&amp;quot;:{&amp;quot;digitalmediaAsset&amp;quot;:&amp;quot;urn:li:digitalmediaAsset:C4E0DAQGemLNMfLapIQ&amp;quot;,&amp;quot;$type&amp;quot;:&amp;quot;com.linkedin.common.VectorImage&amp;quot;,&amp;quot;rootUrl&amp;quot;:&amp;quot;https://media-exp3.licdn.com/dms/image/C4E0DAQGemLNMfLapIQ/learning-public-crop_&amp;quot;,&amp;quot;artifacts&amp;quot;:[{&amp;quot;width&amp;quot;:256,&amp;quot;expiresAt&amp;quot;:1623330000000,&amp;quot;fileIdentifyingUrlPathSegment&amp;quot;:&amp;quot;144_256/0/1568050047922?e&amp;#61;1623330000&amp;amp;v&amp;#61;beta&amp;amp;t&amp;#61;oSktHN8wY9kE2n1XbC4gDYYKb51XBcdVgMmc8BZfQe4&amp;quot;,&amp;quot;$type&amp;quot;:&amp;quot;com.linkedin.common.VectorArtifact&amp;quot;,&amp;quot;height&amp;quot;:144},{&amp;quot;width&amp;quot;:512,&amp;quot;expiresAt&amp;quot;:1623330000000,&amp;quot;fileIdentifyingUrlPathSegment&amp;quot;:&amp;quot;288_512/0/1568050048690?e&amp;#61;1623330000&amp;amp;v&amp;#61;beta&amp;amp;t&amp;#61;KfIAIm8Q_e3F01eeNLFugGIz1WUpQ7kjjdkHHmdj5_A&amp;quot;,&amp;quot;$type&amp;quot;:&amp;quot;com.linkedin.common.VectorArtifact&amp;quot;,&amp;quot;height&amp;quot;:288},{&amp;quot;width&amp;quot;:100,&amp;quot;expiresAt&amp;quot;:1623330000000,&amp;quot;fileIdentifyingUrlPathSegment&amp;quot;:&amp;quot;60_100/0/1568050048968?e&amp;#61;1623330000&amp;amp;v&amp;#61;beta&amp;amp;t&amp;#61;DXDBUBGYXGnHxXAptFuZNGwlGxM6yG5iFZHBdkvQbdk&amp;quot;,&amp;quot;$type&amp;quot;:&amp;quot;com.linkedin.common.VectorArtifact&amp;quot;,&amp;quot;height&amp;quot;:60},{&amp;quot;width&amp;quot;:432,&amp;quot;expiresAt&amp;quot;:1623330000000,&amp;quot;fileIdentifyingUrlPathSegment&amp;quot;:&amp;quot;240_432/0/1568050047716?e&amp;#61;1623330000&amp;amp;v&amp;#61;beta&amp;amp;t&amp;#61;rVhw1TauQgMipYbrpHaURTiJcBPuUeQ4Wq8H8o0AEOw&amp;quot;,&amp;quot;$type&amp;quot;:&amp;quot;com.linkedin.common.VectorArtifact&amp;quot;,&amp;quot;height&amp;quot;:240},{&amp;quot;width&amp;quot;:1200,&amp;quot;expiresAt&amp;quot;:1623330000000,&amp;quot;fileIdentifyingUrlPathSegment&amp;quot;:&amp;quot;675_1200/0/1568050048375?e&amp;#61;1623330000&amp;amp;v&amp;#61;beta&amp;amp;t&amp;#61;IS77GjlwJ4ZsRTDcawcel5W8FInxKUJ5NcAuUlaZrUE&amp;quot;,&amp;quot;$type&amp;quot;:&amp;quot;com.linkedin.common.VectorArtifact&amp;quot;,&amp;quot;height&amp;quot;:675}]},&amp;quot;$type&amp;quot;:&amp;quot;com.linkedin.learning.api.common.Image&amp;quot;},&amp;quot;$recipeTypes&amp;quot;:[&amp;quot;com.linkedin.learning.api.deco.content.DecoratedContentVideo&amp;quot;],&amp;quot;<text:soft-page-break/>$type&amp;quot;:&amp;quot;com.linkedin.learning.api.deco.content.Video&amp;quot;,&amp;quot;*bookmarkInjectionResult&amp;quot;:&amp;quot;urn:li:learningApiBookmark:urn:li:learningApiVideo:169260&amp;quot;,&amp;quot;cachingKey&amp;quot;:&amp;quot;urn:li:learningApiVideo:169260&amp;quot;,&amp;quot;thumbnails&amp;quot;:null},{&amp;quot;trackingUrn&amp;quot;:&amp;quot;urn:li:lyndaVideo:(urn:li:lyndaCourse:2817014,2241295)&amp;quot;,&amp;quot;title&amp;quot;:&amp;quot;Who you are and how you express it&amp;quot;,&amp;quot;progressStateThresholds&amp;quot;:{&amp;quot;metric&amp;quot;:&amp;quot;MAX_OFFSET&amp;quot;,&amp;quot;completionThreshold&amp;quot;:{&amp;quot;duration&amp;quot;:50,&amp;quot;unit&amp;quot;:&amp;quot;SECOND&amp;quot;,&amp;quot;$type&amp;quot;:&amp;quot;com.linkedin.common.TimeSpan&amp;quot;},&amp;quot;inProgressThreshold&amp;quot;:{&amp;quot;duration&amp;quot;:5,&amp;quot;unit&amp;quot;:&amp;quot;SECOND&amp;quot;,&amp;quot;$type&amp;quot;:&amp;quot;com.linkedin.common.TimeSpan&amp;quot;},&amp;quot;$type&amp;quot;:&amp;quot;com.linkedin.learning.api.deco.content.VideoProgressStateThresholds&amp;quot;},&amp;quot;duration&amp;quot;:{&amp;quot;duration&amp;quot;:354,&amp;quot;unit&amp;quot;:&amp;quot;SECOND&amp;quot;,&amp;quot;$type&amp;quot;:&amp;quot;com.linkedin.common.TimeSpan&amp;quot;},&amp;quot;entityUrn&amp;quot;:&amp;quot;urn:li:learningApiVideo:169132&amp;quot;,&amp;quot;*lyndaVideoViewingStatusInjectionResult&amp;quot;:&amp;quot;urn:li:lyndaVideoViewingStatus:urn:li:lyndaVideo:(urn:li:lyndaCourse:2817014,2241295)&amp;quot;,&amp;quot;slug&amp;quot;:&amp;quot;who-you-are-and-how-you-express-it&amp;quot;,&amp;quot;trackingId&amp;quot;:&amp;quot;mV8NxKTaTwWtRVqVkiGWvQ&amp;#61;&amp;#61;&amp;quot;,&amp;quot;visibility&amp;quot;:&amp;quot;SUBSCRIBED&amp;quot;,&amp;quot;entityType&amp;quot;:&amp;quot;VIDEO&amp;quot;,&amp;quot;primaryThumbnail&amp;quot;:{&amp;quot;source&amp;quot;:{&amp;quot;digitalmediaAsset&amp;quot;:&amp;quot;urn:li:digitalmediaAsset:C4E0DAQGemLNMfLapIQ&amp;quot;,&amp;quot;$type&amp;quot;:&amp;quot;com.linkedin.common.VectorImage&amp;quot;,&amp;quot;rootUrl&amp;quot;:&amp;quot;https://media-exp3.licdn.com/dms/image/C4E0DAQGemLNMfLapIQ/learning-public-crop_&amp;quot;,&amp;quot;artifacts&amp;quot;:[{&amp;quot;width&amp;quot;:256,&amp;quot;expiresAt&amp;quot;:1623330000000,&amp;quot;fileIdentifyingUrlPathSegment&amp;quot;:&amp;quot;144_256/0/1568050047922?e&amp;#61;1623330000&amp;amp;v&amp;#61;beta&amp;amp;t&amp;#61;oSktHN8wY9kE2n1XbC4gDYYKb51XBcdVgMmc8BZfQe4&amp;quot;,&amp;quot;$type&amp;quot;:&amp;quot;com.linkedin.common.VectorArtifact&amp;quot;,&amp;quot;height&amp;quot;:144},{&amp;quot;width&amp;quot;:512,&amp;quot;expiresAt&amp;quot;:1623330000000,&amp;quot;fileIdentifyingUrlPathSegment&amp;quot;:&amp;quot;288_512/0/1568050048690?e&amp;#61;1623330000&amp;amp;v&amp;#61;beta&amp;amp;t&amp;#61;KfIAIm8Q_e3F01eeNLFugGIz1WUpQ7kjjdkHHmdj5_A&amp;quot;,&amp;quot;$type&amp;quot;:&amp;quot;com.linkedin.common.VectorArtifact&amp;quot;,&amp;quot;height&amp;quot;:288},{&amp;quot;width&amp;quot;:100,&amp;quot;expiresAt&amp;quot;:1623330000000,&amp;quot;fileIdentifyingUrlPathSegment&amp;quot;:&amp;quot;60_100/0/1568050048968?e&amp;#61;1623330000&amp;amp;v&amp;#61;beta&amp;amp;t&amp;#61;DXDBUBGYXGnHxXAptFuZNGwlGxM6yG5iFZHBdkvQbdk&amp;quot;,&amp;quot;$type&amp;quot;:&amp;quot;com.linkedin.common.VectorArtifact&amp;quot;,&amp;quot;height&amp;quot;:60},{&amp;quot;width&amp;quot;:432,&amp;quot;expiresAt&amp;quot;:1623330000000,&amp;quot;fileIdentifyingUrlPathSegment&amp;quot;:&amp;quot;240_432/0/1568050047716?e&amp;#61;1623330000&amp;amp;v&amp;#61;beta&amp;amp;t&amp;#61;rVhw1TauQgMipYbrpHaURTiJcBPuUeQ4Wq8H8o0AEOw&amp;quot;,&amp;quot;$type&amp;quot;:&amp;quot;com.linkedin.common.VectorArtifact&amp;quot;,&amp;quot;height&amp;quot;:240},{&amp;quot;width&amp;quot;:1200,&amp;quot;expiresAt&amp;quot;:1623330000000,&amp;quot;fileIdentifyingUrlPathSegment&amp;quot;:&amp;quot;675_1200/0/1568050048375?e&amp;#61;1623330000&amp;amp;v&amp;#61;beta&amp;amp;t&amp;#61;IS77GjlwJ4ZsRTDcawcel5W8FInxKUJ5NcAuUlaZrUE&amp;quot;,&amp;quot;$type&amp;quot;:&amp;quot;com.linkedin.common.VectorArtifact&amp;quot;,&amp;quot;height&amp;quot;:675}]},&amp;quot;$type&amp;quot;:&amp;quot;com.linkedin.learning.api.common.Image&amp;quot;},&amp;quot;$recipeTypes&amp;quot;:[&amp;quot;com.linkedin.learning.api.deco.content.DecoratedContentVideo&amp;quot;],&amp;quot;$type&amp;quot;:&amp;quot;com.linkedin.learning.api.deco.content.Video&amp;quot;,&amp;quot;*bookmarkInjectionResult&amp;quot;:&amp;quot;urn:li:learningApiBookmark:urn:li:learningApiVideo:169132&amp;quot;,&amp;quot;cachingKey&amp;quot;:&amp;quot;urn:li:learningApiVideo:169132&amp;quot;,&amp;quot;thumbnails&amp;quot;:null},{&amp;quot;trackingUrn&amp;quot;:&amp;quot;urn:li:lyndaVideo:(urn:li:lyndaCourse:2817014,2243266)&amp;quot;,&amp;quot;title&amp;quot;:&amp;quot;Accelerated learning through modeling others&amp;quot;,&amp;quot;progressStateThresholds&amp;quot;:{&amp;quot;metric&amp;quot;:&amp;quot;MAX_OFFSET&amp;quot;,&amp;quot;completionThreshold&amp;quot;:{&amp;quot;duration&amp;quot;:50,&amp;quot;unit&amp;quot;:&amp;quot;SECOND&amp;quot;,&amp;quot;$type&amp;quot;:&amp;quot;com.linkedin.common.TimeSpan&amp;quot;},&amp;quot;inProgressThreshold&amp;quot;:{&amp;quot;duration&amp;quot;:5,&amp;quot;unit&amp;quot;:&amp;quot;SECOND&amp;quot;,&amp;quot;$type&amp;quot;:&amp;quot;com.linkedin.common.TimeSpan&amp;quot;},&amp;quot;$type&amp;quot;:&amp;quot;com.linkedin.learning.api.deco.content.VideoProgressStateThresholds&amp;quot;},&amp;quot;duration&amp;quot;:{&amp;quot;duration&amp;quot;:144,&amp;quot;unit&amp;quot;:&amp;quot;SECOND&amp;quot;,&amp;quot;$type&amp;quot;:&amp;quot;com.linkedin.common.TimeSpan&amp;quot;},&amp;quot;entityUrn&amp;quot;:&amp;quot;urn:li:learningApiVideo:169653&amp;quot;,&amp;quot;*lyndaVideoViewingStatusInjectionResult&amp;quot;:&amp;quot;urn:li:lyndaVideoViewingStatus:urn:li:lyndaVideo:(urn:li:lyndaCourse:2817014,2243266)&amp;quot;,&amp;quot;slug&amp;quot;:&amp;quot;accelerated-learning-through-modeling-others&amp;quot;,&amp;quot;trackingId&amp;quot;:&amp;quot;5sWR9H1DTrKMVWZm2DiAkg&amp;#61;&amp;#61;&amp;quot;,&amp;quot;visibility&amp;quot;:&amp;quot;SUBSCRIBED&amp;quot;,&amp;quot;entityType&amp;quot;:&amp;quot;VIDEO&amp;quot;,&amp;quot;primaryThumbnail&amp;quot;:{&amp;quot;source&amp;quot;:{&amp;quot;digitalmediaAsset&amp;quot;:&amp;quot;urn:li:digitalmediaAsset:C4E0DAQGemLNMfLapIQ&amp;quot;,&amp;quot;$type&amp;quot;:&amp;quot;com.linkedin.common.VectorImage&amp;quot;,&amp;quot;rootUrl&amp;quot;:&amp;quot;https://media-exp3.licdn.com/dms/image/C4E0DAQGemLNMfLapIQ/learning-public-crop_&amp;quot;,&amp;quot;artifacts&amp;quot;:[{&amp;quot;width&amp;quot;:256,&amp;quot;expiresAt&amp;quot;:1623330000000,&amp;quot;fileIdentifyingUrlPathSegment&amp;quot;:&amp;quot;144_256/0/1568050047922?e&amp;#61;1623330000&amp;amp;v&amp;#61;beta&amp;amp;t&amp;#61;oSktHN8wY9kE2n1XbC4gDYYKb51XBcdVgMmc8BZfQe4&amp;quot;,&amp;quot;$type&amp;quot;:&amp;quot;com.linkedin.common.VectorArtifact&amp;quot;,&amp;quot;height&amp;quot;:144},{&amp;quot;width&amp;quot;:512,&amp;quot;expiresAt&amp;quot;:1623330000000,&amp;quot;fileIdentifyingUrlPathSegment&amp;quot;:&amp;quot;288_512/0/1568050048690?e&amp;#61;1623330000&amp;amp;v&amp;#61;beta&amp;amp;t&amp;#61;KfIAIm8Q_e3F01eeNLFugGIz1WUpQ7kjjdkHHmdj5_A&amp;quot;,&amp;quot;$type&amp;quot;:&amp;quot;com.linkedin.common.VectorArtifact&amp;quot;,&amp;quot;height&amp;quot;:288},{&amp;quot;width&amp;quot;:100,&amp;quot;expiresAt&amp;quot;:1623330000000,&amp;quot;fileIdentifyingUrlPathSegment&amp;quot;:&amp;quot;60_100/0/1568050048968?e&amp;#61;1623330000&amp;amp;v&amp;#61;beta&amp;amp;t&amp;#61;DXDBUBGYXGnHxXAptFuZNGwlGxM6yG5iFZHBdkvQbdk&amp;quot;,&amp;quot;$type&amp;quot;:&amp;quot;com.linkedin.common.VectorArtifact&amp;quot;,&amp;quot;height&amp;quot;:60},{&amp;quot;width&amp;quot;:432,&amp;quot;expiresAt&amp;quot;:1623330000000,&amp;quot;fileIdentifyingUrlPathSegment&amp;quot;:&amp;quot;240_432/0/1568050047716?e&amp;#61;1623330000&amp;amp;v&amp;#61;beta&amp;amp;t&amp;#61;rVhw1TauQgMipYbrpHaURTiJcBPuUeQ4Wq8H8o0AEOw&amp;quot;,&amp;quot;$type&amp;quot;:&amp;quot;com.linkedin.common.VectorArtifact&amp;quot;,&amp;quot;height&amp;quot;:240},{&amp;quot;width&amp;quot;:1200,&amp;quot;expiresAt&amp;quot;:1623330000000,&amp;quot;fileIdentifyingUrlPathSegment&amp;quot;:&amp;quot;675_1200/0/1568050048375?e&amp;#61;1623330000&amp;amp;v&amp;#61;beta&amp;amp;t&amp;#61;IS77GjlwJ4ZsRTDcawcel5W8FInxKUJ5NcAuUlaZrUE&amp;quot;,&amp;quot;$type&amp;quot;:&amp;quot;com.linkedin.common.VectorArtifact&amp;quot;,&amp;quot;height&amp;quot;:675}]},&amp;quot;$type&amp;quot;:&amp;quot;com.linkedin.learning.api.common.Image&amp;quot;},&amp;quot;$recipeTypes&amp;quot;:[&amp;quot;com.linkedin.learning.api.deco.content.DecoratedContentVideo&amp;quot;],&amp;quot;$type&amp;quot;:&amp;quot;com.linkedin.learning.api.deco.content.Video&amp;quot;,&amp;quot;*bookmarkInjectionResult&amp;quot;:&amp;quot;urn:li:learningApiBookmark:urn:li:learningApiVideo:169653&amp;quot;,&amp;quot;cachingKey&amp;quot;:&amp;quot;urn:li:learningApiVideo:169653&amp;quot;,&amp;quot;thumbnails&amp;quot;:null},{&amp;quot;contentResolutionResult&amp;quot;:{&amp;quot;*video&amp;quot;:&amp;quot;urn:li:learningApiVideo:170695&amp;quot;},&amp;quot;cachingKey&amp;quot;:&amp;quot;urn:li:learningApiTocItem:urn:li:learningApiVideo:170695&amp;quot;,&amp;quot;$recipeTypes&amp;quot;:[&amp;quot;com.linkedin.learning.api.deco.content.TOCItem&amp;quot;],&amp;quot;content&amp;quot;:{&amp;quot;video&amp;quot;:&amp;quot;urn:li:learningApiVideo:170695&amp;quot;},&amp;quot;$type&amp;quot;:&amp;quot;com.linkedin.learning.api.deco.content.toc.Item&amp;quot;},{&amp;quot;contentResolutionResult&amp;quot;:{&amp;quot;*video&amp;quot;:&amp;quot;urn:li:learningApiVideo:169260&amp;quot;},&amp;quot;cachingKey&amp;quot;:&amp;quot;urn:li:learningApiTocItem:urn:li:learningApiVideo:169260&amp;quot;,&amp;quot;$recipeTypes&amp;quot;:[&amp;quot;com.linkedin.learning.api.deco.content.TOCItem&amp;quot;],&amp;quot;content&amp;quot;:{&amp;quot;video&amp;quot;:&amp;quot;urn:li:learningApiVideo:169260&amp;quot;},&amp;quot;$type&amp;quot;:&amp;quot;com.linkedin.learning.api.deco.content.toc.Item&amp;quot;},{&amp;quot;contentResolutionResult&amp;quot;:{&amp;quot;*video&amp;quot;:&amp;quot;urn:li:learningApiVideo:169223&amp;quot;},&amp;quot;cachingKey&amp;quot;:&amp;quot;urn:li:learningApiTocItem:urn:li:learningApiVideo:169223&amp;quot;,&amp;quot;$recipeTypes&amp;quot;:[&amp;quot;com.linkedin.learning.api.deco.content.TOCItem&amp;quot;],&amp;quot;content&amp;quot;:{&amp;quot;video&amp;quot;:&amp;quot;urn:li:learningApiVideo:169223&amp;quot;},&amp;quot;$type&amp;quot;:&amp;quot;com.linkedin.learning.api.deco.content.toc.Item&amp;quot;},{&amp;quot;contentResolutionResult&amp;quot;:{&amp;quot;*video&amp;quot;:&amp;quot;urn:li:learningApiVideo:169132&amp;quot;},&amp;quot;cachingKey&amp;quot;:&amp;quot;urn:li:learningApiTocItem:urn:li:learningApiVideo:169132&amp;quot;,&amp;quot;$recipeTypes&amp;quot;:[&amp;quot;com.linkedin.learning.api.deco.content.TOCItem&amp;quot;],&amp;quot;content&amp;quot;:{&amp;quot;video&amp;quot;:&amp;quot;urn:li:learningApiVideo:169132&amp;quot;},&amp;quot;$type&amp;quot;:&amp;quot;com.linkedin.learning.api.deco.content.toc.Item&amp;quot;},{&amp;quot;contentResolutionResult&amp;quot;:{&amp;quot;*video&amp;quot;:&amp;quot;urn:li:learningApiVideo:169653&amp;quot;},&amp;quot;cachingKey&amp;quot;:&amp;quot;urn:li:learningApiTocItem:urn:li:learningApiVideo:169653&amp;quot;,&amp;quot;$recipeTypes&amp;quot;:[&amp;quot;com.linkedin.learning.api.deco.content.TOCItem&amp;quot;],&amp;quot;content&amp;quot;:{&amp;quot;video&amp;quot;:&amp;quot;urn:li:learningApiVideo:169653&amp;quot;},&amp;quot;$type&amp;quot;:&amp;quot;com.linkedin.learning.api.deco.content.toc.Item&amp;quot;},{&amp;quot;contentResolutionResult&amp;quot;:{&amp;quot;*video&amp;quot;:&amp;quot;urn:li:learningApiVideo:169929&amp;quot;},&amp;quot;cachingKey&amp;quot;:&amp;quot;urn:li:learningApiTocItem:urn:li:learningApiVideo:169929&amp;quot;,&amp;quot;$recipeTypes&amp;quot;:[&amp;quot;com.linkedin.learning.api.deco.content.TOCItem&amp;quot;],&amp;quot;content&amp;quot;:{&amp;quot;video&amp;quot;:&amp;quot;urn:li:learningApiVideo:169929&amp;quot;},&amp;quot;$type&amp;quot;:&amp;quot;com.linkedin.learning.api.deco.content.toc.Item&amp;quot;},{&amp;quot;contentResolutionResult&amp;quot;:{&amp;quot;*video&amp;quot;:&amp;quot;urn:li:learningApiVideo:172292&amp;quot;},&amp;quot;cachingKey&amp;quot;:&amp;quot;urn:li:learningApiTocItem:urn:li:learningApiVideo:172292&amp;quot;,&amp;quot;$recipeTypes&amp;quot;:[&amp;quot;com.linkedin.learning.api.deco.content.TOCItem&amp;quot;],&amp;quot;content&amp;quot;:{&amp;quot;video&amp;quot;:&amp;quot;urn:li:learningApiVideo:172292&amp;quot;},&amp;quot;$type&amp;quot;:&amp;quot;com.linkedin.learning.api.deco.content.toc.Item&amp;quot;},{&amp;quot;cachingKey&amp;quot;:&amp;quot;urn:li:learningApiTocSection:M1HKS31LYGShR1t2JKf0B5toFGmnYPVh9FPTHMPAhLk&amp;#61;&amp;quot;,&amp;quot;title&amp;quot;:&amp;quot;Conclusion&amp;quot;,&amp;quot;$recipeTypes&amp;quot;:[&amp;quot;com.linkedin.learning.api.deco.content.TOCSection&amp;quot;],&amp;quot;$type&amp;quot;:&amp;quot;com.linkedin.learning.api.deco.content.toc.Section&amp;quot;,&amp;quot;*items&amp;quot;:[&amp;quot;urn:li:learningApiTocItem:urn:li:learningApiVideo:170695&amp;quot;]},{&amp;quot;cachingKey&amp;quot;:&amp;quot;urn:li:learningApiTocSection:XMD48d2YiwtqKUKo2HXBxn1/ce4yXim97HWWcTFEZsI&amp;#61;&amp;quot;,&amp;quot;title&amp;quot;:&amp;quot;Introduction&amp;quot;,&amp;quot;$recipeTypes&amp;quot;:[&amp;quot;com.linkedin.learning.api.deco.content.TOCSection&amp;quot;],&amp;quot;$type&amp;quot;:&amp;quot;com.linkedin.learning.api.deco.content.toc.Section&amp;quot;,&amp;quot;*items&amp;quot;:[&amp;quot;urn:li:learningApiTocItem:urn:li:learningApiVideo:169260&amp;quot;]},{&amp;quot;cachingKey&amp;quot;:&amp;quot;urn:li:learningApiTocSection:F7lCyYUy73AfBu0uDszlcLibWNDEDEvcbe7EanAPUKM&amp;#61;&amp;quot;,&amp;quot;title&amp;quot;:&amp;quot;1. Being the Best You: Self-Improvement Modeling&amp;quot;,&amp;quot;$recipeTypes&amp;quot;:[&amp;quot;com.linkedin.learning.api.deco.content.TOCSection&amp;quot;],&amp;quot;$type&amp;quot;:&amp;quot;com.linkedin.learning.api.deco.content.toc.Section&amp;quot;,&amp;quot;*items&amp;quot;:[&amp;quot;urn:li:learningApiTocItem:urn:li:learningApiVideo:172292&amp;quot;,&amp;quot;urn:li:learningApiTocItem:urn:li:learningApiVideo:169223&amp;quot;,&amp;quot;urn:li:learningApiTocItem:urn:li:learningApiVideo:169929&amp;quot;,&amp;quot;urn:li:learningApiTocItem:urn:li:learningApiVideo:169132&amp;quot;,&amp;quot;urn:li:learningApiTocItem:urn:li:learningApiVideo:169653&amp;quot;]},{&amp;quot;totalReactions&amp;quot;:1203,&amp;quot;entityUrn&amp;quot;:&amp;quot;urn:li:learningApiContentReaction:urn:li:learningApiCourse:3891531&amp;quot;,&amp;quot;reactors&amp;quot;:[{&amp;quot;reaction&amp;quot;:&amp;quot;LIKE&amp;quot;,&amp;quot;$recipeTypes&amp;quot;:[&amp;quot;com.linkedin.learning.api.deco.social.FacePileReactor&amp;quot;],&amp;quot;profile&amp;quot;:&amp;quot;urn:li:learningApiProfile:urn:li:learningApiMember:AEQAACDi2wsBTSw7-sy84qUp6Bkjd2SGEyXe3O0&amp;quot;,&amp;quot;$type&amp;quot;:&amp;quot;com.linkedin.learning.api.deco.social.Reactor&amp;quot;,&amp;quot;*profileResolutionResult&amp;quot;:&amp;quot;urn:li:learningApiProfile:urn:li:learningApiMember:AEQAACDi2wsBTSw7-sy84qUp6Bkjd2SGEyXe3O0&amp;quot;},{&amp;quot;reaction&amp;quot;:&amp;quot;LIKE&amp;quot;,&amp;quot;$recipeTypes&amp;quot;:[&amp;quot;com.linkedin.learning.api.deco.social.FacePileReactor&amp;quot;],&amp;quot;profile&amp;quot;:&amp;quot;urn:li:learningApiProfile:urn:li:learningApiMember:AEQAACroWfoB0WEviGMUARUYb_YFEJpwAw6EtkI&amp;quot;,&amp;quot;$type&amp;quot;:&amp;quot;com.linkedin.learning.api.deco.social.Reactor&amp;quot;,&amp;quot;*profileResolutionResult&amp;quot;:&amp;quot;urn:li:learningApiProfile:urn:li:learningApiMember:AEQAACroWfoB0WEviGMUARUYb_YFEJpwAw6EtkI&amp;quot;},{&amp;quot;reaction&amp;quot;:&amp;quot;LIKE&amp;quot;,&amp;quot;$recipeTypes&amp;quot;:[&amp;quot;com.linkedin.learning.api.deco.social.FacePileReactor&amp;quot;],&amp;quot;profile&amp;quot;:&amp;quot;urn:li:learningApiProfile:urn:li:learningApiMember:AEQAADXTDBIBtJTvfvSDlecqwPJxZXbRY22tdK4&amp;quot;,&amp;quot;$type&amp;quot;:&amp;quot;com.linkedin.learning.api.deco.social.Reactor&amp;quot;,&amp;quot;*profileResolutionResult&amp;quot;:&amp;quot;urn:li:learningApiProfile:urn:li:learningApiMember:AEQAADXTDBIBtJTvfvSDlecqwPJxZXbRY22tdK4&amp;quot;},{&amp;quot;reaction&amp;quot;:&amp;quot;LIKE&amp;quot;,&amp;quot;$recipeTypes&amp;quot;:[&amp;quot;com.linkedin.learning.api.deco.social.FacePileReactor&amp;quot;],&amp;quot;profile&amp;quot;:&amp;quot;urn:li:learningApiProfile:urn:li:learningApiMember:AEQAADA5uKgBW5n2V8BPFIRNxa-8YKY-v2uaUXo&amp;quot;,&amp;quot;$type&amp;quot;:&amp;quot;com.linkedin.learning.api.deco.social.Reactor&amp;quot;,&amp;quot;*profileResolutionResult&amp;quot;:&amp;quot;urn:li:learningApiProfile:urn:li:learningApiMember:AEQAADA5uKgBW5n2V8BPFIRNxa-8YKY-v2uaUXo&amp;quot;},{&amp;quot;reaction&amp;quot;:&amp;quot;LIKE&amp;quot;,&amp;quot;$recipeTypes&amp;quot;:[&amp;quot;com.linkedin.learning.api.deco.social.FacePileReactor&amp;quot;],&amp;quot;profile&amp;quot;:&amp;quot;urn:li:learningApiProfile:urn:li:learningApiMember:AEQAABnrXWMBtJg8HCzzLaid2onUxS-LqbrUe0A&amp;quot;,&amp;quot;$type&amp;quot;:&amp;quot;com.linkedin.learning.api.deco.social.Reactor&amp;quot;,&amp;quot;*profileResolutionResult&amp;quot;:&amp;quot;urn:li:learningApiProfile:urn:li:learningApiMember:AEQAABnrXWMBtJg8HCzzLaid2onUxS-LqbrUe0A&amp;quot;},{&amp;quot;reaction&amp;quot;:&amp;quot;LIKE&amp;quot;,&amp;quot;$recipeTypes&amp;quot;:[&amp;quot;com.linkedin.learning.api.deco.social.FacePileReactor&amp;quot;],&amp;quot;profile&amp;quot;:&amp;quot;urn:li:learningApiProfile:urn:li:learningApiMember:AEQAAAoUAVkB8_SukB5Si17sW8mFxkOoaZVkFOM&amp;quot;,&amp;quot;$type&amp;quot;:&amp;quot;com.linkedin.learning.api.deco.social.Reactor&amp;quot;,&amp;quot;*profileResolutionResult&amp;quot;:&amp;quot;urn:li:learningApiProfile:urn:li:learningApiMember:AEQAAAoUAVkB8_SukB5Si17sW8mFxkOoaZVkFOM&amp;quot;}],&amp;quot;reacted&amp;quot;:null,&amp;quot;cachingKey&amp;quot;:&amp;quot;urn:li:learningApiContentReaction:urn:li:learningApiCourse:3891531&amp;quot;,&amp;quot;$recipeTypes&amp;quot;:[&amp;quot;com.linkedin.learning.api.deco.social.DecoratedContentReaction&amp;quot;],&amp;quot;$type&amp;quot;:&amp;quot;com.linkedin.learning.api.deco.social.ContentReaction&amp;quot;},{&amp;quot;visibilityStatus&amp;quot;:&amp;quot;PUBLIC&amp;quot;,&amp;quot;cachingKey&amp;quot;:&amp;quot;urn:li:learningApiContentWatchActivityVisibility:urn:li:learningApiCourse:3891531&amp;quot;,&amp;quot;contentUrn&amp;quot;:&amp;quot;urn:li:learningApiCourse:3891531&amp;quot;,&amp;quot;$type&amp;quot;:&amp;quot;com.linkedin.learning.api.deco.social.ContentWatchActivityVisibility&amp;quot;},{&amp;quot;facepiles&amp;quot;:null,&amp;quot;cachingKey&amp;quot;:&amp;quot;urn:li:learningApiSocialFacepile:urn:li:learningApiCourse:3891531&amp;quot;,&amp;quot;$type&amp;quot;:&amp;quot;com.linkedin.learning.api.deco.social.SocialFacepiles&amp;quot;},{&amp;quot;connectionsTotal&amp;quot;:0,&amp;quot;$recipeTypes&amp;quot;:[&amp;quot;com.linkedin.learning.api.deco.social.DecoratedSocialWatchersSummary&amp;quot;],&amp;quot;$type&amp;quot;:&amp;quot;com.linkedin.learning.api.deco.social.SocialWatchersSummary&amp;quot;,&amp;quot;coworkersTotal&amp;quot;:0,&amp;quot;entityUrn&amp;quot;:&amp;quot;urn:li:learningApiSocialWatchersSummary:urn:li:learningApiCourse:3891531&amp;quot;,&amp;quot;watchersTotal&amp;quot;:287,&amp;quot;*facepiles&amp;quot;:&amp;quot;urn:li:learningApiSocialFacepile:urn:li:learningApiCourse:3891531&amp;quot;,&amp;quot;cachingKey&amp;quot;:&amp;quot;urn:li:learningApiSocialWatchersSummary:urn:li:learningApiCourse:3891531&amp;quot;,&amp;quot;jobTitleTotal&amp;quot;:0},{&amp;quot;details&amp;quot;:null,&amp;quot;cachingKey&amp;quot;:&amp;quot;ConsistentBasicBookmark;urn:li:lyndaVideo:(urn:li:lyndaCourse:2817014,2241293)&amp;quot;,&amp;quot;$type&amp;quot;:&amp;quot;com.linkedin.learning.api.interaction.ConsistentBasicBookmark&amp;quot;},{&amp;quot;videosToBeCompleted&amp;quot;:[&amp;quot;urn:li:lyndaVideo:(urn:li:lyndaCourse:2817014,2242290)&amp;quot;,&amp;quot;urn:li:lyndaVideo:(urn:li:lyndaCourse:2817014,2241295)&amp;quot;,&amp;quot;urn:li:lyndaVideo:(urn:li:lyndaCourse:2817014,2241294)&amp;quot;,&amp;quot;urn:li:lyndaVideo:(urn:li:lyndaCourse:2817014,2243265)&amp;quot;,&amp;quot;urn:li:lyndaVideo:(urn:li:lyndaCourse:2817014,2243266)&amp;quot;],&amp;quot;details&amp;quot;:{&amp;quot;totalCompletedVideoDurationInSeconds&amp;quot;:153,&amp;quot;statusType&amp;quot;:&amp;quot;IN_PROGRESS&amp;quot;,&amp;quot;durationInSecondsViewed&amp;quot;:123,&amp;quot;enterpriseProfileUrn&amp;quot;:&amp;quot;urn:li:enterpriseProfile:(urn:li:enterpriseAccount:91981722,129570657)&amp;quot;,&amp;quot;lastViewedAt&amp;quot;:1623241305433,&amp;quot;$type&amp;quot;:&amp;quot;com.linkedin.learning.api.interaction.BasicCourseViewingStatusData&amp;quot;,&amp;quot;complCertificateAddedToProfile&amp;quot;:false,&amp;quot;canDownloadCertificate&amp;quot;:false,&amp;quot;lastViewedContent&amp;quot;:{&amp;quot;urn&amp;quot;:&amp;quot;urn:li:lyndaVideo:(urn:li:lyndaCourse:2817014,2241293)&amp;quot;,&amp;quot;accessible&amp;quot;:true,&amp;quot;*bookmark&amp;quot;:&amp;quot;ConsistentBasicBookmark;urn:li:lyndaVideo:(urn:li:lyndaCourse:2817014,2241293)&amp;quot;,&amp;quot;public&amp;quot;:true,&amp;quot;durationInSeconds&amp;quot;:153,&amp;quot;androidPublic&amp;quot;:true,&amp;quot;title&amp;quot;:&amp;quot;Be unstoppable&amp;quot;,&amp;quot;progressStateThresholds&amp;quot;:{&amp;quot;completionThreshold&amp;quot;:{&amp;quot;duration&amp;quot;:50,&amp;quot;unit&amp;quot;:&amp;quot;SECOND&amp;quot;,&amp;quot;$type&amp;quot;:&amp;quot;com.linkedin.common.TimeSpan&amp;quot;},&amp;quot;metric&amp;quot;:&amp;quot;MAX_OFFSET&amp;quot;,&amp;quot;inProgressThreshold&amp;quot;:{&amp;quot;duration&amp;quot;:5,&amp;quot;unit&amp;quot;:&amp;quot;SECOND&amp;quot;,&amp;quot;$type&amp;quot;:&amp;quot;com.linkedin.common.TimeSpan&amp;quot;},&amp;quot;$type&amp;quot;:&amp;quot;com.linkedin.learning.api.VideoProgressStateThresholds&amp;quot;},&amp;quot;slug&amp;quot;:&amp;quot;be-unstoppable&amp;quot;,&amp;quot;$type&amp;quot;:&amp;quot;com.linkedin.learning.api.BasicVideo&amp;quot;,&amp;quot;*viewingStatus&amp;quot;:&amp;quot;ConsistentBasicVideoViewingStatus;urn:li:lyndaVideoViewingStatus:urn:li:lyndaVideo:(urn:li:lyndaCourse:2817014,2241293)&amp;quot;},&amp;quot;markedAsDone&amp;quot;:false},&amp;quot;cachingKey&amp;quot;:&amp;quot;ConsistentBasicCourseViewingStatus;urn:li:lyndaCourseViewingStatus:urn:li:lyndaCourse:2817014&amp;quot;,&amp;quot;$recipeTypes&amp;quot;:[&amp;quot;com.linkedin.learning.api.deco.status.DecoratedLyndaCourseViewingStatus&amp;quot;],&amp;quot;$type&amp;quot;:&amp;quot;com.linkedin.learning.api.interaction.ConsistentBasicCourseViewingStatus&amp;quot;},{&amp;quot;details&amp;quot;:null,&amp;quot;cachingKey&amp;quot;:&amp;quot;urn:li:lyndaVideoViewingStatus:urn:li:lyndaVideo:(urn:li:lyndaCourse:2817014,2243265)&amp;quot;,&amp;quot;$recipeTypes&amp;quot;:[&amp;quot;com.linkedin.learning.api.deco.status.DecoratedLyndaVideoViewingStatus&amp;quot;],&amp;quot;$type&amp;quot;:&amp;quot;com.linkedin.learning.api.interaction.ConsistentBasicVideoViewingStatus&amp;quot;},{&amp;quot;details&amp;quot;:{&amp;quot;statusType&amp;quot;:&amp;quot;COMPLETED&amp;quot;,&amp;quot;offsetInSeconds&amp;quot;:105,&amp;quot;durationInSecondsViewed&amp;quot;:123,&amp;quot;$type&amp;quot;:&amp;quot;com.linkedin.learning.api.interaction.BasicVideoViewingStatusData&amp;quot;,&amp;quot;lastViewedAt&amp;quot;:1623241305433},&amp;quot;cachingKey&amp;quot;:&amp;quot;urn:li:lyndaVideoViewingStatus:urn:li:lyndaVideo:(urn:li:lyndaCourse:2817014,2241293)&amp;quot;,&amp;quot;$recipeTypes&amp;quot;:[&amp;quot;com.linkedin.learning.api.deco.status.DecoratedLyndaVideoViewingStatus&amp;quot;],&amp;quot;$type&amp;quot;:&amp;quot;com.linkedin.learning.api.interaction.ConsistentBasicVideoViewingStatus&amp;quot;},{&amp;quot;details&amp;quot;:null,&amp;quot;cachingKey&amp;quot;:&amp;quot;urn:li:lyndaVideoViewingStatus:urn:li:lyndaVideo:(urn:li:lyndaCourse:2817014,2241294)&amp;quot;,&amp;quot;$recipeTypes&amp;quot;:[&amp;quot;com.linkedin.learning.api.deco.status.DecoratedLyndaVideoViewingStatus&amp;quot;],&amp;quot;$type&amp;quot;:&amp;quot;com.linkedin.learning.api.interaction.ConsistentBasicVideoViewingStatus&amp;quot;},{&amp;quot;details&amp;quot;:null,&amp;quot;cachingKey&amp;quot;:&amp;quot;urn:li:lyndaVideoViewingStatus:urn:li:lyndaVideo:(urn:li:lyndaCourse:2817014,2243267)&amp;quot;,&amp;quot;$recipeTypes&amp;quot;:[&amp;quot;com.linkedin.learning.api.deco.status.DecoratedLyndaVideoViewingStatus&amp;quot;],&amp;quot;$type&amp;quot;:&amp;quot;com.linkedin.learning.api.interaction.ConsistentBasicVideoViewingStatus&amp;quot;},{&amp;quot;details&amp;quot;:{&amp;quot;offsetInSeconds&amp;quot;:105,&amp;quot;durationInSecondsViewed&amp;quot;:123,&amp;quot;statusType&amp;quot;:&amp;quot;COMPLETED&amp;quot;,&amp;quot;$type&amp;quot;:&amp;quot;com.linkedin.learning.api.interaction.BasicVideoViewingStatusData&amp;quot;,&amp;quot;lastViewedAt&amp;quot;:1623241305433},&amp;quot;cachingKey&amp;quot;:&amp;quot;ConsistentBasicVideoViewingStatus;urn:li:lyndaVideoViewingStatus:urn:li:lyndaVideo:(urn:li:lyndaCourse:2817014,2241293)&amp;quot;,&amp;quot;$type&amp;quot;:&amp;quot;com.linkedin.learning.api.interaction.ConsistentBasicVideoViewingStatus&amp;quot;},{&amp;quot;details&amp;quot;:null,&amp;quot;cachingKey&amp;quot;:&amp;quot;urn:li:lyndaVideoViewingStatus:urn:li:lyndaVideo:(urn:li:lyndaCourse:2817014,2241295)&amp;quot;,&amp;quot;$recipeTypes&amp;quot;:[&amp;quot;com.linkedin.learning.api.deco.status.DecoratedLyndaVideoViewingStatus&amp;quot;],&amp;quot;$type&amp;quot;:&amp;quot;com.linkedin.learning.api.interaction.ConsistentBasicVideoViewingStatus&amp;quot;},{&amp;quot;details&amp;quot;:null,&amp;quot;cachingKey&amp;quot;:&amp;quot;urn:li:lyndaVideoViewingStatus:urn:li:lyndaVideo:(urn:li:lyndaCourse:2817014,2243266)&amp;quot;,&amp;quot;$recipeTypes&amp;quot;:[&amp;quot;com.linkedin.learning.api.deco.status.DecoratedLyndaVideoViewingStatus&amp;quot;],&amp;quot;$type&amp;quot;:&amp;quot;com.linkedin.learning.api.interaction.ConsistentBasicVideoViewingStatus&amp;quot;},{&amp;quot;details&amp;quot;:null,&amp;quot;cachingKey&amp;quot;:&amp;quot;urn:li:lyndaVideoViewingStatus:urn:li:lyndaVideo:(urn:li:lyndaCourse:2817014,2242290)&amp;quot;,&amp;quot;$recipeTypes&amp;quot;:[&amp;quot;com.linkedin.learning.api.deco.status.DecoratedLyndaVideoViewingStatus&amp;quot;],&amp;quot;$type&amp;quot;:&amp;quot;com.linkedin.learning.api.interaction.ConsistentBasicVideoViewingStatus&amp;quot;},{&amp;quot;paging&amp;quot;:{&amp;quot;start&amp;quot;:0,&amp;quot;count&amp;quot;:10,&amp;quot;links&amp;quot;:[],&amp;quot;$recipeTypes&amp;quot;:[&amp;quot;com.linkedin.learning.api.deco.common.FullPaging&amp;quot;]},&amp;quot;*elements&amp;quot;:[&amp;quot;urn:li:learningApiContentReaction:urn:li:learningApiCourse:3891531&amp;quot;],&amp;quot;cachingKey&amp;quot;:&amp;quot;urn:li:collectionResponse:9fUuinPCdbR2MV4cWopiE46xEqHMkytJpxho4BVnktk&amp;#61;&amp;quot;,&amp;quot;$recipeTypes&amp;quot;:[&amp;quot;com.linkedin.learning.api.deco.social.DecoratedContentReactionByContent&amp;quot;],&amp;quot;$type&amp;quot;:&amp;quot;com.linkedin.restli.common.CollectionResponse&amp;quo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code&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code style="display: none" id="datalet-bpr-guid-49719"&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request":"/learning-api/courses?decorationId\u003Dcom.linkedin.learning.api.deco.content.DecoratedCourse-44\u0026q\u003Dslug\u0026slug\u003Dbeing-the-best-you-self-improvement-modeling","status":200,"body":"bpr-guid-49719","method":"GE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code&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lt;img src="<text:a xlink:type="simple" xlink:href="data:image/gif;base64,R0lGODlhAQABAIAAAAAAAP///yH5BAEAAAAALAAAAAABAAEAAAIBRAA7" office:target-frame-name="_blank" xlink:show="new" text:style-name="Internet_20_link" text:visited-style-name="Visited_20_Internet_20_Link">data:image/gif;base64,R0lGODlhAQABAIAAAAAAAP///yH5BAEAAAAALAAAAAABAAEAAAIBRAA7</text:a>" style="display: none" class="datalet-bpr-guid-49719"&gt;&lt;script type="x/boundary" id="fastboot-body-start"&gt;&lt;/script&gt;&lt;script type="x/boundary" id="fastboot-body-end"&gt;&lt;/script&gt;&lt;code style="display: none" id="clientPageInstance"&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urn:li:page:d_learning_content;dBeQRNedTX2x8MXYzP4VSA&amp;#61;&amp;#61;</text:p>
          </table:table-cell>
        </table:table-row>
        <text:soft-page-break/>
        <table:table-row table:style-name="TableLine94907713311520">
          <table:table-cell table:style-name="Table1.A1" office:value-type="string">
            <text:p text:style-name="P1"/>
          </table:table-cell>
          <table:table-cell table:style-name="Table1.A1" office:value-type="string">
            <text:p text:style-name="Table_20_Contents">&lt;/code&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
          </table:table-cell>
        </table:table-row>
        <table:table-row table:style-name="TableLine94907713311520">
          <table:table-cell table:style-name="Table1.A1" office:value-type="string">
            <text:p text:style-name="P1"/>
          </table:table-cell>
          <table:table-cell table:style-name="Table1.A1" office:value-type="string">
            <text:p text:style-name="Table_20_Contents">&lt;img src="<text:a xlink:type="simple" xlink:href="data:image/gif;base64,R0lGODlhAQABAIAAAAAAAP///yH5BAEAAAAALAAAAAABAAEAAAIBRAA7" office:target-frame-name="_blank" xlink:show="new" text:style-name="Internet_20_link" text:visited-style-name="Visited_20_Internet_20_Link">data:image/gif;base64,R0lGODlhAQABAIAAAAAAAP///yH5BAEAAAAALAAAAAABAAEAAAIBRAA7</text:a>" style="display: none" class="terminatorlet"&gt;</text:p>
          </table:table-cell>
        </table:table-row>
        <table:table-row table:style-name="TableLine94907713311520">
          <table:table-cell table:style-name="Table1.A1" office:value-type="string">
            <text:p text:style-name="P1"/>
          </table:table-cell>
          <table:table-cell table:style-name="Table1.A1" office:value-type="string">
            <text:p text:style-name="Table_20_Contents"/>
          </table:table-cell>
        </table:table-row>
        <table:table-row table:style-name="TableLine94907713311520">
          <table:table-cell table:style-name="Table1.A1" office:value-type="string">
            <text:p text:style-name="P1"/>
          </table:table-cell>
          <table:table-cell table:style-name="Table1.A1" office:value-type="string">
            <text:p text:style-name="Table_20_Contents"/>
          </table:table-cell>
        </table:table-row>
        <table:table-row table:style-name="TableLine94907713311520">
          <table:table-cell table:style-name="Table1.A1" office:value-type="string">
            <text:p text:style-name="P1"/>
          </table:table-cell>
          <table:table-cell table:style-name="Table1.A1" office:value-type="string">
            <text:p text:style-name="P1"/>
          </table:table-cell>
        </table:table-row>
        <table:table-row table:style-name="TableLine94907713311520">
          <table:table-cell table:style-name="Table1.A1" office:value-type="string">
            <text:p text:style-name="P1"/>
          </table:table-cell>
          <table:table-cell table:style-name="Table1.A1" office:value-type="string">
            <text:p text:style-name="Table_20_Contents"/>
          </table:table-cell>
        </table:table-row>
        <table:table-row table:style-name="TableLine94907713311520">
          <table:table-cell table:style-name="Table1.A1" office:value-type="string">
            <text:p text:style-name="P1"/>
          </table:table-cell>
          <table:table-cell table:style-name="Table1.A1" office:value-type="string">
            <text:p text:style-name="Table_20_Contents">&lt;/body&gt;&lt;/html&gt;</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9T15:24:03.542280983</meta:creation-date>
    <dc:date>2021-06-09T15:27:01.651529757</dc:date>
    <meta:editing-duration>PT3M2S</meta:editing-duration>
    <meta:editing-cycles>1</meta:editing-cycles>
    <meta:document-statistic meta:table-count="1" meta:image-count="0" meta:object-count="0" meta:page-count="15" meta:paragraph-count="181" meta:word-count="2507" meta:character-count="268182" meta:non-whitespace-character-count="265869"/>
    <meta:generator>LibreOffice/6.4.7.2$Linux_X86_64 LibreOffice_project/40$Build-2</meta:generator>
  </office:meta>
</office:document-meta>
</file>